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Test Block 3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E Group 1</text:p>
          </table:table-cell>
          <table:table-cell office:value-type="string">
            <text:p>E Group 2</text:p>
          </table:table-cell>
          <table:table-cell office:value-type="string">
            <text:p>Calculated WW 1 </text:p>
          </table:table-cell>
          <table:table-cell office:value-type="string">
            <text:p><text:s/>Calculated WW 2</text:p>
          </table:table-cell>
          <table:table-cell office:value-type="string">
            <text:p>Actual WW 1 </text:p>
          </table:table-cell>
          <table:table-cell office:value-type="string">
            <text:p>Actual WW 2</text:p>
          </table:table-cell>
          <table:table-cell table:number-columns-repeated="2" office:value-type="string">
            <text:p>Rati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27492">
            <text:p>4.27E-005</text:p>
          </table:table-cell>
          <table:table-cell table:style-name="ce2" office:value-type="float" office:value="0.0000634514">
            <text:p>6.35E-005</text:p>
          </table:table-cell>
          <table:table-cell table:formula="of:=[.B4]/2/[.B$100]" office:value-type="float" office:value="0.00600565314631871">
            <text:p>0.0060056531</text:p>
          </table:table-cell>
          <table:table-cell table:formula="of:=[.C4]/2/[.C$100]" office:value-type="float" office:value="0.00983773140252411">
            <text:p>0.0098377314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formula="of:=[.D4]/[.F4]" office:value-type="float" office:value="1.00000052389312">
            <text:p>1.0000005239</text:p>
          </table:table-cell>
          <table:table-cell table:formula="of:=[.E4]/[.G4]" office:value-type="float" office:value="1.00000014256583">
            <text:p>1.00000014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17906">
            <text:p>7.18E-005</text:p>
          </table:table-cell>
          <table:table-cell table:style-name="ce2" office:value-type="float" office:value="0.000072167">
            <text:p>7.22E-005</text:p>
          </table:table-cell>
          <table:table-cell table:formula="of:=[.B5]/2/[.B$100]" office:value-type="float" office:value="0.0100855558177956">
            <text:p>0.0100855558</text:p>
          </table:table-cell>
          <table:table-cell table:formula="of:=[.C5]/2/[.C$100]" office:value-type="float" office:value="0.0111890291171819">
            <text:p>0.0111890291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formula="of:=[.D5]/[.F5]" office:value-type="float" office:value="0.999995619278537">
            <text:p>0.9999956193</text:p>
          </table:table-cell>
          <table:table-cell table:formula="of:=[.E5]/[.G5]" office:value-type="float" office:value="1.00000260230422">
            <text:p>1.000002602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99515">
            <text:p>4.00E-005</text:p>
          </table:table-cell>
          <table:table-cell table:style-name="ce2" office:value-type="float" office:value="0.0000335612">
            <text:p>3.36E-005</text:p>
          </table:table-cell>
          <table:table-cell table:formula="of:=[.B6]/2/[.B$100]" office:value-type="float" office:value="0.00561261618170988">
            <text:p>0.0056126162</text:p>
          </table:table-cell>
          <table:table-cell table:formula="of:=[.C6]/2/[.C$100]" office:value-type="float" office:value="0.00520344816893547">
            <text:p>0.0052034482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formula="of:=[.D6]/[.F6]" office:value-type="float" office:value="0.999999319695593">
            <text:p>0.9999993197</text:p>
          </table:table-cell>
          <table:table-cell table:formula="of:=[.E6]/[.G6]" office:value-type="float" office:value="0.999999648105674">
            <text:p>0.99999964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51408">
            <text:p>2.51E-005</text:p>
          </table:table-cell>
          <table:table-cell table:style-name="ce2" office:value-type="float" office:value="0.0000112758">
            <text:p>1.13E-005</text:p>
          </table:table-cell>
          <table:table-cell table:formula="of:=[.B7]/2/[.B$100]" office:value-type="float" office:value="0.00353192398035447">
            <text:p>0.003531924</text:p>
          </table:table-cell>
          <table:table-cell table:formula="of:=[.C7]/2/[.C$100]" office:value-type="float" office:value="0.0017482402555118">
            <text:p>0.00174824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formula="of:=[.D7]/[.F7]" office:value-type="float" office:value="1.0000011269662">
            <text:p>1.000001127</text:p>
          </table:table-cell>
          <table:table-cell table:formula="of:=[.E7]/[.G7]" office:value-type="float" office:value="1.00000014615373">
            <text:p>1.0000001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1278">
            <text:p>2.31E-005</text:p>
          </table:table-cell>
          <table:table-cell table:style-name="ce2" office:value-type="float" office:value="0.00000815082">
            <text:p>8.15E-006</text:p>
          </table:table-cell>
          <table:table-cell table:formula="of:=[.B8]/2/[.B$100]" office:value-type="float" office:value="0.00324912617867539">
            <text:p>0.0032491262</text:p>
          </table:table-cell>
          <table:table-cell table:formula="of:=[.C8]/2/[.C$100]" office:value-type="float" office:value="0.00126373220875066">
            <text:p>0.0012637322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formula="of:=[.D8]/[.F8]" office:value-type="float" office:value="0.999998823892977">
            <text:p>0.9999988239</text:p>
          </table:table-cell>
          <table:table-cell table:formula="of:=[.E8]/[.G8]" office:value-type="float" office:value="1.00000174780266">
            <text:p>1.000001747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195726">
            <text:p>1.96E-005</text:p>
          </table:table-cell>
          <table:table-cell table:style-name="ce2" office:value-type="float" office:value="0.00000515325">
            <text:p>5.15E-006</text:p>
          </table:table-cell>
          <table:table-cell table:formula="of:=[.B9]/2/[.B$100]" office:value-type="float" office:value="0.00274967126336019">
            <text:p>0.0027496713</text:p>
          </table:table-cell>
          <table:table-cell table:formula="of:=[.C9]/2/[.C$100]" office:value-type="float" office:value="0.000798978262891873">
            <text:p>0.0007989783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formula="of:=[.D9]/[.F9]" office:value-type="float" office:value="1.00000045945884">
            <text:p>1.0000004595</text:p>
          </table:table-cell>
          <table:table-cell table:formula="of:=[.E9]/[.G9]" office:value-type="float" office:value="1.00000032903518">
            <text:p>1.00000032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6702">
            <text:p>6.77E-005</text:p>
          </table:table-cell>
          <table:table-cell table:style-name="ce2" office:value-type="float" office:value="0.0000976884">
            <text:p>9.77E-005</text:p>
          </table:table-cell>
          <table:table-cell table:formula="of:=[.B10]/2/[.B$100]" office:value-type="float" office:value="0.0095066983602504">
            <text:p>0.0095066984</text:p>
          </table:table-cell>
          <table:table-cell table:formula="of:=[.C10]/2/[.C$100]" office:value-type="float" office:value="0.015145958014202">
            <text:p>0.015145958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formula="of:=[.D10]/[.F10]" office:value-type="float" office:value="0.999999827516426">
            <text:p>0.9999998275</text:p>
          </table:table-cell>
          <table:table-cell table:formula="of:=[.E10]/[.G10]" office:value-type="float" office:value="0.999997227928298">
            <text:p>0.99999722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4153">
            <text:p>1.34E-004</text:p>
          </table:table-cell>
          <table:table-cell table:style-name="ce2" office:value-type="float" office:value="0.000148094">
            <text:p>1.48E-004</text:p>
          </table:table-cell>
          <table:table-cell table:formula="of:=[.B11]/2/[.B$100]" office:value-type="float" office:value="0.0188465839486609">
            <text:p>0.0188465839</text:p>
          </table:table-cell>
          <table:table-cell table:formula="of:=[.C11]/2/[.C$100]" office:value-type="float" office:value="0.0229610220471953">
            <text:p>0.022961022</text:p>
          </table:table-cell>
          <table:table-cell table:style-name="ce2" office:value-type="float" office:value="0.0188466">
            <text:p>1.88E-002</text:p>
          </table:table-cell>
          <table:table-cell table:style-name="ce2" office:value-type="float" office:value="0.022961">
            <text:p>2.30E-002</text:p>
          </table:table-cell>
          <table:table-cell table:formula="of:=[.D11]/[.F11]" office:value-type="float" office:value="0.999999148316454">
            <text:p>0.9999991483</text:p>
          </table:table-cell>
          <table:table-cell table:formula="of:=[.E11]/[.G11]" office:value-type="float" office:value="1.00000096020188">
            <text:p>1.00000096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972328">
            <text:p>9.72E-005</text:p>
          </table:table-cell>
          <table:table-cell table:style-name="ce2" office:value-type="float" office:value="0.0000523741">
            <text:p>5.24E-005</text:p>
          </table:table-cell>
          <table:table-cell table:formula="of:=[.B12]/2/[.B$100]" office:value-type="float" office:value="0.013659822201243">
            <text:p>0.0136598222</text:p>
          </table:table-cell>
          <table:table-cell table:formula="of:=[.C12]/2/[.C$100]" office:value-type="float" office:value="0.00812026729510993">
            <text:p>0.008120267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formula="of:=[.D12]/[.F12]" office:value-type="float" office:value="1.00000162529781">
            <text:p>1.0000016253</text:p>
          </table:table-cell>
          <table:table-cell table:formula="of:=[.E12]/[.G12]" office:value-type="float" office:value="0.999999666896535">
            <text:p>0.999999666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79215">
            <text:p>4.79E-005</text:p>
          </table:table-cell>
          <table:table-cell table:style-name="ce2" office:value-type="float" office:value="0.0000164732">
            <text:p>1.65E-005</text:p>
          </table:table-cell>
          <table:table-cell table:formula="of:=[.B13]/2/[.B$100]" office:value-type="float" office:value="0.00673228755745867">
            <text:p>0.0067322876</text:p>
          </table:table-cell>
          <table:table-cell table:formula="of:=[.C13]/2/[.C$100]" office:value-type="float" office:value="0.00255406369189742">
            <text:p>0.0025540637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formula="of:=[.D13]/[.F13]" office:value-type="float" office:value="0.999999637190119">
            <text:p>0.9999996372</text:p>
          </table:table-cell>
          <table:table-cell table:formula="of:=[.E13]/[.G13]" office:value-type="float" office:value="1.00000144550145">
            <text:p>1.000001445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53482">
            <text:p>3.53E-005</text:p>
          </table:table-cell>
          <table:table-cell table:style-name="ce2" office:value-type="float" office:value="0.0000108645">
            <text:p>1.09E-005</text:p>
          </table:table-cell>
          <table:table-cell table:formula="of:=[.B14]/2/[.B$100]" office:value-type="float" office:value="0.00496591815862526">
            <text:p>0.0049659182</text:p>
          </table:table-cell>
          <table:table-cell table:formula="of:=[.C14]/2/[.C$100]" office:value-type="float" office:value="0.001684470836305">
            <text:p>0.0016844708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formula="of:=[.D14]/[.F14]" office:value-type="float" office:value="0.999999629197664">
            <text:p>0.9999996292</text:p>
          </table:table-cell>
          <table:table-cell table:formula="of:=[.E14]/[.G14]" office:value-type="float" office:value="1.00000049647961">
            <text:p>1.00000049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324">
            <text:p>2.69E-005</text:p>
          </table:table-cell>
          <table:table-cell table:style-name="ce2" office:value-type="float" office:value="0.0000089313">
            <text:p>8.93E-006</text:p>
          </table:table-cell>
          <table:table-cell table:formula="of:=[.B15]/2/[.B$100]" office:value-type="float" office:value="0.00378361823842117">
            <text:p>0.0037836182</text:p>
          </table:table-cell>
          <table:table-cell table:formula="of:=[.C15]/2/[.C$100]" office:value-type="float" office:value="0.001384740612112">
            <text:p>0.0013847406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formula="of:=[.D15]/[.F15]" office:value-type="float" office:value="0.999999534419726">
            <text:p>0.9999995344</text:p>
          </table:table-cell>
          <table:table-cell table:formula="of:=[.E15]/[.G15]" office:value-type="float" office:value="1.00000044204111">
            <text:p>1.00000044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48283">
            <text:p>5.48E-005</text:p>
          </table:table-cell>
          <table:table-cell table:style-name="ce2" office:value-type="float" office:value="0.0000937882">
            <text:p>9.38E-005</text:p>
          </table:table-cell>
          <table:table-cell table:formula="of:=[.B16]/2/[.B$100]" office:value-type="float" office:value="0.00770259449071108">
            <text:p>0.0077025945</text:p>
          </table:table-cell>
          <table:table-cell table:formula="of:=[.C16]/2/[.C$100]" office:value-type="float" office:value="0.0145412570932432">
            <text:p>0.0145412571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formula="of:=[.D16]/[.F16]" office:value-type="float" office:value="1.00000058301313">
            <text:p>1.000000583</text:p>
          </table:table-cell>
          <table:table-cell table:formula="of:=[.E16]/[.G16]" office:value-type="float" office:value="0.999997049317682">
            <text:p>0.99999704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46841">
            <text:p>7.47E-005</text:p>
          </table:table-cell>
          <table:table-cell table:style-name="ce2" office:value-type="float" office:value="0.000124717">
            <text:p>1.25E-004</text:p>
          </table:table-cell>
          <table:table-cell table:formula="of:=[.B17]/2/[.B$100]" office:value-type="float" office:value="0.0104920513166324">
            <text:p>0.0104920513</text:p>
          </table:table-cell>
          <table:table-cell table:formula="of:=[.C17]/2/[.C$100]" office:value-type="float" office:value="0.0193365685757698">
            <text:p>0.0193365686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formula="of:=[.D17]/[.F17]" office:value-type="float" office:value="0.99999535999775">
            <text:p>0.99999536</text:p>
          </table:table-cell>
          <table:table-cell table:formula="of:=[.E17]/[.G17]" office:value-type="float" office:value="0.999998374883371">
            <text:p>0.99999837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4711">
            <text:p>4.95E-005</text:p>
          </table:table-cell>
          <table:table-cell table:style-name="ce2" office:value-type="float" office:value="0.0000267974">
            <text:p>2.68E-005</text:p>
          </table:table-cell>
          <table:table-cell table:formula="of:=[.B18]/2/[.B$100]" office:value-type="float" office:value="0.00694998426559673">
            <text:p>0.0069499843</text:p>
          </table:table-cell>
          <table:table-cell table:formula="of:=[.C18]/2/[.C$100]" office:value-type="float" office:value="0.00415476448882136">
            <text:p>0.0041547645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formula="of:=[.D18]/[.F18]" office:value-type="float" office:value="1.00000061375669">
            <text:p>1.0000006138</text:p>
          </table:table-cell>
          <table:table-cell table:formula="of:=[.E18]/[.G18]" office:value-type="float" office:value="1.00000108040449">
            <text:p>1.00000108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421">
            <text:p>2.69E-005</text:p>
          </table:table-cell>
          <table:table-cell table:style-name="ce2" office:value-type="float" office:value="0.0000163642">
            <text:p>1.64E-005</text:p>
          </table:table-cell>
          <table:table-cell table:formula="of:=[.B19]/2/[.B$100]" office:value-type="float" office:value="0.00378498095013318">
            <text:p>0.003784981</text:p>
          </table:table-cell>
          <table:table-cell table:formula="of:=[.C19]/2/[.C$100]" office:value-type="float" office:value="0.002537163943068">
            <text:p>0.0025371639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formula="of:=[.D19]/[.F19]" office:value-type="float" office:value="1.00000025102727">
            <text:p>1.000000251</text:p>
          </table:table-cell>
          <table:table-cell table:formula="of:=[.E19]/[.G19]" office:value-type="float" office:value="1.00000155412666">
            <text:p>1.00000155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27291">
            <text:p>3.27E-005</text:p>
          </table:table-cell>
          <table:table-cell table:style-name="ce2" office:value-type="float" office:value="0.0000119021">
            <text:p>1.19E-005</text:p>
          </table:table-cell>
          <table:table-cell table:formula="of:=[.B20]/2/[.B$100]" office:value-type="float" office:value="0.00459797194780674">
            <text:p>0.0045979719</text:p>
          </table:table-cell>
          <table:table-cell table:formula="of:=[.C20]/2/[.C$100]" office:value-type="float" office:value="0.00184534404167571">
            <text:p>0.001845344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formula="of:=[.D20]/[.F20]" office:value-type="float" office:value="1.00000042362319">
            <text:p>1.0000004236</text:p>
          </table:table-cell>
          <table:table-cell table:formula="of:=[.E20]/[.G20]" office:value-type="float" office:value="1.00000219020653">
            <text:p>1.00000219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83258">
            <text:p>2.83E-005</text:p>
          </table:table-cell>
          <table:table-cell table:style-name="ce2" office:value-type="float" office:value="0.00000900076">
            <text:p>9.00E-006</text:p>
          </table:table-cell>
          <table:table-cell table:formula="of:=[.B21]/2/[.B$100]" office:value-type="float" office:value="0.00397937107342347">
            <text:p>0.0039793711</text:p>
          </table:table-cell>
          <table:table-cell table:formula="of:=[.C21]/2/[.C$100]" office:value-type="float" office:value="0.00139550993829266">
            <text:p>0.0013955099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formula="of:=[.D21]/[.F21]" office:value-type="float" office:value="1.00000026974709">
            <text:p>1.0000002697</text:p>
          </table:table-cell>
          <table:table-cell table:formula="of:=[.E21]/[.G21]" office:value-type="float" office:value="0.999999955781514">
            <text:p>0.999999955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0525">
            <text:p>4.91E-005</text:p>
          </table:table-cell>
          <table:table-cell table:style-name="ce2" office:value-type="float" office:value="0.000085689">
            <text:p>8.57E-005</text:p>
          </table:table-cell>
          <table:table-cell table:formula="of:=[.B22]/2/[.B$100]" office:value-type="float" office:value="0.0068911769333648">
            <text:p>0.0068911769</text:p>
          </table:table-cell>
          <table:table-cell table:formula="of:=[.C22]/2/[.C$100]" office:value-type="float" office:value="0.0132855282334336">
            <text:p>0.013285528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formula="of:=[.D22]/[.F22]" office:value-type="float" office:value="0.999999554991279">
            <text:p>0.999999555</text:p>
          </table:table-cell>
          <table:table-cell table:formula="of:=[.E22]/[.G22]" office:value-type="float" office:value="1.00000212513143">
            <text:p>1.000002125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2533">
            <text:p>6.25E-005</text:p>
          </table:table-cell>
          <table:table-cell table:style-name="ce2" office:value-type="float" office:value="0.0000934207">
            <text:p>9.34E-005</text:p>
          </table:table-cell>
          <table:table-cell table:formula="of:=[.B23]/2/[.B$100]" office:value-type="float" office:value="0.00878499499870753">
            <text:p>0.008784995</text:p>
          </table:table-cell>
          <table:table-cell table:formula="of:=[.C23]/2/[.C$100]" office:value-type="float" office:value="0.0144842785822816">
            <text:p>0.0144842786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formula="of:=[.D23]/[.F23]" office:value-type="float" office:value="1.00000056900549">
            <text:p>1.000000569</text:p>
          </table:table-cell>
          <table:table-cell table:formula="of:=[.E23]/[.G23]" office:value-type="float" office:value="0.999998521314915">
            <text:p>0.999998521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74495">
            <text:p>5.74E-005</text:p>
          </table:table-cell>
          <table:table-cell table:style-name="ce2" office:value-type="float" office:value="0.0000363652">
            <text:p>3.64E-005</text:p>
          </table:table-cell>
          <table:table-cell table:formula="of:=[.B24]/2/[.B$100]" office:value-type="float" office:value="0.00807083572159097">
            <text:p>0.0080708357</text:p>
          </table:table-cell>
          <table:table-cell table:formula="of:=[.C24]/2/[.C$100]" office:value-type="float" office:value="0.00563819033148315">
            <text:p>0.00563819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formula="of:=[.D24]/[.F24]" office:value-type="float" office:value="0.999999469892969">
            <text:p>0.9999994699</text:p>
          </table:table-cell>
          <table:table-cell table:formula="of:=[.E24]/[.G24]" office:value-type="float" office:value="1.00000005879248">
            <text:p>1.000000058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85623">
            <text:p>3.86E-005</text:p>
          </table:table-cell>
          <table:table-cell table:style-name="ce2" office:value-type="float" office:value="0.0000213839">
            <text:p>2.14E-005</text:p>
          </table:table-cell>
          <table:table-cell table:formula="of:=[.B25]/2/[.B$100]" office:value-type="float" office:value="0.00541745338683031">
            <text:p>0.0054174534</text:p>
          </table:table-cell>
          <table:table-cell table:formula="of:=[.C25]/2/[.C$100]" office:value-type="float" office:value="0.00331543613755465">
            <text:p>0.0033154361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formula="of:=[.D25]/[.F25]" office:value-type="float" office:value="1.00000062517057">
            <text:p>1.0000006252</text:p>
          </table:table-cell>
          <table:table-cell table:formula="of:=[.E25]/[.G25]" office:value-type="float" office:value="0.999998835012744">
            <text:p>0.99999883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71857">
            <text:p>2.72E-005</text:p>
          </table:table-cell>
          <table:table-cell table:style-name="ce2" office:value-type="float" office:value="0.000021928">
            <text:p>2.19E-005</text:p>
          </table:table-cell>
          <table:table-cell table:formula="of:=[.B26]/2/[.B$100]" office:value-type="float" office:value="0.00381920327725142">
            <text:p>0.0038192033</text:p>
          </table:table-cell>
          <table:table-cell table:formula="of:=[.C26]/2/[.C$100]" office:value-type="float" office:value="0.00339979534249124">
            <text:p>0.003399795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formula="of:=[.D26]/[.F26]" office:value-type="float" office:value="1.00000085809893">
            <text:p>1.0000008581</text:p>
          </table:table-cell>
          <table:table-cell table:formula="of:=[.E26]/[.G26]" office:value-type="float" office:value="0.999998630063898">
            <text:p>0.99999863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9137">
            <text:p>2.39E-005</text:p>
          </table:table-cell>
          <table:table-cell table:style-name="ce2" office:value-type="float" office:value="0.0000140819">
            <text:p>1.41E-005</text:p>
          </table:table-cell>
          <table:table-cell table:formula="of:=[.B27]/2/[.B$100]" office:value-type="float" office:value="0.00335953392449734">
            <text:p>0.0033595339</text:p>
          </table:table-cell>
          <table:table-cell table:formula="of:=[.C27]/2/[.C$100]" office:value-type="float" office:value="0.00218330800955068">
            <text:p>0.002183308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formula="of:=[.D27]/[.F27]" office:value-type="float" office:value="1.00000116816857">
            <text:p>1.0000011682</text:p>
          </table:table-cell>
          <table:table-cell table:formula="of:=[.E27]/[.G27]" office:value-type="float" office:value="0.999999088334082">
            <text:p>0.999999088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5871">
            <text:p>6.76E-005</text:p>
          </table:table-cell>
          <table:table-cell table:style-name="ce2" office:value-type="float" office:value="0.000105934">
            <text:p>1.06E-004</text:p>
          </table:table-cell>
          <table:table-cell table:formula="of:=[.B28]/2/[.B$100]" office:value-type="float" office:value="0.00949502399496499">
            <text:p>0.009495024</text:p>
          </table:table-cell>
          <table:table-cell table:formula="of:=[.C28]/2/[.C$100]" office:value-type="float" office:value="0.0164243852522559">
            <text:p>0.0164243853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formula="of:=[.D28]/[.F28]" office:value-type="float" office:value="1.00000042074319">
            <text:p>1.0000004207</text:p>
          </table:table-cell>
          <table:table-cell table:formula="of:=[.E28]/[.G28]" office:value-type="float" office:value="0.999999102083235">
            <text:p>0.999999102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1269">
            <text:p>1.31E-004</text:p>
          </table:table-cell>
          <table:table-cell table:style-name="ce2" office:value-type="float" office:value="0.000143589">
            <text:p>1.44E-004</text:p>
          </table:table-cell>
          <table:table-cell table:formula="of:=[.B29]/2/[.B$100]" office:value-type="float" office:value="0.0184414230643874">
            <text:p>0.0184414231</text:p>
          </table:table-cell>
          <table:table-cell table:formula="of:=[.C29]/2/[.C$100]" office:value-type="float" office:value="0.0222625507767683">
            <text:p>0.0222625508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formula="of:=[.D29]/[.F29]" office:value-type="float" office:value="1.00000125068528">
            <text:p>1.0000012507</text:p>
          </table:table-cell>
          <table:table-cell table:formula="of:=[.E29]/[.G29]" office:value-type="float" office:value="0.99999778897201">
            <text:p>0.999997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12532">
            <text:p>1.13E-004</text:p>
          </table:table-cell>
          <table:table-cell table:style-name="ce2" office:value-type="float" office:value="0.000057942">
            <text:p>5.79E-005</text:p>
          </table:table-cell>
          <table:table-cell table:formula="of:=[.B30]/2/[.B$100]" office:value-type="float" office:value="0.0158091416883015">
            <text:p>0.0158091417</text:p>
          </table:table-cell>
          <table:table-cell table:formula="of:=[.C30]/2/[.C$100]" office:value-type="float" office:value="0.00898353437315886">
            <text:p>0.0089835344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formula="of:=[.D30]/[.F30]" office:value-type="float" office:value="1.00000263698133">
            <text:p>1.000002637</text:p>
          </table:table-cell>
          <table:table-cell table:formula="of:=[.E30]/[.G30]" office:value-type="float" office:value="1.00000048679738">
            <text:p>1.00000048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09943">
            <text:p>5.10E-005</text:p>
          </table:table-cell>
          <table:table-cell table:style-name="ce2" office:value-type="float" office:value="0.0000175639">
            <text:p>1.76E-005</text:p>
          </table:table-cell>
          <table:table-cell table:formula="of:=[.B31]/2/[.B$100]" office:value-type="float" office:value="0.00716397215010621">
            <text:p>0.0071639722</text:p>
          </table:table-cell>
          <table:table-cell table:formula="of:=[.C31]/2/[.C$100]" office:value-type="float" office:value="0.0027231697106887">
            <text:p>0.0027231697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formula="of:=[.D31]/[.F31]" office:value-type="float" office:value="1.00000030012775">
            <text:p>1.0000003001</text:p>
          </table:table-cell>
          <table:table-cell table:formula="of:=[.E31]/[.G31]" office:value-type="float" office:value="0.99999989375937">
            <text:p>0.99999989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41092">
            <text:p>4.41E-005</text:p>
          </table:table-cell>
          <table:table-cell table:style-name="ce2" office:value-type="float" office:value="0.0000130528">
            <text:p>1.31E-005</text:p>
          </table:table-cell>
          <table:table-cell table:formula="of:=[.B32]/2/[.B$100]" office:value-type="float" office:value="0.00619671375748789">
            <text:p>0.0061967138</text:p>
          </table:table-cell>
          <table:table-cell table:formula="of:=[.C32]/2/[.C$100]" office:value-type="float" office:value="0.00202375267450153">
            <text:p>0.0020237527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formula="of:=[.D32]/[.F32]" office:value-type="float" office:value="1.0000006063682">
            <text:p>1.0000006064</text:p>
          </table:table-cell>
          <table:table-cell table:formula="of:=[.E32]/[.G32]" office:value-type="float" office:value="1.00000132155728">
            <text:p>1.0000013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30202">
            <text:p>3.30E-005</text:p>
          </table:table-cell>
          <table:table-cell table:style-name="ce2" office:value-type="float" office:value="0.0000123872">
            <text:p>1.24E-005</text:p>
          </table:table-cell>
          <table:table-cell table:formula="of:=[.B33]/2/[.B$100]" office:value-type="float" office:value="0.00463886734774155">
            <text:p>0.0046388673</text:p>
          </table:table-cell>
          <table:table-cell table:formula="of:=[.C33]/2/[.C$100]" office:value-type="float" office:value="0.001920555676145">
            <text:p>0.0019205557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formula="of:=[.D33]/[.F33]" office:value-type="float" office:value="0.999999428253336">
            <text:p>0.9999994283</text:p>
          </table:table-cell>
          <table:table-cell table:formula="of:=[.E33]/[.G33]" office:value-type="float" office:value="0.99999774864883">
            <text:p>0.999997748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25636">
            <text:p>1.26E-004</text:p>
          </table:table-cell>
          <table:table-cell table:style-name="ce2" office:value-type="float" office:value="0.000198958">
            <text:p>1.99E-004</text:p>
          </table:table-cell>
          <table:table-cell table:formula="of:=[.B34]/2/[.B$100]" office:value-type="float" office:value="0.0176500668712139">
            <text:p>0.0176500669</text:p>
          </table:table-cell>
          <table:table-cell table:formula="of:=[.C34]/2/[.C$100]" office:value-type="float" office:value="0.0308471580514124">
            <text:p>0.0308471581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formula="of:=[.D34]/[.F34]" office:value-type="float" office:value="0.999998123025587">
            <text:p>0.999998123</text:p>
          </table:table-cell>
          <table:table-cell table:formula="of:=[.E34]/[.G34]" office:value-type="float" office:value="0.999998640116849">
            <text:p>0.99999864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508733">
            <text:p>5.09E-004</text:p>
          </table:table-cell>
          <table:table-cell table:style-name="ce2" office:value-type="float" office:value="0.00060713">
            <text:p>6.07E-004</text:p>
          </table:table-cell>
          <table:table-cell table:formula="of:=[.B35]/2/[.B$100]" office:value-type="float" office:value="0.0714697337514189">
            <text:p>0.0714697338</text:p>
          </table:table-cell>
          <table:table-cell table:formula="of:=[.C35]/2/[.C$100]" office:value-type="float" office:value="0.0941316009798754">
            <text:p>0.094131601</text:p>
          </table:table-cell>
          <table:table-cell table:style-name="ce2" office:value-type="float" office:value="0.0714697">
            <text:p>7.15E-002</text:p>
          </table:table-cell>
          <table:table-cell table:style-name="ce2" office:value-type="float" office:value="0.0941316">
            <text:p>9.41E-002</text:p>
          </table:table-cell>
          <table:table-cell table:formula="of:=[.D35]/[.F35]" office:value-type="float" office:value="1.00000047224794">
            <text:p>1.0000004722</text:p>
          </table:table-cell>
          <table:table-cell table:formula="of:=[.E35]/[.G35]" office:value-type="float" office:value="1.00000001040963">
            <text:p>1.00000001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98249">
            <text:p>9.82E-004</text:p>
          </table:table-cell>
          <table:table-cell table:style-name="ce2" office:value-type="float" office:value="0.000356736">
            <text:p>3.57E-004</text:p>
          </table:table-cell>
          <table:table-cell table:formula="of:=[.B36]/2/[.B$100]" office:value-type="float" office:value="0.138025838137946">
            <text:p>0.1380258381</text:p>
          </table:table-cell>
          <table:table-cell table:formula="of:=[.C36]/2/[.C$100]" office:value-type="float" office:value="0.0553096220037831">
            <text:p>0.055309622</text:p>
          </table:table-cell>
          <table:table-cell table:style-name="ce2" office:value-type="float" office:value="0.138026">
            <text:p>1.38E-001</text:p>
          </table:table-cell>
          <table:table-cell table:style-name="ce2" office:value-type="float" office:value="0.0553096">
            <text:p>5.53E-002</text:p>
          </table:table-cell>
          <table:table-cell table:formula="of:=[.D36]/[.F36]" office:value-type="float" office:value="0.999998827307505">
            <text:p>0.9999988273</text:p>
          </table:table-cell>
          <table:table-cell table:formula="of:=[.E36]/[.G36]" office:value-type="float" office:value="1.00000039782937">
            <text:p>1.000000397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3968">
            <text:p>2.14E-004</text:p>
          </table:table-cell>
          <table:table-cell table:style-name="ce2" office:value-type="float" office:value="0.000053826">
            <text:p>5.38E-005</text:p>
          </table:table-cell>
          <table:table-cell table:formula="of:=[.B37]/2/[.B$100]" office:value-type="float" office:value="0.0300594535666521">
            <text:p>0.0300594536</text:p>
          </table:table-cell>
          <table:table-cell table:formula="of:=[.C37]/2/[.C$100]" office:value-type="float" office:value="0.00834537505038916">
            <text:p>0.0083453751</text:p>
          </table:table-cell>
          <table:table-cell table:style-name="ce2" office:value-type="float" office:value="0.0300595">
            <text:p>3.01E-002</text:p>
          </table:table-cell>
          <table:table-cell table:style-name="ce2" office:value-type="float" office:value="0.00834538">
            <text:p>8.35E-003</text:p>
          </table:table-cell>
          <table:table-cell table:formula="of:=[.D37]/[.F37]" office:value-type="float" office:value="0.999998455285419">
            <text:p>0.9999984553</text:p>
          </table:table-cell>
          <table:table-cell table:formula="of:=[.E37]/[.G37]" office:value-type="float" office:value="0.999999406904079">
            <text:p>0.999999406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7981">
            <text:p>1.48E-004</text:p>
          </table:table-cell>
          <table:table-cell table:style-name="ce2" office:value-type="float" office:value="0.0000432424">
            <text:p>4.32E-005</text:p>
          </table:table-cell>
          <table:table-cell table:formula="of:=[.B38]/2/[.B$100]" office:value-type="float" office:value="0.0207892208098722">
            <text:p>0.0207892208</text:p>
          </table:table-cell>
          <table:table-cell table:formula="of:=[.C38]/2/[.C$100]" office:value-type="float" office:value="0.00670445595212255">
            <text:p>0.006704456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formula="of:=[.D38]/[.F38]" office:value-type="float" office:value="1.00000100099437">
            <text:p>1.000001001</text:p>
          </table:table-cell>
          <table:table-cell table:formula="of:=[.E38]/[.G38]" office:value-type="float" office:value="0.999999396241091">
            <text:p>0.999999396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779">
            <text:p>8.58E-005</text:p>
          </table:table-cell>
          <table:table-cell table:style-name="ce2" office:value-type="float" office:value="0.0000271126">
            <text:p>2.71E-005</text:p>
          </table:table-cell>
          <table:table-cell table:formula="of:=[.B39]/2/[.B$100]" office:value-type="float" office:value="0.0120507265922654">
            <text:p>0.0120507266</text:p>
          </table:table-cell>
          <table:table-cell table:formula="of:=[.C39]/2/[.C$100]" office:value-type="float" office:value="0.00420363422121616">
            <text:p>0.0042036342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formula="of:=[.D39]/[.F39]" office:value-type="float" office:value="1.00000220669882">
            <text:p>1.0000022067</text:p>
          </table:table-cell>
          <table:table-cell table:formula="of:=[.E39]/[.G39]" office:value-type="float" office:value="1.00000100418357">
            <text:p>1.000001004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2861">
            <text:p>1.13E-004</text:p>
          </table:table-cell>
          <table:table-cell table:style-name="ce2" office:value-type="float" office:value="0.00018258">
            <text:p>1.83E-004</text:p>
          </table:table-cell>
          <table:table-cell table:formula="of:=[.B40]/2/[.B$100]" office:value-type="float" office:value="0.0158553614979152">
            <text:p>0.0158553615</text:p>
          </table:table-cell>
          <table:table-cell table:formula="of:=[.C40]/2/[.C$100]" office:value-type="float" office:value="0.0283078545071165">
            <text:p>0.0283078545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formula="of:=[.D40]/[.F40]" office:value-type="float" office:value="0.999997571673701">
            <text:p>0.9999975717</text:p>
          </table:table-cell>
          <table:table-cell table:formula="of:=[.E40]/[.G40]" office:value-type="float" office:value="0.999998392926233">
            <text:p>0.99999839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4485">
            <text:p>2.94E-004</text:p>
          </table:table-cell>
          <table:table-cell table:style-name="ce2" office:value-type="float" office:value="0.000477943">
            <text:p>4.78E-004</text:p>
          </table:table-cell>
          <table:table-cell table:formula="of:=[.B41]/2/[.B$100]" office:value-type="float" office:value="0.041370944176585">
            <text:p>0.0413709442</text:p>
          </table:table-cell>
          <table:table-cell table:formula="of:=[.C41]/2/[.C$100]" office:value-type="float" office:value="0.0741019876585321">
            <text:p>0.0741019877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formula="of:=[.D41]/[.F41]" office:value-type="float" office:value="1.00000106781784">
            <text:p>1.0000010678</text:p>
          </table:table-cell>
          <table:table-cell table:formula="of:=[.E41]/[.G41]" office:value-type="float" office:value="0.999999833452971">
            <text:p>0.999999833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78164">
            <text:p>3.78E-004</text:p>
          </table:table-cell>
          <table:table-cell table:style-name="ce2" office:value-type="float" office:value="0.000205258">
            <text:p>2.05E-004</text:p>
          </table:table-cell>
          <table:table-cell table:formula="of:=[.B42]/2/[.B$100]" office:value-type="float" office:value="0.0531266507074862">
            <text:p>0.0531266507</text:p>
          </table:table-cell>
          <table:table-cell table:formula="of:=[.C42]/2/[.C$100]" office:value-type="float" office:value="0.0318239325250395">
            <text:p>0.0318239325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formula="of:=[.D42]/[.F42]" office:value-type="float" office:value="0.999999072170607">
            <text:p>0.9999990722</text:p>
          </table:table-cell>
          <table:table-cell table:formula="of:=[.E42]/[.G42]" office:value-type="float" office:value="1.00000102203185">
            <text:p>1.0000010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5874">
            <text:p>1.46E-004</text:p>
          </table:table-cell>
          <table:table-cell table:style-name="ce2" office:value-type="float" office:value="0.0000876081">
            <text:p>8.76E-005</text:p>
          </table:table-cell>
          <table:table-cell table:formula="of:=[.B43]/2/[.B$100]" office:value-type="float" office:value="0.0204932173483035">
            <text:p>0.0204932173</text:p>
          </table:table-cell>
          <table:table-cell table:formula="of:=[.C43]/2/[.C$100]" office:value-type="float" office:value="0.0135830723433285">
            <text:p>0.0135830723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formula="of:=[.D43]/[.F43]" office:value-type="float" office:value="1.00000084653951">
            <text:p>1.0000008465</text:p>
          </table:table-cell>
          <table:table-cell table:formula="of:=[.E43]/[.G43]" office:value-type="float" office:value="0.999997963891047">
            <text:p>0.999997963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578">
            <text:p>1.23E-004</text:p>
          </table:table-cell>
          <table:table-cell table:style-name="ce2" office:value-type="float" office:value="0.0000548885">
            <text:p>5.49E-005</text:p>
          </table:table-cell>
          <table:table-cell table:formula="of:=[.B44]/2/[.B$100]" office:value-type="float" office:value="0.0172204614675703">
            <text:p>0.0172204615</text:p>
          </table:table-cell>
          <table:table-cell table:formula="of:=[.C44]/2/[.C$100]" office:value-type="float" office:value="0.00851010884058421">
            <text:p>0.0085101088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formula="of:=[.D44]/[.F44]" office:value-type="float" office:value="0.999997762409353">
            <text:p>0.9999977624</text:p>
          </table:table-cell>
          <table:table-cell table:formula="of:=[.E44]/[.G44]" office:value-type="float" office:value="0.999999863760187">
            <text:p>0.999999863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42174">
            <text:p>6.42E-005</text:p>
          </table:table-cell>
          <table:table-cell table:style-name="ce2" office:value-type="float" office:value="0.0000225739">
            <text:p>2.26E-005</text:p>
          </table:table-cell>
          <table:table-cell table:formula="of:=[.B45]/2/[.B$100]" office:value-type="float" office:value="0.0090216291850703">
            <text:p>0.0090216292</text:p>
          </table:table-cell>
          <table:table-cell table:formula="of:=[.C45]/2/[.C$100]" office:value-type="float" office:value="0.0034999379825731">
            <text:p>0.003499938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formula="of:=[.D45]/[.F45]" office:value-type="float" office:value="0.99999990966935">
            <text:p>0.9999999097</text:p>
          </table:table-cell>
          <table:table-cell table:formula="of:=[.E45]/[.G45]" office:value-type="float" office:value="0.999999423582434">
            <text:p>0.999999423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4961">
            <text:p>9.25E-005</text:p>
          </table:table-cell>
          <table:table-cell table:style-name="ce2" office:value-type="float" office:value="0.000129055">
            <text:p>1.29E-004</text:p>
          </table:table-cell>
          <table:table-cell table:formula="of:=[.B46]/2/[.B$100]" office:value-type="float" office:value="0.0129943833799746">
            <text:p>0.0129943834</text:p>
          </table:table-cell>
          <table:table-cell table:formula="of:=[.C46]/2/[.C$100]" office:value-type="float" office:value="0.0200091475704673">
            <text:p>0.0200091476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formula="of:=[.D46]/[.F46]" office:value-type="float" office:value="0.999998720985548">
            <text:p>0.999998721</text:p>
          </table:table-cell>
          <table:table-cell table:formula="of:=[.E46]/[.G46]" office:value-type="float" office:value="1.00000237744163">
            <text:p>1.000002377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5922">
            <text:p>1.66E-004</text:p>
          </table:table-cell>
          <table:table-cell table:style-name="ce2" office:value-type="float" office:value="0.000239833">
            <text:p>2.40E-004</text:p>
          </table:table-cell>
          <table:table-cell table:formula="of:=[.B47]/2/[.B$100]" office:value-type="float" office:value="0.0233096755341268">
            <text:p>0.0233096755</text:p>
          </table:table-cell>
          <table:table-cell table:formula="of:=[.C47]/2/[.C$100]" office:value-type="float" office:value="0.0371845638624453">
            <text:p>0.0371845639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formula="of:=[.D47]/[.F47]" office:value-type="float" office:value="0.999998950399482">
            <text:p>0.9999989504</text:p>
          </table:table-cell>
          <table:table-cell table:formula="of:=[.E47]/[.G47]" office:value-type="float" office:value="0.999999028158037">
            <text:p>0.999999028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88235">
            <text:p>1.88E-004</text:p>
          </table:table-cell>
          <table:table-cell table:style-name="ce2" office:value-type="float" office:value="0.000131296">
            <text:p>1.31E-004</text:p>
          </table:table-cell>
          <table:table-cell table:formula="of:=[.B48]/2/[.B$100]" office:value-type="float" office:value="0.0264443339289929">
            <text:p>0.0264443339</text:p>
          </table:table-cell>
          <table:table-cell table:formula="of:=[.C48]/2/[.C$100]" office:value-type="float" office:value="0.0203566002046575">
            <text:p>0.0203566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formula="of:=[.D48]/[.F48]" office:value-type="float" office:value="1.00000128303615">
            <text:p>1.000001283</text:p>
          </table:table-cell>
          <table:table-cell table:formula="of:=[.E48]/[.G48]" office:value-type="float" office:value="1.00000001005362">
            <text:p>1.000000010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6062">
            <text:p>1.26E-004</text:p>
          </table:table-cell>
          <table:table-cell table:style-name="ce2" office:value-type="float" office:value="0.0000735028">
            <text:p>7.35E-005</text:p>
          </table:table-cell>
          <table:table-cell table:formula="of:=[.B49]/2/[.B$100]" office:value-type="float" office:value="0.0177099137979478">
            <text:p>0.0177099138</text:p>
          </table:table-cell>
          <table:table-cell table:formula="of:=[.C49]/2/[.C$100]" office:value-type="float" office:value="0.0113961363143043">
            <text:p>0.0113961363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formula="of:=[.D49]/[.F49]" office:value-type="float" office:value="1.0000007791093">
            <text:p>1.0000007791</text:p>
          </table:table-cell>
          <table:table-cell table:formula="of:=[.E49]/[.G49]" office:value-type="float" office:value="1.00000318655543">
            <text:p>1.00000318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06556">
            <text:p>9.07E-005</text:p>
          </table:table-cell>
          <table:table-cell table:style-name="ce2" office:value-type="float" office:value="0.0000507989">
            <text:p>5.08E-005</text:p>
          </table:table-cell>
          <table:table-cell table:formula="of:=[.B50]/2/[.B$100]" office:value-type="float" office:value="0.0127358193690504">
            <text:p>0.0127358194</text:p>
          </table:table-cell>
          <table:table-cell table:formula="of:=[.C50]/2/[.C$100]" office:value-type="float" office:value="0.0078760426679897">
            <text:p>0.0078760427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formula="of:=[.D50]/[.F50]" office:value-type="float" office:value="1.000001520835">
            <text:p>1.0000015208</text:p>
          </table:table-cell>
          <table:table-cell table:formula="of:=[.E50]/[.G50]" office:value-type="float" office:value="1.00000033874761">
            <text:p>1.000000338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47577">
            <text:p>5.48E-005</text:p>
          </table:table-cell>
          <table:table-cell table:style-name="ce2" office:value-type="float" office:value="0.0000310538">
            <text:p>3.11E-005</text:p>
          </table:table-cell>
          <table:table-cell table:formula="of:=[.B51]/2/[.B$100]" office:value-type="float" office:value="0.00769267619721951">
            <text:p>0.0076926762</text:p>
          </table:table-cell>
          <table:table-cell table:formula="of:=[.C51]/2/[.C$100]" office:value-type="float" office:value="0.00481469192843189">
            <text:p>0.0048146919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formula="of:=[.D51]/[.F51]" office:value-type="float" office:value="0.999999505662462">
            <text:p>0.9999995057</text:p>
          </table:table-cell>
          <table:table-cell table:formula="of:=[.E51]/[.G51]" office:value-type="float" office:value="1.00000040053085">
            <text:p>1.000000400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2525">
            <text:p>6.63E-005</text:p>
          </table:table-cell>
          <table:table-cell table:style-name="ce2" office:value-type="float" office:value="0.000123877">
            <text:p>1.24E-004</text:p>
          </table:table-cell>
          <table:table-cell table:formula="of:=[.B52]/2/[.B$100]" office:value-type="float" office:value="0.00930753172168088">
            <text:p>0.0093075317</text:p>
          </table:table-cell>
          <table:table-cell table:formula="of:=[.C52]/2/[.C$100]" office:value-type="float" office:value="0.0192063319792862">
            <text:p>0.01920633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formula="of:=[.D52]/[.F52]" office:value-type="float" office:value="1.0000001849772">
            <text:p>1.000000185</text:p>
          </table:table-cell>
          <table:table-cell table:formula="of:=[.E52]/[.G52]" office:value-type="float" office:value="1.00000166504148">
            <text:p>1.0000016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971">
            <text:p>1.20E-004</text:p>
          </table:table-cell>
          <table:table-cell table:style-name="ce2" office:value-type="float" office:value="0.000178319">
            <text:p>1.78E-004</text:p>
          </table:table-cell>
          <table:table-cell table:formula="of:=[.B53]/2/[.B$100]" office:value-type="float" office:value="0.0168542151342482">
            <text:p>0.0168542151</text:p>
          </table:table-cell>
          <table:table-cell table:formula="of:=[.C53]/2/[.C$100]" office:value-type="float" office:value="0.0276472138670967">
            <text:p>0.0276472139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formula="of:=[.D53]/[.F53]" office:value-type="float" office:value="1.00000089795114">
            <text:p>1.000000898</text:p>
          </table:table-cell>
          <table:table-cell table:formula="of:=[.E53]/[.G53]" office:value-type="float" office:value="1.00000050157328">
            <text:p>1.000000501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9824">
            <text:p>9.30E-005</text:p>
          </table:table-cell>
          <table:table-cell table:style-name="ce2" office:value-type="float" office:value="0.0000383984">
            <text:p>3.84E-005</text:p>
          </table:table-cell>
          <table:table-cell table:formula="of:=[.B54]/2/[.B$100]" office:value-type="float" office:value="0.0130627015970419">
            <text:p>0.0130627016</text:p>
          </table:table-cell>
          <table:table-cell table:formula="of:=[.C54]/2/[.C$100]" office:value-type="float" office:value="0.00595342491240038">
            <text:p>0.0059534249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formula="of:=[.D54]/[.F54]" office:value-type="float" office:value="1.00000012225971">
            <text:p>1.0000001223</text:p>
          </table:table-cell>
          <table:table-cell table:formula="of:=[.E54]/[.G54]" office:value-type="float" office:value="1.00000082513923">
            <text:p>1.00000082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68129">
            <text:p>4.68E-005</text:p>
          </table:table-cell>
          <table:table-cell table:style-name="ce2" office:value-type="float" office:value="0.0000214608">
            <text:p>2.15E-005</text:p>
          </table:table-cell>
          <table:table-cell table:formula="of:=[.B55]/2/[.B$100]" office:value-type="float" office:value="0.00657654506220709">
            <text:p>0.0065765451</text:p>
          </table:table-cell>
          <table:table-cell table:formula="of:=[.C55]/2/[.C$100]" office:value-type="float" office:value="0.00332735898787559">
            <text:p>0.003327359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formula="of:=[.D55]/[.F55]" office:value-type="float" office:value="0.999999249181879">
            <text:p>0.9999992492</text:p>
          </table:table-cell>
          <table:table-cell table:formula="of:=[.E55]/[.G55]" office:value-type="float" office:value="0.999999695817583">
            <text:p>0.999999695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815">
            <text:p>4.60E-005</text:p>
          </table:table-cell>
          <table:table-cell table:style-name="ce2" office:value-type="float" office:value="0.0000132999">
            <text:p>1.33E-005</text:p>
          </table:table-cell>
          <table:table-cell table:formula="of:=[.B56]/2/[.B$100]" office:value-type="float" office:value="0.00645974521505558">
            <text:p>0.0064597452</text:p>
          </table:table-cell>
          <table:table-cell table:formula="of:=[.C56]/2/[.C$100]" office:value-type="float" office:value="0.00206206393996713">
            <text:p>0.0020620639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formula="of:=[.D56]/[.F56]" office:value-type="float" office:value="0.999999259267863">
            <text:p>0.9999992593</text:p>
          </table:table-cell>
          <table:table-cell table:formula="of:=[.E56]/[.G56]" office:value-type="float" office:value="1.00000191069471">
            <text:p>1.000001910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21641">
            <text:p>3.22E-005</text:p>
          </table:table-cell>
          <table:table-cell table:style-name="ce2" office:value-type="float" office:value="0.000011561">
            <text:p>1.16E-005</text:p>
          </table:table-cell>
          <table:table-cell table:formula="of:=[.B57]/2/[.B$100]" office:value-type="float" office:value="0.00451859750272542">
            <text:p>0.0045185975</text:p>
          </table:table-cell>
          <table:table-cell table:formula="of:=[.C57]/2/[.C$100]" office:value-type="float" office:value="0.00179245868088933">
            <text:p>0.0017924587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formula="of:=[.D57]/[.F57]" office:value-type="float" office:value="0.999999447334445">
            <text:p>0.9999994473</text:p>
          </table:table-cell>
          <table:table-cell table:formula="of:=[.E57]/[.G57]" office:value-type="float" office:value="0.999999264078043">
            <text:p>0.999999264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7152">
            <text:p>1.37E-004</text:p>
          </table:table-cell>
          <table:table-cell table:style-name="ce2" office:value-type="float" office:value="0.000254035">
            <text:p>2.54E-004</text:p>
          </table:table-cell>
          <table:table-cell table:formula="of:=[.B58]/2/[.B$100]" office:value-type="float" office:value="0.0192679006934376">
            <text:p>0.0192679007</text:p>
          </table:table-cell>
          <table:table-cell table:formula="of:=[.C58]/2/[.C$100]" office:value-type="float" office:value="0.0393864926044218">
            <text:p>0.0393864926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formula="of:=[.D58]/[.F58]" office:value-type="float" office:value="1.00000003598927">
            <text:p>1.000000036</text:p>
          </table:table-cell>
          <table:table-cell table:formula="of:=[.E58]/[.G58]" office:value-type="float" office:value="0.999999812230634">
            <text:p>0.99999981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69692">
            <text:p>9.70E-004</text:p>
          </table:table-cell>
          <table:table-cell table:style-name="ce2" office:value-type="float" office:value="0.00171227">
            <text:p>1.71E-003</text:p>
          </table:table-cell>
          <table:table-cell table:formula="of:=[.B59]/2/[.B$100]" office:value-type="float" office:value="0.136227901592546">
            <text:p>0.1362279016</text:p>
          </table:table-cell>
          <table:table-cell table:formula="of:=[.C59]/2/[.C$100]" office:value-type="float" office:value="0.265476448882136">
            <text:p>0.2654764489</text:p>
          </table:table-cell>
          <table:table-cell table:style-name="ce2" office:value-type="float" office:value="0.136228">
            <text:p>1.36E-001</text:p>
          </table:table-cell>
          <table:table-cell table:style-name="ce2" office:value-type="float" office:value="0.265476">
            <text:p>2.65E-001</text:p>
          </table:table-cell>
          <table:table-cell table:formula="of:=[.D59]/[.F59]" office:value-type="float" office:value="0.99999927762682">
            <text:p>0.9999992776</text:p>
          </table:table-cell>
          <table:table-cell table:formula="of:=[.E59]/[.G59]" office:value-type="float" office:value="1.00000169085769">
            <text:p>1.000001690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355908">
            <text:p>3.56E-003</text:p>
          </table:table-cell>
          <table:table-cell table:style-name="ce2" office:value-type="float" office:value="0.0032249">
            <text:p>3.22E-003</text:p>
          </table:table-cell>
          <table:table-cell table:formula="of:=[.B60]/2/[.B$100]" office:value-type="float" office:value="0.5">
            <text:p>0.5</text:p>
          </table:table-cell>
          <table:table-cell table:formula="of:=[.C60]/2/[.C$100]" office:value-type="float" office:value="0.5">
            <text:p>0.5</text:p>
          </table:table-cell>
          <table:table-cell table:number-columns-repeated="2" table:style-name="ce2" office:value-type="float" office:value="0.5">
            <text:p>5.00E-001</text:p>
          </table:table-cell>
          <table:table-cell table:formula="of:=[.D60]/[.F60]" office:value-type="float" office:value="1">
            <text:p>1</text:p>
          </table:table-cell>
          <table:table-cell table:formula="of:=[.E60]/[.G60]" office:value-type="float" office:value="1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3382">
            <text:p>4.34E-004</text:p>
          </table:table-cell>
          <table:table-cell table:style-name="ce2" office:value-type="float" office:value="0.000113148">
            <text:p>1.13E-004</text:p>
          </table:table-cell>
          <table:table-cell table:formula="of:=[.B61]/2/[.B$100]" office:value-type="float" office:value="0.0609455252480978">
            <text:p>0.0609455252</text:p>
          </table:table-cell>
          <table:table-cell table:formula="of:=[.C61]/2/[.C$100]" office:value-type="float" office:value="0.0175428695463425">
            <text:p>0.0175428695</text:p>
          </table:table-cell>
          <table:table-cell table:style-name="ce2" office:value-type="float" office:value="0.0609455">
            <text:p>6.09E-002</text:p>
          </table:table-cell>
          <table:table-cell table:style-name="ce2" office:value-type="float" office:value="0.0175429">
            <text:p>1.75E-002</text:p>
          </table:table-cell>
          <table:table-cell table:formula="of:=[.D61]/[.F61]" office:value-type="float" office:value="1.00000041427337">
            <text:p>1.0000004143</text:p>
          </table:table-cell>
          <table:table-cell table:formula="of:=[.E61]/[.G61]" office:value-type="float" office:value="0.999998264046567">
            <text:p>0.99999826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2516">
            <text:p>2.13E-004</text:p>
          </table:table-cell>
          <table:table-cell table:style-name="ce2" office:value-type="float" office:value="0.0000599766">
            <text:p>6.00E-005</text:p>
          </table:table-cell>
          <table:table-cell table:formula="of:=[.B62]/2/[.B$100]" office:value-type="float" office:value="0.0298554682670803">
            <text:p>0.0298554683</text:p>
          </table:table-cell>
          <table:table-cell table:formula="of:=[.C62]/2/[.C$100]" office:value-type="float" office:value="0.00929898601507024">
            <text:p>0.009298986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formula="of:=[.D62]/[.F62]" office:value-type="float" office:value="0.999998937116453">
            <text:p>0.9999989371</text:p>
          </table:table-cell>
          <table:table-cell table:formula="of:=[.E62]/[.G62]" office:value-type="float" office:value="0.999999571466389">
            <text:p>0.999999571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89625">
            <text:p>9.90E-005</text:p>
          </table:table-cell>
          <table:table-cell table:style-name="ce2" office:value-type="float" office:value="0.0000311919">
            <text:p>3.12E-005</text:p>
          </table:table-cell>
          <table:table-cell table:formula="of:=[.B63]/2/[.B$100]" office:value-type="float" office:value="0.0139028203917866">
            <text:p>0.0139028204</text:p>
          </table:table-cell>
          <table:table-cell table:formula="of:=[.C63]/2/[.C$100]" office:value-type="float" office:value="0.00483610344506806">
            <text:p>0.0048361034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formula="of:=[.D63]/[.F63]" office:value-type="float" office:value="1.00000146673955">
            <text:p>1.0000014667</text:p>
          </table:table-cell>
          <table:table-cell table:formula="of:=[.E63]/[.G63]" office:value-type="float" office:value="1.00000071236494">
            <text:p>1.000000712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4687">
            <text:p>1.45E-004</text:p>
          </table:table-cell>
          <table:table-cell table:style-name="ce2" office:value-type="float" office:value="0.000249138">
            <text:p>2.49E-004</text:p>
          </table:table-cell>
          <table:table-cell table:formula="of:=[.B64]/2/[.B$100]" office:value-type="float" office:value="0.020326460770761">
            <text:p>0.0203264608</text:p>
          </table:table-cell>
          <table:table-cell table:formula="of:=[.C64]/2/[.C$100]" office:value-type="float" office:value="0.0386272442556358">
            <text:p>0.0386272443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formula="of:=[.D64]/[.F64]" office:value-type="float" office:value="0.999998070044572">
            <text:p>0.99999807</text:p>
          </table:table-cell>
          <table:table-cell table:formula="of:=[.E64]/[.G64]" office:value-type="float" office:value="1.00000114571172">
            <text:p>1.000001145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580684">
            <text:p>5.81E-004</text:p>
          </table:table-cell>
          <table:table-cell table:style-name="ce2" office:value-type="float" office:value="0.000950739">
            <text:p>9.51E-004</text:p>
          </table:table-cell>
          <table:table-cell table:formula="of:=[.B65]/2/[.B$100]" office:value-type="float" office:value="0.081577823482473">
            <text:p>0.0815778235</text:p>
          </table:table-cell>
          <table:table-cell table:formula="of:=[.C65]/2/[.C$100]" office:value-type="float" office:value="0.147405966076468">
            <text:p>0.1474059661</text:p>
          </table:table-cell>
          <table:table-cell table:style-name="ce2" office:value-type="float" office:value="0.0815778">
            <text:p>8.16E-002</text:p>
          </table:table-cell>
          <table:table-cell table:style-name="ce2" office:value-type="float" office:value="0.147406">
            <text:p>1.47E-001</text:p>
          </table:table-cell>
          <table:table-cell table:formula="of:=[.D65]/[.F65]" office:value-type="float" office:value="1.00000028785372">
            <text:p>1.0000002879</text:p>
          </table:table-cell>
          <table:table-cell table:formula="of:=[.E65]/[.G65]" office:value-type="float" office:value="0.999999769863286">
            <text:p>0.999999769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92973">
            <text:p>9.93E-004</text:p>
          </table:table-cell>
          <table:table-cell table:style-name="ce2" office:value-type="float" office:value="0.000676962">
            <text:p>6.77E-004</text:p>
          </table:table-cell>
          <table:table-cell table:formula="of:=[.B66]/2/[.B$100]" office:value-type="float" office:value="0.139498550187127">
            <text:p>0.1394985502</text:p>
          </table:table-cell>
          <table:table-cell table:formula="of:=[.C66]/2/[.C$100]" office:value-type="float" office:value="0.104958603367546">
            <text:p>0.1049586034</text:p>
          </table:table-cell>
          <table:table-cell table:style-name="ce2" office:value-type="float" office:value="0.139499">
            <text:p>1.39E-001</text:p>
          </table:table-cell>
          <table:table-cell table:style-name="ce2" office:value-type="float" office:value="0.104959">
            <text:p>1.05E-001</text:p>
          </table:table-cell>
          <table:table-cell table:formula="of:=[.D66]/[.F66]" office:value-type="float" office:value="0.999996775511846">
            <text:p>0.9999967755</text:p>
          </table:table-cell>
          <table:table-cell table:formula="of:=[.E66]/[.G66]" office:value-type="float" office:value="0.999996221072479">
            <text:p>0.999996221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9839">
            <text:p>3.00E-004</text:p>
          </table:table-cell>
          <table:table-cell table:style-name="ce2" office:value-type="float" office:value="0.000139096">
            <text:p>1.39E-004</text:p>
          </table:table-cell>
          <table:table-cell table:formula="of:=[.B67]/2/[.B$100]" office:value-type="float" office:value="0.0421231048473201">
            <text:p>0.0421231048</text:p>
          </table:table-cell>
          <table:table-cell table:formula="of:=[.C67]/2/[.C$100]" office:value-type="float" office:value="0.0215659400291482">
            <text:p>0.02156594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formula="of:=[.D67]/[.F67]" office:value-type="float" office:value="1.0000001150751">
            <text:p>1.0000001151</text:p>
          </table:table-cell>
          <table:table-cell table:formula="of:=[.E67]/[.G67]" office:value-type="float" office:value="1.00000185613159">
            <text:p>1.000001856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2457">
            <text:p>1.42E-004</text:p>
          </table:table-cell>
          <table:table-cell table:style-name="ce2" office:value-type="float" office:value="0.0000599096">
            <text:p>5.99E-005</text:p>
          </table:table-cell>
          <table:table-cell table:formula="of:=[.B68]/2/[.B$100]" office:value-type="float" office:value="0.0200131775627409">
            <text:p>0.0200131776</text:p>
          </table:table-cell>
          <table:table-cell table:formula="of:=[.C68]/2/[.C$100]" office:value-type="float" office:value="0.00928859809606499">
            <text:p>0.0092885981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formula="of:=[.D68]/[.F68]" office:value-type="float" office:value="0.999998878876988">
            <text:p>0.9999988789</text:p>
          </table:table-cell>
          <table:table-cell table:formula="of:=[.E68]/[.G68]" office:value-type="float" office:value="0.999999795024546">
            <text:p>0.99999979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396">
            <text:p>9.24E-005</text:p>
          </table:table-cell>
          <table:table-cell table:style-name="ce2" office:value-type="float" office:value="0.0000330845">
            <text:p>3.31E-005</text:p>
          </table:table-cell>
          <table:table-cell table:formula="of:=[.B69]/2/[.B$100]" office:value-type="float" office:value="0.0129803207570496">
            <text:p>0.0129803208</text:p>
          </table:table-cell>
          <table:table-cell table:formula="of:=[.C69]/2/[.C$100]" office:value-type="float" office:value="0.00512953890043102">
            <text:p>0.0051295389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formula="of:=[.D69]/[.F69]" office:value-type="float" office:value="1.0000015991194">
            <text:p>1.0000015991</text:p>
          </table:table-cell>
          <table:table-cell table:formula="of:=[.E69]/[.G69]" office:value-type="float" office:value="0.999999785639847">
            <text:p>0.999999785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115">
            <text:p>1.22E-004</text:p>
          </table:table-cell>
          <table:table-cell table:style-name="ce2" office:value-type="float" office:value="0.000160007">
            <text:p>1.60E-004</text:p>
          </table:table-cell>
          <table:table-cell table:formula="of:=[.B70]/2/[.B$100]" office:value-type="float" office:value="0.0171554165683266">
            <text:p>0.0171554166</text:p>
          </table:table-cell>
          <table:table-cell table:formula="of:=[.C70]/2/[.C$100]" office:value-type="float" office:value="0.0248080560637539">
            <text:p>0.0248080561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formula="of:=[.D70]/[.F70]" office:value-type="float" office:value="1.00000096577909">
            <text:p>1.0000009658</text:p>
          </table:table-cell>
          <table:table-cell table:formula="of:=[.E70]/[.G70]" office:value-type="float" office:value="0.99999822895562">
            <text:p>0.9999982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3598">
            <text:p>2.34E-004</text:p>
          </table:table-cell>
          <table:table-cell table:style-name="ce2" office:value-type="float" office:value="0.00034384">
            <text:p>3.44E-004</text:p>
          </table:table-cell>
          <table:table-cell table:formula="of:=[.B71]/2/[.B$100]" office:value-type="float" office:value="0.0328171887116895">
            <text:p>0.0328171887</text:p>
          </table:table-cell>
          <table:table-cell table:formula="of:=[.C71]/2/[.C$100]" office:value-type="float" office:value="0.0533101801606251">
            <text:p>0.05331018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formula="of:=[.D71]/[.F71]" office:value-type="float" office:value="0.999999656024571">
            <text:p>0.999999656</text:p>
          </table:table-cell>
          <table:table-cell table:formula="of:=[.E71]/[.G71]" office:value-type="float" office:value="0.999999627850301">
            <text:p>0.999999627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06748">
            <text:p>3.07E-004</text:p>
          </table:table-cell>
          <table:table-cell table:style-name="ce2" office:value-type="float" office:value="0.000215995">
            <text:p>2.16E-004</text:p>
          </table:table-cell>
          <table:table-cell table:formula="of:=[.B72]/2/[.B$100]" office:value-type="float" office:value="0.0430937208492082">
            <text:p>0.0430937208</text:p>
          </table:table-cell>
          <table:table-cell table:formula="of:=[.C72]/2/[.C$100]" office:value-type="float" office:value="0.0334886353065211">
            <text:p>0.0334886353</text:p>
          </table:table-cell>
          <table:table-cell table:style-name="ce2" office:value-type="float" office:value="0.0430937">
            <text:p>4.31E-002</text:p>
          </table:table-cell>
          <table:table-cell table:style-name="ce2" office:value-type="float" office:value="0.0334886">
            <text:p>3.35E-002</text:p>
          </table:table-cell>
          <table:table-cell table:formula="of:=[.D72]/[.F72]" office:value-type="float" office:value="1.00000048381105">
            <text:p>1.0000004838</text:p>
          </table:table-cell>
          <table:table-cell table:formula="of:=[.E72]/[.G72]" office:value-type="float" office:value="1.00000105428478">
            <text:p>1.00000105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6489">
            <text:p>1.96E-004</text:p>
          </table:table-cell>
          <table:table-cell table:style-name="ce2" office:value-type="float" office:value="0.000101903">
            <text:p>1.02E-004</text:p>
          </table:table-cell>
          <table:table-cell table:formula="of:=[.B73]/2/[.B$100]" office:value-type="float" office:value="0.0276039032558976">
            <text:p>0.0276039033</text:p>
          </table:table-cell>
          <table:table-cell table:formula="of:=[.C73]/2/[.C$100]" office:value-type="float" office:value="0.0157994046327018">
            <text:p>0.0157994046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formula="of:=[.D73]/[.F73]" office:value-type="float" office:value="1.00000011795064">
            <text:p>1.000000118</text:p>
          </table:table-cell>
          <table:table-cell table:formula="of:=[.E73]/[.G73]" office:value-type="float" office:value="1.00000029322011">
            <text:p>1.00000029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595">
            <text:p>1.20E-004</text:p>
          </table:table-cell>
          <table:table-cell table:style-name="ce2" office:value-type="float" office:value="0.0000544125">
            <text:p>5.44E-005</text:p>
          </table:table-cell>
          <table:table-cell table:formula="of:=[.B74]/2/[.B$100]" office:value-type="float" office:value="0.0168013924946896">
            <text:p>0.0168013925</text:p>
          </table:table-cell>
          <table:table-cell table:formula="of:=[.C74]/2/[.C$100]" office:value-type="float" office:value="0.00843630810257683">
            <text:p>0.0084363081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formula="of:=[.D74]/[.F74]" office:value-type="float" office:value="0.999999553292561">
            <text:p>0.9999995533</text:p>
          </table:table-cell>
          <table:table-cell table:formula="of:=[.E74]/[.G74]" office:value-type="float" office:value="0.999999775088496">
            <text:p>0.99999977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28961">
            <text:p>6.29E-005</text:p>
          </table:table-cell>
          <table:table-cell table:style-name="ce2" office:value-type="float" office:value="0.0000345816">
            <text:p>3.46E-005</text:p>
          </table:table-cell>
          <table:table-cell table:formula="of:=[.B75]/2/[.B$100]" office:value-type="float" office:value="0.00883600537217483">
            <text:p>0.0088360054</text:p>
          </table:table-cell>
          <table:table-cell table:formula="of:=[.C75]/2/[.C$100]" office:value-type="float" office:value="0.00536165462494961">
            <text:p>0.0053616546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formula="of:=[.D75]/[.F75]" office:value-type="float" office:value="0.999999476253969">
            <text:p>0.9999994763</text:p>
          </table:table-cell>
          <table:table-cell table:formula="of:=[.E75]/[.G75]" office:value-type="float" office:value="1.00000086259819">
            <text:p>1.00000086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70972">
            <text:p>5.71E-005</text:p>
          </table:table-cell>
          <table:table-cell table:style-name="ce2" office:value-type="float" office:value="0.000103435">
            <text:p>1.03E-004</text:p>
          </table:table-cell>
          <table:table-cell table:formula="of:=[.B76]/2/[.B$100]" office:value-type="float" office:value="0.00802134259415355">
            <text:p>0.0080213426</text:p>
          </table:table-cell>
          <table:table-cell table:formula="of:=[.C76]/2/[.C$100]" office:value-type="float" office:value="0.0160369313777171">
            <text:p>0.0160369314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formula="of:=[.D76]/[.F76]" office:value-type="float" office:value="1.00000032340651">
            <text:p>1.0000003234</text:p>
          </table:table-cell>
          <table:table-cell table:formula="of:=[.E76]/[.G76]" office:value-type="float" office:value="1.00000195659492">
            <text:p>1.00000195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88898">
            <text:p>8.89E-005</text:p>
          </table:table-cell>
          <table:table-cell table:style-name="ce2" office:value-type="float" office:value="0.000135867">
            <text:p>1.36E-004</text:p>
          </table:table-cell>
          <table:table-cell table:formula="of:=[.B77]/2/[.B$100]" office:value-type="float" office:value="0.0124877496431662">
            <text:p>0.0124877496</text:p>
          </table:table-cell>
          <table:table-cell table:formula="of:=[.C77]/2/[.C$100]" office:value-type="float" office:value="0.0210653043505225">
            <text:p>0.0210653044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formula="of:=[.D77]/[.F77]" office:value-type="float" office:value="1.00000397536506">
            <text:p>1.0000039754</text:p>
          </table:table-cell>
          <table:table-cell table:formula="of:=[.E77]/[.G77]" office:value-type="float" office:value="1.00000020652554">
            <text:p>1.00000020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02155">
            <text:p>8.02E-005</text:p>
          </table:table-cell>
          <table:table-cell table:style-name="ce2" office:value-type="float" office:value="0.000057691">
            <text:p>5.77E-005</text:p>
          </table:table-cell>
          <table:table-cell table:formula="of:=[.B78]/2/[.B$100]" office:value-type="float" office:value="0.0112691341582656">
            <text:p>0.0112691342</text:p>
          </table:table-cell>
          <table:table-cell table:formula="of:=[.C78]/2/[.C$100]" office:value-type="float" office:value="0.00894461843778102">
            <text:p>0.0089446184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formula="of:=[.D78]/[.F78]" office:value-type="float" office:value="1.00000303114407">
            <text:p>1.0000030311</text:p>
          </table:table-cell>
          <table:table-cell table:formula="of:=[.E78]/[.G78]" office:value-type="float" office:value="0.999999825345405">
            <text:p>0.999999825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68695">
            <text:p>5.69E-005</text:p>
          </table:table-cell>
          <table:table-cell table:style-name="ce2" office:value-type="float" office:value="0.0000404138">
            <text:p>4.04E-005</text:p>
          </table:table-cell>
          <table:table-cell table:formula="of:=[.B79]/2/[.B$100]" office:value-type="float" office:value="0.00798935399035706">
            <text:p>0.007989354</text:p>
          </table:table-cell>
          <table:table-cell table:formula="of:=[.C79]/2/[.C$100]" office:value-type="float" office:value="0.00626589971782071">
            <text:p>0.0062658997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formula="of:=[.D79]/[.F79]" office:value-type="float" office:value="1.00000049945954">
            <text:p>1.0000004995</text:p>
          </table:table-cell>
          <table:table-cell table:formula="of:=[.E79]/[.G79]" office:value-type="float" office:value="0.99999995496588">
            <text:p>0.999999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1758">
            <text:p>4.18E-005</text:p>
          </table:table-cell>
          <table:table-cell table:style-name="ce2" office:value-type="float" office:value="0.0000286098">
            <text:p>2.86E-005</text:p>
          </table:table-cell>
          <table:table-cell table:formula="of:=[.B80]/2/[.B$100]" office:value-type="float" office:value="0.00586640367735482">
            <text:p>0.0058664037</text:p>
          </table:table-cell>
          <table:table-cell table:formula="of:=[.C80]/2/[.C$100]" office:value-type="float" office:value="0.00443576545009148">
            <text:p>0.0044357655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formula="of:=[.D80]/[.F80]" office:value-type="float" office:value="1.00000062685034">
            <text:p>1.0000006269</text:p>
          </table:table-cell>
          <table:table-cell table:formula="of:=[.E80]/[.G80]" office:value-type="float" office:value="0.999998974268611">
            <text:p>0.99999897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30341">
            <text:p>3.30E-005</text:p>
          </table:table-cell>
          <table:table-cell table:style-name="ce2" office:value-type="float" office:value="0.0000194581">
            <text:p>1.95E-005</text:p>
          </table:table-cell>
          <table:table-cell table:formula="of:=[.B81]/2/[.B$100]" office:value-type="float" office:value="0.0046408200995763">
            <text:p>0.0046408201</text:p>
          </table:table-cell>
          <table:table-cell table:formula="of:=[.C81]/2/[.C$100]" office:value-type="float" office:value="0.00301685323575925">
            <text:p>0.0030168532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formula="of:=[.D81]/[.F81]" office:value-type="float" office:value="1.00000002145662">
            <text:p>1.0000000215</text:p>
          </table:table-cell>
          <table:table-cell table:formula="of:=[.E81]/[.G81]" office:value-type="float" office:value="1.00000107256219">
            <text:p>1.00000107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332">
            <text:p>1.33E-004</text:p>
          </table:table-cell>
          <table:table-cell table:style-name="ce2" office:value-type="float" office:value="0.000197047">
            <text:p>1.97E-004</text:p>
          </table:table-cell>
          <table:table-cell table:formula="of:=[.B82]/2/[.B$100]" office:value-type="float" office:value="0.0187295593243198">
            <text:p>0.0187295593</text:p>
          </table:table-cell>
          <table:table-cell table:formula="of:=[.C82]/2/[.C$100]" office:value-type="float" office:value="0.0305508697944122">
            <text:p>0.0305508698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formula="of:=[.D82]/[.F82]" office:value-type="float" office:value="0.999997828267543">
            <text:p>0.9999978283</text:p>
          </table:table-cell>
          <table:table-cell table:formula="of:=[.E82]/[.G82]" office:value-type="float" office:value="0.99999901130285">
            <text:p>0.999999011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17981">
            <text:p>4.18E-004</text:p>
          </table:table-cell>
          <table:table-cell table:style-name="ce2" office:value-type="float" office:value="0.000660802">
            <text:p>6.61E-004</text:p>
          </table:table-cell>
          <table:table-cell table:formula="of:=[.B83]/2/[.B$100]" office:value-type="float" office:value="0.0587203715566944">
            <text:p>0.0587203716</text:p>
          </table:table-cell>
          <table:table-cell table:formula="of:=[.C83]/2/[.C$100]" office:value-type="float" office:value="0.102453099320909">
            <text:p>0.1024530993</text:p>
          </table:table-cell>
          <table:table-cell table:style-name="ce2" office:value-type="float" office:value="0.0587204">
            <text:p>5.87E-002</text:p>
          </table:table-cell>
          <table:table-cell table:style-name="ce2" office:value-type="float" office:value="0.102453">
            <text:p>1.02E-001</text:p>
          </table:table-cell>
          <table:table-cell table:formula="of:=[.D83]/[.F83]" office:value-type="float" office:value="0.999999515614581">
            <text:p>0.9999995156</text:p>
          </table:table-cell>
          <table:table-cell table:formula="of:=[.E83]/[.G83]" office:value-type="float" office:value="1.000000969429">
            <text:p>1.000000969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686279">
            <text:p>6.86E-004</text:p>
          </table:table-cell>
          <table:table-cell table:style-name="ce2" office:value-type="float" office:value="0.000597293">
            <text:p>5.97E-004</text:p>
          </table:table-cell>
          <table:table-cell table:formula="of:=[.B84]/2/[.B$100]" office:value-type="float" office:value="0.0964124155680682">
            <text:p>0.0964124156</text:p>
          </table:table-cell>
          <table:table-cell table:formula="of:=[.C84]/2/[.C$100]" office:value-type="float" office:value="0.0926064374089119">
            <text:p>0.0926064374</text:p>
          </table:table-cell>
          <table:table-cell table:style-name="ce2" office:value-type="float" office:value="0.0964124">
            <text:p>9.64E-002</text:p>
          </table:table-cell>
          <table:table-cell table:style-name="ce2" office:value-type="float" office:value="0.0926064">
            <text:p>9.26E-002</text:p>
          </table:table-cell>
          <table:table-cell table:formula="of:=[.D84]/[.F84]" office:value-type="float" office:value="1.00000016147371">
            <text:p>1.0000001615</text:p>
          </table:table-cell>
          <table:table-cell table:formula="of:=[.E84]/[.G84]" office:value-type="float" office:value="1.00000040395601">
            <text:p>1.00000040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8183">
            <text:p>2.38E-004</text:p>
          </table:table-cell>
          <table:table-cell table:style-name="ce2" office:value-type="float" office:value="0.000175273">
            <text:p>1.75E-004</text:p>
          </table:table-cell>
          <table:table-cell table:formula="of:=[.B85]/2/[.B$100]" office:value-type="float" office:value="0.033461315845668">
            <text:p>0.0334613158</text:p>
          </table:table-cell>
          <table:table-cell table:formula="of:=[.C85]/2/[.C$100]" office:value-type="float" office:value="0.0271749511612763">
            <text:p>0.0271749512</text:p>
          </table:table-cell>
          <table:table-cell table:style-name="ce2" office:value-type="float" office:value="0.0334613">
            <text:p>3.35E-002</text:p>
          </table:table-cell>
          <table:table-cell table:style-name="ce2" office:value-type="float" office:value="0.027175">
            <text:p>2.72E-002</text:p>
          </table:table-cell>
          <table:table-cell table:formula="of:=[.D85]/[.F85]" office:value-type="float" office:value="1.00000047355207">
            <text:p>1.0000004736</text:p>
          </table:table-cell>
          <table:table-cell table:formula="of:=[.E85]/[.G85]" office:value-type="float" office:value="0.999998202806856">
            <text:p>0.999998202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3164">
            <text:p>1.43E-004</text:p>
          </table:table-cell>
          <table:table-cell table:style-name="ce2" office:value-type="float" office:value="0.000089249">
            <text:p>8.92E-005</text:p>
          </table:table-cell>
          <table:table-cell table:formula="of:=[.B86]/2/[.B$100]" office:value-type="float" office:value="0.0201125009834002">
            <text:p>0.020112501</text:p>
          </table:table-cell>
          <table:table-cell table:formula="of:=[.C86]/2/[.C$100]" office:value-type="float" office:value="0.0138374833328165">
            <text:p>0.0138374833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formula="of:=[.D86]/[.F86]" office:value-type="float" office:value="1.00000004889498">
            <text:p>1.0000000489</text:p>
          </table:table-cell>
          <table:table-cell table:formula="of:=[.E86]/[.G86]" office:value-type="float" office:value="0.999998795506162">
            <text:p>0.9999987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37515">
            <text:p>8.38E-005</text:p>
          </table:table-cell>
          <table:table-cell table:style-name="ce2" office:value-type="float" office:value="0.0000450862">
            <text:p>4.51E-005</text:p>
          </table:table-cell>
          <table:table-cell table:formula="of:=[.B87]/2/[.B$100]" office:value-type="float" office:value="0.0117658917473055">
            <text:p>0.0117658917</text:p>
          </table:table-cell>
          <table:table-cell table:formula="of:=[.C87]/2/[.C$100]" office:value-type="float" office:value="0.00699032528140408">
            <text:p>0.006990325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formula="of:=[.D87]/[.F87]" office:value-type="float" office:value="0.999999298592159">
            <text:p>0.9999992986</text:p>
          </table:table-cell>
          <table:table-cell table:formula="of:=[.E87]/[.G87]" office:value-type="float" office:value="0.999999324982379">
            <text:p>0.99999932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0468">
            <text:p>1.20E-004</text:p>
          </table:table-cell>
          <table:table-cell table:style-name="ce2" office:value-type="float" office:value="0.000194764">
            <text:p>1.95E-004</text:p>
          </table:table-cell>
          <table:table-cell table:formula="of:=[.B88]/2/[.B$100]" office:value-type="float" office:value="0.016924036548771">
            <text:p>0.0169240365</text:p>
          </table:table-cell>
          <table:table-cell table:formula="of:=[.C88]/2/[.C$100]" office:value-type="float" office:value="0.0301969053303978">
            <text:p>0.0301969053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formula="of:=[.D88]/[.F88]" office:value-type="float" office:value="1.00000215958231">
            <text:p>1.0000021596</text:p>
          </table:table-cell>
          <table:table-cell table:formula="of:=[.E88]/[.G88]" office:value-type="float" office:value="1.00000017652136">
            <text:p>1.00000017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11222">
            <text:p>3.11E-004</text:p>
          </table:table-cell>
          <table:table-cell table:style-name="ce2" office:value-type="float" office:value="0.000525404">
            <text:p>5.25E-004</text:p>
          </table:table-cell>
          <table:table-cell table:formula="of:=[.B89]/2/[.B$100]" office:value-type="float" office:value="0.0437222540656574">
            <text:p>0.0437222541</text:p>
          </table:table-cell>
          <table:table-cell table:formula="of:=[.C89]/2/[.C$100]" office:value-type="float" office:value="0.0814605104034234">
            <text:p>0.0814605104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formula="of:=[.D89]/[.F89]" office:value-type="float" office:value="0.999998949406994">
            <text:p>0.9999989494</text:p>
          </table:table-cell>
          <table:table-cell table:formula="of:=[.E89]/[.G89]" office:value-type="float" office:value="1.00000012771126">
            <text:p>1.000000127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86046">
            <text:p>3.86E-004</text:p>
          </table:table-cell>
          <table:table-cell table:style-name="ce2" office:value-type="float" office:value="0.000396848">
            <text:p>3.97E-004</text:p>
          </table:table-cell>
          <table:table-cell table:formula="of:=[.B90]/2/[.B$100]" office:value-type="float" office:value="0.0542339593378064">
            <text:p>0.0542339593</text:p>
          </table:table-cell>
          <table:table-cell table:formula="of:=[.C90]/2/[.C$100]" office:value-type="float" office:value="0.06152872957301">
            <text:p>0.0615287296</text:p>
          </table:table-cell>
          <table:table-cell table:style-name="ce2" office:value-type="float" office:value="0.054234">
            <text:p>5.42E-002</text:p>
          </table:table-cell>
          <table:table-cell table:style-name="ce2" office:value-type="float" office:value="0.0615287">
            <text:p>6.15E-002</text:p>
          </table:table-cell>
          <table:table-cell table:formula="of:=[.D90]/[.F90]" office:value-type="float" office:value="0.999999250245352">
            <text:p>0.9999992502</text:p>
          </table:table-cell>
          <table:table-cell table:formula="of:=[.E90]/[.G90]" office:value-type="float" office:value="1.00000048063765">
            <text:p>1.000000480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8024">
            <text:p>1.98E-004</text:p>
          </table:table-cell>
          <table:table-cell table:style-name="ce2" office:value-type="float" office:value="0.000141124">
            <text:p>1.41E-004</text:p>
          </table:table-cell>
          <table:table-cell table:formula="of:=[.B91]/2/[.B$100]" office:value-type="float" office:value="0.0278195488721804">
            <text:p>0.0278195489</text:p>
          </table:table-cell>
          <table:table-cell table:formula="of:=[.C91]/2/[.C$100]" office:value-type="float" office:value="0.0218803683835158">
            <text:p>0.0218803684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formula="of:=[.D91]/[.F91]" office:value-type="float" office:value="1.00000175675984">
            <text:p>1.0000017568</text:p>
          </table:table-cell>
          <table:table-cell table:formula="of:=[.E91]/[.G91]" office:value-type="float" office:value="0.999998555031707">
            <text:p>0.9999985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1253">
            <text:p>1.11E-004</text:p>
          </table:table-cell>
          <table:table-cell table:style-name="ce2" office:value-type="float" office:value="0.0000747002">
            <text:p>7.47E-005</text:p>
          </table:table-cell>
          <table:table-cell table:formula="of:=[.B92]/2/[.B$100]" office:value-type="float" office:value="0.0156294604223563">
            <text:p>0.0156294604</text:p>
          </table:table-cell>
          <table:table-cell table:formula="of:=[.C92]/2/[.C$100]" office:value-type="float" office:value="0.0115817854817204">
            <text:p>0.0115817855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formula="of:=[.D92]/[.F92]" office:value-type="float" office:value="0.999997467760091">
            <text:p>0.9999974678</text:p>
          </table:table-cell>
          <table:table-cell table:formula="of:=[.E92]/[.G92]" office:value-type="float" office:value="0.999998746457404">
            <text:p>0.99999874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9037">
            <text:p>6.69E-005</text:p>
          </table:table-cell>
          <table:table-cell table:style-name="ce2" office:value-type="float" office:value="0.0000402849">
            <text:p>4.03E-005</text:p>
          </table:table-cell>
          <table:table-cell table:formula="of:=[.B93]/2/[.B$100]" office:value-type="float" office:value="0.00939901603785248">
            <text:p>0.009399016</text:p>
          </table:table-cell>
          <table:table-cell table:formula="of:=[.C93]/2/[.C$100]" office:value-type="float" office:value="0.00624591460200316">
            <text:p>0.0062459146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formula="of:=[.D93]/[.F93]" office:value-type="float" office:value="0.999999578450996">
            <text:p>0.9999995785</text:p>
          </table:table-cell>
          <table:table-cell table:formula="of:=[.E93]/[.G93]" office:value-type="float" office:value="1.00000073680267">
            <text:p>1.000000736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28179">
            <text:p>8.28E-005</text:p>
          </table:table-cell>
          <table:table-cell table:style-name="ce2" office:value-type="float" office:value="0.00014328">
            <text:p>1.43E-004</text:p>
          </table:table-cell>
          <table:table-cell table:formula="of:=[.B94]/2/[.B$100]" office:value-type="float" office:value="0.0116347342571676">
            <text:p>0.0116347343</text:p>
          </table:table-cell>
          <table:table-cell table:formula="of:=[.C94]/2/[.C$100]" office:value-type="float" office:value="0.0222146423144904">
            <text:p>0.0222146423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formula="of:=[.D94]/[.F94]" office:value-type="float" office:value="1.0000029443963">
            <text:p>1.0000029444</text:p>
          </table:table-cell>
          <table:table-cell table:formula="of:=[.E94]/[.G94]" office:value-type="float" office:value="1.00000190480542">
            <text:p>1.000001904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2901">
            <text:p>1.63E-004</text:p>
          </table:table-cell>
          <table:table-cell table:style-name="ce2" office:value-type="float" office:value="0.000247063">
            <text:p>2.47E-004</text:p>
          </table:table-cell>
          <table:table-cell table:formula="of:=[.B95]/2/[.B$100]" office:value-type="float" office:value="0.0228852681029929">
            <text:p>0.0228852681</text:p>
          </table:table-cell>
          <table:table-cell table:formula="of:=[.C95]/2/[.C$100]" office:value-type="float" office:value="0.0383055288536079">
            <text:p>0.0383055289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formula="of:=[.D95]/[.F95]" office:value-type="float" office:value="0.999998606222899">
            <text:p>0.9999986062</text:p>
          </table:table-cell>
          <table:table-cell table:formula="of:=[.E95]/[.G95]" office:value-type="float" office:value="1.00000075324974">
            <text:p>1.00000075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9305">
            <text:p>1.69E-004</text:p>
          </table:table-cell>
          <table:table-cell table:style-name="ce2" office:value-type="float" office:value="0.000151054">
            <text:p>1.51E-004</text:p>
          </table:table-cell>
          <table:table-cell table:formula="of:=[.B96]/2/[.B$100]" office:value-type="float" office:value="0.0237849388044101">
            <text:p>0.0237849388</text:p>
          </table:table-cell>
          <table:table-cell table:formula="of:=[.C96]/2/[.C$100]" office:value-type="float" office:value="0.0234199510062328">
            <text:p>0.023419951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formula="of:=[.D96]/[.F96]" office:value-type="float" office:value="1.00000163147249">
            <text:p>1.0000016315</text:p>
          </table:table-cell>
          <table:table-cell table:formula="of:=[.E96]/[.G96]" office:value-type="float" office:value="0.999997908037265">
            <text:p>0.99999790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08666">
            <text:p>1.09E-004</text:p>
          </table:table-cell>
          <table:table-cell table:style-name="ce2" office:value-type="float" office:value="0.0000913537">
            <text:p>9.14E-005</text:p>
          </table:table-cell>
          <table:table-cell table:formula="of:=[.B97]/2/[.B$100]" office:value-type="float" office:value="0.0152660238039044">
            <text:p>0.0152660238</text:p>
          </table:table-cell>
          <table:table-cell table:formula="of:=[.C97]/2/[.C$100]" office:value-type="float" office:value="0.0141638035287916">
            <text:p>0.0141638035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formula="of:=[.D97]/[.F97]" office:value-type="float" office:value="1.0000015592758">
            <text:p>1.0000015593</text:p>
          </table:table-cell>
          <table:table-cell table:formula="of:=[.E97]/[.G97]" office:value-type="float" office:value="1.00000024914159">
            <text:p>1.00000024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0097">
            <text:p>8.50E-005</text:p>
          </table:table-cell>
          <table:table-cell table:style-name="ce2" office:value-type="float" office:value="0.0000563118">
            <text:p>5.63E-005</text:p>
          </table:table-cell>
          <table:table-cell table:formula="of:=[.B98]/2/[.B$100]" office:value-type="float" office:value="0.0119426509097857">
            <text:p>0.0119426509</text:p>
          </table:table-cell>
          <table:table-cell table:formula="of:=[.C98]/2/[.C$100]" office:value-type="float" office:value="0.00873078234984031">
            <text:p>0.008730782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formula="of:=[.D98]/[.F98]" office:value-type="float" office:value="0.999995889521271">
            <text:p>0.9999958895</text:p>
          </table:table-cell>
          <table:table-cell table:formula="of:=[.E98]/[.G98]" office:value-type="float" office:value="1.00000026914437">
            <text:p>1.00000026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111">
            <text:p>4.59E-005</text:p>
          </table:table-cell>
          <table:table-cell table:style-name="ce2" office:value-type="float" office:value="0.0000292805">
            <text:p>2.93E-005</text:p>
          </table:table-cell>
          <table:table-cell table:formula="of:=[.B99]/2/[.B$100]" office:value-type="float" office:value="0.0064498550187127">
            <text:p>0.006449855</text:p>
          </table:table-cell>
          <table:table-cell table:formula="of:=[.C99]/2/[.C$100]" office:value-type="float" office:value="0.00453975317064095">
            <text:p>0.0045397532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formula="of:=[.D99]/[.F99]" office:value-type="float" office:value="0.999999227690632">
            <text:p>0.9999992277</text:p>
          </table:table-cell>
          <table:table-cell table:formula="of:=[.E99]/[.G99]" office:value-type="float" office:value="1.00000069841752">
            <text:p>1.000000698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max</text:p>
          </table:table-cell>
          <table:table-cell table:style-name="ce2" table:formula="of:=MAX([.B4:.B99])" office:value-type="float" office:value="0.00355908">
            <text:p>3.56E-003</text:p>
          </table:table-cell>
          <table:table-cell table:style-name="ce2" table:formula="of:=MAX([.C4:.C99])" office:value-type="float" office:value="0.0032249">
            <text:p>3.22E-00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</table:table-row>
        <table:table-row table:style-name="ro1" table:number-rows-repeated="9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6"/>
        </table:table-row>
        <table:table-row table:style-name="ro1" table:number-rows-repeated="92"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6"/>
        </table:table-row>
      </table:table>
      <table:table table:name="Test Overwrite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WW1 iteration 0</text:p>
          </table:table-cell>
          <table:table-cell office:value-type="string">
            <text:p>WW1 iteration 0 error</text:p>
          </table:table-cell>
          <table:table-cell office:value-type="string">
            <text:p>WW2 iteration 0</text:p>
          </table:table-cell>
          <table:table-cell office:value-type="string">
            <text:p>WW2 iteration 0 error</text:p>
          </table:table-cell>
          <table:table-cell/>
          <table:table-cell office:value-type="string">
            <text:p>Iteration 1 flux1</text:p>
          </table:table-cell>
          <table:table-cell office:value-type="string">
            <text:p>Iteration 1 calc WW 1</text:p>
          </table:table-cell>
          <table:table-cell office:value-type="string">
            <text:p>iteration 1 error 1</text:p>
          </table:table-cell>
          <table:table-cell office:value-type="string">
            <text:p>iteration 1 flux 2</text:p>
          </table:table-cell>
          <table:table-cell office:value-type="string">
            <text:p>Iteration 1 calc WW 2</text:p>
          </table:table-cell>
          <table:table-cell office:value-type="string">
            <text:p>iteration 1 error2</text:p>
          </table:table-cell>
          <table:table-cell/>
          <table:table-cell office:value-type="string">
            <text:p>Expected WW1</text:p>
          </table:table-cell>
          <table:table-cell office:value-type="string">
            <text:p>Expected WW2</text:p>
          </table:table-cell>
          <table:table-cell office:value-type="string">
            <text:p>Actual WW1</text:p>
          </table:table-cell>
          <table:table-cell office:value-type="string">
            <text:p>Actual WW2</text:p>
          </table:table-cell>
          <table:table-cell table:number-columns-repeated="2"/>
        </table:table-row>
        <table:table-row table:style-name="ro1">
          <table:table-cell table:style-name="ce2" office:value-type="float" office:value="0.00600565">
            <text:p>6.01E-003</text:p>
          </table:table-cell>
          <table:table-cell table:style-name="ce2" office:value-type="float" office:value="0.0600013">
            <text:p>6.00E-002</text:p>
          </table:table-cell>
          <table:table-cell table:style-name="ce2" office:value-type="float" office:value="0.00983773">
            <text:p>9.84E-003</text:p>
          </table:table-cell>
          <table:table-cell table:style-name="ce2" office:value-type="float" office:value="0.0514307">
            <text:p>5.14E-002</text:p>
          </table:table-cell>
          <table:table-cell table:style-name="ce2"/>
          <table:table-cell table:style-name="ce2" office:value-type="float" office:value="0.0000467495">
            <text:p>4.67E-005</text:p>
          </table:table-cell>
          <table:table-cell table:style-name="ce2" table:formula="of:=[.F3]/2/[.F$99]" office:value-type="float" office:value="0.00637456093463653">
            <text:p>6.37E-003</text:p>
          </table:table-cell>
          <table:table-cell table:style-name="ce2" office:value-type="float" office:value="0.134552">
            <text:p>1.35E-001</text:p>
          </table:table-cell>
          <table:table-cell table:style-name="ce2" office:value-type="float" office:value="0.0000672237">
            <text:p>6.72E-005</text:p>
          </table:table-cell>
          <table:table-cell table:style-name="ce2" table:formula="of:=[.I3]/2/[.I$99]" office:value-type="float" office:value="0.0103280932642169">
            <text:p>1.03E-002</text:p>
          </table:table-cell>
          <table:table-cell table:style-name="ce2" office:value-type="float" office:value="0.17025">
            <text:p>1.70E-001</text:p>
          </table:table-cell>
          <table:table-cell table:style-name="ce2"/>
          <table:table-cell table:style-name="ce2" table:formula="of:=IF([.H3]&lt;0.1; [.G3]; [.A3])" office:value-type="float" office:value="0.00600565">
            <text:p>6.01E-003</text:p>
          </table:table-cell>
          <table:table-cell table:style-name="ce2" table:formula="of:=IF([.K3]&lt;0.1;[.J3];[.C3])" office:value-type="float" office:value="0.00983773">
            <text:p>9.84E-003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style-name="ce2" table:formula="of:=[.M3]/[.O3]" office:value-type="float" office:value="1">
            <text:p>1.00E+000</text:p>
          </table:table-cell>
          <table:table-cell table:style-name="ce2" table:formula="of:=[.P3]/[.N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0856">
            <text:p>1.01E-002</text:p>
          </table:table-cell>
          <table:table-cell table:style-name="ce2" office:value-type="float" office:value="0.0514137">
            <text:p>5.14E-002</text:p>
          </table:table-cell>
          <table:table-cell table:style-name="ce2" office:value-type="float" office:value="0.011189">
            <text:p>1.12E-002</text:p>
          </table:table-cell>
          <table:table-cell table:style-name="ce2" office:value-type="float" office:value="0.0515791">
            <text:p>5.16E-002</text:p>
          </table:table-cell>
          <table:table-cell table:style-name="ce2"/>
          <table:table-cell table:style-name="ce2" office:value-type="float" office:value="0.0000656412">
            <text:p>6.56E-005</text:p>
          </table:table-cell>
          <table:table-cell table:style-name="ce2" table:formula="of:=[.F4]/2/[.F$99]" office:value-type="float" office:value="0.00895055196788551">
            <text:p>8.95E-003</text:p>
          </table:table-cell>
          <table:table-cell table:style-name="ce2" office:value-type="float" office:value="0.134264">
            <text:p>1.34E-001</text:p>
          </table:table-cell>
          <table:table-cell table:style-name="ce2" office:value-type="float" office:value="0.0000657029">
            <text:p>6.57E-005</text:p>
          </table:table-cell>
          <table:table-cell table:style-name="ce2" table:formula="of:=[.I4]/2/[.I$99]" office:value-type="float" office:value="0.0100944410814864">
            <text:p>1.01E-002</text:p>
          </table:table-cell>
          <table:table-cell table:style-name="ce2" office:value-type="float" office:value="0.153211">
            <text:p>1.53E-001</text:p>
          </table:table-cell>
          <table:table-cell table:style-name="ce2"/>
          <table:table-cell table:style-name="ce2" table:formula="of:=IF([.H4]&lt;0.1; [.G4]; [.A4])" office:value-type="float" office:value="0.0100856">
            <text:p>1.01E-002</text:p>
          </table:table-cell>
          <table:table-cell table:style-name="ce2" table:formula="of:=IF([.K4]&lt;0.1;[.J4];[.C4])" office:value-type="float" office:value="0.011189">
            <text:p>1.12E-002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style-name="ce2" table:formula="of:=[.M4]/[.O4]" office:value-type="float" office:value="1">
            <text:p>1.00E+000</text:p>
          </table:table-cell>
          <table:table-cell table:style-name="ce2" table:formula="of:=[.P4]/[.N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61262">
            <text:p>5.61E-003</text:p>
          </table:table-cell>
          <table:table-cell table:style-name="ce2" office:value-type="float" office:value="0.0676179">
            <text:p>6.76E-002</text:p>
          </table:table-cell>
          <table:table-cell table:style-name="ce2" office:value-type="float" office:value="0.00520345">
            <text:p>5.20E-003</text:p>
          </table:table-cell>
          <table:table-cell table:style-name="ce2" office:value-type="float" office:value="0.0771063">
            <text:p>7.71E-002</text:p>
          </table:table-cell>
          <table:table-cell table:style-name="ce2"/>
          <table:table-cell table:style-name="ce2" office:value-type="float" office:value="0.0000439473">
            <text:p>4.39E-005</text:p>
          </table:table-cell>
          <table:table-cell table:style-name="ce2" table:formula="of:=[.F5]/2/[.F$99]" office:value-type="float" office:value="0.00599246498385548">
            <text:p>5.99E-003</text:p>
          </table:table-cell>
          <table:table-cell table:style-name="ce2" office:value-type="float" office:value="0.147021">
            <text:p>1.47E-001</text:p>
          </table:table-cell>
          <table:table-cell table:style-name="ce2" office:value-type="float" office:value="0.0000396242">
            <text:p>3.96E-005</text:p>
          </table:table-cell>
          <table:table-cell table:style-name="ce2" table:formula="of:=[.I5]/2/[.I$99]" office:value-type="float" office:value="0.00608777013344969">
            <text:p>6.09E-003</text:p>
          </table:table-cell>
          <table:table-cell table:style-name="ce2" office:value-type="float" office:value="0.198665">
            <text:p>1.99E-001</text:p>
          </table:table-cell>
          <table:table-cell table:style-name="ce2"/>
          <table:table-cell table:style-name="ce2" table:formula="of:=IF([.H5]&lt;0.1; [.G5]; [.A5])" office:value-type="float" office:value="0.00561262">
            <text:p>5.61E-003</text:p>
          </table:table-cell>
          <table:table-cell table:style-name="ce2" table:formula="of:=IF([.K5]&lt;0.1;[.J5];[.C5])" office:value-type="float" office:value="0.00520345">
            <text:p>5.20E-003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style-name="ce2" table:formula="of:=[.M5]/[.O5]" office:value-type="float" office:value="1">
            <text:p>1.00E+000</text:p>
          </table:table-cell>
          <table:table-cell table:style-name="ce2" table:formula="of:=[.P5]/[.N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53192">
            <text:p>3.53E-003</text:p>
          </table:table-cell>
          <table:table-cell table:style-name="ce2" office:value-type="float" office:value="0.106385">
            <text:p>1.06E-001</text:p>
          </table:table-cell>
          <table:table-cell table:style-name="ce2" office:value-type="float" office:value="0.00174824">
            <text:p>1.75E-003</text:p>
          </table:table-cell>
          <table:table-cell table:style-name="ce2" office:value-type="float" office:value="0.157335">
            <text:p>1.57E-001</text:p>
          </table:table-cell>
          <table:table-cell table:style-name="ce2"/>
          <table:table-cell table:style-name="ce2" office:value-type="float" office:value="0.0000127476">
            <text:p>1.27E-005</text:p>
          </table:table-cell>
          <table:table-cell table:style-name="ce2" table:formula="of:=[.F6]/2/[.F$99]" office:value-type="float" office:value="0.00173820795880967">
            <text:p>1.74E-003</text:p>
          </table:table-cell>
          <table:table-cell table:style-name="ce2" office:value-type="float" office:value="0.31211">
            <text:p>3.12E-001</text:p>
          </table:table-cell>
          <table:table-cell table:style-name="ce2" office:value-type="float" office:value="0.0000142644">
            <text:p>1.43E-005</text:p>
          </table:table-cell>
          <table:table-cell table:style-name="ce2" table:formula="of:=[.I6]/2/[.I$99]" office:value-type="float" office:value="0.00219154931308594">
            <text:p>2.19E-003</text:p>
          </table:table-cell>
          <table:table-cell table:style-name="ce2" office:value-type="float" office:value="0.291112">
            <text:p>2.91E-001</text:p>
          </table:table-cell>
          <table:table-cell table:style-name="ce2"/>
          <table:table-cell table:style-name="ce2" table:formula="of:=IF([.H6]&lt;0.1; [.G6]; [.A6])" office:value-type="float" office:value="0.00353192">
            <text:p>3.53E-003</text:p>
          </table:table-cell>
          <table:table-cell table:style-name="ce2" table:formula="of:=IF([.K6]&lt;0.1;[.J6];[.C6])" office:value-type="float" office:value="0.00174824">
            <text:p>1.75E-0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style-name="ce2" table:formula="of:=[.M6]/[.O6]" office:value-type="float" office:value="1">
            <text:p>1.00E+000</text:p>
          </table:table-cell>
          <table:table-cell table:style-name="ce2" table:formula="of:=[.P6]/[.N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24913">
            <text:p>3.25E-003</text:p>
          </table:table-cell>
          <table:table-cell table:style-name="ce2" office:value-type="float" office:value="0.0999634">
            <text:p>1.00E-001</text:p>
          </table:table-cell>
          <table:table-cell table:style-name="ce2" office:value-type="float" office:value="0.00126373">
            <text:p>1.26E-003</text:p>
          </table:table-cell>
          <table:table-cell table:style-name="ce2" office:value-type="float" office:value="0.170489">
            <text:p>1.70E-001</text:p>
          </table:table-cell>
          <table:table-cell table:style-name="ce2"/>
          <table:table-cell table:style-name="ce2" office:value-type="float" office:value="0.0000247867">
            <text:p>2.48E-005</text:p>
          </table:table-cell>
          <table:table-cell table:style-name="ce2" table:formula="of:=[.F7]/2/[.F$99]" office:value-type="float" office:value="0.0033798079020857">
            <text:p>3.38E-003</text:p>
          </table:table-cell>
          <table:table-cell table:style-name="ce2" office:value-type="float" office:value="0.235911">
            <text:p>2.36E-001</text:p>
          </table:table-cell>
          <table:table-cell table:style-name="ce2" office:value-type="float" office:value="0.0000162043">
            <text:p>1.62E-005</text:p>
          </table:table-cell>
          <table:table-cell table:style-name="ce2" table:formula="of:=[.I7]/2/[.I$99]" office:value-type="float" office:value="0.00248959104722515">
            <text:p>2.49E-003</text:p>
          </table:table-cell>
          <table:table-cell table:style-name="ce2" office:value-type="float" office:value="0.264211">
            <text:p>2.64E-001</text:p>
          </table:table-cell>
          <table:table-cell table:style-name="ce2"/>
          <table:table-cell table:style-name="ce2" table:formula="of:=IF([.H7]&lt;0.1; [.G7]; [.A7])" office:value-type="float" office:value="0.00324913">
            <text:p>3.25E-003</text:p>
          </table:table-cell>
          <table:table-cell table:style-name="ce2" table:formula="of:=IF([.K7]&lt;0.1;[.J7];[.C7])" office:value-type="float" office:value="0.00126373">
            <text:p>1.26E-003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style-name="ce2" table:formula="of:=[.M7]/[.O7]" office:value-type="float" office:value="1">
            <text:p>1.00E+000</text:p>
          </table:table-cell>
          <table:table-cell table:style-name="ce2" table:formula="of:=[.P7]/[.N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274967">
            <text:p>2.75E-003</text:p>
          </table:table-cell>
          <table:table-cell table:style-name="ce2" office:value-type="float" office:value="0.0992998">
            <text:p>9.93E-002</text:p>
          </table:table-cell>
          <table:table-cell table:style-name="ce2" office:value-type="float" office:value="0.000798978">
            <text:p>7.99E-004</text:p>
          </table:table-cell>
          <table:table-cell table:style-name="ce2" office:value-type="float" office:value="0.197038">
            <text:p>1.97E-001</text:p>
          </table:table-cell>
          <table:table-cell table:style-name="ce2"/>
          <table:table-cell table:style-name="ce2" office:value-type="float" office:value="0.0000236548">
            <text:p>2.37E-005</text:p>
          </table:table-cell>
          <table:table-cell table:style-name="ce2" table:formula="of:=[.F8]/2/[.F$99]" office:value-type="float" office:value="0.00322546688192687">
            <text:p>3.23E-003</text:p>
          </table:table-cell>
          <table:table-cell table:style-name="ce2" office:value-type="float" office:value="0.216486">
            <text:p>2.16E-001</text:p>
          </table:table-cell>
          <table:table-cell table:style-name="ce2" office:value-type="float" office:value="0.0000103321">
            <text:p>1.03E-005</text:p>
          </table:table-cell>
          <table:table-cell table:style-name="ce2" table:formula="of:=[.I8]/2/[.I$99]" office:value-type="float" office:value="0.00158739986664249">
            <text:p>1.59E-003</text:p>
          </table:table-cell>
          <table:table-cell table:style-name="ce2" office:value-type="float" office:value="0.30276">
            <text:p>3.03E-001</text:p>
          </table:table-cell>
          <table:table-cell table:style-name="ce2"/>
          <table:table-cell table:style-name="ce2" table:formula="of:=IF([.H8]&lt;0.1; [.G8]; [.A8])" office:value-type="float" office:value="0.00274967">
            <text:p>2.75E-003</text:p>
          </table:table-cell>
          <table:table-cell table:style-name="ce2" table:formula="of:=IF([.K8]&lt;0.1;[.J8];[.C8])" office:value-type="float" office:value="0.000798978">
            <text:p>7.99E-004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style-name="ce2" table:formula="of:=[.M8]/[.O8]" office:value-type="float" office:value="1">
            <text:p>1.00E+000</text:p>
          </table:table-cell>
          <table:table-cell table:style-name="ce2" table:formula="of:=[.P8]/[.N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5067">
            <text:p>9.51E-003</text:p>
          </table:table-cell>
          <table:table-cell table:style-name="ce2" office:value-type="float" office:value="0.0483262">
            <text:p>4.83E-002</text:p>
          </table:table-cell>
          <table:table-cell table:style-name="ce2" office:value-type="float" office:value="0.015146">
            <text:p>1.51E-002</text:p>
          </table:table-cell>
          <table:table-cell table:style-name="ce2" office:value-type="float" office:value="0.0413384">
            <text:p>4.13E-002</text:p>
          </table:table-cell>
          <table:table-cell table:style-name="ce2"/>
          <table:table-cell table:style-name="ce2" office:value-type="float" office:value="0.0000571822">
            <text:p>5.72E-005</text:p>
          </table:table-cell>
          <table:table-cell table:style-name="ce2" table:formula="of:=[.F9]/2/[.F$99]" office:value-type="float" office:value="0.00779711907670826">
            <text:p>7.80E-003</text:p>
          </table:table-cell>
          <table:table-cell table:style-name="ce2" office:value-type="float" office:value="0.126921">
            <text:p>1.27E-001</text:p>
          </table:table-cell>
          <table:table-cell table:style-name="ce2" office:value-type="float" office:value="0.0000938259">
            <text:p>9.38E-005</text:p>
          </table:table-cell>
          <table:table-cell table:style-name="ce2" table:formula="of:=[.I9]/2/[.I$99]" office:value-type="float" office:value="0.0144151935373847">
            <text:p>1.44E-002</text:p>
          </table:table-cell>
          <table:table-cell table:style-name="ce2" office:value-type="float" office:value="0.200624">
            <text:p>2.01E-001</text:p>
          </table:table-cell>
          <table:table-cell table:style-name="ce2"/>
          <table:table-cell table:style-name="ce2" table:formula="of:=IF([.H9]&lt;0.1; [.G9]; [.A9])" office:value-type="float" office:value="0.0095067">
            <text:p>9.51E-003</text:p>
          </table:table-cell>
          <table:table-cell table:style-name="ce2" table:formula="of:=IF([.K9]&lt;0.1;[.J9];[.C9])" office:value-type="float" office:value="0.015146">
            <text:p>1.51E-002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style-name="ce2" table:formula="of:=[.M9]/[.O9]" office:value-type="float" office:value="1">
            <text:p>1.00E+000</text:p>
          </table:table-cell>
          <table:table-cell table:style-name="ce2" table:formula="of:=[.P9]/[.N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8466">
            <text:p>1.88E-002</text:p>
          </table:table-cell>
          <table:table-cell table:style-name="ce2" office:value-type="float" office:value="0.0369168">
            <text:p>3.69E-002</text:p>
          </table:table-cell>
          <table:table-cell table:style-name="ce2" office:value-type="float" office:value="0.022961">
            <text:p>2.30E-002</text:p>
          </table:table-cell>
          <table:table-cell table:style-name="ce2" office:value-type="float" office:value="0.036058">
            <text:p>3.61E-002</text:p>
          </table:table-cell>
          <table:table-cell table:style-name="ce2"/>
          <table:table-cell table:style-name="ce2" office:value-type="float" office:value="0.00012985">
            <text:p>1.30E-004</text:p>
          </table:table-cell>
          <table:table-cell table:style-name="ce2" table:formula="of:=[.F10]/2/[.F$99]" office:value-type="float" office:value="0.0177057880268784">
            <text:p>1.77E-002</text:p>
          </table:table-cell>
          <table:table-cell table:style-name="ce2" office:value-type="float" office:value="0.0886303">
            <text:p>8.86E-002</text:p>
          </table:table-cell>
          <table:table-cell table:style-name="ce2" office:value-type="float" office:value="0.00014392">
            <text:p>1.44E-004</text:p>
          </table:table-cell>
          <table:table-cell table:style-name="ce2" table:formula="of:=[.I10]/2/[.I$99]" office:value-type="float" office:value="0.022111534809689">
            <text:p>2.21E-002</text:p>
          </table:table-cell>
          <table:table-cell table:style-name="ce2" office:value-type="float" office:value="0.127612">
            <text:p>1.28E-001</text:p>
          </table:table-cell>
          <table:table-cell table:style-name="ce2"/>
          <table:table-cell table:style-name="ce2" table:formula="of:=IF([.H10]&lt;0.1; [.G10]; [.A10])" office:value-type="float" office:value="0.0177057880268784">
            <text:p>1.77E-002</text:p>
          </table:table-cell>
          <table:table-cell table:style-name="ce2" table:formula="of:=IF([.K10]&lt;0.1;[.J10];[.C10])" office:value-type="float" office:value="0.022961">
            <text:p>2.30E-002</text:p>
          </table:table-cell>
          <table:table-cell table:style-name="ce2" office:value-type="float" office:value="0.0177058">
            <text:p>1.77E-002</text:p>
          </table:table-cell>
          <table:table-cell table:style-name="ce2" office:value-type="float" office:value="0.022961">
            <text:p>2.30E-002</text:p>
          </table:table-cell>
          <table:table-cell table:style-name="ce2" table:formula="of:=[.M10]/[.O10]" office:value-type="float" office:value="0.999999323774042">
            <text:p>1.00E+000</text:p>
          </table:table-cell>
          <table:table-cell table:style-name="ce2" table:formula="of:=[.P10]/[.N1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6598">
            <text:p>1.37E-002</text:p>
          </table:table-cell>
          <table:table-cell table:style-name="ce2" office:value-type="float" office:value="0.0423287">
            <text:p>4.23E-002</text:p>
          </table:table-cell>
          <table:table-cell table:style-name="ce2" office:value-type="float" office:value="0.00812027">
            <text:p>8.12E-003</text:p>
          </table:table-cell>
          <table:table-cell table:style-name="ce2" office:value-type="float" office:value="0.0613643">
            <text:p>6.14E-002</text:p>
          </table:table-cell>
          <table:table-cell table:style-name="ce2"/>
          <table:table-cell table:style-name="ce2" office:value-type="float" office:value="0.0000935396">
            <text:p>9.35E-005</text:p>
          </table:table-cell>
          <table:table-cell table:style-name="ce2" table:formula="of:=[.F11]/2/[.F$99]" office:value-type="float" office:value="0.0127546579108125">
            <text:p>1.28E-002</text:p>
          </table:table-cell>
          <table:table-cell table:style-name="ce2" office:value-type="float" office:value="0.10832">
            <text:p>1.08E-001</text:p>
          </table:table-cell>
          <table:table-cell table:style-name="ce2" office:value-type="float" office:value="0.0000577025">
            <text:p>5.77E-005</text:p>
          </table:table-cell>
          <table:table-cell table:style-name="ce2" table:formula="of:=[.I11]/2/[.I$99]" office:value-type="float" office:value="0.00886527819174597">
            <text:p>8.87E-003</text:p>
          </table:table-cell>
          <table:table-cell table:style-name="ce2" office:value-type="float" office:value="0.142644">
            <text:p>1.43E-001</text:p>
          </table:table-cell>
          <table:table-cell table:style-name="ce2"/>
          <table:table-cell table:style-name="ce2" table:formula="of:=IF([.H11]&lt;0.1; [.G11]; [.A11])" office:value-type="float" office:value="0.0136598">
            <text:p>1.37E-002</text:p>
          </table:table-cell>
          <table:table-cell table:style-name="ce2" table:formula="of:=IF([.K11]&lt;0.1;[.J11];[.C11])" office:value-type="float" office:value="0.00812027">
            <text:p>8.12E-00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style-name="ce2" table:formula="of:=[.M11]/[.O11]" office:value-type="float" office:value="1">
            <text:p>1.00E+000</text:p>
          </table:table-cell>
          <table:table-cell table:style-name="ce2" table:formula="of:=[.P11]/[.N1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73229">
            <text:p>6.73E-003</text:p>
          </table:table-cell>
          <table:table-cell table:style-name="ce2" office:value-type="float" office:value="0.075563">
            <text:p>7.56E-002</text:p>
          </table:table-cell>
          <table:table-cell table:style-name="ce2" office:value-type="float" office:value="0.00255406">
            <text:p>2.55E-003</text:p>
          </table:table-cell>
          <table:table-cell table:style-name="ce2" office:value-type="float" office:value="0.13358">
            <text:p>1.34E-001</text:p>
          </table:table-cell>
          <table:table-cell table:style-name="ce2"/>
          <table:table-cell table:style-name="ce2" office:value-type="float" office:value="0.0000433481">
            <text:p>4.33E-005</text:p>
          </table:table-cell>
          <table:table-cell table:style-name="ce2" table:formula="of:=[.F12]/2/[.F$99]" office:value-type="float" office:value="0.00591076064665329">
            <text:p>5.91E-003</text:p>
          </table:table-cell>
          <table:table-cell table:style-name="ce2" office:value-type="float" office:value="0.194455">
            <text:p>1.94E-001</text:p>
          </table:table-cell>
          <table:table-cell table:style-name="ce2" office:value-type="float" office:value="0.0000198655">
            <text:p>1.99E-005</text:p>
          </table:table-cell>
          <table:table-cell table:style-name="ce2" table:formula="of:=[.I12]/2/[.I$99]" office:value-type="float" office:value="0.00305208931880126">
            <text:p>3.05E-003</text:p>
          </table:table-cell>
          <table:table-cell table:style-name="ce2" office:value-type="float" office:value="0.252272">
            <text:p>2.52E-001</text:p>
          </table:table-cell>
          <table:table-cell table:style-name="ce2"/>
          <table:table-cell table:style-name="ce2" table:formula="of:=IF([.H12]&lt;0.1; [.G12]; [.A12])" office:value-type="float" office:value="0.00673229">
            <text:p>6.73E-003</text:p>
          </table:table-cell>
          <table:table-cell table:style-name="ce2" table:formula="of:=IF([.K12]&lt;0.1;[.J12];[.C12])" office:value-type="float" office:value="0.00255406">
            <text:p>2.55E-003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style-name="ce2" table:formula="of:=[.M12]/[.O12]" office:value-type="float" office:value="1">
            <text:p>1.00E+000</text:p>
          </table:table-cell>
          <table:table-cell table:style-name="ce2" table:formula="of:=[.P12]/[.N1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96592">
            <text:p>4.97E-003</text:p>
          </table:table-cell>
          <table:table-cell table:style-name="ce2" office:value-type="float" office:value="0.0785087">
            <text:p>7.85E-002</text:p>
          </table:table-cell>
          <table:table-cell table:style-name="ce2" office:value-type="float" office:value="0.00168447">
            <text:p>1.68E-003</text:p>
          </table:table-cell>
          <table:table-cell table:style-name="ce2" office:value-type="float" office:value="0.147362">
            <text:p>1.47E-001</text:p>
          </table:table-cell>
          <table:table-cell table:style-name="ce2"/>
          <table:table-cell table:style-name="ce2" office:value-type="float" office:value="0.0000303818">
            <text:p>3.04E-005</text:p>
          </table:table-cell>
          <table:table-cell table:style-name="ce2" table:formula="of:=[.F13]/2/[.F$99]" office:value-type="float" office:value="0.00414273169561044">
            <text:p>4.14E-003</text:p>
          </table:table-cell>
          <table:table-cell table:style-name="ce2" office:value-type="float" office:value="0.196859">
            <text:p>1.97E-001</text:p>
          </table:table-cell>
          <table:table-cell table:style-name="ce2" office:value-type="float" office:value="0.0000131846">
            <text:p>1.32E-005</text:p>
          </table:table-cell>
          <table:table-cell table:style-name="ce2" table:formula="of:=[.I13]/2/[.I$99]" office:value-type="float" office:value="0.00202565134694153">
            <text:p>2.03E-003</text:p>
          </table:table-cell>
          <table:table-cell table:style-name="ce2" office:value-type="float" office:value="0.320099">
            <text:p>3.20E-001</text:p>
          </table:table-cell>
          <table:table-cell table:style-name="ce2"/>
          <table:table-cell table:style-name="ce2" table:formula="of:=IF([.H13]&lt;0.1; [.G13]; [.A13])" office:value-type="float" office:value="0.00496592">
            <text:p>4.97E-003</text:p>
          </table:table-cell>
          <table:table-cell table:style-name="ce2" table:formula="of:=IF([.K13]&lt;0.1;[.J13];[.C13])" office:value-type="float" office:value="0.00168447">
            <text:p>1.68E-003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style-name="ce2" table:formula="of:=[.M13]/[.O13]" office:value-type="float" office:value="1">
            <text:p>1.00E+000</text:p>
          </table:table-cell>
          <table:table-cell table:style-name="ce2" table:formula="of:=[.P13]/[.N1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362">
            <text:p>3.78E-003</text:p>
          </table:table-cell>
          <table:table-cell table:style-name="ce2" office:value-type="float" office:value="0.0793467">
            <text:p>7.93E-002</text:p>
          </table:table-cell>
          <table:table-cell table:style-name="ce2" office:value-type="float" office:value="0.00138474">
            <text:p>1.38E-003</text:p>
          </table:table-cell>
          <table:table-cell table:style-name="ce2" office:value-type="float" office:value="0.140253">
            <text:p>1.40E-001</text:p>
          </table:table-cell>
          <table:table-cell table:style-name="ce2"/>
          <table:table-cell table:style-name="ce2" office:value-type="float" office:value="0.0000239661">
            <text:p>2.40E-005</text:p>
          </table:table-cell>
          <table:table-cell table:style-name="ce2" table:formula="of:=[.F14]/2/[.F$99]" office:value-type="float" office:value="0.00326791441225238">
            <text:p>3.27E-003</text:p>
          </table:table-cell>
          <table:table-cell table:style-name="ce2" office:value-type="float" office:value="0.195784">
            <text:p>1.96E-001</text:p>
          </table:table-cell>
          <table:table-cell table:style-name="ce2" office:value-type="float" office:value="0.0000060703">
            <text:p>6.07E-006</text:p>
          </table:table-cell>
          <table:table-cell table:style-name="ce2" table:formula="of:=[.I14]/2/[.I$99]" office:value-type="float" office:value="0.000932626804858638">
            <text:p>9.33E-004</text:p>
          </table:table-cell>
          <table:table-cell table:style-name="ce2" office:value-type="float" office:value="0.353939">
            <text:p>3.54E-001</text:p>
          </table:table-cell>
          <table:table-cell table:style-name="ce2"/>
          <table:table-cell table:style-name="ce2" table:formula="of:=IF([.H14]&lt;0.1; [.G14]; [.A14])" office:value-type="float" office:value="0.00378362">
            <text:p>3.78E-003</text:p>
          </table:table-cell>
          <table:table-cell table:style-name="ce2" table:formula="of:=IF([.K14]&lt;0.1;[.J14];[.C14])" office:value-type="float" office:value="0.00138474">
            <text:p>1.38E-003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style-name="ce2" table:formula="of:=[.M14]/[.O14]" office:value-type="float" office:value="1">
            <text:p>1.00E+000</text:p>
          </table:table-cell>
          <table:table-cell table:style-name="ce2" table:formula="of:=[.P14]/[.N1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70259">
            <text:p>7.70E-003</text:p>
          </table:table-cell>
          <table:table-cell table:style-name="ce2" office:value-type="float" office:value="0.0790786">
            <text:p>7.91E-002</text:p>
          </table:table-cell>
          <table:table-cell table:style-name="ce2" office:value-type="float" office:value="0.0145413">
            <text:p>1.45E-002</text:p>
          </table:table-cell>
          <table:table-cell table:style-name="ce2" office:value-type="float" office:value="0.0638445">
            <text:p>6.38E-002</text:p>
          </table:table-cell>
          <table:table-cell table:style-name="ce2"/>
          <table:table-cell table:style-name="ce2" office:value-type="float" office:value="0.000065034">
            <text:p>6.50E-005</text:p>
          </table:table-cell>
          <table:table-cell table:style-name="ce2" table:formula="of:=[.F15]/2/[.F$99]" office:value-type="float" office:value="0.00886775678505978">
            <text:p>8.87E-003</text:p>
          </table:table-cell>
          <table:table-cell table:style-name="ce2" office:value-type="float" office:value="0.177561">
            <text:p>1.78E-001</text:p>
          </table:table-cell>
          <table:table-cell table:style-name="ce2" office:value-type="float" office:value="0.000127503">
            <text:p>1.28E-004</text:p>
          </table:table-cell>
          <table:table-cell table:style-name="ce2" table:formula="of:=[.I15]/2/[.I$99]" office:value-type="float" office:value="0.0195892650280696">
            <text:p>1.96E-002</text:p>
          </table:table-cell>
          <table:table-cell table:style-name="ce2" office:value-type="float" office:value="0.204973">
            <text:p>2.05E-001</text:p>
          </table:table-cell>
          <table:table-cell table:style-name="ce2"/>
          <table:table-cell table:style-name="ce2" table:formula="of:=IF([.H15]&lt;0.1; [.G15]; [.A15])" office:value-type="float" office:value="0.00770259">
            <text:p>7.70E-003</text:p>
          </table:table-cell>
          <table:table-cell table:style-name="ce2" table:formula="of:=IF([.K15]&lt;0.1;[.J15];[.C15])" office:value-type="float" office:value="0.0145413">
            <text:p>1.45E-002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style-name="ce2" table:formula="of:=[.M15]/[.O15]" office:value-type="float" office:value="1">
            <text:p>1.00E+000</text:p>
          </table:table-cell>
          <table:table-cell table:style-name="ce2" table:formula="of:=[.P15]/[.N1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4921">
            <text:p>1.05E-002</text:p>
          </table:table-cell>
          <table:table-cell table:style-name="ce2" office:value-type="float" office:value="0.067711">
            <text:p>6.77E-002</text:p>
          </table:table-cell>
          <table:table-cell table:style-name="ce2" office:value-type="float" office:value="0.0193366">
            <text:p>1.93E-002</text:p>
          </table:table-cell>
          <table:table-cell table:style-name="ce2" office:value-type="float" office:value="0.0560204">
            <text:p>5.60E-002</text:p>
          </table:table-cell>
          <table:table-cell table:style-name="ce2"/>
          <table:table-cell table:style-name="ce2" office:value-type="float" office:value="0.0000865399">
            <text:p>8.65E-005</text:p>
          </table:table-cell>
          <table:table-cell table:style-name="ce2" table:formula="of:=[.F16]/2/[.F$99]" office:value-type="float" office:value="0.0118002088969369">
            <text:p>1.18E-002</text:p>
          </table:table-cell>
          <table:table-cell table:style-name="ce2" office:value-type="float" office:value="0.152385">
            <text:p>1.52E-001</text:p>
          </table:table-cell>
          <table:table-cell table:style-name="ce2" office:value-type="float" office:value="0.000151647">
            <text:p>1.52E-004</text:p>
          </table:table-cell>
          <table:table-cell table:style-name="ce2" table:formula="of:=[.I16]/2/[.I$99]" office:value-type="float" office:value="0.0232986931578996">
            <text:p>2.33E-002</text:p>
          </table:table-cell>
          <table:table-cell table:style-name="ce2" office:value-type="float" office:value="0.172391">
            <text:p>1.72E-001</text:p>
          </table:table-cell>
          <table:table-cell table:style-name="ce2"/>
          <table:table-cell table:style-name="ce2" table:formula="of:=IF([.H16]&lt;0.1; [.G16]; [.A16])" office:value-type="float" office:value="0.0104921">
            <text:p>1.05E-002</text:p>
          </table:table-cell>
          <table:table-cell table:style-name="ce2" table:formula="of:=IF([.K16]&lt;0.1;[.J16];[.C16])" office:value-type="float" office:value="0.0193366">
            <text:p>1.93E-002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style-name="ce2" table:formula="of:=[.M16]/[.O16]" office:value-type="float" office:value="1">
            <text:p>1.00E+000</text:p>
          </table:table-cell>
          <table:table-cell table:style-name="ce2" table:formula="of:=[.P16]/[.N1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94998">
            <text:p>6.95E-003</text:p>
          </table:table-cell>
          <table:table-cell table:style-name="ce2" office:value-type="float" office:value="0.080238">
            <text:p>8.02E-002</text:p>
          </table:table-cell>
          <table:table-cell table:style-name="ce2" office:value-type="float" office:value="0.00415476">
            <text:p>4.15E-003</text:p>
          </table:table-cell>
          <table:table-cell table:style-name="ce2" office:value-type="float" office:value="0.112959">
            <text:p>1.13E-001</text:p>
          </table:table-cell>
          <table:table-cell table:style-name="ce2"/>
          <table:table-cell table:style-name="ce2" office:value-type="float" office:value="0.0000452792">
            <text:p>4.53E-005</text:p>
          </table:table-cell>
          <table:table-cell table:style-name="ce2" table:formula="of:=[.F17]/2/[.F$99]" office:value-type="float" office:value="0.0061740771446025">
            <text:p>6.17E-003</text:p>
          </table:table-cell>
          <table:table-cell table:style-name="ce2" office:value-type="float" office:value="0.182498">
            <text:p>1.82E-001</text:p>
          </table:table-cell>
          <table:table-cell table:style-name="ce2" office:value-type="float" office:value="0.0000458063">
            <text:p>4.58E-005</text:p>
          </table:table-cell>
          <table:table-cell table:style-name="ce2" table:formula="of:=[.I17]/2/[.I$99]" office:value-type="float" office:value="0.00703757363085782">
            <text:p>7.04E-003</text:p>
          </table:table-cell>
          <table:table-cell table:style-name="ce2" office:value-type="float" office:value="0.221403">
            <text:p>2.21E-001</text:p>
          </table:table-cell>
          <table:table-cell table:style-name="ce2"/>
          <table:table-cell table:style-name="ce2" table:formula="of:=IF([.H17]&lt;0.1; [.G17]; [.A17])" office:value-type="float" office:value="0.00694998">
            <text:p>6.95E-003</text:p>
          </table:table-cell>
          <table:table-cell table:style-name="ce2" table:formula="of:=IF([.K17]&lt;0.1;[.J17];[.C17])" office:value-type="float" office:value="0.00415476">
            <text:p>4.15E-003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style-name="ce2" table:formula="of:=[.M17]/[.O17]" office:value-type="float" office:value="1">
            <text:p>1.00E+000</text:p>
          </table:table-cell>
          <table:table-cell table:style-name="ce2" table:formula="of:=[.P17]/[.N1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498">
            <text:p>3.78E-003</text:p>
          </table:table-cell>
          <table:table-cell table:style-name="ce2" office:value-type="float" office:value="0.136947">
            <text:p>1.37E-001</text:p>
          </table:table-cell>
          <table:table-cell table:style-name="ce2" office:value-type="float" office:value="0.00253716">
            <text:p>2.54E-003</text:p>
          </table:table-cell>
          <table:table-cell table:style-name="ce2" office:value-type="float" office:value="0.185828">
            <text:p>1.86E-001</text:p>
          </table:table-cell>
          <table:table-cell table:style-name="ce2"/>
          <table:table-cell table:style-name="ce2" office:value-type="float" office:value="0.00000994145">
            <text:p>9.94E-006</text:p>
          </table:table-cell>
          <table:table-cell table:style-name="ce2" table:formula="of:=[.F18]/2/[.F$99]" office:value-type="float" office:value="0.00135557340300201">
            <text:p>1.36E-003</text:p>
          </table:table-cell>
          <table:table-cell table:style-name="ce2" office:value-type="float" office:value="0.296815">
            <text:p>2.97E-001</text:p>
          </table:table-cell>
          <table:table-cell table:style-name="ce2" office:value-type="float" office:value="0.0000234233">
            <text:p>2.34E-005</text:p>
          </table:table-cell>
          <table:table-cell table:style-name="ce2" table:formula="of:=[.I18]/2/[.I$99]" office:value-type="float" office:value="0.00359870145433427">
            <text:p>3.60E-003</text:p>
          </table:table-cell>
          <table:table-cell table:style-name="ce2" office:value-type="float" office:value="0.370019">
            <text:p>3.70E-001</text:p>
          </table:table-cell>
          <table:table-cell table:style-name="ce2"/>
          <table:table-cell table:style-name="ce2" table:formula="of:=IF([.H18]&lt;0.1; [.G18]; [.A18])" office:value-type="float" office:value="0.00378498">
            <text:p>3.78E-003</text:p>
          </table:table-cell>
          <table:table-cell table:style-name="ce2" table:formula="of:=IF([.K18]&lt;0.1;[.J18];[.C18])" office:value-type="float" office:value="0.00253716">
            <text:p>2.54E-003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style-name="ce2" table:formula="of:=[.M18]/[.O18]" office:value-type="float" office:value="1">
            <text:p>1.00E+000</text:p>
          </table:table-cell>
          <table:table-cell table:style-name="ce2" table:formula="of:=[.P18]/[.N1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9797">
            <text:p>4.60E-003</text:p>
          </table:table-cell>
          <table:table-cell table:style-name="ce2" office:value-type="float" office:value="0.125719">
            <text:p>1.26E-001</text:p>
          </table:table-cell>
          <table:table-cell table:style-name="ce2" office:value-type="float" office:value="0.00184534">
            <text:p>1.85E-003</text:p>
          </table:table-cell>
          <table:table-cell table:style-name="ce2" office:value-type="float" office:value="0.207603">
            <text:p>2.08E-001</text:p>
          </table:table-cell>
          <table:table-cell table:style-name="ce2"/>
          <table:table-cell table:style-name="ce2" office:value-type="float" office:value="0.0000400284">
            <text:p>4.00E-005</text:p>
          </table:table-cell>
          <table:table-cell table:style-name="ce2" table:formula="of:=[.F19]/2/[.F$99]" office:value-type="float" office:value="0.00545810061960032">
            <text:p>5.46E-003</text:p>
          </table:table-cell>
          <table:table-cell table:style-name="ce2" office:value-type="float" office:value="0.261784">
            <text:p>2.62E-001</text:p>
          </table:table-cell>
          <table:table-cell table:style-name="ce2" office:value-type="float" office:value="0.00000945448">
            <text:p>9.45E-006</text:p>
          </table:table-cell>
          <table:table-cell table:style-name="ce2" table:formula="of:=[.I19]/2/[.I$99]" office:value-type="float" office:value="0.00145256436650576">
            <text:p>1.45E-003</text:p>
          </table:table-cell>
          <table:table-cell table:style-name="ce2" office:value-type="float" office:value="0.460749">
            <text:p>4.61E-001</text:p>
          </table:table-cell>
          <table:table-cell table:style-name="ce2"/>
          <table:table-cell table:style-name="ce2" table:formula="of:=IF([.H19]&lt;0.1; [.G19]; [.A19])" office:value-type="float" office:value="0.00459797">
            <text:p>4.60E-003</text:p>
          </table:table-cell>
          <table:table-cell table:style-name="ce2" table:formula="of:=IF([.K19]&lt;0.1;[.J19];[.C19])" office:value-type="float" office:value="0.00184534">
            <text:p>1.85E-003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style-name="ce2" table:formula="of:=[.M19]/[.O19]" office:value-type="float" office:value="1">
            <text:p>1.00E+000</text:p>
          </table:table-cell>
          <table:table-cell table:style-name="ce2" table:formula="of:=[.P19]/[.N1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97937">
            <text:p>3.98E-003</text:p>
          </table:table-cell>
          <table:table-cell table:style-name="ce2" office:value-type="float" office:value="0.123296">
            <text:p>1.23E-001</text:p>
          </table:table-cell>
          <table:table-cell table:style-name="ce2" office:value-type="float" office:value="0.00139551">
            <text:p>1.40E-003</text:p>
          </table:table-cell>
          <table:table-cell table:style-name="ce2" office:value-type="float" office:value="0.207002">
            <text:p>2.07E-001</text:p>
          </table:table-cell>
          <table:table-cell table:style-name="ce2"/>
          <table:table-cell table:style-name="ce2" office:value-type="float" office:value="0.0000435653">
            <text:p>4.36E-005</text:p>
          </table:table-cell>
          <table:table-cell table:style-name="ce2" table:formula="of:=[.F20]/2/[.F$99]" office:value-type="float" office:value="0.00594037710533205">
            <text:p>5.94E-003</text:p>
          </table:table-cell>
          <table:table-cell table:style-name="ce2" office:value-type="float" office:value="0.247616">
            <text:p>2.48E-001</text:p>
          </table:table-cell>
          <table:table-cell table:style-name="ce2" office:value-type="float" office:value="0.00000362131">
            <text:p>3.62E-006</text:p>
          </table:table-cell>
          <table:table-cell table:style-name="ce2" table:formula="of:=[.I20]/2/[.I$99]" office:value-type="float" office:value="0.000556369664547491">
            <text:p>5.56E-004</text:p>
          </table:table-cell>
          <table:table-cell table:style-name="ce2" office:value-type="float" office:value="0.812799">
            <text:p>8.13E-001</text:p>
          </table:table-cell>
          <table:table-cell table:style-name="ce2"/>
          <table:table-cell table:style-name="ce2" table:formula="of:=IF([.H20]&lt;0.1; [.G20]; [.A20])" office:value-type="float" office:value="0.00397937">
            <text:p>3.98E-003</text:p>
          </table:table-cell>
          <table:table-cell table:style-name="ce2" table:formula="of:=IF([.K20]&lt;0.1;[.J20];[.C20])" office:value-type="float" office:value="0.00139551">
            <text:p>1.40E-003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style-name="ce2" table:formula="of:=[.M20]/[.O20]" office:value-type="float" office:value="1">
            <text:p>1.00E+000</text:p>
          </table:table-cell>
          <table:table-cell table:style-name="ce2" table:formula="of:=[.P20]/[.N2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89118">
            <text:p>6.89E-003</text:p>
          </table:table-cell>
          <table:table-cell table:style-name="ce2" office:value-type="float" office:value="0.0792897">
            <text:p>7.93E-002</text:p>
          </table:table-cell>
          <table:table-cell table:style-name="ce2" office:value-type="float" office:value="0.0132855">
            <text:p>1.33E-002</text:p>
          </table:table-cell>
          <table:table-cell table:style-name="ce2" office:value-type="float" office:value="0.061093">
            <text:p>6.11E-002</text:p>
          </table:table-cell>
          <table:table-cell table:style-name="ce2"/>
          <table:table-cell table:style-name="ce2" office:value-type="float" office:value="0.0000559536">
            <text:p>5.60E-005</text:p>
          </table:table-cell>
          <table:table-cell table:style-name="ce2" table:formula="of:=[.F21]/2/[.F$99]" office:value-type="float" office:value="0.00762959246007505">
            <text:p>7.63E-003</text:p>
          </table:table-cell>
          <table:table-cell table:style-name="ce2" office:value-type="float" office:value="0.195227">
            <text:p>1.95E-001</text:p>
          </table:table-cell>
          <table:table-cell table:style-name="ce2" office:value-type="float" office:value="0.0000824113">
            <text:p>8.24E-005</text:p>
          </table:table-cell>
          <table:table-cell table:style-name="ce2" table:formula="of:=[.I21]/2/[.I$99]" office:value-type="float" office:value="0.0126614808828636">
            <text:p>1.27E-002</text:p>
          </table:table-cell>
          <table:table-cell table:style-name="ce2" office:value-type="float" office:value="0.241452">
            <text:p>2.41E-001</text:p>
          </table:table-cell>
          <table:table-cell table:style-name="ce2"/>
          <table:table-cell table:style-name="ce2" table:formula="of:=IF([.H21]&lt;0.1; [.G21]; [.A21])" office:value-type="float" office:value="0.00689118">
            <text:p>6.89E-003</text:p>
          </table:table-cell>
          <table:table-cell table:style-name="ce2" table:formula="of:=IF([.K21]&lt;0.1;[.J21];[.C21])" office:value-type="float" office:value="0.0132855">
            <text:p>1.33E-00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style-name="ce2" table:formula="of:=[.M21]/[.O21]" office:value-type="float" office:value="1">
            <text:p>1.00E+000</text:p>
          </table:table-cell>
          <table:table-cell table:style-name="ce2" table:formula="of:=[.P21]/[.N2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78499">
            <text:p>8.78E-003</text:p>
          </table:table-cell>
          <table:table-cell table:style-name="ce2" office:value-type="float" office:value="0.0687649">
            <text:p>6.88E-002</text:p>
          </table:table-cell>
          <table:table-cell table:style-name="ce2" office:value-type="float" office:value="0.0144843">
            <text:p>1.45E-002</text:p>
          </table:table-cell>
          <table:table-cell table:style-name="ce2" office:value-type="float" office:value="0.05694">
            <text:p>5.69E-002</text:p>
          </table:table-cell>
          <table:table-cell table:style-name="ce2"/>
          <table:table-cell table:style-name="ce2" office:value-type="float" office:value="0.0000508479">
            <text:p>5.08E-005</text:p>
          </table:table-cell>
          <table:table-cell table:style-name="ce2" table:formula="of:=[.F22]/2/[.F$99]" office:value-type="float" office:value="0.0069334011475696">
            <text:p>6.93E-003</text:p>
          </table:table-cell>
          <table:table-cell table:style-name="ce2" office:value-type="float" office:value="0.189565">
            <text:p>1.90E-001</text:p>
          </table:table-cell>
          <table:table-cell table:style-name="ce2" office:value-type="float" office:value="0.000109261">
            <text:p>1.09E-004</text:p>
          </table:table-cell>
          <table:table-cell table:style-name="ce2" table:formula="of:=[.I22]/2/[.I$99]" office:value-type="float" office:value="0.0167866064816664">
            <text:p>1.68E-002</text:p>
          </table:table-cell>
          <table:table-cell table:style-name="ce2" office:value-type="float" office:value="0.200552">
            <text:p>2.01E-001</text:p>
          </table:table-cell>
          <table:table-cell table:style-name="ce2"/>
          <table:table-cell table:style-name="ce2" table:formula="of:=IF([.H22]&lt;0.1; [.G22]; [.A22])" office:value-type="float" office:value="0.00878499">
            <text:p>8.78E-003</text:p>
          </table:table-cell>
          <table:table-cell table:style-name="ce2" table:formula="of:=IF([.K22]&lt;0.1;[.J22];[.C22])" office:value-type="float" office:value="0.0144843">
            <text:p>1.45E-002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style-name="ce2" table:formula="of:=[.M22]/[.O22]" office:value-type="float" office:value="1">
            <text:p>1.00E+000</text:p>
          </table:table-cell>
          <table:table-cell table:style-name="ce2" table:formula="of:=[.P22]/[.N2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7084">
            <text:p>8.07E-003</text:p>
          </table:table-cell>
          <table:table-cell table:style-name="ce2" office:value-type="float" office:value="0.0712434">
            <text:p>7.12E-002</text:p>
          </table:table-cell>
          <table:table-cell table:style-name="ce2" office:value-type="float" office:value="0.00563819">
            <text:p>5.64E-003</text:p>
          </table:table-cell>
          <table:table-cell table:style-name="ce2" office:value-type="float" office:value="0.0898743">
            <text:p>8.99E-002</text:p>
          </table:table-cell>
          <table:table-cell table:style-name="ce2"/>
          <table:table-cell table:style-name="ce2" office:value-type="float" office:value="0.0000520285">
            <text:p>5.20E-005</text:p>
          </table:table-cell>
          <table:table-cell table:style-name="ce2" table:formula="of:=[.F23]/2/[.F$99]" office:value-type="float" office:value="0.00709438269046165">
            <text:p>7.09E-003</text:p>
          </table:table-cell>
          <table:table-cell table:style-name="ce2" office:value-type="float" office:value="0.162581">
            <text:p>1.63E-001</text:p>
          </table:table-cell>
          <table:table-cell table:style-name="ce2" office:value-type="float" office:value="0.000030692">
            <text:p>3.07E-005</text:p>
          </table:table-cell>
          <table:table-cell table:style-name="ce2" table:formula="of:=[.I23]/2/[.I$99]" office:value-type="float" office:value="0.00471544765410627">
            <text:p>4.72E-003</text:p>
          </table:table-cell>
          <table:table-cell table:style-name="ce2" office:value-type="float" office:value="0.210447">
            <text:p>2.10E-001</text:p>
          </table:table-cell>
          <table:table-cell table:style-name="ce2"/>
          <table:table-cell table:style-name="ce2" table:formula="of:=IF([.H23]&lt;0.1; [.G23]; [.A23])" office:value-type="float" office:value="0.00807084">
            <text:p>8.07E-003</text:p>
          </table:table-cell>
          <table:table-cell table:style-name="ce2" table:formula="of:=IF([.K23]&lt;0.1;[.J23];[.C23])" office:value-type="float" office:value="0.00563819">
            <text:p>5.64E-0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style-name="ce2" table:formula="of:=[.M23]/[.O23]" office:value-type="float" office:value="1">
            <text:p>1.00E+000</text:p>
          </table:table-cell>
          <table:table-cell table:style-name="ce2" table:formula="of:=[.P23]/[.N2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41745">
            <text:p>5.42E-003</text:p>
          </table:table-cell>
          <table:table-cell table:style-name="ce2" office:value-type="float" office:value="0.122524">
            <text:p>1.23E-001</text:p>
          </table:table-cell>
          <table:table-cell table:style-name="ce2" office:value-type="float" office:value="0.00331544">
            <text:p>3.32E-003</text:p>
          </table:table-cell>
          <table:table-cell table:style-name="ce2" office:value-type="float" office:value="0.159255">
            <text:p>1.59E-001</text:p>
          </table:table-cell>
          <table:table-cell table:style-name="ce2"/>
          <table:table-cell table:style-name="ce2" office:value-type="float" office:value="0.0000186524">
            <text:p>1.87E-005</text:p>
          </table:table-cell>
          <table:table-cell table:style-name="ce2" table:formula="of:=[.F24]/2/[.F$99]" office:value-type="float" office:value="0.00254336111353521">
            <text:p>2.54E-003</text:p>
          </table:table-cell>
          <table:table-cell table:style-name="ce2" office:value-type="float" office:value="0.422368">
            <text:p>4.22E-001</text:p>
          </table:table-cell>
          <table:table-cell table:style-name="ce2" office:value-type="float" office:value="0.0000387388">
            <text:p>3.87E-005</text:p>
          </table:table-cell>
          <table:table-cell table:style-name="ce2" table:formula="of:=[.I24]/2/[.I$99]" office:value-type="float" office:value="0.00595173933216774">
            <text:p>5.95E-003</text:p>
          </table:table-cell>
          <table:table-cell table:style-name="ce2" office:value-type="float" office:value="0.299089">
            <text:p>2.99E-001</text:p>
          </table:table-cell>
          <table:table-cell table:style-name="ce2"/>
          <table:table-cell table:style-name="ce2" table:formula="of:=IF([.H24]&lt;0.1; [.G24]; [.A24])" office:value-type="float" office:value="0.00541745">
            <text:p>5.42E-003</text:p>
          </table:table-cell>
          <table:table-cell table:style-name="ce2" table:formula="of:=IF([.K24]&lt;0.1;[.J24];[.C24])" office:value-type="float" office:value="0.00331544">
            <text:p>3.32E-003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style-name="ce2" table:formula="of:=[.M24]/[.O24]" office:value-type="float" office:value="1">
            <text:p>1.00E+000</text:p>
          </table:table-cell>
          <table:table-cell table:style-name="ce2" table:formula="of:=[.P24]/[.N2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8192">
            <text:p>3.82E-003</text:p>
          </table:table-cell>
          <table:table-cell table:style-name="ce2" office:value-type="float" office:value="0.133161">
            <text:p>1.33E-001</text:p>
          </table:table-cell>
          <table:table-cell table:style-name="ce2" office:value-type="float" office:value="0.0033998">
            <text:p>3.40E-003</text:p>
          </table:table-cell>
          <table:table-cell table:style-name="ce2" office:value-type="float" office:value="0.154626">
            <text:p>1.55E-001</text:p>
          </table:table-cell>
          <table:table-cell table:style-name="ce2"/>
          <table:table-cell table:style-name="ce2" office:value-type="float" office:value="0.0000338915">
            <text:p>3.39E-005</text:p>
          </table:table-cell>
          <table:table-cell table:style-name="ce2" table:formula="of:=[.F25]/2/[.F$99]" office:value-type="float" office:value="0.00462129930622218">
            <text:p>4.62E-003</text:p>
          </table:table-cell>
          <table:table-cell table:style-name="ce2" office:value-type="float" office:value="0.29836">
            <text:p>2.98E-001</text:p>
          </table:table-cell>
          <table:table-cell table:style-name="ce2" office:value-type="float" office:value="0.0000252619">
            <text:p>2.53E-005</text:p>
          </table:table-cell>
          <table:table-cell table:style-name="ce2" table:formula="of:=[.I25]/2/[.I$99]" office:value-type="float" office:value="0.00388117969155699">
            <text:p>3.88E-003</text:p>
          </table:table-cell>
          <table:table-cell table:style-name="ce2" office:value-type="float" office:value="0.344542">
            <text:p>3.45E-001</text:p>
          </table:table-cell>
          <table:table-cell table:style-name="ce2"/>
          <table:table-cell table:style-name="ce2" table:formula="of:=IF([.H25]&lt;0.1; [.G25]; [.A25])" office:value-type="float" office:value="0.0038192">
            <text:p>3.82E-003</text:p>
          </table:table-cell>
          <table:table-cell table:style-name="ce2" table:formula="of:=IF([.K25]&lt;0.1;[.J25];[.C25])" office:value-type="float" office:value="0.0033998">
            <text:p>3.40E-00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style-name="ce2" table:formula="of:=[.M25]/[.O25]" office:value-type="float" office:value="1">
            <text:p>1.00E+000</text:p>
          </table:table-cell>
          <table:table-cell table:style-name="ce2" table:formula="of:=[.P25]/[.N2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35953">
            <text:p>3.36E-003</text:p>
          </table:table-cell>
          <table:table-cell table:style-name="ce2" office:value-type="float" office:value="0.12798">
            <text:p>1.28E-001</text:p>
          </table:table-cell>
          <table:table-cell table:style-name="ce2" office:value-type="float" office:value="0.00218331">
            <text:p>2.18E-003</text:p>
          </table:table-cell>
          <table:table-cell table:style-name="ce2" office:value-type="float" office:value="0.172955">
            <text:p>1.73E-001</text:p>
          </table:table-cell>
          <table:table-cell table:style-name="ce2"/>
          <table:table-cell table:style-name="ce2" office:value-type="float" office:value="0.0000334202">
            <text:p>3.34E-005</text:p>
          </table:table-cell>
          <table:table-cell table:style-name="ce2" table:formula="of:=[.F26]/2/[.F$99]" office:value-type="float" office:value="0.00455703486342613">
            <text:p>4.56E-003</text:p>
          </table:table-cell>
          <table:table-cell table:style-name="ce2" office:value-type="float" office:value="0.272184">
            <text:p>2.72E-001</text:p>
          </table:table-cell>
          <table:table-cell table:style-name="ce2" office:value-type="float" office:value="0.00000847595">
            <text:p>8.48E-006</text:p>
          </table:table-cell>
          <table:table-cell table:style-name="ce2" table:formula="of:=[.I26]/2/[.I$99]" office:value-type="float" office:value="0.00130222528814747">
            <text:p>1.30E-003</text:p>
          </table:table-cell>
          <table:table-cell table:style-name="ce2" office:value-type="float" office:value="0.464146">
            <text:p>4.64E-001</text:p>
          </table:table-cell>
          <table:table-cell table:style-name="ce2"/>
          <table:table-cell table:style-name="ce2" table:formula="of:=IF([.H26]&lt;0.1; [.G26]; [.A26])" office:value-type="float" office:value="0.00335953">
            <text:p>3.36E-003</text:p>
          </table:table-cell>
          <table:table-cell table:style-name="ce2" table:formula="of:=IF([.K26]&lt;0.1;[.J26];[.C26])" office:value-type="float" office:value="0.00218331">
            <text:p>2.18E-003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style-name="ce2" table:formula="of:=[.M26]/[.O26]" office:value-type="float" office:value="1">
            <text:p>1.00E+000</text:p>
          </table:table-cell>
          <table:table-cell table:style-name="ce2" table:formula="of:=[.P26]/[.N2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49502">
            <text:p>9.50E-003</text:p>
          </table:table-cell>
          <table:table-cell table:style-name="ce2" office:value-type="float" office:value="0.0669307">
            <text:p>6.69E-002</text:p>
          </table:table-cell>
          <table:table-cell table:style-name="ce2" office:value-type="float" office:value="0.0164244">
            <text:p>1.64E-002</text:p>
          </table:table-cell>
          <table:table-cell table:style-name="ce2" office:value-type="float" office:value="0.053669">
            <text:p>5.37E-002</text:p>
          </table:table-cell>
          <table:table-cell table:style-name="ce2"/>
          <table:table-cell table:style-name="ce2" office:value-type="float" office:value="0.0000636656">
            <text:p>6.37E-005</text:p>
          </table:table-cell>
          <table:table-cell table:style-name="ce2" table:formula="of:=[.F27]/2/[.F$99]" office:value-type="float" office:value="0.00868116764115542">
            <text:p>8.68E-003</text:p>
          </table:table-cell>
          <table:table-cell table:style-name="ce2" office:value-type="float" office:value="0.148105">
            <text:p>1.48E-001</text:p>
          </table:table-cell>
          <table:table-cell table:style-name="ce2" office:value-type="float" office:value="0.000092327">
            <text:p>9.23E-005</text:p>
          </table:table-cell>
          <table:table-cell table:style-name="ce2" table:formula="of:=[.I27]/2/[.I$99]" office:value-type="float" office:value="0.0141849060198316">
            <text:p>1.42E-002</text:p>
          </table:table-cell>
          <table:table-cell table:style-name="ce2" office:value-type="float" office:value="0.201878">
            <text:p>2.02E-001</text:p>
          </table:table-cell>
          <table:table-cell table:style-name="ce2"/>
          <table:table-cell table:style-name="ce2" table:formula="of:=IF([.H27]&lt;0.1; [.G27]; [.A27])" office:value-type="float" office:value="0.00949502">
            <text:p>9.50E-003</text:p>
          </table:table-cell>
          <table:table-cell table:style-name="ce2" table:formula="of:=IF([.K27]&lt;0.1;[.J27];[.C27])" office:value-type="float" office:value="0.0164244">
            <text:p>1.64E-002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style-name="ce2" table:formula="of:=[.M27]/[.O27]" office:value-type="float" office:value="1">
            <text:p>1.00E+000</text:p>
          </table:table-cell>
          <table:table-cell table:style-name="ce2" table:formula="of:=[.P27]/[.N2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4414">
            <text:p>1.84E-002</text:p>
          </table:table-cell>
          <table:table-cell table:style-name="ce2" office:value-type="float" office:value="0.0493416">
            <text:p>4.93E-002</text:p>
          </table:table-cell>
          <table:table-cell table:style-name="ce2" office:value-type="float" office:value="0.0222626">
            <text:p>2.23E-002</text:p>
          </table:table-cell>
          <table:table-cell table:style-name="ce2" office:value-type="float" office:value="0.0483953">
            <text:p>4.84E-002</text:p>
          </table:table-cell>
          <table:table-cell table:style-name="ce2"/>
          <table:table-cell table:style-name="ce2" office:value-type="float" office:value="0.000133831">
            <text:p>1.34E-004</text:p>
          </table:table-cell>
          <table:table-cell table:style-name="ce2" table:formula="of:=[.F28]/2/[.F$99]" office:value-type="float" office:value="0.0182486200802862">
            <text:p>1.82E-002</text:p>
          </table:table-cell>
          <table:table-cell table:style-name="ce2" office:value-type="float" office:value="0.117911">
            <text:p>1.18E-001</text:p>
          </table:table-cell>
          <table:table-cell table:style-name="ce2" office:value-type="float" office:value="0.00017711">
            <text:p>1.77E-004</text:p>
          </table:table-cell>
          <table:table-cell table:style-name="ce2" table:formula="of:=[.I28]/2/[.I$99]" office:value-type="float" office:value="0.0272107693867706">
            <text:p>2.72E-002</text:p>
          </table:table-cell>
          <table:table-cell table:style-name="ce2" office:value-type="float" office:value="0.190626">
            <text:p>1.91E-001</text:p>
          </table:table-cell>
          <table:table-cell table:style-name="ce2"/>
          <table:table-cell table:style-name="ce2" table:formula="of:=IF([.H28]&lt;0.1; [.G28]; [.A28])" office:value-type="float" office:value="0.0184414">
            <text:p>1.84E-002</text:p>
          </table:table-cell>
          <table:table-cell table:style-name="ce2" table:formula="of:=IF([.K28]&lt;0.1;[.J28];[.C28])" office:value-type="float" office:value="0.0222626">
            <text:p>2.23E-002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style-name="ce2" table:formula="of:=[.M28]/[.O28]" office:value-type="float" office:value="1">
            <text:p>1.00E+000</text:p>
          </table:table-cell>
          <table:table-cell table:style-name="ce2" table:formula="of:=[.P28]/[.N2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091">
            <text:p>1.58E-002</text:p>
          </table:table-cell>
          <table:table-cell table:style-name="ce2" office:value-type="float" office:value="0.052756">
            <text:p>5.28E-002</text:p>
          </table:table-cell>
          <table:table-cell table:style-name="ce2" office:value-type="float" office:value="0.00898353">
            <text:p>8.98E-003</text:p>
          </table:table-cell>
          <table:table-cell table:style-name="ce2" office:value-type="float" office:value="0.0756169">
            <text:p>7.56E-002</text:p>
          </table:table-cell>
          <table:table-cell table:style-name="ce2"/>
          <table:table-cell table:style-name="ce2" office:value-type="float" office:value="0.000110458">
            <text:p>1.10E-004</text:p>
          </table:table-cell>
          <table:table-cell table:style-name="ce2" table:formula="of:=[.F29]/2/[.F$99]" office:value-type="float" office:value="0.0150615782354481">
            <text:p>1.51E-002</text:p>
          </table:table-cell>
          <table:table-cell table:style-name="ce2" office:value-type="float" office:value="0.125527">
            <text:p>1.26E-001</text:p>
          </table:table-cell>
          <table:table-cell table:style-name="ce2" office:value-type="float" office:value="0.0000775653">
            <text:p>7.76E-005</text:p>
          </table:table-cell>
          <table:table-cell table:style-name="ce2" table:formula="of:=[.I29]/2/[.I$99]" office:value-type="float" office:value="0.011916952688813">
            <text:p>1.19E-002</text:p>
          </table:table-cell>
          <table:table-cell table:style-name="ce2" office:value-type="float" office:value="0.167519">
            <text:p>1.68E-001</text:p>
          </table:table-cell>
          <table:table-cell table:style-name="ce2"/>
          <table:table-cell table:style-name="ce2" table:formula="of:=IF([.H29]&lt;0.1; [.G29]; [.A29])" office:value-type="float" office:value="0.0158091">
            <text:p>1.58E-002</text:p>
          </table:table-cell>
          <table:table-cell table:style-name="ce2" table:formula="of:=IF([.K29]&lt;0.1;[.J29];[.C29])" office:value-type="float" office:value="0.00898353">
            <text:p>8.98E-003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style-name="ce2" table:formula="of:=[.M29]/[.O29]" office:value-type="float" office:value="1">
            <text:p>1.00E+000</text:p>
          </table:table-cell>
          <table:table-cell table:style-name="ce2" table:formula="of:=[.P29]/[.N2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16397">
            <text:p>7.16E-003</text:p>
          </table:table-cell>
          <table:table-cell table:style-name="ce2" office:value-type="float" office:value="0.0984468">
            <text:p>9.84E-002</text:p>
          </table:table-cell>
          <table:table-cell table:style-name="ce2" office:value-type="float" office:value="0.00272317">
            <text:p>2.72E-003</text:p>
          </table:table-cell>
          <table:table-cell table:style-name="ce2" office:value-type="float" office:value="0.169756">
            <text:p>1.70E-001</text:p>
          </table:table-cell>
          <table:table-cell table:style-name="ce2"/>
          <table:table-cell table:style-name="ce2" office:value-type="float" office:value="0.0000501454">
            <text:p>5.01E-005</text:p>
          </table:table-cell>
          <table:table-cell table:style-name="ce2" table:formula="of:=[.F30]/2/[.F$99]" office:value-type="float" office:value="0.0068376112662536">
            <text:p>6.84E-003</text:p>
          </table:table-cell>
          <table:table-cell table:style-name="ce2" office:value-type="float" office:value="0.209865">
            <text:p>2.10E-001</text:p>
          </table:table-cell>
          <table:table-cell table:style-name="ce2" office:value-type="float" office:value="0.0000307481">
            <text:p>3.07E-005</text:p>
          </table:table-cell>
          <table:table-cell table:style-name="ce2" table:formula="of:=[.I30]/2/[.I$99]" office:value-type="float" office:value="0.00472406672791689">
            <text:p>4.72E-003</text:p>
          </table:table-cell>
          <table:table-cell table:style-name="ce2" office:value-type="float" office:value="0.307339">
            <text:p>3.07E-001</text:p>
          </table:table-cell>
          <table:table-cell table:style-name="ce2"/>
          <table:table-cell table:style-name="ce2" table:formula="of:=IF([.H30]&lt;0.1; [.G30]; [.A30])" office:value-type="float" office:value="0.00716397">
            <text:p>7.16E-003</text:p>
          </table:table-cell>
          <table:table-cell table:style-name="ce2" table:formula="of:=IF([.K30]&lt;0.1;[.J30];[.C30])" office:value-type="float" office:value="0.00272317">
            <text:p>2.72E-003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style-name="ce2" table:formula="of:=[.M30]/[.O30]" office:value-type="float" office:value="1">
            <text:p>1.00E+000</text:p>
          </table:table-cell>
          <table:table-cell table:style-name="ce2" table:formula="of:=[.P30]/[.N3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19671">
            <text:p>6.20E-003</text:p>
          </table:table-cell>
          <table:table-cell table:style-name="ce2" office:value-type="float" office:value="0.0992684">
            <text:p>9.93E-002</text:p>
          </table:table-cell>
          <table:table-cell table:style-name="ce2" office:value-type="float" office:value="0.00202375">
            <text:p>2.02E-003</text:p>
          </table:table-cell>
          <table:table-cell table:style-name="ce2" office:value-type="float" office:value="0.173609">
            <text:p>1.74E-001</text:p>
          </table:table-cell>
          <table:table-cell table:style-name="ce2"/>
          <table:table-cell table:style-name="ce2" office:value-type="float" office:value="0.0000410182">
            <text:p>4.10E-005</text:p>
          </table:table-cell>
          <table:table-cell table:style-name="ce2" table:formula="of:=[.F31]/2/[.F$99]" office:value-type="float" office:value="0.00559306549437124">
            <text:p>5.59E-003</text:p>
          </table:table-cell>
          <table:table-cell table:style-name="ce2" office:value-type="float" office:value="0.21136">
            <text:p>2.11E-001</text:p>
          </table:table-cell>
          <table:table-cell table:style-name="ce2" office:value-type="float" office:value="0.0000169909">
            <text:p>1.70E-005</text:p>
          </table:table-cell>
          <table:table-cell table:style-name="ce2" table:formula="of:=[.I31]/2/[.I$99]" office:value-type="float" office:value="0.00261044244578894">
            <text:p>2.61E-003</text:p>
          </table:table-cell>
          <table:table-cell table:style-name="ce2" office:value-type="float" office:value="0.384339">
            <text:p>3.84E-001</text:p>
          </table:table-cell>
          <table:table-cell table:style-name="ce2"/>
          <table:table-cell table:style-name="ce2" table:formula="of:=IF([.H31]&lt;0.1; [.G31]; [.A31])" office:value-type="float" office:value="0.00619671">
            <text:p>6.20E-003</text:p>
          </table:table-cell>
          <table:table-cell table:style-name="ce2" table:formula="of:=IF([.K31]&lt;0.1;[.J31];[.C31])" office:value-type="float" office:value="0.00202375">
            <text:p>2.02E-003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style-name="ce2" table:formula="of:=[.M31]/[.O31]" office:value-type="float" office:value="1">
            <text:p>1.00E+000</text:p>
          </table:table-cell>
          <table:table-cell table:style-name="ce2" table:formula="of:=[.P31]/[.N3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3887">
            <text:p>4.64E-003</text:p>
          </table:table-cell>
          <table:table-cell table:style-name="ce2" office:value-type="float" office:value="0.103019">
            <text:p>1.03E-001</text:p>
          </table:table-cell>
          <table:table-cell table:style-name="ce2" office:value-type="float" office:value="0.00192056">
            <text:p>1.92E-003</text:p>
          </table:table-cell>
          <table:table-cell table:style-name="ce2" office:value-type="float" office:value="0.170775">
            <text:p>1.71E-001</text:p>
          </table:table-cell>
          <table:table-cell table:style-name="ce2"/>
          <table:table-cell table:style-name="ce2" office:value-type="float" office:value="0.0000346812">
            <text:p>3.47E-005</text:p>
          </table:table-cell>
          <table:table-cell table:style-name="ce2" table:formula="of:=[.F32]/2/[.F$99]" office:value-type="float" office:value="0.00472897940483463">
            <text:p>4.73E-003</text:p>
          </table:table-cell>
          <table:table-cell table:style-name="ce2" office:value-type="float" office:value="0.226015">
            <text:p>2.26E-001</text:p>
          </table:table-cell>
          <table:table-cell table:style-name="ce2" office:value-type="float" office:value="0.00000448356">
            <text:p>4.48E-006</text:p>
          </table:table-cell>
          <table:table-cell table:style-name="ce2" table:formula="of:=[.I32]/2/[.I$99]" office:value-type="float" office:value="0.000688843753552871">
            <text:p>6.89E-004</text:p>
          </table:table-cell>
          <table:table-cell table:style-name="ce2" office:value-type="float" office:value="0.570398">
            <text:p>5.70E-001</text:p>
          </table:table-cell>
          <table:table-cell table:style-name="ce2"/>
          <table:table-cell table:style-name="ce2" table:formula="of:=IF([.H32]&lt;0.1; [.G32]; [.A32])" office:value-type="float" office:value="0.00463887">
            <text:p>4.64E-003</text:p>
          </table:table-cell>
          <table:table-cell table:style-name="ce2" table:formula="of:=IF([.K32]&lt;0.1;[.J32];[.C32])" office:value-type="float" office:value="0.00192056">
            <text:p>1.92E-003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style-name="ce2" table:formula="of:=[.M32]/[.O32]" office:value-type="float" office:value="1">
            <text:p>1.00E+000</text:p>
          </table:table-cell>
          <table:table-cell table:style-name="ce2" table:formula="of:=[.P32]/[.N3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6501">
            <text:p>1.77E-002</text:p>
          </table:table-cell>
          <table:table-cell table:style-name="ce2" office:value-type="float" office:value="0.0461173">
            <text:p>4.61E-002</text:p>
          </table:table-cell>
          <table:table-cell table:style-name="ce2" office:value-type="float" office:value="0.0308472">
            <text:p>3.08E-002</text:p>
          </table:table-cell>
          <table:table-cell table:style-name="ce2" office:value-type="float" office:value="0.0363267">
            <text:p>3.63E-002</text:p>
          </table:table-cell>
          <table:table-cell table:style-name="ce2"/>
          <table:table-cell table:style-name="ce2" office:value-type="float" office:value="0.000098744">
            <text:p>9.87E-005</text:p>
          </table:table-cell>
          <table:table-cell table:style-name="ce2" table:formula="of:=[.F33]/2/[.F$99]" office:value-type="float" office:value="0.0134643075311982">
            <text:p>1.35E-002</text:p>
          </table:table-cell>
          <table:table-cell table:style-name="ce2" office:value-type="float" office:value="0.113312">
            <text:p>1.13E-001</text:p>
          </table:table-cell>
          <table:table-cell table:style-name="ce2" office:value-type="float" office:value="0.000175431">
            <text:p>1.75E-004</text:p>
          </table:table-cell>
          <table:table-cell table:style-name="ce2" table:formula="of:=[.I33]/2/[.I$99]" office:value-type="float" office:value="0.0269528117231695">
            <text:p>2.70E-002</text:p>
          </table:table-cell>
          <table:table-cell table:style-name="ce2" office:value-type="float" office:value="0.138157">
            <text:p>1.38E-001</text:p>
          </table:table-cell>
          <table:table-cell table:style-name="ce2"/>
          <table:table-cell table:style-name="ce2" table:formula="of:=IF([.H33]&lt;0.1; [.G33]; [.A33])" office:value-type="float" office:value="0.0176501">
            <text:p>1.77E-002</text:p>
          </table:table-cell>
          <table:table-cell table:style-name="ce2" table:formula="of:=IF([.K33]&lt;0.1;[.J33];[.C33])" office:value-type="float" office:value="0.0308472">
            <text:p>3.08E-002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style-name="ce2" table:formula="of:=[.M33]/[.O33]" office:value-type="float" office:value="1">
            <text:p>1.00E+000</text:p>
          </table:table-cell>
          <table:table-cell table:style-name="ce2" table:formula="of:=[.P33]/[.N3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714697">
            <text:p>7.15E-002</text:p>
          </table:table-cell>
          <table:table-cell table:style-name="ce2" office:value-type="float" office:value="0.0243337">
            <text:p>2.43E-002</text:p>
          </table:table-cell>
          <table:table-cell table:style-name="ce2" office:value-type="float" office:value="0.0941316">
            <text:p>9.41E-002</text:p>
          </table:table-cell>
          <table:table-cell table:style-name="ce2" office:value-type="float" office:value="0.0209889">
            <text:p>2.10E-002</text:p>
          </table:table-cell>
          <table:table-cell table:style-name="ce2"/>
          <table:table-cell table:style-name="ce2" office:value-type="float" office:value="0.000497422">
            <text:p>4.97E-004</text:p>
          </table:table-cell>
          <table:table-cell table:style-name="ce2" table:formula="of:=[.F34]/2/[.F$99]" office:value-type="float" office:value="0.0678263264682782">
            <text:p>6.78E-002</text:p>
          </table:table-cell>
          <table:table-cell table:style-name="ce2" office:value-type="float" office:value="0.0645242">
            <text:p>6.45E-002</text:p>
          </table:table-cell>
          <table:table-cell table:style-name="ce2" office:value-type="float" office:value="0.000604366">
            <text:p>6.04E-004</text:p>
          </table:table-cell>
          <table:table-cell table:style-name="ce2" table:formula="of:=[.I34]/2/[.I$99]" office:value-type="float" office:value="0.0928533897081191">
            <text:p>9.29E-002</text:p>
          </table:table-cell>
          <table:table-cell table:style-name="ce2" office:value-type="float" office:value="0.0901437">
            <text:p>9.01E-002</text:p>
          </table:table-cell>
          <table:table-cell table:style-name="ce2"/>
          <table:table-cell table:style-name="ce2" table:formula="of:=IF([.H34]&lt;0.1; [.G34]; [.A34])" office:value-type="float" office:value="0.0678263264682782">
            <text:p>6.78E-002</text:p>
          </table:table-cell>
          <table:table-cell table:style-name="ce2" table:formula="of:=IF([.K34]&lt;0.1;[.J34];[.C34])" office:value-type="float" office:value="0.0928533897081191">
            <text:p>9.29E-002</text:p>
          </table:table-cell>
          <table:table-cell table:style-name="ce2" office:value-type="float" office:value="0.0678263">
            <text:p>6.78E-002</text:p>
          </table:table-cell>
          <table:table-cell table:style-name="ce2" office:value-type="float" office:value="0.0928534">
            <text:p>9.29E-002</text:p>
          </table:table-cell>
          <table:table-cell table:style-name="ce2" table:formula="of:=[.M34]/[.O34]" office:value-type="float" office:value="1.00000039023621">
            <text:p>1.00E+000</text:p>
          </table:table-cell>
          <table:table-cell table:style-name="ce2" table:formula="of:=[.P34]/[.N34]" office:value-type="float" office:value="1.00000011084012">
            <text:p>1.00E+000</text:p>
          </table:table-cell>
        </table:table-row>
        <table:table-row table:style-name="ro1">
          <table:table-cell table:style-name="ce2" office:value-type="float" office:value="0.138026">
            <text:p>1.38E-001</text:p>
          </table:table-cell>
          <table:table-cell table:style-name="ce2" office:value-type="float" office:value="0.0210248">
            <text:p>2.10E-002</text:p>
          </table:table-cell>
          <table:table-cell table:style-name="ce2" office:value-type="float" office:value="0.0553096">
            <text:p>5.53E-002</text:p>
          </table:table-cell>
          <table:table-cell table:style-name="ce2" office:value-type="float" office:value="0.0254744">
            <text:p>2.55E-002</text:p>
          </table:table-cell>
          <table:table-cell table:style-name="ce2"/>
          <table:table-cell table:style-name="ce2" office:value-type="float" office:value="0.000949896">
            <text:p>9.50E-004</text:p>
          </table:table-cell>
          <table:table-cell table:style-name="ce2" table:formula="of:=[.F35]/2/[.F$99]" office:value-type="float" office:value="0.129523736800768">
            <text:p>1.30E-001</text:p>
          </table:table-cell>
          <table:table-cell table:style-name="ce2" office:value-type="float" office:value="0.0590481">
            <text:p>5.90E-002</text:p>
          </table:table-cell>
          <table:table-cell table:style-name="ce2" office:value-type="float" office:value="0.00036825">
            <text:p>3.68E-004</text:p>
          </table:table-cell>
          <table:table-cell table:style-name="ce2" table:formula="of:=[.I35]/2/[.I$99]" office:value-type="float" office:value="0.0565770754145913">
            <text:p>5.66E-002</text:p>
          </table:table-cell>
          <table:table-cell table:style-name="ce2" office:value-type="float" office:value="0.080477">
            <text:p>8.05E-002</text:p>
          </table:table-cell>
          <table:table-cell table:style-name="ce2"/>
          <table:table-cell table:style-name="ce2" table:formula="of:=IF([.H35]&lt;0.1; [.G35]; [.A35])" office:value-type="float" office:value="0.129523736800768">
            <text:p>1.30E-001</text:p>
          </table:table-cell>
          <table:table-cell table:style-name="ce2" table:formula="of:=IF([.K35]&lt;0.1;[.J35];[.C35])" office:value-type="float" office:value="0.0565770754145913">
            <text:p>5.66E-002</text:p>
          </table:table-cell>
          <table:table-cell table:style-name="ce2" office:value-type="float" office:value="0.129524">
            <text:p>1.30E-001</text:p>
          </table:table-cell>
          <table:table-cell table:style-name="ce2" office:value-type="float" office:value="0.0565771">
            <text:p>5.66E-002</text:p>
          </table:table-cell>
          <table:table-cell table:style-name="ce2" table:formula="of:=[.M35]/[.O35]" office:value-type="float" office:value="0.999997967950094">
            <text:p>1.00E+000</text:p>
          </table:table-cell>
          <table:table-cell table:style-name="ce2" table:formula="of:=[.P35]/[.N35]" office:value-type="float" office:value="1.00000043454718">
            <text:p>1.00E+000</text:p>
          </table:table-cell>
        </table:table-row>
        <table:table-row table:style-name="ro1">
          <table:table-cell table:style-name="ce2" office:value-type="float" office:value="0.0300595">
            <text:p>3.01E-002</text:p>
          </table:table-cell>
          <table:table-cell table:style-name="ce2" office:value-type="float" office:value="0.0426486">
            <text:p>4.26E-002</text:p>
          </table:table-cell>
          <table:table-cell table:style-name="ce2" office:value-type="float" office:value="0.00834538">
            <text:p>8.35E-003</text:p>
          </table:table-cell>
          <table:table-cell table:style-name="ce2" office:value-type="float" office:value="0.0842004">
            <text:p>8.42E-002</text:p>
          </table:table-cell>
          <table:table-cell table:style-name="ce2"/>
          <table:table-cell table:style-name="ce2" office:value-type="float" office:value="0.000221569">
            <text:p>2.22E-004</text:p>
          </table:table-cell>
          <table:table-cell table:style-name="ce2" table:formula="of:=[.F36]/2/[.F$99]" office:value-type="float" office:value="0.0302121967449167">
            <text:p>3.02E-002</text:p>
          </table:table-cell>
          <table:table-cell table:style-name="ce2" office:value-type="float" office:value="0.0981516">
            <text:p>9.82E-002</text:p>
          </table:table-cell>
          <table:table-cell table:style-name="ce2" office:value-type="float" office:value="0.0000503119">
            <text:p>5.03E-005</text:p>
          </table:table-cell>
          <table:table-cell table:style-name="ce2" table:formula="of:=[.I36]/2/[.I$99]" office:value-type="float" office:value="0.0077298035588632">
            <text:p>7.73E-003</text:p>
          </table:table-cell>
          <table:table-cell table:style-name="ce2" office:value-type="float" office:value="0.218094">
            <text:p>2.18E-001</text:p>
          </table:table-cell>
          <table:table-cell table:style-name="ce2"/>
          <table:table-cell table:style-name="ce2" table:formula="of:=IF([.H36]&lt;0.1; [.G36]; [.A36])" office:value-type="float" office:value="0.0302121967449167">
            <text:p>3.02E-002</text:p>
          </table:table-cell>
          <table:table-cell table:style-name="ce2" table:formula="of:=IF([.K36]&lt;0.1;[.J36];[.C36])" office:value-type="float" office:value="0.00834538">
            <text:p>8.35E-003</text:p>
          </table:table-cell>
          <table:table-cell table:style-name="ce2" office:value-type="float" office:value="0.0302122">
            <text:p>3.02E-002</text:p>
          </table:table-cell>
          <table:table-cell table:style-name="ce2" office:value-type="float" office:value="0.00834538">
            <text:p>8.35E-003</text:p>
          </table:table-cell>
          <table:table-cell table:style-name="ce2" table:formula="of:=[.M36]/[.O36]" office:value-type="float" office:value="0.999999892259308">
            <text:p>1.00E+000</text:p>
          </table:table-cell>
          <table:table-cell table:style-name="ce2" table:formula="of:=[.P36]/[.N3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7892">
            <text:p>2.08E-002</text:p>
          </table:table-cell>
          <table:table-cell table:style-name="ce2" office:value-type="float" office:value="0.0488518">
            <text:p>4.89E-002</text:p>
          </table:table-cell>
          <table:table-cell table:style-name="ce2" office:value-type="float" office:value="0.00670446">
            <text:p>6.70E-003</text:p>
          </table:table-cell>
          <table:table-cell table:style-name="ce2" office:value-type="float" office:value="0.0932823">
            <text:p>9.33E-002</text:p>
          </table:table-cell>
          <table:table-cell table:style-name="ce2"/>
          <table:table-cell table:style-name="ce2" office:value-type="float" office:value="0.000135858">
            <text:p>1.36E-004</text:p>
          </table:table-cell>
          <table:table-cell table:style-name="ce2" table:formula="of:=[.F37]/2/[.F$99]" office:value-type="float" office:value="0.0185250130901475">
            <text:p>1.85E-002</text:p>
          </table:table-cell>
          <table:table-cell table:style-name="ce2" office:value-type="float" office:value="0.118185">
            <text:p>1.18E-001</text:p>
          </table:table-cell>
          <table:table-cell table:style-name="ce2" office:value-type="float" office:value="0.0000284504">
            <text:p>2.85E-005</text:p>
          </table:table-cell>
          <table:table-cell table:style-name="ce2" table:formula="of:=[.I37]/2/[.I$99]" office:value-type="float" office:value="0.00437105343211212">
            <text:p>4.37E-003</text:p>
          </table:table-cell>
          <table:table-cell table:style-name="ce2" office:value-type="float" office:value="0.2544">
            <text:p>2.54E-001</text:p>
          </table:table-cell>
          <table:table-cell table:style-name="ce2"/>
          <table:table-cell table:style-name="ce2" table:formula="of:=IF([.H37]&lt;0.1; [.G37]; [.A37])" office:value-type="float" office:value="0.0207892">
            <text:p>2.08E-002</text:p>
          </table:table-cell>
          <table:table-cell table:style-name="ce2" table:formula="of:=IF([.K37]&lt;0.1;[.J37];[.C37])" office:value-type="float" office:value="0.00670446">
            <text:p>6.70E-003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style-name="ce2" table:formula="of:=[.M37]/[.O37]" office:value-type="float" office:value="1">
            <text:p>1.00E+000</text:p>
          </table:table-cell>
          <table:table-cell table:style-name="ce2" table:formula="of:=[.P37]/[.N3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0507">
            <text:p>1.21E-002</text:p>
          </table:table-cell>
          <table:table-cell table:style-name="ce2" office:value-type="float" office:value="0.0572463">
            <text:p>5.72E-002</text:p>
          </table:table-cell>
          <table:table-cell table:style-name="ce2" office:value-type="float" office:value="0.00420363">
            <text:p>4.20E-003</text:p>
          </table:table-cell>
          <table:table-cell table:style-name="ce2" office:value-type="float" office:value="0.10472">
            <text:p>1.05E-001</text:p>
          </table:table-cell>
          <table:table-cell table:style-name="ce2"/>
          <table:table-cell table:style-name="ce2" office:value-type="float" office:value="0.0000811151">
            <text:p>8.11E-005</text:p>
          </table:table-cell>
          <table:table-cell table:style-name="ce2" table:formula="of:=[.F38]/2/[.F$99]" office:value-type="float" office:value="0.011060506479623">
            <text:p>1.11E-002</text:p>
          </table:table-cell>
          <table:table-cell table:style-name="ce2" office:value-type="float" office:value="0.144693">
            <text:p>1.45E-001</text:p>
          </table:table-cell>
          <table:table-cell table:style-name="ce2" office:value-type="float" office:value="0.0000178089">
            <text:p>1.78E-005</text:p>
          </table:table-cell>
          <table:table-cell table:style-name="ce2" table:formula="of:=[.I38]/2/[.I$99]" office:value-type="float" office:value="0.00273611806748381">
            <text:p>2.74E-003</text:p>
          </table:table-cell>
          <table:table-cell table:style-name="ce2" office:value-type="float" office:value="0.292427">
            <text:p>2.92E-001</text:p>
          </table:table-cell>
          <table:table-cell table:style-name="ce2"/>
          <table:table-cell table:style-name="ce2" table:formula="of:=IF([.H38]&lt;0.1; [.G38]; [.A38])" office:value-type="float" office:value="0.0120507">
            <text:p>1.21E-002</text:p>
          </table:table-cell>
          <table:table-cell table:style-name="ce2" table:formula="of:=IF([.K38]&lt;0.1;[.J38];[.C38])" office:value-type="float" office:value="0.00420363">
            <text:p>4.20E-003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style-name="ce2" table:formula="of:=[.M38]/[.O38]" office:value-type="float" office:value="1">
            <text:p>1.00E+000</text:p>
          </table:table-cell>
          <table:table-cell table:style-name="ce2" table:formula="of:=[.P38]/[.N3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554">
            <text:p>1.59E-002</text:p>
          </table:table-cell>
          <table:table-cell table:style-name="ce2" office:value-type="float" office:value="0.0710514">
            <text:p>7.11E-002</text:p>
          </table:table-cell>
          <table:table-cell table:style-name="ce2" office:value-type="float" office:value="0.0283079">
            <text:p>2.83E-002</text:p>
          </table:table-cell>
          <table:table-cell table:style-name="ce2" office:value-type="float" office:value="0.0564921">
            <text:p>5.65E-002</text:p>
          </table:table-cell>
          <table:table-cell table:style-name="ce2"/>
          <table:table-cell table:style-name="ce2" office:value-type="float" office:value="0.000105716">
            <text:p>1.06E-004</text:p>
          </table:table-cell>
          <table:table-cell table:style-name="ce2" table:formula="of:=[.F39]/2/[.F$99]" office:value-type="float" office:value="0.0144149794921023">
            <text:p>1.44E-002</text:p>
          </table:table-cell>
          <table:table-cell table:style-name="ce2" office:value-type="float" office:value="0.164129">
            <text:p>1.64E-001</text:p>
          </table:table-cell>
          <table:table-cell table:style-name="ce2" office:value-type="float" office:value="0.000150748">
            <text:p>1.51E-004</text:p>
          </table:table-cell>
          <table:table-cell table:style-name="ce2" table:formula="of:=[.I39]/2/[.I$99]" office:value-type="float" office:value="0.0231605728841787">
            <text:p>2.32E-002</text:p>
          </table:table-cell>
          <table:table-cell table:style-name="ce2" office:value-type="float" office:value="0.233442">
            <text:p>2.33E-001</text:p>
          </table:table-cell>
          <table:table-cell table:style-name="ce2"/>
          <table:table-cell table:style-name="ce2" table:formula="of:=IF([.H39]&lt;0.1; [.G39]; [.A39])" office:value-type="float" office:value="0.0158554">
            <text:p>1.59E-002</text:p>
          </table:table-cell>
          <table:table-cell table:style-name="ce2" table:formula="of:=IF([.K39]&lt;0.1;[.J39];[.C39])" office:value-type="float" office:value="0.0283079">
            <text:p>2.83E-002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style-name="ce2" table:formula="of:=[.M39]/[.O39]" office:value-type="float" office:value="1">
            <text:p>1.00E+000</text:p>
          </table:table-cell>
          <table:table-cell table:style-name="ce2" table:formula="of:=[.P39]/[.N3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13709">
            <text:p>4.14E-002</text:p>
          </table:table-cell>
          <table:table-cell table:style-name="ce2" office:value-type="float" office:value="0.0432271">
            <text:p>4.32E-002</text:p>
          </table:table-cell>
          <table:table-cell table:style-name="ce2" office:value-type="float" office:value="0.074102">
            <text:p>7.41E-002</text:p>
          </table:table-cell>
          <table:table-cell table:style-name="ce2" office:value-type="float" office:value="0.0347547">
            <text:p>3.48E-002</text:p>
          </table:table-cell>
          <table:table-cell table:style-name="ce2"/>
          <table:table-cell table:style-name="ce2" office:value-type="float" office:value="0.00029378">
            <text:p>2.94E-004</text:p>
          </table:table-cell>
          <table:table-cell table:style-name="ce2" table:formula="of:=[.F40]/2/[.F$99]" office:value-type="float" office:value="0.0400585784099834">
            <text:p>4.01E-002</text:p>
          </table:table-cell>
          <table:table-cell table:style-name="ce2" office:value-type="float" office:value="0.109411">
            <text:p>1.09E-001</text:p>
          </table:table-cell>
          <table:table-cell table:style-name="ce2" office:value-type="float" office:value="0.0005441">
            <text:p>5.44E-004</text:p>
          </table:table-cell>
          <table:table-cell table:style-name="ce2" table:formula="of:=[.I40]/2/[.I$99]" office:value-type="float" office:value="0.0835942613254015">
            <text:p>8.36E-002</text:p>
          </table:table-cell>
          <table:table-cell table:style-name="ce2" office:value-type="float" office:value="0.152519">
            <text:p>1.53E-001</text:p>
          </table:table-cell>
          <table:table-cell table:style-name="ce2"/>
          <table:table-cell table:style-name="ce2" table:formula="of:=IF([.H40]&lt;0.1; [.G40]; [.A40])" office:value-type="float" office:value="0.0413709">
            <text:p>4.14E-002</text:p>
          </table:table-cell>
          <table:table-cell table:style-name="ce2" table:formula="of:=IF([.K40]&lt;0.1;[.J40];[.C40])" office:value-type="float" office:value="0.074102">
            <text:p>7.41E-002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style-name="ce2" table:formula="of:=[.M40]/[.O40]" office:value-type="float" office:value="1">
            <text:p>1.00E+000</text:p>
          </table:table-cell>
          <table:table-cell table:style-name="ce2" table:formula="of:=[.P40]/[.N4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31267">
            <text:p>5.31E-002</text:p>
          </table:table-cell>
          <table:table-cell table:style-name="ce2" office:value-type="float" office:value="0.0365647">
            <text:p>3.66E-002</text:p>
          </table:table-cell>
          <table:table-cell table:style-name="ce2" office:value-type="float" office:value="0.0318239">
            <text:p>3.18E-002</text:p>
          </table:table-cell>
          <table:table-cell table:style-name="ce2" office:value-type="float" office:value="0.0509654">
            <text:p>5.10E-002</text:p>
          </table:table-cell>
          <table:table-cell table:style-name="ce2"/>
          <table:table-cell table:style-name="ce2" office:value-type="float" office:value="0.000277292">
            <text:p>2.77E-004</text:p>
          </table:table-cell>
          <table:table-cell table:style-name="ce2" table:formula="of:=[.F41]/2/[.F$99]" office:value-type="float" office:value="0.0378103455798935">
            <text:p>3.78E-002</text:p>
          </table:table-cell>
          <table:table-cell table:style-name="ce2" office:value-type="float" office:value="0.108421">
            <text:p>1.08E-001</text:p>
          </table:table-cell>
          <table:table-cell table:style-name="ce2" office:value-type="float" office:value="0.000189042">
            <text:p>1.89E-004</text:p>
          </table:table-cell>
          <table:table-cell table:style-name="ce2" table:formula="of:=[.I41]/2/[.I$99]" office:value-type="float" office:value="0.0290439741765789">
            <text:p>2.90E-002</text:p>
          </table:table-cell>
          <table:table-cell table:style-name="ce2" office:value-type="float" office:value="0.134153">
            <text:p>1.34E-001</text:p>
          </table:table-cell>
          <table:table-cell table:style-name="ce2"/>
          <table:table-cell table:style-name="ce2" table:formula="of:=IF([.H41]&lt;0.1; [.G41]; [.A41])" office:value-type="float" office:value="0.0531267">
            <text:p>5.31E-002</text:p>
          </table:table-cell>
          <table:table-cell table:style-name="ce2" table:formula="of:=IF([.K41]&lt;0.1;[.J41];[.C41])" office:value-type="float" office:value="0.0318239">
            <text:p>3.18E-002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style-name="ce2" table:formula="of:=[.M41]/[.O41]" office:value-type="float" office:value="1">
            <text:p>1.00E+000</text:p>
          </table:table-cell>
          <table:table-cell table:style-name="ce2" table:formula="of:=[.P41]/[.N4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4932">
            <text:p>2.05E-002</text:p>
          </table:table-cell>
          <table:table-cell table:style-name="ce2" office:value-type="float" office:value="0.0778684">
            <text:p>7.79E-002</text:p>
          </table:table-cell>
          <table:table-cell table:style-name="ce2" office:value-type="float" office:value="0.0135831">
            <text:p>1.36E-002</text:p>
          </table:table-cell>
          <table:table-cell table:style-name="ce2" office:value-type="float" office:value="0.101158">
            <text:p>1.01E-001</text:p>
          </table:table-cell>
          <table:table-cell table:style-name="ce2"/>
          <table:table-cell table:style-name="ce2" office:value-type="float" office:value="0.000143697">
            <text:p>1.44E-004</text:p>
          </table:table-cell>
          <table:table-cell table:style-name="ce2" table:formula="of:=[.F42]/2/[.F$99]" office:value-type="float" office:value="0.0195939054455014">
            <text:p>1.96E-002</text:p>
          </table:table-cell>
          <table:table-cell table:style-name="ce2" office:value-type="float" office:value="0.192092">
            <text:p>1.92E-001</text:p>
          </table:table-cell>
          <table:table-cell table:style-name="ce2" office:value-type="float" office:value="0.0000703921">
            <text:p>7.04E-005</text:p>
          </table:table-cell>
          <table:table-cell table:style-name="ce2" table:formula="of:=[.I42]/2/[.I$99]" office:value-type="float" office:value="0.0108148788874174">
            <text:p>1.08E-002</text:p>
          </table:table-cell>
          <table:table-cell table:style-name="ce2" office:value-type="float" office:value="0.238417">
            <text:p>2.38E-001</text:p>
          </table:table-cell>
          <table:table-cell table:style-name="ce2"/>
          <table:table-cell table:style-name="ce2" table:formula="of:=IF([.H42]&lt;0.1; [.G42]; [.A42])" office:value-type="float" office:value="0.0204932">
            <text:p>2.05E-002</text:p>
          </table:table-cell>
          <table:table-cell table:style-name="ce2" table:formula="of:=IF([.K42]&lt;0.1;[.J42];[.C42])" office:value-type="float" office:value="0.0135831">
            <text:p>1.36E-002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style-name="ce2" table:formula="of:=[.M42]/[.O42]" office:value-type="float" office:value="1">
            <text:p>1.00E+000</text:p>
          </table:table-cell>
          <table:table-cell table:style-name="ce2" table:formula="of:=[.P42]/[.N4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2205">
            <text:p>1.72E-002</text:p>
          </table:table-cell>
          <table:table-cell table:style-name="ce2" office:value-type="float" office:value="0.0863216">
            <text:p>8.63E-002</text:p>
          </table:table-cell>
          <table:table-cell table:style-name="ce2" office:value-type="float" office:value="0.00851011">
            <text:p>8.51E-003</text:p>
          </table:table-cell>
          <table:table-cell table:style-name="ce2" office:value-type="float" office:value="0.133133">
            <text:p>1.33E-001</text:p>
          </table:table-cell>
          <table:table-cell table:style-name="ce2"/>
          <table:table-cell table:style-name="ce2" office:value-type="float" office:value="0.000113383">
            <text:p>1.13E-004</text:p>
          </table:table-cell>
          <table:table-cell table:style-name="ce2" table:formula="of:=[.F43]/2/[.F$99]" office:value-type="float" office:value="0.0154604186665503">
            <text:p>1.55E-002</text:p>
          </table:table-cell>
          <table:table-cell table:style-name="ce2" office:value-type="float" office:value="0.248013">
            <text:p>2.48E-001</text:p>
          </table:table-cell>
          <table:table-cell table:style-name="ce2" office:value-type="float" office:value="0.000057886">
            <text:p>5.79E-005</text:p>
          </table:table-cell>
          <table:table-cell table:style-name="ce2" table:formula="of:=[.I43]/2/[.I$99]" office:value-type="float" office:value="0.00889347070590368">
            <text:p>8.89E-003</text:p>
          </table:table-cell>
          <table:table-cell table:style-name="ce2" office:value-type="float" office:value="0.295291">
            <text:p>2.95E-001</text:p>
          </table:table-cell>
          <table:table-cell table:style-name="ce2"/>
          <table:table-cell table:style-name="ce2" table:formula="of:=IF([.H43]&lt;0.1; [.G43]; [.A43])" office:value-type="float" office:value="0.0172205">
            <text:p>1.72E-002</text:p>
          </table:table-cell>
          <table:table-cell table:style-name="ce2" table:formula="of:=IF([.K43]&lt;0.1;[.J43];[.C43])" office:value-type="float" office:value="0.00851011">
            <text:p>8.51E-003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style-name="ce2" table:formula="of:=[.M43]/[.O43]" office:value-type="float" office:value="1">
            <text:p>1.00E+000</text:p>
          </table:table-cell>
          <table:table-cell table:style-name="ce2" table:formula="of:=[.P43]/[.N4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02163">
            <text:p>9.02E-003</text:p>
          </table:table-cell>
          <table:table-cell table:style-name="ce2" office:value-type="float" office:value="0.105514">
            <text:p>1.06E-001</text:p>
          </table:table-cell>
          <table:table-cell table:style-name="ce2" office:value-type="float" office:value="0.00349994">
            <text:p>3.50E-003</text:p>
          </table:table-cell>
          <table:table-cell table:style-name="ce2" office:value-type="float" office:value="0.171985">
            <text:p>1.72E-001</text:p>
          </table:table-cell>
          <table:table-cell table:style-name="ce2"/>
          <table:table-cell table:style-name="ce2" office:value-type="float" office:value="0.0000632908">
            <text:p>6.33E-005</text:p>
          </table:table-cell>
          <table:table-cell table:style-name="ce2" table:formula="of:=[.F44]/2/[.F$99]" office:value-type="float" office:value="0.00863006152369317">
            <text:p>8.63E-003</text:p>
          </table:table-cell>
          <table:table-cell table:style-name="ce2" office:value-type="float" office:value="0.257603">
            <text:p>2.58E-001</text:p>
          </table:table-cell>
          <table:table-cell table:style-name="ce2" office:value-type="float" office:value="0.0000315798">
            <text:p>3.16E-005</text:p>
          </table:table-cell>
          <table:table-cell table:style-name="ce2" table:formula="of:=[.I44]/2/[.I$99]" office:value-type="float" office:value="0.00485184718581863">
            <text:p>4.85E-003</text:p>
          </table:table-cell>
          <table:table-cell table:style-name="ce2" office:value-type="float" office:value="0.349819">
            <text:p>3.50E-001</text:p>
          </table:table-cell>
          <table:table-cell table:style-name="ce2"/>
          <table:table-cell table:style-name="ce2" table:formula="of:=IF([.H44]&lt;0.1; [.G44]; [.A44])" office:value-type="float" office:value="0.00902163">
            <text:p>9.02E-003</text:p>
          </table:table-cell>
          <table:table-cell table:style-name="ce2" table:formula="of:=IF([.K44]&lt;0.1;[.J44];[.C44])" office:value-type="float" office:value="0.00349994">
            <text:p>3.50E-003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style-name="ce2" table:formula="of:=[.M44]/[.O44]" office:value-type="float" office:value="1">
            <text:p>1.00E+000</text:p>
          </table:table-cell>
          <table:table-cell table:style-name="ce2" table:formula="of:=[.P44]/[.N4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944">
            <text:p>1.30E-002</text:p>
          </table:table-cell>
          <table:table-cell table:style-name="ce2" office:value-type="float" office:value="0.0741548">
            <text:p>7.42E-002</text:p>
          </table:table-cell>
          <table:table-cell table:style-name="ce2" office:value-type="float" office:value="0.0200091">
            <text:p>2.00E-002</text:p>
          </table:table-cell>
          <table:table-cell table:style-name="ce2" office:value-type="float" office:value="0.0620489">
            <text:p>6.20E-002</text:p>
          </table:table-cell>
          <table:table-cell table:style-name="ce2"/>
          <table:table-cell table:style-name="ce2" office:value-type="float" office:value="0.0000978227">
            <text:p>9.78E-005</text:p>
          </table:table-cell>
          <table:table-cell table:style-name="ce2" table:formula="of:=[.F45]/2/[.F$99]" office:value-type="float" office:value="0.0133386830220787">
            <text:p>1.33E-002</text:p>
          </table:table-cell>
          <table:table-cell table:style-name="ce2" office:value-type="float" office:value="0.160836">
            <text:p>1.61E-001</text:p>
          </table:table-cell>
          <table:table-cell table:style-name="ce2" office:value-type="float" office:value="0.000152836">
            <text:p>1.53E-004</text:p>
          </table:table-cell>
          <table:table-cell table:style-name="ce2" table:formula="of:=[.I45]/2/[.I$99]" office:value-type="float" office:value="0.0234813683586272">
            <text:p>2.35E-002</text:p>
          </table:table-cell>
          <table:table-cell table:style-name="ce2" office:value-type="float" office:value="0.338156">
            <text:p>3.38E-001</text:p>
          </table:table-cell>
          <table:table-cell table:style-name="ce2"/>
          <table:table-cell table:style-name="ce2" table:formula="of:=IF([.H45]&lt;0.1; [.G45]; [.A45])" office:value-type="float" office:value="0.0129944">
            <text:p>1.30E-002</text:p>
          </table:table-cell>
          <table:table-cell table:style-name="ce2" table:formula="of:=IF([.K45]&lt;0.1;[.J45];[.C45])" office:value-type="float" office:value="0.0200091">
            <text:p>2.00E-002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style-name="ce2" table:formula="of:=[.M45]/[.O45]" office:value-type="float" office:value="1">
            <text:p>1.00E+000</text:p>
          </table:table-cell>
          <table:table-cell table:style-name="ce2" table:formula="of:=[.P45]/[.N4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3097">
            <text:p>2.33E-002</text:p>
          </table:table-cell>
          <table:table-cell table:style-name="ce2" office:value-type="float" office:value="0.0527208">
            <text:p>5.27E-002</text:p>
          </table:table-cell>
          <table:table-cell table:style-name="ce2" office:value-type="float" office:value="0.0371846">
            <text:p>3.72E-002</text:p>
          </table:table-cell>
          <table:table-cell table:style-name="ce2" office:value-type="float" office:value="0.0439374">
            <text:p>4.39E-002</text:p>
          </table:table-cell>
          <table:table-cell table:style-name="ce2"/>
          <table:table-cell table:style-name="ce2" office:value-type="float" office:value="0.000181505">
            <text:p>1.82E-004</text:p>
          </table:table-cell>
          <table:table-cell table:style-name="ce2" table:formula="of:=[.F46]/2/[.F$99]" office:value-type="float" office:value="0.0247492418622916">
            <text:p>2.47E-002</text:p>
          </table:table-cell>
          <table:table-cell table:style-name="ce2" office:value-type="float" office:value="0.122494">
            <text:p>1.22E-001</text:p>
          </table:table-cell>
          <table:table-cell table:style-name="ce2" office:value-type="float" office:value="0.000217261">
            <text:p>2.17E-004</text:p>
          </table:table-cell>
          <table:table-cell table:style-name="ce2" table:formula="of:=[.I46]/2/[.I$99]" office:value-type="float" office:value="0.0333794758496932">
            <text:p>3.34E-002</text:p>
          </table:table-cell>
          <table:table-cell table:style-name="ce2" office:value-type="float" office:value="0.181615">
            <text:p>1.82E-001</text:p>
          </table:table-cell>
          <table:table-cell table:style-name="ce2"/>
          <table:table-cell table:style-name="ce2" table:formula="of:=IF([.H46]&lt;0.1; [.G46]; [.A46])" office:value-type="float" office:value="0.0233097">
            <text:p>2.33E-002</text:p>
          </table:table-cell>
          <table:table-cell table:style-name="ce2" table:formula="of:=IF([.K46]&lt;0.1;[.J46];[.C46])" office:value-type="float" office:value="0.0371846">
            <text:p>3.72E-002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style-name="ce2" table:formula="of:=[.M46]/[.O46]" office:value-type="float" office:value="1">
            <text:p>1.00E+000</text:p>
          </table:table-cell>
          <table:table-cell table:style-name="ce2" table:formula="of:=[.P46]/[.N4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64443">
            <text:p>2.64E-002</text:p>
          </table:table-cell>
          <table:table-cell table:style-name="ce2" office:value-type="float" office:value="0.0475743">
            <text:p>4.76E-002</text:p>
          </table:table-cell>
          <table:table-cell table:style-name="ce2" office:value-type="float" office:value="0.0203566">
            <text:p>2.04E-002</text:p>
          </table:table-cell>
          <table:table-cell table:style-name="ce2" office:value-type="float" office:value="0.0585587">
            <text:p>5.86E-002</text:p>
          </table:table-cell>
          <table:table-cell table:style-name="ce2"/>
          <table:table-cell table:style-name="ce2" office:value-type="float" office:value="0.000155893">
            <text:p>1.56E-004</text:p>
          </table:table-cell>
          <table:table-cell table:style-name="ce2" table:formula="of:=[.F47]/2/[.F$99]" office:value-type="float" office:value="0.0212568995985688">
            <text:p>2.13E-002</text:p>
          </table:table-cell>
          <table:table-cell table:style-name="ce2" office:value-type="float" office:value="0.123172">
            <text:p>1.23E-001</text:p>
          </table:table-cell>
          <table:table-cell table:style-name="ce2" office:value-type="float" office:value="0.000136317">
            <text:p>1.36E-004</text:p>
          </table:table-cell>
          <table:table-cell table:style-name="ce2" table:formula="of:=[.I47]/2/[.I$99]" office:value-type="float" office:value="0.0209434275337158">
            <text:p>2.09E-002</text:p>
          </table:table-cell>
          <table:table-cell table:style-name="ce2" office:value-type="float" office:value="0.167331">
            <text:p>1.67E-001</text:p>
          </table:table-cell>
          <table:table-cell table:style-name="ce2"/>
          <table:table-cell table:style-name="ce2" table:formula="of:=IF([.H47]&lt;0.1; [.G47]; [.A47])" office:value-type="float" office:value="0.0264443">
            <text:p>2.64E-002</text:p>
          </table:table-cell>
          <table:table-cell table:style-name="ce2" table:formula="of:=IF([.K47]&lt;0.1;[.J47];[.C47])" office:value-type="float" office:value="0.0203566">
            <text:p>2.04E-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style-name="ce2" table:formula="of:=[.M47]/[.O47]" office:value-type="float" office:value="1">
            <text:p>1.00E+000</text:p>
          </table:table-cell>
          <table:table-cell table:style-name="ce2" table:formula="of:=[.P47]/[.N4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7099">
            <text:p>1.77E-002</text:p>
          </table:table-cell>
          <table:table-cell table:style-name="ce2" office:value-type="float" office:value="0.0830277">
            <text:p>8.30E-002</text:p>
          </table:table-cell>
          <table:table-cell table:style-name="ce2" office:value-type="float" office:value="0.0113961">
            <text:p>1.14E-002</text:p>
          </table:table-cell>
          <table:table-cell table:style-name="ce2" office:value-type="float" office:value="0.109214">
            <text:p>1.09E-001</text:p>
          </table:table-cell>
          <table:table-cell table:style-name="ce2"/>
          <table:table-cell table:style-name="ce2" office:value-type="float" office:value="0.000110659">
            <text:p>1.11E-004</text:p>
          </table:table-cell>
          <table:table-cell table:style-name="ce2" table:formula="of:=[.F48]/2/[.F$99]" office:value-type="float" office:value="0.0150889857317392">
            <text:p>1.51E-002</text:p>
          </table:table-cell>
          <table:table-cell table:style-name="ce2" office:value-type="float" office:value="0.23754">
            <text:p>2.38E-001</text:p>
          </table:table-cell>
          <table:table-cell table:style-name="ce2" office:value-type="float" office:value="0.0000703163">
            <text:p>7.03E-005</text:p>
          </table:table-cell>
          <table:table-cell table:style-name="ce2" table:formula="of:=[.I48]/2/[.I$99]" office:value-type="float" office:value="0.0108032331513239">
            <text:p>1.08E-002</text:p>
          </table:table-cell>
          <table:table-cell table:style-name="ce2" office:value-type="float" office:value="0.252016">
            <text:p>2.52E-001</text:p>
          </table:table-cell>
          <table:table-cell table:style-name="ce2"/>
          <table:table-cell table:style-name="ce2" table:formula="of:=IF([.H48]&lt;0.1; [.G48]; [.A48])" office:value-type="float" office:value="0.0177099">
            <text:p>1.77E-002</text:p>
          </table:table-cell>
          <table:table-cell table:style-name="ce2" table:formula="of:=IF([.K48]&lt;0.1;[.J48];[.C48])" office:value-type="float" office:value="0.0113961">
            <text:p>1.14E-002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style-name="ce2" table:formula="of:=[.M48]/[.O48]" office:value-type="float" office:value="1">
            <text:p>1.00E+000</text:p>
          </table:table-cell>
          <table:table-cell table:style-name="ce2" table:formula="of:=[.P48]/[.N4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7358">
            <text:p>1.27E-002</text:p>
          </table:table-cell>
          <table:table-cell table:style-name="ce2" office:value-type="float" office:value="0.0973246">
            <text:p>9.73E-002</text:p>
          </table:table-cell>
          <table:table-cell table:style-name="ce2" office:value-type="float" office:value="0.00787604">
            <text:p>7.88E-003</text:p>
          </table:table-cell>
          <table:table-cell table:style-name="ce2" office:value-type="float" office:value="0.134556">
            <text:p>1.35E-001</text:p>
          </table:table-cell>
          <table:table-cell table:style-name="ce2"/>
          <table:table-cell table:style-name="ce2" office:value-type="float" office:value="0.0000661945">
            <text:p>6.62E-005</text:p>
          </table:table-cell>
          <table:table-cell table:style-name="ce2" table:formula="of:=[.F49]/2/[.F$99]" office:value-type="float" office:value="0.00902599757832272">
            <text:p>9.03E-003</text:p>
          </table:table-cell>
          <table:table-cell table:style-name="ce2" office:value-type="float" office:value="0.287399">
            <text:p>2.87E-001</text:p>
          </table:table-cell>
          <table:table-cell table:style-name="ce2" office:value-type="float" office:value="0.0000525019">
            <text:p>5.25E-005</text:p>
          </table:table-cell>
          <table:table-cell table:style-name="ce2" table:formula="of:=[.I49]/2/[.I$99]" office:value-type="float" office:value="0.00806627007660375">
            <text:p>8.07E-003</text:p>
          </table:table-cell>
          <table:table-cell table:style-name="ce2" office:value-type="float" office:value="0.289197">
            <text:p>2.89E-001</text:p>
          </table:table-cell>
          <table:table-cell table:style-name="ce2"/>
          <table:table-cell table:style-name="ce2" table:formula="of:=IF([.H49]&lt;0.1; [.G49]; [.A49])" office:value-type="float" office:value="0.0127358">
            <text:p>1.27E-002</text:p>
          </table:table-cell>
          <table:table-cell table:style-name="ce2" table:formula="of:=IF([.K49]&lt;0.1;[.J49];[.C49])" office:value-type="float" office:value="0.00787604">
            <text:p>7.88E-003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style-name="ce2" table:formula="of:=[.M49]/[.O49]" office:value-type="float" office:value="1">
            <text:p>1.00E+000</text:p>
          </table:table-cell>
          <table:table-cell table:style-name="ce2" table:formula="of:=[.P49]/[.N4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69268">
            <text:p>7.69E-003</text:p>
          </table:table-cell>
          <table:table-cell table:style-name="ce2" office:value-type="float" office:value="0.117342">
            <text:p>1.17E-001</text:p>
          </table:table-cell>
          <table:table-cell table:style-name="ce2" office:value-type="float" office:value="0.00481469">
            <text:p>4.81E-003</text:p>
          </table:table-cell>
          <table:table-cell table:style-name="ce2" office:value-type="float" office:value="0.15167">
            <text:p>1.52E-001</text:p>
          </table:table-cell>
          <table:table-cell table:style-name="ce2"/>
          <table:table-cell table:style-name="ce2" office:value-type="float" office:value="0.0000323767">
            <text:p>3.24E-005</text:p>
          </table:table-cell>
          <table:table-cell table:style-name="ce2" table:formula="of:=[.F50]/2/[.F$99]" office:value-type="float" office:value="0.00441474768740728">
            <text:p>4.41E-003</text:p>
          </table:table-cell>
          <table:table-cell table:style-name="ce2" office:value-type="float" office:value="0.366765">
            <text:p>3.67E-001</text:p>
          </table:table-cell>
          <table:table-cell table:style-name="ce2" office:value-type="float" office:value="0.0000374083">
            <text:p>3.74E-005</text:p>
          </table:table-cell>
          <table:table-cell table:style-name="ce2" table:formula="of:=[.I50]/2/[.I$99]" office:value-type="float" office:value="0.00574732439981441">
            <text:p>5.75E-003</text:p>
          </table:table-cell>
          <table:table-cell table:style-name="ce2" office:value-type="float" office:value="0.287639">
            <text:p>2.88E-001</text:p>
          </table:table-cell>
          <table:table-cell table:style-name="ce2"/>
          <table:table-cell table:style-name="ce2" table:formula="of:=IF([.H50]&lt;0.1; [.G50]; [.A50])" office:value-type="float" office:value="0.00769268">
            <text:p>7.69E-003</text:p>
          </table:table-cell>
          <table:table-cell table:style-name="ce2" table:formula="of:=IF([.K50]&lt;0.1;[.J50];[.C50])" office:value-type="float" office:value="0.00481469">
            <text:p>4.81E-003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style-name="ce2" table:formula="of:=[.M50]/[.O50]" office:value-type="float" office:value="1">
            <text:p>1.00E+000</text:p>
          </table:table-cell>
          <table:table-cell table:style-name="ce2" table:formula="of:=[.P50]/[.N5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0753">
            <text:p>9.31E-003</text:p>
          </table:table-cell>
          <table:table-cell table:style-name="ce2" office:value-type="float" office:value="0.0683772">
            <text:p>6.84E-002</text:p>
          </table:table-cell>
          <table:table-cell table:style-name="ce2" office:value-type="float" office:value="0.0192063">
            <text:p>1.92E-002</text:p>
          </table:table-cell>
          <table:table-cell table:style-name="ce2" office:value-type="float" office:value="0.0520404">
            <text:p>5.20E-002</text:p>
          </table:table-cell>
          <table:table-cell table:style-name="ce2"/>
          <table:table-cell table:style-name="ce2" office:value-type="float" office:value="0.0000752893">
            <text:p>7.53E-005</text:p>
          </table:table-cell>
          <table:table-cell table:style-name="ce2" table:formula="of:=[.F51]/2/[.F$99]" office:value-type="float" office:value="0.0102661254254298">
            <text:p>1.03E-002</text:p>
          </table:table-cell>
          <table:table-cell table:style-name="ce2" office:value-type="float" office:value="0.152095">
            <text:p>1.52E-001</text:p>
          </table:table-cell>
          <table:table-cell table:style-name="ce2" office:value-type="float" office:value="0.000121815">
            <text:p>1.22E-004</text:p>
          </table:table-cell>
          <table:table-cell table:style-name="ce2" table:formula="of:=[.I51]/2/[.I$99]" office:value-type="float" office:value="0.0187153739080202">
            <text:p>1.87E-002</text:p>
          </table:table-cell>
          <table:table-cell table:style-name="ce2" office:value-type="float" office:value="0.181923">
            <text:p>1.82E-001</text:p>
          </table:table-cell>
          <table:table-cell table:style-name="ce2"/>
          <table:table-cell table:style-name="ce2" table:formula="of:=IF([.H51]&lt;0.1; [.G51]; [.A51])" office:value-type="float" office:value="0.00930753">
            <text:p>9.31E-003</text:p>
          </table:table-cell>
          <table:table-cell table:style-name="ce2" table:formula="of:=IF([.K51]&lt;0.1;[.J51];[.C51])" office:value-type="float" office:value="0.0192063">
            <text:p>1.92E-00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style-name="ce2" table:formula="of:=[.M51]/[.O51]" office:value-type="float" office:value="1">
            <text:p>1.00E+000</text:p>
          </table:table-cell>
          <table:table-cell table:style-name="ce2" table:formula="of:=[.P51]/[.N5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542">
            <text:p>1.69E-002</text:p>
          </table:table-cell>
          <table:table-cell table:style-name="ce2" office:value-type="float" office:value="0.0528927">
            <text:p>5.29E-002</text:p>
          </table:table-cell>
          <table:table-cell table:style-name="ce2" office:value-type="float" office:value="0.0276472">
            <text:p>2.76E-002</text:p>
          </table:table-cell>
          <table:table-cell table:style-name="ce2" office:value-type="float" office:value="0.045442">
            <text:p>4.54E-002</text:p>
          </table:table-cell>
          <table:table-cell table:style-name="ce2"/>
          <table:table-cell table:style-name="ce2" office:value-type="float" office:value="0.000141626">
            <text:p>1.42E-004</text:p>
          </table:table-cell>
          <table:table-cell table:style-name="ce2" table:formula="of:=[.F52]/2/[.F$99]" office:value-type="float" office:value="0.0193115127847107">
            <text:p>1.93E-002</text:p>
          </table:table-cell>
          <table:table-cell table:style-name="ce2" office:value-type="float" office:value="0.125871">
            <text:p>1.26E-001</text:p>
          </table:table-cell>
          <table:table-cell table:style-name="ce2" office:value-type="float" office:value="0.000213352">
            <text:p>2.13E-004</text:p>
          </table:table-cell>
          <table:table-cell table:style-name="ce2" table:formula="of:=[.I52]/2/[.I$99]" office:value-type="float" office:value="0.0327789061611782">
            <text:p>3.28E-002</text:p>
          </table:table-cell>
          <table:table-cell table:style-name="ce2" office:value-type="float" office:value="0.164605">
            <text:p>1.65E-001</text:p>
          </table:table-cell>
          <table:table-cell table:style-name="ce2"/>
          <table:table-cell table:style-name="ce2" table:formula="of:=IF([.H52]&lt;0.1; [.G52]; [.A52])" office:value-type="float" office:value="0.0168542">
            <text:p>1.69E-002</text:p>
          </table:table-cell>
          <table:table-cell table:style-name="ce2" table:formula="of:=IF([.K52]&lt;0.1;[.J52];[.C52])" office:value-type="float" office:value="0.0276472">
            <text:p>2.76E-002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style-name="ce2" table:formula="of:=[.M52]/[.O52]" office:value-type="float" office:value="1">
            <text:p>1.00E+000</text:p>
          </table:table-cell>
          <table:table-cell table:style-name="ce2" table:formula="of:=[.P52]/[.N5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0627">
            <text:p>1.31E-002</text:p>
          </table:table-cell>
          <table:table-cell table:style-name="ce2" office:value-type="float" office:value="0.057612">
            <text:p>5.76E-002</text:p>
          </table:table-cell>
          <table:table-cell table:style-name="ce2" office:value-type="float" office:value="0.00595342">
            <text:p>5.95E-003</text:p>
          </table:table-cell>
          <table:table-cell table:style-name="ce2" office:value-type="float" office:value="0.0912216">
            <text:p>9.12E-002</text:p>
          </table:table-cell>
          <table:table-cell table:style-name="ce2"/>
          <table:table-cell table:style-name="ce2" office:value-type="float" office:value="0.0000955826">
            <text:p>9.56E-005</text:p>
          </table:table-cell>
          <table:table-cell table:style-name="ce2" table:formula="of:=[.F53]/2/[.F$99]" office:value-type="float" office:value="0.0130332326119208">
            <text:p>1.30E-002</text:p>
          </table:table-cell>
          <table:table-cell table:style-name="ce2" office:value-type="float" office:value="0.130895">
            <text:p>1.31E-001</text:p>
          </table:table-cell>
          <table:table-cell table:style-name="ce2" office:value-type="float" office:value="0.0000280745">
            <text:p>2.81E-005</text:p>
          </table:table-cell>
          <table:table-cell table:style-name="ce2" table:formula="of:=[.I53]/2/[.I$99]" office:value-type="float" office:value="0.00431330102845063">
            <text:p>4.31E-003</text:p>
          </table:table-cell>
          <table:table-cell table:style-name="ce2" office:value-type="float" office:value="0.219891">
            <text:p>2.20E-001</text:p>
          </table:table-cell>
          <table:table-cell table:style-name="ce2"/>
          <table:table-cell table:style-name="ce2" table:formula="of:=IF([.H53]&lt;0.1; [.G53]; [.A53])" office:value-type="float" office:value="0.0130627">
            <text:p>1.31E-002</text:p>
          </table:table-cell>
          <table:table-cell table:style-name="ce2" table:formula="of:=IF([.K53]&lt;0.1;[.J53];[.C53])" office:value-type="float" office:value="0.00595342">
            <text:p>5.95E-003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style-name="ce2" table:formula="of:=[.M53]/[.O53]" office:value-type="float" office:value="1">
            <text:p>1.00E+000</text:p>
          </table:table-cell>
          <table:table-cell table:style-name="ce2" table:formula="of:=[.P53]/[.N5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57655">
            <text:p>6.58E-003</text:p>
          </table:table-cell>
          <table:table-cell table:style-name="ce2" office:value-type="float" office:value="0.104487">
            <text:p>1.04E-001</text:p>
          </table:table-cell>
          <table:table-cell table:style-name="ce2" office:value-type="float" office:value="0.00332736">
            <text:p>3.33E-003</text:p>
          </table:table-cell>
          <table:table-cell table:style-name="ce2" office:value-type="float" office:value="0.165729">
            <text:p>1.66E-001</text:p>
          </table:table-cell>
          <table:table-cell table:style-name="ce2"/>
          <table:table-cell table:style-name="ce2" office:value-type="float" office:value="0.0000587329">
            <text:p>5.87E-005</text:p>
          </table:table-cell>
          <table:table-cell table:style-name="ce2" table:formula="of:=[.F54]/2/[.F$99]" office:value-type="float" office:value="0.00800856586525875">
            <text:p>8.01E-003</text:p>
          </table:table-cell>
          <table:table-cell table:style-name="ce2" office:value-type="float" office:value="0.206916">
            <text:p>2.07E-001</text:p>
          </table:table-cell>
          <table:table-cell table:style-name="ce2" office:value-type="float" office:value="0.0000201144">
            <text:p>2.01E-005</text:p>
          </table:table-cell>
          <table:table-cell table:style-name="ce2" table:formula="of:=[.I54]/2/[.I$99]" office:value-type="float" office:value="0.00309032973718739">
            <text:p>3.09E-003</text:p>
          </table:table-cell>
          <table:table-cell table:style-name="ce2" office:value-type="float" office:value="0.405129">
            <text:p>4.05E-001</text:p>
          </table:table-cell>
          <table:table-cell table:style-name="ce2"/>
          <table:table-cell table:style-name="ce2" table:formula="of:=IF([.H54]&lt;0.1; [.G54]; [.A54])" office:value-type="float" office:value="0.00657655">
            <text:p>6.58E-003</text:p>
          </table:table-cell>
          <table:table-cell table:style-name="ce2" table:formula="of:=IF([.K54]&lt;0.1;[.J54];[.C54])" office:value-type="float" office:value="0.00332736">
            <text:p>3.33E-003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style-name="ce2" table:formula="of:=[.M54]/[.O54]" office:value-type="float" office:value="1">
            <text:p>1.00E+000</text:p>
          </table:table-cell>
          <table:table-cell table:style-name="ce2" table:formula="of:=[.P54]/[.N5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5975">
            <text:p>6.46E-003</text:p>
          </table:table-cell>
          <table:table-cell table:style-name="ce2" office:value-type="float" office:value="0.0979326">
            <text:p>9.79E-002</text:p>
          </table:table-cell>
          <table:table-cell table:style-name="ce2" office:value-type="float" office:value="0.00206206">
            <text:p>2.06E-003</text:p>
          </table:table-cell>
          <table:table-cell table:style-name="ce2" office:value-type="float" office:value="0.177181">
            <text:p>1.77E-001</text:p>
          </table:table-cell>
          <table:table-cell table:style-name="ce2"/>
          <table:table-cell table:style-name="ce2" office:value-type="float" office:value="0.0000719124">
            <text:p>7.19E-005</text:p>
          </table:table-cell>
          <table:table-cell table:style-name="ce2" table:formula="of:=[.F55]/2/[.F$99]" office:value-type="float" office:value="0.0098056658521686">
            <text:p>9.81E-003</text:p>
          </table:table-cell>
          <table:table-cell table:style-name="ce2" office:value-type="float" office:value="0.2181">
            <text:p>2.18E-001</text:p>
          </table:table-cell>
          <table:table-cell table:style-name="ce2" office:value-type="float" office:value="0.0000268204">
            <text:p>2.68E-005</text:p>
          </table:table-cell>
          <table:table-cell table:style-name="ce2" table:formula="of:=[.I55]/2/[.I$99]" office:value-type="float" office:value="0.00412062401479838">
            <text:p>4.12E-003</text:p>
          </table:table-cell>
          <table:table-cell table:style-name="ce2" office:value-type="float" office:value="0.392057">
            <text:p>3.92E-001</text:p>
          </table:table-cell>
          <table:table-cell table:style-name="ce2"/>
          <table:table-cell table:style-name="ce2" table:formula="of:=IF([.H55]&lt;0.1; [.G55]; [.A55])" office:value-type="float" office:value="0.00645975">
            <text:p>6.46E-003</text:p>
          </table:table-cell>
          <table:table-cell table:style-name="ce2" table:formula="of:=IF([.K55]&lt;0.1;[.J55];[.C55])" office:value-type="float" office:value="0.00206206">
            <text:p>2.06E-003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style-name="ce2" table:formula="of:=[.M55]/[.O55]" office:value-type="float" office:value="1">
            <text:p>1.00E+000</text:p>
          </table:table-cell>
          <table:table-cell table:style-name="ce2" table:formula="of:=[.P55]/[.N5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186">
            <text:p>4.52E-003</text:p>
          </table:table-cell>
          <table:table-cell table:style-name="ce2" office:value-type="float" office:value="0.102504">
            <text:p>1.03E-001</text:p>
          </table:table-cell>
          <table:table-cell table:style-name="ce2" office:value-type="float" office:value="0.00179246">
            <text:p>1.79E-003</text:p>
          </table:table-cell>
          <table:table-cell table:style-name="ce2" office:value-type="float" office:value="0.177939">
            <text:p>1.78E-001</text:p>
          </table:table-cell>
          <table:table-cell table:style-name="ce2"/>
          <table:table-cell table:style-name="ce2" office:value-type="float" office:value="0.0000465148">
            <text:p>4.65E-005</text:p>
          </table:table-cell>
          <table:table-cell table:style-name="ce2" table:formula="of:=[.F56]/2/[.F$99]" office:value-type="float" office:value="0.0063425582511563">
            <text:p>6.34E-003</text:p>
          </table:table-cell>
          <table:table-cell table:style-name="ce2" office:value-type="float" office:value="0.225672">
            <text:p>2.26E-001</text:p>
          </table:table-cell>
          <table:table-cell table:style-name="ce2" office:value-type="float" office:value="0.0000146579">
            <text:p>1.47E-005</text:p>
          </table:table-cell>
          <table:table-cell table:style-name="ce2" table:formula="of:=[.I56]/2/[.I$99]" office:value-type="float" office:value="0.0022520057399037">
            <text:p>2.25E-003</text:p>
          </table:table-cell>
          <table:table-cell table:style-name="ce2" office:value-type="float" office:value="0.336447">
            <text:p>3.36E-001</text:p>
          </table:table-cell>
          <table:table-cell table:style-name="ce2"/>
          <table:table-cell table:style-name="ce2" table:formula="of:=IF([.H56]&lt;0.1; [.G56]; [.A56])" office:value-type="float" office:value="0.0045186">
            <text:p>4.52E-003</text:p>
          </table:table-cell>
          <table:table-cell table:style-name="ce2" table:formula="of:=IF([.K56]&lt;0.1;[.J56];[.C56])" office:value-type="float" office:value="0.00179246">
            <text:p>1.79E-003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style-name="ce2" table:formula="of:=[.M56]/[.O56]" office:value-type="float" office:value="1">
            <text:p>1.00E+000</text:p>
          </table:table-cell>
          <table:table-cell table:style-name="ce2" table:formula="of:=[.P56]/[.N5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92679">
            <text:p>1.93E-002</text:p>
          </table:table-cell>
          <table:table-cell table:style-name="ce2" office:value-type="float" office:value="0.0439834">
            <text:p>4.40E-002</text:p>
          </table:table-cell>
          <table:table-cell table:style-name="ce2" office:value-type="float" office:value="0.0393865">
            <text:p>3.94E-002</text:p>
          </table:table-cell>
          <table:table-cell table:style-name="ce2" office:value-type="float" office:value="0.0321362">
            <text:p>3.21E-002</text:p>
          </table:table-cell>
          <table:table-cell table:style-name="ce2"/>
          <table:table-cell table:style-name="ce2" office:value-type="float" office:value="0.000143812">
            <text:p>1.44E-004</text:p>
          </table:table-cell>
          <table:table-cell table:style-name="ce2" table:formula="of:=[.F57]/2/[.F$99]" office:value-type="float" office:value="0.0196095863513396">
            <text:p>1.96E-002</text:p>
          </table:table-cell>
          <table:table-cell table:style-name="ce2" office:value-type="float" office:value="0.119715">
            <text:p>1.20E-001</text:p>
          </table:table-cell>
          <table:table-cell table:style-name="ce2" office:value-type="float" office:value="0.000292596">
            <text:p>2.93E-004</text:p>
          </table:table-cell>
          <table:table-cell table:style-name="ce2" table:formula="of:=[.I57]/2/[.I$99]" office:value-type="float" office:value="0.0449537704222885">
            <text:p>4.50E-002</text:p>
          </table:table-cell>
          <table:table-cell table:style-name="ce2" office:value-type="float" office:value="0.139336">
            <text:p>1.39E-001</text:p>
          </table:table-cell>
          <table:table-cell table:style-name="ce2"/>
          <table:table-cell table:style-name="ce2" table:formula="of:=IF([.H57]&lt;0.1; [.G57]; [.A57])" office:value-type="float" office:value="0.0192679">
            <text:p>1.93E-002</text:p>
          </table:table-cell>
          <table:table-cell table:style-name="ce2" table:formula="of:=IF([.K57]&lt;0.1;[.J57];[.C57])" office:value-type="float" office:value="0.0393865">
            <text:p>3.94E-002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style-name="ce2" table:formula="of:=[.M57]/[.O57]" office:value-type="float" office:value="1">
            <text:p>1.00E+000</text:p>
          </table:table-cell>
          <table:table-cell table:style-name="ce2" table:formula="of:=[.P57]/[.N5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6228">
            <text:p>1.36E-001</text:p>
          </table:table-cell>
          <table:table-cell table:style-name="ce2" office:value-type="float" office:value="0.0174414">
            <text:p>1.74E-002</text:p>
          </table:table-cell>
          <table:table-cell table:style-name="ce2" office:value-type="float" office:value="0.265476">
            <text:p>2.65E-001</text:p>
          </table:table-cell>
          <table:table-cell table:style-name="ce2" office:value-type="float" office:value="0.0121229">
            <text:p>1.21E-002</text:p>
          </table:table-cell>
          <table:table-cell table:style-name="ce2"/>
          <table:table-cell table:style-name="ce2" office:value-type="float" office:value="0.00102698">
            <text:p>1.03E-003</text:p>
          </table:table-cell>
          <table:table-cell table:style-name="ce2" table:formula="of:=[.F58]/2/[.F$99]" office:value-type="float" office:value="0.140034579806266">
            <text:p>1.40E-001</text:p>
          </table:table-cell>
          <table:table-cell table:style-name="ce2" office:value-type="float" office:value="0.0571701">
            <text:p>5.72E-002</text:p>
          </table:table-cell>
          <table:table-cell table:style-name="ce2" office:value-type="float" office:value="0.00174833">
            <text:p>1.75E-003</text:p>
          </table:table-cell>
          <table:table-cell table:style-name="ce2" table:formula="of:=[.I58]/2/[.I$99]" office:value-type="float" office:value="0.26860936390928">
            <text:p>2.69E-001</text:p>
          </table:table-cell>
          <table:table-cell table:style-name="ce2" office:value-type="float" office:value="0.0600226">
            <text:p>6.00E-002</text:p>
          </table:table-cell>
          <table:table-cell table:style-name="ce2"/>
          <table:table-cell table:style-name="ce2" table:formula="of:=IF([.H58]&lt;0.1; [.G58]; [.A58])" office:value-type="float" office:value="0.140034579806266">
            <text:p>1.40E-001</text:p>
          </table:table-cell>
          <table:table-cell table:style-name="ce2" table:formula="of:=IF([.K58]&lt;0.1;[.J58];[.C58])" office:value-type="float" office:value="0.26860936390928">
            <text:p>2.69E-001</text:p>
          </table:table-cell>
          <table:table-cell table:style-name="ce2" office:value-type="float" office:value="0.140035">
            <text:p>1.40E-001</text:p>
          </table:table-cell>
          <table:table-cell table:style-name="ce2" office:value-type="float" office:value="0.268609">
            <text:p>2.69E-001</text:p>
          </table:table-cell>
          <table:table-cell table:style-name="ce2" table:formula="of:=[.M58]/[.O58]" office:value-type="float" office:value="0.999996999366343">
            <text:p>1.00E+000</text:p>
          </table:table-cell>
          <table:table-cell table:style-name="ce2" table:formula="of:=[.P58]/[.N58]" office:value-type="float" office:value="0.99999864521">
            <text:p>1.00E+000</text:p>
          </table:table-cell>
        </table:table-row>
        <table:table-row table:style-name="ro1">
          <table:table-cell table:style-name="ce2" office:value-type="float" office:value="0.5">
            <text:p>5.00E-001</text:p>
          </table:table-cell>
          <table:table-cell table:style-name="ce2" office:value-type="float" office:value="0.0104323">
            <text:p>1.04E-002</text:p>
          </table:table-cell>
          <table:table-cell table:style-name="ce2" office:value-type="float" office:value="0.5">
            <text:p>5.00E-001</text:p>
          </table:table-cell>
          <table:table-cell table:style-name="ce2" office:value-type="float" office:value="0.00575618">
            <text:p>5.76E-003</text:p>
          </table:table-cell>
          <table:table-cell table:style-name="ce2"/>
          <table:table-cell table:style-name="ce2" office:value-type="float" office:value="0.00366688">
            <text:p>3.67E-003</text:p>
          </table:table-cell>
          <table:table-cell table:style-name="ce2" table:formula="of:=[.F59]/2/[.F$99]" office:value-type="float" office:value="0.5">
            <text:p>5.00E-001</text:p>
          </table:table-cell>
          <table:table-cell table:style-name="ce2" office:value-type="float" office:value="0.0406106">
            <text:p>4.06E-002</text:p>
          </table:table-cell>
          <table:table-cell table:style-name="ce2" office:value-type="float" office:value="0.00325441">
            <text:p>3.25E-003</text:p>
          </table:table-cell>
          <table:table-cell table:style-name="ce2" table:formula="of:=[.I59]/2/[.I$99]" office:value-type="float" office:value="0.5">
            <text:p>5.00E-001</text:p>
          </table:table-cell>
          <table:table-cell table:style-name="ce2" office:value-type="float" office:value="0.0276182">
            <text:p>2.76E-002</text:p>
          </table:table-cell>
          <table:table-cell table:style-name="ce2"/>
          <table:table-cell table:style-name="ce2" table:formula="of:=IF([.H59]&lt;0.1; [.G59]; [.A59])" office:value-type="float" office:value="0.5">
            <text:p>5.00E-001</text:p>
          </table:table-cell>
          <table:table-cell table:style-name="ce2" table:formula="of:=IF([.K59]&lt;0.1;[.J59];[.C59])" office:value-type="float" office:value="0.5">
            <text:p>5.00E-001</text:p>
          </table:table-cell>
          <table:table-cell table:number-columns-repeated="2" table:style-name="ce2" office:value-type="float" office:value="0.5">
            <text:p>5.00E-001</text:p>
          </table:table-cell>
          <table:table-cell table:style-name="ce2" table:formula="of:=[.M59]/[.O59]" office:value-type="float" office:value="1">
            <text:p>1.00E+000</text:p>
          </table:table-cell>
          <table:table-cell table:style-name="ce2" table:formula="of:=[.P59]/[.N5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609455">
            <text:p>6.09E-002</text:p>
          </table:table-cell>
          <table:table-cell table:style-name="ce2" office:value-type="float" office:value="0.0299961">
            <text:p>3.00E-002</text:p>
          </table:table-cell>
          <table:table-cell table:style-name="ce2" office:value-type="float" office:value="0.0175429">
            <text:p>1.75E-002</text:p>
          </table:table-cell>
          <table:table-cell table:style-name="ce2" office:value-type="float" office:value="0.0569788">
            <text:p>5.70E-002</text:p>
          </table:table-cell>
          <table:table-cell table:style-name="ce2"/>
          <table:table-cell table:style-name="ce2" office:value-type="float" office:value="0.000475114">
            <text:p>4.75E-004</text:p>
          </table:table-cell>
          <table:table-cell table:style-name="ce2" table:formula="of:=[.F60]/2/[.F$99]" office:value-type="float" office:value="0.0647845034470722">
            <text:p>6.48E-002</text:p>
          </table:table-cell>
          <table:table-cell table:style-name="ce2" office:value-type="float" office:value="0.0821526">
            <text:p>8.22E-002</text:p>
          </table:table-cell>
          <table:table-cell table:style-name="ce2" office:value-type="float" office:value="0.000130255">
            <text:p>1.30E-004</text:p>
          </table:table-cell>
          <table:table-cell table:style-name="ce2" table:formula="of:=[.I60]/2/[.I$99]" office:value-type="float" office:value="0.0200120759215956">
            <text:p>2.00E-002</text:p>
          </table:table-cell>
          <table:table-cell table:style-name="ce2" office:value-type="float" office:value="0.137249">
            <text:p>1.37E-001</text:p>
          </table:table-cell>
          <table:table-cell table:style-name="ce2"/>
          <table:table-cell table:style-name="ce2" table:formula="of:=IF([.H60]&lt;0.1; [.G60]; [.A60])" office:value-type="float" office:value="0.0647845034470722">
            <text:p>6.48E-002</text:p>
          </table:table-cell>
          <table:table-cell table:style-name="ce2" table:formula="of:=IF([.K60]&lt;0.1;[.J60];[.C60])" office:value-type="float" office:value="0.0175429">
            <text:p>1.75E-002</text:p>
          </table:table-cell>
          <table:table-cell table:style-name="ce2" office:value-type="float" office:value="0.0647845">
            <text:p>6.48E-002</text:p>
          </table:table-cell>
          <table:table-cell table:style-name="ce2" office:value-type="float" office:value="0.0175429">
            <text:p>1.75E-002</text:p>
          </table:table-cell>
          <table:table-cell table:style-name="ce2" table:formula="of:=[.M60]/[.O60]" office:value-type="float" office:value="1.00000005320829">
            <text:p>1.00E+000</text:p>
          </table:table-cell>
          <table:table-cell table:style-name="ce2" table:formula="of:=[.P60]/[.N6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98555">
            <text:p>2.99E-002</text:p>
          </table:table-cell>
          <table:table-cell table:style-name="ce2" office:value-type="float" office:value="0.0398922">
            <text:p>3.99E-002</text:p>
          </table:table-cell>
          <table:table-cell table:style-name="ce2" office:value-type="float" office:value="0.00929899">
            <text:p>9.30E-003</text:p>
          </table:table-cell>
          <table:table-cell table:style-name="ce2" office:value-type="float" office:value="0.0761398">
            <text:p>7.61E-002</text:p>
          </table:table-cell>
          <table:table-cell table:style-name="ce2"/>
          <table:table-cell table:style-name="ce2" office:value-type="float" office:value="0.000247753">
            <text:p>2.48E-004</text:p>
          </table:table-cell>
          <table:table-cell table:style-name="ce2" table:formula="of:=[.F61]/2/[.F$99]" office:value-type="float" office:value="0.0337825344707217">
            <text:p>3.38E-002</text:p>
          </table:table-cell>
          <table:table-cell table:style-name="ce2" office:value-type="float" office:value="0.104411">
            <text:p>1.04E-001</text:p>
          </table:table-cell>
          <table:table-cell table:style-name="ce2" office:value-type="float" office:value="0.0000726161">
            <text:p>7.26E-005</text:p>
          </table:table-cell>
          <table:table-cell table:style-name="ce2" table:formula="of:=[.I61]/2/[.I$99]" office:value-type="float" office:value="0.0111565690862553">
            <text:p>1.12E-002</text:p>
          </table:table-cell>
          <table:table-cell table:style-name="ce2" office:value-type="float" office:value="0.163867">
            <text:p>1.64E-001</text:p>
          </table:table-cell>
          <table:table-cell table:style-name="ce2"/>
          <table:table-cell table:style-name="ce2" table:formula="of:=IF([.H61]&lt;0.1; [.G61]; [.A61])" office:value-type="float" office:value="0.0298555">
            <text:p>2.99E-002</text:p>
          </table:table-cell>
          <table:table-cell table:style-name="ce2" table:formula="of:=IF([.K61]&lt;0.1;[.J61];[.C61])" office:value-type="float" office:value="0.00929899">
            <text:p>9.30E-003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style-name="ce2" table:formula="of:=[.M61]/[.O61]" office:value-type="float" office:value="1">
            <text:p>1.00E+000</text:p>
          </table:table-cell>
          <table:table-cell table:style-name="ce2" table:formula="of:=[.P61]/[.N6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9028">
            <text:p>1.39E-002</text:p>
          </table:table-cell>
          <table:table-cell table:style-name="ce2" office:value-type="float" office:value="0.0523081">
            <text:p>5.23E-002</text:p>
          </table:table-cell>
          <table:table-cell table:style-name="ce2" office:value-type="float" office:value="0.0048361">
            <text:p>4.84E-003</text:p>
          </table:table-cell>
          <table:table-cell table:style-name="ce2" office:value-type="float" office:value="0.0942171">
            <text:p>9.42E-002</text:p>
          </table:table-cell>
          <table:table-cell table:style-name="ce2"/>
          <table:table-cell table:style-name="ce2" office:value-type="float" office:value="0.000125034">
            <text:p>1.25E-004</text:p>
          </table:table-cell>
          <table:table-cell table:style-name="ce2" table:formula="of:=[.F62]/2/[.F$99]" office:value-type="float" office:value="0.017049098961515">
            <text:p>1.70E-002</text:p>
          </table:table-cell>
          <table:table-cell table:style-name="ce2" office:value-type="float" office:value="0.116181">
            <text:p>1.16E-001</text:p>
          </table:table-cell>
          <table:table-cell table:style-name="ce2" office:value-type="float" office:value="0.0000441911">
            <text:p>4.42E-005</text:p>
          </table:table-cell>
          <table:table-cell table:style-name="ce2" table:formula="of:=[.I62]/2/[.I$99]" office:value-type="float" office:value="0.00678941805119822">
            <text:p>6.79E-003</text:p>
          </table:table-cell>
          <table:table-cell table:style-name="ce2" office:value-type="float" office:value="0.18899">
            <text:p>1.89E-001</text:p>
          </table:table-cell>
          <table:table-cell table:style-name="ce2"/>
          <table:table-cell table:style-name="ce2" table:formula="of:=IF([.H62]&lt;0.1; [.G62]; [.A62])" office:value-type="float" office:value="0.0139028">
            <text:p>1.39E-002</text:p>
          </table:table-cell>
          <table:table-cell table:style-name="ce2" table:formula="of:=IF([.K62]&lt;0.1;[.J62];[.C62])" office:value-type="float" office:value="0.0048361">
            <text:p>4.84E-003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style-name="ce2" table:formula="of:=[.M62]/[.O62]" office:value-type="float" office:value="1">
            <text:p>1.00E+000</text:p>
          </table:table-cell>
          <table:table-cell table:style-name="ce2" table:formula="of:=[.P62]/[.N6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3265">
            <text:p>2.03E-002</text:p>
          </table:table-cell>
          <table:table-cell table:style-name="ce2" office:value-type="float" office:value="0.0647185">
            <text:p>6.47E-002</text:p>
          </table:table-cell>
          <table:table-cell table:style-name="ce2" office:value-type="float" office:value="0.0386272">
            <text:p>3.86E-002</text:p>
          </table:table-cell>
          <table:table-cell table:style-name="ce2" office:value-type="float" office:value="0.0496434">
            <text:p>4.96E-002</text:p>
          </table:table-cell>
          <table:table-cell table:style-name="ce2"/>
          <table:table-cell table:style-name="ce2" office:value-type="float" office:value="0.00019199">
            <text:p>1.92E-004</text:p>
          </table:table-cell>
          <table:table-cell table:style-name="ce2" table:formula="of:=[.F63]/2/[.F$99]" office:value-type="float" office:value="0.0261789314076272">
            <text:p>2.62E-002</text:p>
          </table:table-cell>
          <table:table-cell table:style-name="ce2" office:value-type="float" office:value="0.188879">
            <text:p>1.89E-001</text:p>
          </table:table-cell>
          <table:table-cell table:style-name="ce2" office:value-type="float" office:value="0.000244628">
            <text:p>2.45E-004</text:p>
          </table:table-cell>
          <table:table-cell table:style-name="ce2" table:formula="of:=[.I63]/2/[.I$99]" office:value-type="float" office:value="0.0375840782200153">
            <text:p>3.76E-002</text:p>
          </table:table-cell>
          <table:table-cell table:style-name="ce2" office:value-type="float" office:value="0.243836">
            <text:p>2.44E-001</text:p>
          </table:table-cell>
          <table:table-cell table:style-name="ce2"/>
          <table:table-cell table:style-name="ce2" table:formula="of:=IF([.H63]&lt;0.1; [.G63]; [.A63])" office:value-type="float" office:value="0.0203265">
            <text:p>2.03E-002</text:p>
          </table:table-cell>
          <table:table-cell table:style-name="ce2" table:formula="of:=IF([.K63]&lt;0.1;[.J63];[.C63])" office:value-type="float" office:value="0.0386272">
            <text:p>3.86E-002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style-name="ce2" table:formula="of:=[.M63]/[.O63]" office:value-type="float" office:value="1">
            <text:p>1.00E+000</text:p>
          </table:table-cell>
          <table:table-cell table:style-name="ce2" table:formula="of:=[.P63]/[.N6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815778">
            <text:p>8.16E-002</text:p>
          </table:table-cell>
          <table:table-cell table:style-name="ce2" office:value-type="float" office:value="0.0306074">
            <text:p>3.06E-002</text:p>
          </table:table-cell>
          <table:table-cell table:style-name="ce2" office:value-type="float" office:value="0.147406">
            <text:p>1.47E-001</text:p>
          </table:table-cell>
          <table:table-cell table:style-name="ce2" office:value-type="float" office:value="0.0231952">
            <text:p>2.32E-002</text:p>
          </table:table-cell>
          <table:table-cell table:style-name="ce2"/>
          <table:table-cell table:style-name="ce2" office:value-type="float" office:value="0.000582467">
            <text:p>5.82E-004</text:p>
          </table:table-cell>
          <table:table-cell table:style-name="ce2" table:formula="of:=[.F64]/2/[.F$99]" office:value-type="float" office:value="0.0794226972248887">
            <text:p>7.94E-002</text:p>
          </table:table-cell>
          <table:table-cell table:style-name="ce2" office:value-type="float" office:value="0.0835785">
            <text:p>8.36E-002</text:p>
          </table:table-cell>
          <table:table-cell table:style-name="ce2" office:value-type="float" office:value="0.000867081">
            <text:p>8.67E-004</text:p>
          </table:table-cell>
          <table:table-cell table:style-name="ce2" table:formula="of:=[.I64]/2/[.I$99]" office:value-type="float" office:value="0.133216312634241">
            <text:p>1.33E-001</text:p>
          </table:table-cell>
          <table:table-cell table:style-name="ce2" office:value-type="float" office:value="0.115017">
            <text:p>1.15E-001</text:p>
          </table:table-cell>
          <table:table-cell table:style-name="ce2"/>
          <table:table-cell table:style-name="ce2" table:formula="of:=IF([.H64]&lt;0.1; [.G64]; [.A64])" office:value-type="float" office:value="0.0794226972248887">
            <text:p>7.94E-002</text:p>
          </table:table-cell>
          <table:table-cell table:style-name="ce2" table:formula="of:=IF([.K64]&lt;0.1;[.J64];[.C64])" office:value-type="float" office:value="0.147406">
            <text:p>1.47E-001</text:p>
          </table:table-cell>
          <table:table-cell table:style-name="ce2" office:value-type="float" office:value="0.0794227">
            <text:p>7.94E-002</text:p>
          </table:table-cell>
          <table:table-cell table:style-name="ce2" office:value-type="float" office:value="0.147406">
            <text:p>1.47E-001</text:p>
          </table:table-cell>
          <table:table-cell table:style-name="ce2" table:formula="of:=[.M64]/[.O64]" office:value-type="float" office:value="0.999999965058966">
            <text:p>1.00E+000</text:p>
          </table:table-cell>
          <table:table-cell table:style-name="ce2" table:formula="of:=[.P64]/[.N6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9499">
            <text:p>1.39E-001</text:p>
          </table:table-cell>
          <table:table-cell table:style-name="ce2" office:value-type="float" office:value="0.0218267">
            <text:p>2.18E-002</text:p>
          </table:table-cell>
          <table:table-cell table:style-name="ce2" office:value-type="float" office:value="0.104959">
            <text:p>1.05E-001</text:p>
          </table:table-cell>
          <table:table-cell table:style-name="ce2" office:value-type="float" office:value="0.0260243">
            <text:p>2.60E-002</text:p>
          </table:table-cell>
          <table:table-cell table:style-name="ce2"/>
          <table:table-cell table:style-name="ce2" office:value-type="float" office:value="0.00102859">
            <text:p>1.03E-003</text:p>
          </table:table-cell>
          <table:table-cell table:style-name="ce2" table:formula="of:=[.F65]/2/[.F$99]" office:value-type="float" office:value="0.140254112488001">
            <text:p>1.40E-001</text:p>
          </table:table-cell>
          <table:table-cell table:style-name="ce2" office:value-type="float" office:value="0.0615134">
            <text:p>6.15E-002</text:p>
          </table:table-cell>
          <table:table-cell table:style-name="ce2" office:value-type="float" office:value="0.000679367">
            <text:p>6.79E-004</text:p>
          </table:table-cell>
          <table:table-cell table:style-name="ce2" table:formula="of:=[.I65]/2/[.I$99]" office:value-type="float" office:value="0.104376369295817">
            <text:p>1.04E-001</text:p>
          </table:table-cell>
          <table:table-cell table:style-name="ce2" office:value-type="float" office:value="0.0775689">
            <text:p>7.76E-002</text:p>
          </table:table-cell>
          <table:table-cell table:style-name="ce2"/>
          <table:table-cell table:style-name="ce2" table:formula="of:=IF([.H65]&lt;0.1; [.G65]; [.A65])" office:value-type="float" office:value="0.140254112488001">
            <text:p>1.40E-001</text:p>
          </table:table-cell>
          <table:table-cell table:style-name="ce2" table:formula="of:=IF([.K65]&lt;0.1;[.J65];[.C65])" office:value-type="float" office:value="0.104376369295817">
            <text:p>1.04E-001</text:p>
          </table:table-cell>
          <table:table-cell table:style-name="ce2" office:value-type="float" office:value="0.140254">
            <text:p>1.40E-001</text:p>
          </table:table-cell>
          <table:table-cell table:style-name="ce2" office:value-type="float" office:value="0.104376">
            <text:p>1.04E-001</text:p>
          </table:table-cell>
          <table:table-cell table:style-name="ce2" table:formula="of:=[.M65]/[.O65]" office:value-type="float" office:value="1.00000080203061">
            <text:p>1.00E+000</text:p>
          </table:table-cell>
          <table:table-cell table:style-name="ce2" table:formula="of:=[.P65]/[.N65]" office:value-type="float" office:value="0.9999964618829">
            <text:p>1.00E+000</text:p>
          </table:table-cell>
        </table:table-row>
        <table:table-row table:style-name="ro1">
          <table:table-cell table:style-name="ce2" office:value-type="float" office:value="0.0421231">
            <text:p>4.21E-002</text:p>
          </table:table-cell>
          <table:table-cell table:style-name="ce2" office:value-type="float" office:value="0.0537608">
            <text:p>5.38E-002</text:p>
          </table:table-cell>
          <table:table-cell table:style-name="ce2" office:value-type="float" office:value="0.0215659">
            <text:p>2.16E-002</text:p>
          </table:table-cell>
          <table:table-cell table:style-name="ce2" office:value-type="float" office:value="0.0777184">
            <text:p>7.77E-002</text:p>
          </table:table-cell>
          <table:table-cell table:style-name="ce2"/>
          <table:table-cell table:style-name="ce2" office:value-type="float" office:value="0.000263867">
            <text:p>2.64E-004</text:p>
          </table:table-cell>
          <table:table-cell table:style-name="ce2" table:formula="of:=[.F66]/2/[.F$99]" office:value-type="float" office:value="0.0359797702679117">
            <text:p>3.60E-002</text:p>
          </table:table-cell>
          <table:table-cell table:style-name="ce2" office:value-type="float" office:value="0.163509">
            <text:p>1.64E-001</text:p>
          </table:table-cell>
          <table:table-cell table:style-name="ce2" office:value-type="float" office:value="0.000168503">
            <text:p>1.69E-004</text:p>
          </table:table-cell>
          <table:table-cell table:style-name="ce2" table:formula="of:=[.I66]/2/[.I$99]" office:value-type="float" office:value="0.0258884098807464">
            <text:p>2.59E-002</text:p>
          </table:table-cell>
          <table:table-cell table:style-name="ce2" office:value-type="float" office:value="0.159857">
            <text:p>1.60E-001</text:p>
          </table:table-cell>
          <table:table-cell table:style-name="ce2"/>
          <table:table-cell table:style-name="ce2" table:formula="of:=IF([.H66]&lt;0.1; [.G66]; [.A66])" office:value-type="float" office:value="0.0421231">
            <text:p>4.21E-002</text:p>
          </table:table-cell>
          <table:table-cell table:style-name="ce2" table:formula="of:=IF([.K66]&lt;0.1;[.J66];[.C66])" office:value-type="float" office:value="0.0215659">
            <text:p>2.16E-002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style-name="ce2" table:formula="of:=[.M66]/[.O66]" office:value-type="float" office:value="1">
            <text:p>1.00E+000</text:p>
          </table:table-cell>
          <table:table-cell table:style-name="ce2" table:formula="of:=[.P66]/[.N6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0132">
            <text:p>2.00E-002</text:p>
          </table:table-cell>
          <table:table-cell table:style-name="ce2" office:value-type="float" office:value="0.0744032">
            <text:p>7.44E-002</text:p>
          </table:table-cell>
          <table:table-cell table:style-name="ce2" office:value-type="float" office:value="0.0092886">
            <text:p>9.29E-003</text:p>
          </table:table-cell>
          <table:table-cell table:style-name="ce2" office:value-type="float" office:value="0.114211">
            <text:p>1.14E-001</text:p>
          </table:table-cell>
          <table:table-cell table:style-name="ce2"/>
          <table:table-cell table:style-name="ce2" office:value-type="float" office:value="0.000140063">
            <text:p>1.40E-004</text:p>
          </table:table-cell>
          <table:table-cell table:style-name="ce2" table:formula="of:=[.F67]/2/[.F$99]" office:value-type="float" office:value="0.0190983888210141">
            <text:p>1.91E-002</text:p>
          </table:table-cell>
          <table:table-cell table:style-name="ce2" office:value-type="float" office:value="0.177721">
            <text:p>1.78E-001</text:p>
          </table:table-cell>
          <table:table-cell table:style-name="ce2" office:value-type="float" office:value="0.0000871122">
            <text:p>8.71E-005</text:p>
          </table:table-cell>
          <table:table-cell table:style-name="ce2" table:formula="of:=[.I67]/2/[.I$99]" office:value-type="float" office:value="0.0133837162496428">
            <text:p>1.34E-002</text:p>
          </table:table-cell>
          <table:table-cell table:style-name="ce2" office:value-type="float" office:value="0.215148">
            <text:p>2.15E-001</text:p>
          </table:table-cell>
          <table:table-cell table:style-name="ce2"/>
          <table:table-cell table:style-name="ce2" table:formula="of:=IF([.H67]&lt;0.1; [.G67]; [.A67])" office:value-type="float" office:value="0.0200132">
            <text:p>2.00E-002</text:p>
          </table:table-cell>
          <table:table-cell table:style-name="ce2" table:formula="of:=IF([.K67]&lt;0.1;[.J67];[.C67])" office:value-type="float" office:value="0.0092886">
            <text:p>9.29E-003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style-name="ce2" table:formula="of:=[.M67]/[.O67]" office:value-type="float" office:value="1">
            <text:p>1.00E+000</text:p>
          </table:table-cell>
          <table:table-cell table:style-name="ce2" table:formula="of:=[.P67]/[.N6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803">
            <text:p>1.30E-002</text:p>
          </table:table-cell>
          <table:table-cell table:style-name="ce2" office:value-type="float" office:value="0.0874028">
            <text:p>8.74E-002</text:p>
          </table:table-cell>
          <table:table-cell table:style-name="ce2" office:value-type="float" office:value="0.00512954">
            <text:p>5.13E-003</text:p>
          </table:table-cell>
          <table:table-cell table:style-name="ce2" office:value-type="float" office:value="0.14253">
            <text:p>1.43E-001</text:p>
          </table:table-cell>
          <table:table-cell table:style-name="ce2"/>
          <table:table-cell table:style-name="ce2" office:value-type="float" office:value="0.000087121">
            <text:p>8.71E-005</text:p>
          </table:table-cell>
          <table:table-cell table:style-name="ce2" table:formula="of:=[.F68]/2/[.F$99]" office:value-type="float" office:value="0.0118794451959159">
            <text:p>1.19E-002</text:p>
          </table:table-cell>
          <table:table-cell table:style-name="ce2" office:value-type="float" office:value="0.216157">
            <text:p>2.16E-001</text:p>
          </table:table-cell>
          <table:table-cell table:style-name="ce2" office:value-type="float" office:value="0.0000465076">
            <text:p>4.65E-005</text:p>
          </table:table-cell>
          <table:table-cell table:style-name="ce2" table:formula="of:=[.I68]/2/[.I$99]" office:value-type="float" office:value="0.00714531973537446">
            <text:p>7.15E-003</text:p>
          </table:table-cell>
          <table:table-cell table:style-name="ce2" office:value-type="float" office:value="0.269412">
            <text:p>2.69E-001</text:p>
          </table:table-cell>
          <table:table-cell table:style-name="ce2"/>
          <table:table-cell table:style-name="ce2" table:formula="of:=IF([.H68]&lt;0.1; [.G68]; [.A68])" office:value-type="float" office:value="0.0129803">
            <text:p>1.30E-002</text:p>
          </table:table-cell>
          <table:table-cell table:style-name="ce2" table:formula="of:=IF([.K68]&lt;0.1;[.J68];[.C68])" office:value-type="float" office:value="0.00512954">
            <text:p>5.13E-003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style-name="ce2" table:formula="of:=[.M68]/[.O68]" office:value-type="float" office:value="1">
            <text:p>1.00E+000</text:p>
          </table:table-cell>
          <table:table-cell table:style-name="ce2" table:formula="of:=[.P68]/[.N6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1554">
            <text:p>1.72E-002</text:p>
          </table:table-cell>
          <table:table-cell table:style-name="ce2" office:value-type="float" office:value="0.0649223">
            <text:p>6.49E-002</text:p>
          </table:table-cell>
          <table:table-cell table:style-name="ce2" office:value-type="float" office:value="0.0248081">
            <text:p>2.48E-002</text:p>
          </table:table-cell>
          <table:table-cell table:style-name="ce2" office:value-type="float" office:value="0.0574034">
            <text:p>5.74E-002</text:p>
          </table:table-cell>
          <table:table-cell table:style-name="ce2"/>
          <table:table-cell table:style-name="ce2" office:value-type="float" office:value="0.0000946214">
            <text:p>9.46E-005</text:p>
          </table:table-cell>
          <table:table-cell table:style-name="ce2" table:formula="of:=[.F69]/2/[.F$99]" office:value-type="float" office:value="0.012902167510254">
            <text:p>1.29E-002</text:p>
          </table:table-cell>
          <table:table-cell table:style-name="ce2" office:value-type="float" office:value="0.176347">
            <text:p>1.76E-001</text:p>
          </table:table-cell>
          <table:table-cell table:style-name="ce2" office:value-type="float" office:value="0.000171398">
            <text:p>1.71E-004</text:p>
          </table:table-cell>
          <table:table-cell table:style-name="ce2" table:formula="of:=[.I69]/2/[.I$99]" office:value-type="float" office:value="0.0263331909624172">
            <text:p>2.63E-002</text:p>
          </table:table-cell>
          <table:table-cell table:style-name="ce2" office:value-type="float" office:value="0.311271">
            <text:p>3.11E-001</text:p>
          </table:table-cell>
          <table:table-cell table:style-name="ce2"/>
          <table:table-cell table:style-name="ce2" table:formula="of:=IF([.H69]&lt;0.1; [.G69]; [.A69])" office:value-type="float" office:value="0.0171554">
            <text:p>1.72E-002</text:p>
          </table:table-cell>
          <table:table-cell table:style-name="ce2" table:formula="of:=IF([.K69]&lt;0.1;[.J69];[.C69])" office:value-type="float" office:value="0.0248081">
            <text:p>2.48E-002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style-name="ce2" table:formula="of:=[.M69]/[.O69]" office:value-type="float" office:value="1">
            <text:p>1.00E+000</text:p>
          </table:table-cell>
          <table:table-cell table:style-name="ce2" table:formula="of:=[.P69]/[.N6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328172">
            <text:p>3.28E-002</text:p>
          </table:table-cell>
          <table:table-cell table:style-name="ce2" office:value-type="float" office:value="0.0435343">
            <text:p>4.35E-002</text:p>
          </table:table-cell>
          <table:table-cell table:style-name="ce2" office:value-type="float" office:value="0.0533102">
            <text:p>5.33E-002</text:p>
          </table:table-cell>
          <table:table-cell table:style-name="ce2" office:value-type="float" office:value="0.0356627">
            <text:p>3.57E-002</text:p>
          </table:table-cell>
          <table:table-cell table:style-name="ce2"/>
          <table:table-cell table:style-name="ce2" office:value-type="float" office:value="0.00024214">
            <text:p>2.42E-004</text:p>
          </table:table-cell>
          <table:table-cell table:style-name="ce2" table:formula="of:=[.F70]/2/[.F$99]" office:value-type="float" office:value="0.0330171699101143">
            <text:p>3.30E-002</text:p>
          </table:table-cell>
          <table:table-cell table:style-name="ce2" office:value-type="float" office:value="0.112741">
            <text:p>1.13E-001</text:p>
          </table:table-cell>
          <table:table-cell table:style-name="ce2" office:value-type="float" office:value="0.000334092">
            <text:p>3.34E-004</text:p>
          </table:table-cell>
          <table:table-cell table:style-name="ce2" table:formula="of:=[.I70]/2/[.I$99]" office:value-type="float" office:value="0.0513291195639148">
            <text:p>5.13E-002</text:p>
          </table:table-cell>
          <table:table-cell table:style-name="ce2" office:value-type="float" office:value="0.131982">
            <text:p>1.32E-001</text:p>
          </table:table-cell>
          <table:table-cell table:style-name="ce2"/>
          <table:table-cell table:style-name="ce2" table:formula="of:=IF([.H70]&lt;0.1; [.G70]; [.A70])" office:value-type="float" office:value="0.0328172">
            <text:p>3.28E-002</text:p>
          </table:table-cell>
          <table:table-cell table:style-name="ce2" table:formula="of:=IF([.K70]&lt;0.1;[.J70];[.C70])" office:value-type="float" office:value="0.0533102">
            <text:p>5.33E-0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style-name="ce2" table:formula="of:=[.M70]/[.O70]" office:value-type="float" office:value="1">
            <text:p>1.00E+000</text:p>
          </table:table-cell>
          <table:table-cell table:style-name="ce2" table:formula="of:=[.P70]/[.N7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0937">
            <text:p>4.31E-002</text:p>
          </table:table-cell>
          <table:table-cell table:style-name="ce2" office:value-type="float" office:value="0.0364305">
            <text:p>3.64E-002</text:p>
          </table:table-cell>
          <table:table-cell table:style-name="ce2" office:value-type="float" office:value="0.0334886">
            <text:p>3.35E-002</text:p>
          </table:table-cell>
          <table:table-cell table:style-name="ce2" office:value-type="float" office:value="0.0440054">
            <text:p>4.40E-002</text:p>
          </table:table-cell>
          <table:table-cell table:style-name="ce2"/>
          <table:table-cell table:style-name="ce2" office:value-type="float" office:value="0.000316131">
            <text:p>3.16E-004</text:p>
          </table:table-cell>
          <table:table-cell table:style-name="ce2" table:formula="of:=[.F71]/2/[.F$99]" office:value-type="float" office:value="0.0431062647264159">
            <text:p>4.31E-002</text:p>
          </table:table-cell>
          <table:table-cell table:style-name="ce2" office:value-type="float" office:value="0.095702">
            <text:p>9.57E-002</text:p>
          </table:table-cell>
          <table:table-cell table:style-name="ce2" office:value-type="float" office:value="0.00018699">
            <text:p>1.87E-004</text:p>
          </table:table-cell>
          <table:table-cell table:style-name="ce2" table:formula="of:=[.I71]/2/[.I$99]" office:value-type="float" office:value="0.0287287096585863">
            <text:p>2.87E-002</text:p>
          </table:table-cell>
          <table:table-cell table:style-name="ce2" office:value-type="float" office:value="0.12504">
            <text:p>1.25E-001</text:p>
          </table:table-cell>
          <table:table-cell table:style-name="ce2"/>
          <table:table-cell table:style-name="ce2" table:formula="of:=IF([.H71]&lt;0.1; [.G71]; [.A71])" office:value-type="float" office:value="0.0431062647264159">
            <text:p>4.31E-002</text:p>
          </table:table-cell>
          <table:table-cell table:style-name="ce2" table:formula="of:=IF([.K71]&lt;0.1;[.J71];[.C71])" office:value-type="float" office:value="0.0334886">
            <text:p>3.35E-002</text:p>
          </table:table-cell>
          <table:table-cell table:style-name="ce2" office:value-type="float" office:value="0.0431063">
            <text:p>4.31E-002</text:p>
          </table:table-cell>
          <table:table-cell table:style-name="ce2" office:value-type="float" office:value="0.0334886">
            <text:p>3.35E-002</text:p>
          </table:table-cell>
          <table:table-cell table:style-name="ce2" table:formula="of:=[.M71]/[.O71]" office:value-type="float" office:value="0.999999181706988">
            <text:p>1.00E+000</text:p>
          </table:table-cell>
          <table:table-cell table:style-name="ce2" table:formula="of:=[.P71]/[.N7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76039">
            <text:p>2.76E-002</text:p>
          </table:table-cell>
          <table:table-cell table:style-name="ce2" office:value-type="float" office:value="0.0661974">
            <text:p>6.62E-002</text:p>
          </table:table-cell>
          <table:table-cell table:style-name="ce2" office:value-type="float" office:value="0.0157994">
            <text:p>1.58E-002</text:p>
          </table:table-cell>
          <table:table-cell table:style-name="ce2" office:value-type="float" office:value="0.0921162">
            <text:p>9.21E-002</text:p>
          </table:table-cell>
          <table:table-cell table:style-name="ce2"/>
          <table:table-cell table:style-name="ce2" office:value-type="float" office:value="0.000169106">
            <text:p>1.69E-004</text:p>
          </table:table-cell>
          <table:table-cell table:style-name="ce2" table:formula="of:=[.F72]/2/[.F$99]" office:value-type="float" office:value="0.0230585675015272">
            <text:p>2.31E-002</text:p>
          </table:table-cell>
          <table:table-cell table:style-name="ce2" office:value-type="float" office:value="0.182509">
            <text:p>1.83E-001</text:p>
          </table:table-cell>
          <table:table-cell table:style-name="ce2" office:value-type="float" office:value="0.000112103">
            <text:p>1.12E-004</text:p>
          </table:table-cell>
          <table:table-cell table:style-name="ce2" table:formula="of:=[.I72]/2/[.I$99]" office:value-type="float" office:value="0.0172232447663325">
            <text:p>1.72E-002</text:p>
          </table:table-cell>
          <table:table-cell table:style-name="ce2" office:value-type="float" office:value="0.196209">
            <text:p>1.96E-001</text:p>
          </table:table-cell>
          <table:table-cell table:style-name="ce2"/>
          <table:table-cell table:style-name="ce2" table:formula="of:=IF([.H72]&lt;0.1; [.G72]; [.A72])" office:value-type="float" office:value="0.0276039">
            <text:p>2.76E-002</text:p>
          </table:table-cell>
          <table:table-cell table:style-name="ce2" table:formula="of:=IF([.K72]&lt;0.1;[.J72];[.C72])" office:value-type="float" office:value="0.0157994">
            <text:p>1.58E-002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style-name="ce2" table:formula="of:=[.M72]/[.O72]" office:value-type="float" office:value="1">
            <text:p>1.00E+000</text:p>
          </table:table-cell>
          <table:table-cell table:style-name="ce2" table:formula="of:=[.P72]/[.N7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014">
            <text:p>1.68E-002</text:p>
          </table:table-cell>
          <table:table-cell table:style-name="ce2" office:value-type="float" office:value="0.0833204">
            <text:p>8.33E-002</text:p>
          </table:table-cell>
          <table:table-cell table:style-name="ce2" office:value-type="float" office:value="0.00843631">
            <text:p>8.44E-003</text:p>
          </table:table-cell>
          <table:table-cell table:style-name="ce2" office:value-type="float" office:value="0.125203">
            <text:p>1.25E-001</text:p>
          </table:table-cell>
          <table:table-cell table:style-name="ce2"/>
          <table:table-cell table:style-name="ce2" office:value-type="float" office:value="0.000100035">
            <text:p>1.00E-004</text:p>
          </table:table-cell>
          <table:table-cell table:style-name="ce2" table:formula="of:=[.F73]/2/[.F$99]" office:value-type="float" office:value="0.0136403427436949">
            <text:p>1.36E-002</text:p>
          </table:table-cell>
          <table:table-cell table:style-name="ce2" office:value-type="float" office:value="0.22525">
            <text:p>2.25E-001</text:p>
          </table:table-cell>
          <table:table-cell table:style-name="ce2" office:value-type="float" office:value="0.0000699281">
            <text:p>6.99E-005</text:p>
          </table:table-cell>
          <table:table-cell table:style-name="ce2" table:formula="of:=[.I73]/2/[.I$99]" office:value-type="float" office:value="0.0107435910042066">
            <text:p>1.07E-002</text:p>
          </table:table-cell>
          <table:table-cell table:style-name="ce2" office:value-type="float" office:value="0.248773">
            <text:p>2.49E-001</text:p>
          </table:table-cell>
          <table:table-cell table:style-name="ce2"/>
          <table:table-cell table:style-name="ce2" table:formula="of:=IF([.H73]&lt;0.1; [.G73]; [.A73])" office:value-type="float" office:value="0.0168014">
            <text:p>1.68E-002</text:p>
          </table:table-cell>
          <table:table-cell table:style-name="ce2" table:formula="of:=IF([.K73]&lt;0.1;[.J73];[.C73])" office:value-type="float" office:value="0.00843631">
            <text:p>8.44E-003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style-name="ce2" table:formula="of:=[.M73]/[.O73]" office:value-type="float" office:value="1">
            <text:p>1.00E+000</text:p>
          </table:table-cell>
          <table:table-cell table:style-name="ce2" table:formula="of:=[.P73]/[.N7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83601">
            <text:p>8.84E-003</text:p>
          </table:table-cell>
          <table:table-cell table:style-name="ce2" office:value-type="float" office:value="0.105425">
            <text:p>1.05E-001</text:p>
          </table:table-cell>
          <table:table-cell table:style-name="ce2" office:value-type="float" office:value="0.00536165">
            <text:p>5.36E-003</text:p>
          </table:table-cell>
          <table:table-cell table:style-name="ce2" office:value-type="float" office:value="0.142285">
            <text:p>1.42E-001</text:p>
          </table:table-cell>
          <table:table-cell table:style-name="ce2"/>
          <table:table-cell table:style-name="ce2" office:value-type="float" office:value="0.0000577958">
            <text:p>5.78E-005</text:p>
          </table:table-cell>
          <table:table-cell table:style-name="ce2" table:formula="of:=[.F74]/2/[.F$99]" office:value-type="float" office:value="0.00788078693603281">
            <text:p>7.88E-003</text:p>
          </table:table-cell>
          <table:table-cell table:style-name="ce2" office:value-type="float" office:value="0.256841">
            <text:p>2.57E-001</text:p>
          </table:table-cell>
          <table:table-cell table:style-name="ce2" office:value-type="float" office:value="0.0000328233">
            <text:p>3.28E-005</text:p>
          </table:table-cell>
          <table:table-cell table:style-name="ce2" table:formula="of:=[.I74]/2/[.I$99]" office:value-type="float" office:value="0.00504289564006994">
            <text:p>5.04E-003</text:p>
          </table:table-cell>
          <table:table-cell table:style-name="ce2" office:value-type="float" office:value="0.316808">
            <text:p>3.17E-001</text:p>
          </table:table-cell>
          <table:table-cell table:style-name="ce2"/>
          <table:table-cell table:style-name="ce2" table:formula="of:=IF([.H74]&lt;0.1; [.G74]; [.A74])" office:value-type="float" office:value="0.00883601">
            <text:p>8.84E-003</text:p>
          </table:table-cell>
          <table:table-cell table:style-name="ce2" table:formula="of:=IF([.K74]&lt;0.1;[.J74];[.C74])" office:value-type="float" office:value="0.00536165">
            <text:p>5.36E-003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style-name="ce2" table:formula="of:=[.M74]/[.O74]" office:value-type="float" office:value="1">
            <text:p>1.00E+000</text:p>
          </table:table-cell>
          <table:table-cell table:style-name="ce2" table:formula="of:=[.P74]/[.N7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2134">
            <text:p>8.02E-003</text:p>
          </table:table-cell>
          <table:table-cell table:style-name="ce2" office:value-type="float" office:value="0.0585837">
            <text:p>5.86E-002</text:p>
          </table:table-cell>
          <table:table-cell table:style-name="ce2" office:value-type="float" office:value="0.0160369">
            <text:p>1.60E-002</text:p>
          </table:table-cell>
          <table:table-cell table:style-name="ce2" office:value-type="float" office:value="0.0451496">
            <text:p>4.51E-002</text:p>
          </table:table-cell>
          <table:table-cell table:style-name="ce2"/>
          <table:table-cell table:style-name="ce2" office:value-type="float" office:value="0.000059999">
            <text:p>6.00E-005</text:p>
          </table:table-cell>
          <table:table-cell table:style-name="ce2" table:formula="of:=[.F75]/2/[.F$99]" office:value-type="float" office:value="0.00818120582075225">
            <text:p>8.18E-003</text:p>
          </table:table-cell>
          <table:table-cell table:style-name="ce2" office:value-type="float" office:value="0.156315">
            <text:p>1.56E-001</text:p>
          </table:table-cell>
          <table:table-cell table:style-name="ce2" office:value-type="float" office:value="0.000102051">
            <text:p>1.02E-004</text:p>
          </table:table-cell>
          <table:table-cell table:style-name="ce2" table:formula="of:=[.I75]/2/[.I$99]" office:value-type="float" office:value="0.0156788788136713">
            <text:p>1.57E-002</text:p>
          </table:table-cell>
          <table:table-cell table:style-name="ce2" office:value-type="float" office:value="0.191296">
            <text:p>1.91E-001</text:p>
          </table:table-cell>
          <table:table-cell table:style-name="ce2"/>
          <table:table-cell table:style-name="ce2" table:formula="of:=IF([.H75]&lt;0.1; [.G75]; [.A75])" office:value-type="float" office:value="0.00802134">
            <text:p>8.02E-003</text:p>
          </table:table-cell>
          <table:table-cell table:style-name="ce2" table:formula="of:=IF([.K75]&lt;0.1;[.J75];[.C75])" office:value-type="float" office:value="0.0160369">
            <text:p>1.60E-002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style-name="ce2" table:formula="of:=[.M75]/[.O75]" office:value-type="float" office:value="1">
            <text:p>1.00E+000</text:p>
          </table:table-cell>
          <table:table-cell table:style-name="ce2" table:formula="of:=[.P75]/[.N7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4877">
            <text:p>1.25E-002</text:p>
          </table:table-cell>
          <table:table-cell table:style-name="ce2" office:value-type="float" office:value="0.0505252">
            <text:p>5.05E-002</text:p>
          </table:table-cell>
          <table:table-cell table:style-name="ce2" office:value-type="float" office:value="0.0210653">
            <text:p>2.11E-002</text:p>
          </table:table-cell>
          <table:table-cell table:style-name="ce2" office:value-type="float" office:value="0.0418309">
            <text:p>4.18E-002</text:p>
          </table:table-cell>
          <table:table-cell table:style-name="ce2"/>
          <table:table-cell table:style-name="ce2" office:value-type="float" office:value="0.0000986448">
            <text:p>9.86E-005</text:p>
          </table:table-cell>
          <table:table-cell table:style-name="ce2" table:formula="of:=[.F76]/2/[.F$99]" office:value-type="float" office:value="0.0134507810454664">
            <text:p>1.35E-002</text:p>
          </table:table-cell>
          <table:table-cell table:style-name="ce2" office:value-type="float" office:value="0.178842">
            <text:p>1.79E-001</text:p>
          </table:table-cell>
          <table:table-cell table:style-name="ce2" office:value-type="float" office:value="0.00016126">
            <text:p>1.61E-004</text:p>
          </table:table-cell>
          <table:table-cell table:style-name="ce2" table:formula="of:=[.I76]/2/[.I$99]" office:value-type="float" office:value="0.0247756121693333">
            <text:p>2.48E-002</text:p>
          </table:table-cell>
          <table:table-cell table:style-name="ce2" office:value-type="float" office:value="0.171141">
            <text:p>1.71E-001</text:p>
          </table:table-cell>
          <table:table-cell table:style-name="ce2"/>
          <table:table-cell table:style-name="ce2" table:formula="of:=IF([.H76]&lt;0.1; [.G76]; [.A76])" office:value-type="float" office:value="0.0124877">
            <text:p>1.25E-002</text:p>
          </table:table-cell>
          <table:table-cell table:style-name="ce2" table:formula="of:=IF([.K76]&lt;0.1;[.J76];[.C76])" office:value-type="float" office:value="0.0210653">
            <text:p>2.11E-002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style-name="ce2" table:formula="of:=[.M76]/[.O76]" office:value-type="float" office:value="1">
            <text:p>1.00E+000</text:p>
          </table:table-cell>
          <table:table-cell table:style-name="ce2" table:formula="of:=[.P76]/[.N7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2691">
            <text:p>1.13E-002</text:p>
          </table:table-cell>
          <table:table-cell table:style-name="ce2" office:value-type="float" office:value="0.0518868">
            <text:p>5.19E-002</text:p>
          </table:table-cell>
          <table:table-cell table:style-name="ce2" office:value-type="float" office:value="0.00894462">
            <text:p>8.94E-003</text:p>
          </table:table-cell>
          <table:table-cell table:style-name="ce2" office:value-type="float" office:value="0.0619917">
            <text:p>6.20E-002</text:p>
          </table:table-cell>
          <table:table-cell table:style-name="ce2"/>
          <table:table-cell table:style-name="ce2" office:value-type="float" office:value="0.0000775636">
            <text:p>7.76E-005</text:p>
          </table:table-cell>
          <table:table-cell table:style-name="ce2" table:formula="of:=[.F77]/2/[.F$99]" office:value-type="float" office:value="0.0105762392006283">
            <text:p>1.06E-002</text:p>
          </table:table-cell>
          <table:table-cell table:style-name="ce2" office:value-type="float" office:value="0.127197">
            <text:p>1.27E-001</text:p>
          </table:table-cell>
          <table:table-cell table:style-name="ce2" office:value-type="float" office:value="0.0000550974">
            <text:p>5.51E-005</text:p>
          </table:table-cell>
          <table:table-cell table:style-name="ce2" table:formula="of:=[.I77]/2/[.I$99]" office:value-type="float" office:value="0.00846503667331406">
            <text:p>8.47E-003</text:p>
          </table:table-cell>
          <table:table-cell table:style-name="ce2" office:value-type="float" office:value="0.147058">
            <text:p>1.47E-001</text:p>
          </table:table-cell>
          <table:table-cell table:style-name="ce2"/>
          <table:table-cell table:style-name="ce2" table:formula="of:=IF([.H77]&lt;0.1; [.G77]; [.A77])" office:value-type="float" office:value="0.0112691">
            <text:p>1.13E-002</text:p>
          </table:table-cell>
          <table:table-cell table:style-name="ce2" table:formula="of:=IF([.K77]&lt;0.1;[.J77];[.C77])" office:value-type="float" office:value="0.00894462">
            <text:p>8.94E-003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style-name="ce2" table:formula="of:=[.M77]/[.O77]" office:value-type="float" office:value="1">
            <text:p>1.00E+000</text:p>
          </table:table-cell>
          <table:table-cell table:style-name="ce2" table:formula="of:=[.P77]/[.N7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98935">
            <text:p>7.99E-003</text:p>
          </table:table-cell>
          <table:table-cell table:style-name="ce2" office:value-type="float" office:value="0.0800078">
            <text:p>8.00E-002</text:p>
          </table:table-cell>
          <table:table-cell table:style-name="ce2" office:value-type="float" office:value="0.0062659">
            <text:p>6.27E-003</text:p>
          </table:table-cell>
          <table:table-cell table:style-name="ce2" office:value-type="float" office:value="0.0920962">
            <text:p>9.21E-002</text:p>
          </table:table-cell>
          <table:table-cell table:style-name="ce2"/>
          <table:table-cell table:style-name="ce2" office:value-type="float" office:value="0.0000413634">
            <text:p>4.14E-005</text:p>
          </table:table-cell>
          <table:table-cell table:style-name="ce2" table:formula="of:=[.F78]/2/[.F$99]" office:value-type="float" office:value="0.00564013548302644">
            <text:p>5.64E-003</text:p>
          </table:table-cell>
          <table:table-cell table:style-name="ce2" office:value-type="float" office:value="0.194114">
            <text:p>1.94E-001</text:p>
          </table:table-cell>
          <table:table-cell table:style-name="ce2" office:value-type="float" office:value="0.0000412253">
            <text:p>4.12E-005</text:p>
          </table:table-cell>
          <table:table-cell table:style-name="ce2" table:formula="of:=[.I78]/2/[.I$99]" office:value-type="float" office:value="0.00633375942183069">
            <text:p>6.33E-003</text:p>
          </table:table-cell>
          <table:table-cell table:style-name="ce2" office:value-type="float" office:value="0.237523">
            <text:p>2.38E-001</text:p>
          </table:table-cell>
          <table:table-cell table:style-name="ce2"/>
          <table:table-cell table:style-name="ce2" table:formula="of:=IF([.H78]&lt;0.1; [.G78]; [.A78])" office:value-type="float" office:value="0.00798935">
            <text:p>7.99E-003</text:p>
          </table:table-cell>
          <table:table-cell table:style-name="ce2" table:formula="of:=IF([.K78]&lt;0.1;[.J78];[.C78])" office:value-type="float" office:value="0.0062659">
            <text:p>6.27E-003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style-name="ce2" table:formula="of:=[.M78]/[.O78]" office:value-type="float" office:value="1">
            <text:p>1.00E+000</text:p>
          </table:table-cell>
          <table:table-cell table:style-name="ce2" table:formula="of:=[.P78]/[.N7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8664">
            <text:p>5.87E-003</text:p>
          </table:table-cell>
          <table:table-cell table:style-name="ce2" office:value-type="float" office:value="0.0823745">
            <text:p>8.24E-002</text:p>
          </table:table-cell>
          <table:table-cell table:style-name="ce2" office:value-type="float" office:value="0.00443577">
            <text:p>4.44E-003</text:p>
          </table:table-cell>
          <table:table-cell table:style-name="ce2" office:value-type="float" office:value="0.0996364">
            <text:p>9.96E-002</text:p>
          </table:table-cell>
          <table:table-cell table:style-name="ce2"/>
          <table:table-cell table:style-name="ce2" office:value-type="float" office:value="0.0000355837">
            <text:p>3.56E-005</text:p>
          </table:table-cell>
          <table:table-cell table:style-name="ce2" table:formula="of:=[.F79]/2/[.F$99]" office:value-type="float" office:value="0.00485204042673881">
            <text:p>4.85E-003</text:p>
          </table:table-cell>
          <table:table-cell table:style-name="ce2" office:value-type="float" office:value="0.219412">
            <text:p>2.19E-001</text:p>
          </table:table-cell>
          <table:table-cell table:style-name="ce2" office:value-type="float" office:value="0.0000331101">
            <text:p>3.31E-005</text:p>
          </table:table-cell>
          <table:table-cell table:style-name="ce2" table:formula="of:=[.I79]/2/[.I$99]" office:value-type="float" office:value="0.00508695892650281">
            <text:p>5.09E-003</text:p>
          </table:table-cell>
          <table:table-cell table:style-name="ce2" office:value-type="float" office:value="0.249255">
            <text:p>2.49E-001</text:p>
          </table:table-cell>
          <table:table-cell table:style-name="ce2"/>
          <table:table-cell table:style-name="ce2" table:formula="of:=IF([.H79]&lt;0.1; [.G79]; [.A79])" office:value-type="float" office:value="0.0058664">
            <text:p>5.87E-003</text:p>
          </table:table-cell>
          <table:table-cell table:style-name="ce2" table:formula="of:=IF([.K79]&lt;0.1;[.J79];[.C79])" office:value-type="float" office:value="0.00443577">
            <text:p>4.44E-003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style-name="ce2" table:formula="of:=[.M79]/[.O79]" office:value-type="float" office:value="1">
            <text:p>1.00E+000</text:p>
          </table:table-cell>
          <table:table-cell table:style-name="ce2" table:formula="of:=[.P79]/[.N7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4082">
            <text:p>4.64E-003</text:p>
          </table:table-cell>
          <table:table-cell table:style-name="ce2" office:value-type="float" office:value="0.083348">
            <text:p>8.33E-002</text:p>
          </table:table-cell>
          <table:table-cell table:style-name="ce2" office:value-type="float" office:value="0.00301685">
            <text:p>3.02E-003</text:p>
          </table:table-cell>
          <table:table-cell table:style-name="ce2" office:value-type="float" office:value="0.107088">
            <text:p>1.07E-001</text:p>
          </table:table-cell>
          <table:table-cell table:style-name="ce2"/>
          <table:table-cell table:style-name="ce2" office:value-type="float" office:value="0.0000247638">
            <text:p>2.48E-005</text:p>
          </table:table-cell>
          <table:table-cell table:style-name="ce2" table:formula="of:=[.F80]/2/[.F$99]" office:value-type="float" office:value="0.00337668535648835">
            <text:p>3.38E-003</text:p>
          </table:table-cell>
          <table:table-cell table:style-name="ce2" office:value-type="float" office:value="0.242677">
            <text:p>2.43E-001</text:p>
          </table:table-cell>
          <table:table-cell table:style-name="ce2" office:value-type="float" office:value="0.0000181565">
            <text:p>1.82E-005</text:p>
          </table:table-cell>
          <table:table-cell table:style-name="ce2" table:formula="of:=[.I80]/2/[.I$99]" office:value-type="float" office:value="0.00278952252482017">
            <text:p>2.79E-003</text:p>
          </table:table-cell>
          <table:table-cell table:style-name="ce2" office:value-type="float" office:value="0.294137">
            <text:p>2.94E-001</text:p>
          </table:table-cell>
          <table:table-cell table:style-name="ce2"/>
          <table:table-cell table:style-name="ce2" table:formula="of:=IF([.H80]&lt;0.1; [.G80]; [.A80])" office:value-type="float" office:value="0.00464082">
            <text:p>4.64E-003</text:p>
          </table:table-cell>
          <table:table-cell table:style-name="ce2" table:formula="of:=IF([.K80]&lt;0.1;[.J80];[.C80])" office:value-type="float" office:value="0.00301685">
            <text:p>3.02E-003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style-name="ce2" table:formula="of:=[.M80]/[.O80]" office:value-type="float" office:value="1">
            <text:p>1.00E+000</text:p>
          </table:table-cell>
          <table:table-cell table:style-name="ce2" table:formula="of:=[.P80]/[.N8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7296">
            <text:p>1.87E-002</text:p>
          </table:table-cell>
          <table:table-cell table:style-name="ce2" office:value-type="float" office:value="0.0367994">
            <text:p>3.68E-002</text:p>
          </table:table-cell>
          <table:table-cell table:style-name="ce2" office:value-type="float" office:value="0.0305509">
            <text:p>3.06E-002</text:p>
          </table:table-cell>
          <table:table-cell table:style-name="ce2" office:value-type="float" office:value="0.0298284">
            <text:p>2.98E-002</text:p>
          </table:table-cell>
          <table:table-cell table:style-name="ce2"/>
          <table:table-cell table:style-name="ce2" office:value-type="float" office:value="0.000151127">
            <text:p>1.51E-004</text:p>
          </table:table-cell>
          <table:table-cell table:style-name="ce2" table:formula="of:=[.F81]/2/[.F$99]" office:value-type="float" office:value="0.0206070283183524">
            <text:p>2.06E-002</text:p>
          </table:table-cell>
          <table:table-cell table:style-name="ce2" office:value-type="float" office:value="0.113056">
            <text:p>1.13E-001</text:p>
          </table:table-cell>
          <table:table-cell table:style-name="ce2" office:value-type="float" office:value="0.000219032">
            <text:p>2.19E-004</text:p>
          </table:table-cell>
          <table:table-cell table:style-name="ce2" table:formula="of:=[.I81]/2/[.I$99]" office:value-type="float" office:value="0.033651568179793">
            <text:p>3.37E-002</text:p>
          </table:table-cell>
          <table:table-cell table:style-name="ce2" office:value-type="float" office:value="0.138201">
            <text:p>1.38E-001</text:p>
          </table:table-cell>
          <table:table-cell table:style-name="ce2"/>
          <table:table-cell table:style-name="ce2" table:formula="of:=IF([.H81]&lt;0.1; [.G81]; [.A81])" office:value-type="float" office:value="0.0187296">
            <text:p>1.87E-002</text:p>
          </table:table-cell>
          <table:table-cell table:style-name="ce2" table:formula="of:=IF([.K81]&lt;0.1;[.J81];[.C81])" office:value-type="float" office:value="0.0305509">
            <text:p>3.06E-002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style-name="ce2" table:formula="of:=[.M81]/[.O81]" office:value-type="float" office:value="1">
            <text:p>1.00E+000</text:p>
          </table:table-cell>
          <table:table-cell table:style-name="ce2" table:formula="of:=[.P81]/[.N8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87204">
            <text:p>5.87E-002</text:p>
          </table:table-cell>
          <table:table-cell table:style-name="ce2" office:value-type="float" office:value="0.0219948">
            <text:p>2.20E-002</text:p>
          </table:table-cell>
          <table:table-cell table:style-name="ce2" office:value-type="float" office:value="0.102453">
            <text:p>1.02E-001</text:p>
          </table:table-cell>
          <table:table-cell table:style-name="ce2" office:value-type="float" office:value="0.0176592">
            <text:p>1.77E-002</text:p>
          </table:table-cell>
          <table:table-cell table:style-name="ce2"/>
          <table:table-cell table:style-name="ce2" office:value-type="float" office:value="0.000455137">
            <text:p>4.55E-004</text:p>
          </table:table-cell>
          <table:table-cell table:style-name="ce2" table:formula="of:=[.F82]/2/[.F$99]" office:value-type="float" office:value="0.0620605255694214">
            <text:p>6.21E-002</text:p>
          </table:table-cell>
          <table:table-cell table:style-name="ce2" office:value-type="float" office:value="0.062966">
            <text:p>6.30E-002</text:p>
          </table:table-cell>
          <table:table-cell table:style-name="ce2" office:value-type="float" office:value="0.000652415">
            <text:p>6.52E-004</text:p>
          </table:table-cell>
          <table:table-cell table:style-name="ce2" table:formula="of:=[.I82]/2/[.I$99]" office:value-type="float" office:value="0.100235526562418">
            <text:p>1.00E-001</text:p>
          </table:table-cell>
          <table:table-cell table:style-name="ce2" office:value-type="float" office:value="0.0801138">
            <text:p>8.01E-002</text:p>
          </table:table-cell>
          <table:table-cell table:style-name="ce2"/>
          <table:table-cell table:style-name="ce2" table:formula="of:=IF([.H82]&lt;0.1; [.G82]; [.A82])" office:value-type="float" office:value="0.0620605255694214">
            <text:p>6.21E-002</text:p>
          </table:table-cell>
          <table:table-cell table:style-name="ce2" table:formula="of:=IF([.K82]&lt;0.1;[.J82];[.C82])" office:value-type="float" office:value="0.100235526562418">
            <text:p>1.00E-001</text:p>
          </table:table-cell>
          <table:table-cell table:style-name="ce2" office:value-type="float" office:value="0.0620605">
            <text:p>6.21E-002</text:p>
          </table:table-cell>
          <table:table-cell table:style-name="ce2" office:value-type="float" office:value="0.100236">
            <text:p>1.00E-001</text:p>
          </table:table-cell>
          <table:table-cell table:style-name="ce2" table:formula="of:=[.M82]/[.O82]" office:value-type="float" office:value="1.00000041200798">
            <text:p>1.00E+000</text:p>
          </table:table-cell>
          <table:table-cell table:style-name="ce2" table:formula="of:=[.P82]/[.N82]" office:value-type="float" office:value="1.0000047232513">
            <text:p>1.00E+000</text:p>
          </table:table-cell>
        </table:table-row>
        <table:table-row table:style-name="ro1">
          <table:table-cell table:style-name="ce2" office:value-type="float" office:value="0.0964124">
            <text:p>9.64E-002</text:p>
          </table:table-cell>
          <table:table-cell table:style-name="ce2" office:value-type="float" office:value="0.0167674">
            <text:p>1.68E-002</text:p>
          </table:table-cell>
          <table:table-cell table:style-name="ce2" office:value-type="float" office:value="0.0926064">
            <text:p>9.26E-002</text:p>
          </table:table-cell>
          <table:table-cell table:style-name="ce2" office:value-type="float" office:value="0.0180966">
            <text:p>1.81E-002</text:p>
          </table:table-cell>
          <table:table-cell table:style-name="ce2"/>
          <table:table-cell table:style-name="ce2" office:value-type="float" office:value="0.000627294">
            <text:p>6.27E-004</text:p>
          </table:table-cell>
          <table:table-cell table:style-name="ce2" table:formula="of:=[.F83]/2/[.F$99]" office:value-type="float" office:value="0.0855351143206213">
            <text:p>8.55E-002</text:p>
          </table:table-cell>
          <table:table-cell table:style-name="ce2" office:value-type="float" office:value="0.0515553">
            <text:p>5.16E-002</text:p>
          </table:table-cell>
          <table:table-cell table:style-name="ce2" office:value-type="float" office:value="0.000590421">
            <text:p>5.90E-004</text:p>
          </table:table-cell>
          <table:table-cell table:style-name="ce2" table:formula="of:=[.I83]/2/[.I$99]" office:value-type="float" office:value="0.0907109122698124">
            <text:p>9.07E-002</text:p>
          </table:table-cell>
          <table:table-cell table:style-name="ce2" office:value-type="float" office:value="0.068881">
            <text:p>6.89E-002</text:p>
          </table:table-cell>
          <table:table-cell table:style-name="ce2"/>
          <table:table-cell table:style-name="ce2" table:formula="of:=IF([.H83]&lt;0.1; [.G83]; [.A83])" office:value-type="float" office:value="0.0855351143206213">
            <text:p>8.55E-002</text:p>
          </table:table-cell>
          <table:table-cell table:style-name="ce2" table:formula="of:=IF([.K83]&lt;0.1;[.J83];[.C83])" office:value-type="float" office:value="0.0907109122698124">
            <text:p>9.07E-002</text:p>
          </table:table-cell>
          <table:table-cell table:style-name="ce2" office:value-type="float" office:value="0.0855351">
            <text:p>8.55E-002</text:p>
          </table:table-cell>
          <table:table-cell table:style-name="ce2" office:value-type="float" office:value="0.0907109">
            <text:p>9.07E-002</text:p>
          </table:table-cell>
          <table:table-cell table:style-name="ce2" table:formula="of:=[.M83]/[.O83]" office:value-type="float" office:value="1.00000016742392">
            <text:p>1.00E+000</text:p>
          </table:table-cell>
          <table:table-cell table:style-name="ce2" table:formula="of:=[.P83]/[.N83]" office:value-type="float" office:value="0.999999864737196">
            <text:p>1.00E+000</text:p>
          </table:table-cell>
        </table:table-row>
        <table:table-row table:style-name="ro1">
          <table:table-cell table:style-name="ce2" office:value-type="float" office:value="0.0334613">
            <text:p>3.35E-002</text:p>
          </table:table-cell>
          <table:table-cell table:style-name="ce2" office:value-type="float" office:value="0.0340623">
            <text:p>3.41E-002</text:p>
          </table:table-cell>
          <table:table-cell table:style-name="ce2" office:value-type="float" office:value="0.027175">
            <text:p>2.72E-002</text:p>
          </table:table-cell>
          <table:table-cell table:style-name="ce2" office:value-type="float" office:value="0.0383247">
            <text:p>3.83E-002</text:p>
          </table:table-cell>
          <table:table-cell table:style-name="ce2"/>
          <table:table-cell table:style-name="ce2" office:value-type="float" office:value="0.000213427">
            <text:p>2.13E-004</text:p>
          </table:table-cell>
          <table:table-cell table:style-name="ce2" table:formula="of:=[.F84]/2/[.F$99]" office:value-type="float" office:value="0.0291019886115717">
            <text:p>2.91E-002</text:p>
          </table:table-cell>
          <table:table-cell table:style-name="ce2" office:value-type="float" office:value="0.0918438">
            <text:p>9.18E-002</text:p>
          </table:table-cell>
          <table:table-cell table:style-name="ce2" office:value-type="float" office:value="0.000154679">
            <text:p>1.55E-004</text:p>
          </table:table-cell>
          <table:table-cell table:style-name="ce2" table:formula="of:=[.I84]/2/[.I$99]" office:value-type="float" office:value="0.023764522601639">
            <text:p>2.38E-002</text:p>
          </table:table-cell>
          <table:table-cell table:style-name="ce2" office:value-type="float" office:value="0.110606">
            <text:p>1.11E-001</text:p>
          </table:table-cell>
          <table:table-cell table:style-name="ce2"/>
          <table:table-cell table:style-name="ce2" table:formula="of:=IF([.H84]&lt;0.1; [.G84]; [.A84])" office:value-type="float" office:value="0.0291019886115717">
            <text:p>2.91E-002</text:p>
          </table:table-cell>
          <table:table-cell table:style-name="ce2" table:formula="of:=IF([.K84]&lt;0.1;[.J84];[.C84])" office:value-type="float" office:value="0.027175">
            <text:p>2.72E-002</text:p>
          </table:table-cell>
          <table:table-cell table:style-name="ce2" office:value-type="float" office:value="0.029102">
            <text:p>2.91E-002</text:p>
          </table:table-cell>
          <table:table-cell table:style-name="ce2" office:value-type="float" office:value="0.027175">
            <text:p>2.72E-002</text:p>
          </table:table-cell>
          <table:table-cell table:style-name="ce2" table:formula="of:=[.M84]/[.O84]" office:value-type="float" office:value="0.999999608671971">
            <text:p>1.00E+000</text:p>
          </table:table-cell>
          <table:table-cell table:style-name="ce2" table:formula="of:=[.P84]/[.N8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1125">
            <text:p>2.01E-002</text:p>
          </table:table-cell>
          <table:table-cell table:style-name="ce2" office:value-type="float" office:value="0.041148">
            <text:p>4.11E-002</text:p>
          </table:table-cell>
          <table:table-cell table:style-name="ce2" office:value-type="float" office:value="0.0138375">
            <text:p>1.38E-002</text:p>
          </table:table-cell>
          <table:table-cell table:style-name="ce2" office:value-type="float" office:value="0.0509658">
            <text:p>5.10E-002</text:p>
          </table:table-cell>
          <table:table-cell table:style-name="ce2"/>
          <table:table-cell table:style-name="ce2" office:value-type="float" office:value="0.000123839">
            <text:p>1.24E-004</text:p>
          </table:table-cell>
          <table:table-cell table:style-name="ce2" table:formula="of:=[.F85]/2/[.F$99]" office:value-type="float" office:value="0.0168861538965006">
            <text:p>1.69E-002</text:p>
          </table:table-cell>
          <table:table-cell table:style-name="ce2" office:value-type="float" office:value="0.114305">
            <text:p>1.14E-001</text:p>
          </table:table-cell>
          <table:table-cell table:style-name="ce2" office:value-type="float" office:value="0.0000746084">
            <text:p>7.46E-005</text:p>
          </table:table-cell>
          <table:table-cell table:style-name="ce2" table:formula="of:=[.I85]/2/[.I$99]" office:value-type="float" office:value="0.0114626614347916">
            <text:p>1.15E-002</text:p>
          </table:table-cell>
          <table:table-cell table:style-name="ce2" office:value-type="float" office:value="0.146076">
            <text:p>1.46E-001</text:p>
          </table:table-cell>
          <table:table-cell table:style-name="ce2"/>
          <table:table-cell table:style-name="ce2" table:formula="of:=IF([.H85]&lt;0.1; [.G85]; [.A85])" office:value-type="float" office:value="0.0201125">
            <text:p>2.01E-002</text:p>
          </table:table-cell>
          <table:table-cell table:style-name="ce2" table:formula="of:=IF([.K85]&lt;0.1;[.J85];[.C85])" office:value-type="float" office:value="0.0138375">
            <text:p>1.38E-002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style-name="ce2" table:formula="of:=[.M85]/[.O85]" office:value-type="float" office:value="1">
            <text:p>1.00E+000</text:p>
          </table:table-cell>
          <table:table-cell table:style-name="ce2" table:formula="of:=[.P85]/[.N8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7659">
            <text:p>1.18E-002</text:p>
          </table:table-cell>
          <table:table-cell table:style-name="ce2" office:value-type="float" office:value="0.0476471">
            <text:p>4.76E-002</text:p>
          </table:table-cell>
          <table:table-cell table:style-name="ce2" office:value-type="float" office:value="0.00699033">
            <text:p>6.99E-003</text:p>
          </table:table-cell>
          <table:table-cell table:style-name="ce2" office:value-type="float" office:value="0.064178">
            <text:p>6.42E-002</text:p>
          </table:table-cell>
          <table:table-cell table:style-name="ce2"/>
          <table:table-cell table:style-name="ce2" office:value-type="float" office:value="0.0000817412">
            <text:p>8.17E-005</text:p>
          </table:table-cell>
          <table:table-cell table:style-name="ce2" table:formula="of:=[.F86]/2/[.F$99]" office:value-type="float" office:value="0.0111458787852343">
            <text:p>1.11E-002</text:p>
          </table:table-cell>
          <table:table-cell table:style-name="ce2" office:value-type="float" office:value="0.122597">
            <text:p>1.23E-001</text:p>
          </table:table-cell>
          <table:table-cell table:style-name="ce2" office:value-type="float" office:value="0.0000396805">
            <text:p>3.97E-005</text:p>
          </table:table-cell>
          <table:table-cell table:style-name="ce2" table:formula="of:=[.I86]/2/[.I$99]" office:value-type="float" office:value="0.00609641993479617">
            <text:p>6.10E-003</text:p>
          </table:table-cell>
          <table:table-cell table:style-name="ce2" office:value-type="float" office:value="0.168342">
            <text:p>1.68E-001</text:p>
          </table:table-cell>
          <table:table-cell table:style-name="ce2"/>
          <table:table-cell table:style-name="ce2" table:formula="of:=IF([.H86]&lt;0.1; [.G86]; [.A86])" office:value-type="float" office:value="0.0117659">
            <text:p>1.18E-002</text:p>
          </table:table-cell>
          <table:table-cell table:style-name="ce2" table:formula="of:=IF([.K86]&lt;0.1;[.J86];[.C86])" office:value-type="float" office:value="0.00699033">
            <text:p>6.99E-00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style-name="ce2" table:formula="of:=[.M86]/[.O86]" office:value-type="float" office:value="1">
            <text:p>1.00E+000</text:p>
          </table:table-cell>
          <table:table-cell table:style-name="ce2" table:formula="of:=[.P86]/[.N8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924">
            <text:p>1.69E-002</text:p>
          </table:table-cell>
          <table:table-cell table:style-name="ce2" office:value-type="float" office:value="0.0581228">
            <text:p>5.81E-002</text:p>
          </table:table-cell>
          <table:table-cell table:style-name="ce2" office:value-type="float" office:value="0.0301969">
            <text:p>3.02E-002</text:p>
          </table:table-cell>
          <table:table-cell table:style-name="ce2" office:value-type="float" office:value="0.0456983">
            <text:p>4.57E-002</text:p>
          </table:table-cell>
          <table:table-cell table:style-name="ce2"/>
          <table:table-cell table:style-name="ce2" office:value-type="float" office:value="0.000143458">
            <text:p>1.43E-004</text:p>
          </table:table-cell>
          <table:table-cell table:style-name="ce2" table:formula="of:=[.F87]/2/[.F$99]" office:value-type="float" office:value="0.0195613164324985">
            <text:p>1.96E-002</text:p>
          </table:table-cell>
          <table:table-cell table:style-name="ce2" office:value-type="float" office:value="0.152847">
            <text:p>1.53E-001</text:p>
          </table:table-cell>
          <table:table-cell table:style-name="ce2" office:value-type="float" office:value="0.000186938">
            <text:p>1.87E-004</text:p>
          </table:table-cell>
          <table:table-cell table:style-name="ce2" table:formula="of:=[.I87]/2/[.I$99]" office:value-type="float" office:value="0.028720720499261">
            <text:p>2.87E-002</text:p>
          </table:table-cell>
          <table:table-cell table:style-name="ce2" office:value-type="float" office:value="0.244056">
            <text:p>2.44E-001</text:p>
          </table:table-cell>
          <table:table-cell table:style-name="ce2"/>
          <table:table-cell table:style-name="ce2" table:formula="of:=IF([.H87]&lt;0.1; [.G87]; [.A87])" office:value-type="float" office:value="0.016924">
            <text:p>1.69E-002</text:p>
          </table:table-cell>
          <table:table-cell table:style-name="ce2" table:formula="of:=IF([.K87]&lt;0.1;[.J87];[.C87])" office:value-type="float" office:value="0.0301969">
            <text:p>3.02E-002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style-name="ce2" table:formula="of:=[.M87]/[.O87]" office:value-type="float" office:value="1">
            <text:p>1.00E+000</text:p>
          </table:table-cell>
          <table:table-cell table:style-name="ce2" table:formula="of:=[.P87]/[.N8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7223">
            <text:p>4.37E-002</text:p>
          </table:table-cell>
          <table:table-cell table:style-name="ce2" office:value-type="float" office:value="0.0354742">
            <text:p>3.55E-002</text:p>
          </table:table-cell>
          <table:table-cell table:style-name="ce2" office:value-type="float" office:value="0.0814605">
            <text:p>8.15E-002</text:p>
          </table:table-cell>
          <table:table-cell table:style-name="ce2" office:value-type="float" office:value="0.0276369">
            <text:p>2.76E-002</text:p>
          </table:table-cell>
          <table:table-cell table:style-name="ce2"/>
          <table:table-cell table:style-name="ce2" office:value-type="float" office:value="0.000295423">
            <text:p>2.95E-004</text:p>
          </table:table-cell>
          <table:table-cell table:style-name="ce2" table:formula="of:=[.F88]/2/[.F$99]" office:value-type="float" office:value="0.0402826108299154">
            <text:p>4.03E-002</text:p>
          </table:table-cell>
          <table:table-cell table:style-name="ce2" office:value-type="float" office:value="0.103324">
            <text:p>1.03E-001</text:p>
          </table:table-cell>
          <table:table-cell table:style-name="ce2" office:value-type="float" office:value="0.000472304">
            <text:p>4.72E-004</text:p>
          </table:table-cell>
          <table:table-cell table:style-name="ce2" table:formula="of:=[.I88]/2/[.I$99]" office:value-type="float" office:value="0.0725636904999678">
            <text:p>7.26E-002</text:p>
          </table:table-cell>
          <table:table-cell table:style-name="ce2" office:value-type="float" office:value="0.136984">
            <text:p>1.37E-001</text:p>
          </table:table-cell>
          <table:table-cell table:style-name="ce2"/>
          <table:table-cell table:style-name="ce2" table:formula="of:=IF([.H88]&lt;0.1; [.G88]; [.A88])" office:value-type="float" office:value="0.0437223">
            <text:p>4.37E-002</text:p>
          </table:table-cell>
          <table:table-cell table:style-name="ce2" table:formula="of:=IF([.K88]&lt;0.1;[.J88];[.C88])" office:value-type="float" office:value="0.0814605">
            <text:p>8.15E-002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style-name="ce2" table:formula="of:=[.M88]/[.O88]" office:value-type="float" office:value="1">
            <text:p>1.00E+000</text:p>
          </table:table-cell>
          <table:table-cell table:style-name="ce2" table:formula="of:=[.P88]/[.N8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4234">
            <text:p>5.42E-002</text:p>
          </table:table-cell>
          <table:table-cell table:style-name="ce2" office:value-type="float" office:value="0.0310316">
            <text:p>3.10E-002</text:p>
          </table:table-cell>
          <table:table-cell table:style-name="ce2" office:value-type="float" office:value="0.0615287">
            <text:p>6.15E-002</text:p>
          </table:table-cell>
          <table:table-cell table:style-name="ce2" office:value-type="float" office:value="0.0310701">
            <text:p>3.11E-002</text:p>
          </table:table-cell>
          <table:table-cell table:style-name="ce2"/>
          <table:table-cell table:style-name="ce2" office:value-type="float" office:value="0.000377211">
            <text:p>3.77E-004</text:p>
          </table:table-cell>
          <table:table-cell table:style-name="ce2" table:formula="of:=[.F89]/2/[.F$99]" office:value-type="float" office:value="0.0514348710620473">
            <text:p>5.14E-002</text:p>
          </table:table-cell>
          <table:table-cell table:style-name="ce2" office:value-type="float" office:value="0.0853981">
            <text:p>8.54E-002</text:p>
          </table:table-cell>
          <table:table-cell table:style-name="ce2" office:value-type="float" office:value="0.000437831">
            <text:p>4.38E-004</text:p>
          </table:table-cell>
          <table:table-cell table:style-name="ce2" table:formula="of:=[.I89]/2/[.I$99]" office:value-type="float" office:value="0.0672673387803012">
            <text:p>6.73E-002</text:p>
          </table:table-cell>
          <table:table-cell table:style-name="ce2" office:value-type="float" office:value="0.0967862">
            <text:p>9.68E-002</text:p>
          </table:table-cell>
          <table:table-cell table:style-name="ce2"/>
          <table:table-cell table:style-name="ce2" table:formula="of:=IF([.H89]&lt;0.1; [.G89]; [.A89])" office:value-type="float" office:value="0.0514348710620473">
            <text:p>5.14E-002</text:p>
          </table:table-cell>
          <table:table-cell table:style-name="ce2" table:formula="of:=IF([.K89]&lt;0.1;[.J89];[.C89])" office:value-type="float" office:value="0.0672673387803012">
            <text:p>6.73E-002</text:p>
          </table:table-cell>
          <table:table-cell table:style-name="ce2" office:value-type="float" office:value="0.0514349">
            <text:p>5.14E-002</text:p>
          </table:table-cell>
          <table:table-cell table:style-name="ce2" office:value-type="float" office:value="0.0672673">
            <text:p>6.73E-002</text:p>
          </table:table-cell>
          <table:table-cell table:style-name="ce2" table:formula="of:=[.M89]/[.O89]" office:value-type="float" office:value="0.999999437386819">
            <text:p>1.00E+000</text:p>
          </table:table-cell>
          <table:table-cell table:style-name="ce2" table:formula="of:=[.P89]/[.N89]" office:value-type="float" office:value="0.999999423489885">
            <text:p>1.00E+000</text:p>
          </table:table-cell>
        </table:table-row>
        <table:table-row table:style-name="ro1">
          <table:table-cell table:style-name="ce2" office:value-type="float" office:value="0.0278195">
            <text:p>2.78E-002</text:p>
          </table:table-cell>
          <table:table-cell table:style-name="ce2" office:value-type="float" office:value="0.0565621">
            <text:p>5.66E-002</text:p>
          </table:table-cell>
          <table:table-cell table:style-name="ce2" office:value-type="float" office:value="0.0218804">
            <text:p>2.19E-002</text:p>
          </table:table-cell>
          <table:table-cell table:style-name="ce2" office:value-type="float" office:value="0.0649792">
            <text:p>6.50E-002</text:p>
          </table:table-cell>
          <table:table-cell table:style-name="ce2"/>
          <table:table-cell table:style-name="ce2" office:value-type="float" office:value="0.000217327">
            <text:p>2.17E-004</text:p>
          </table:table-cell>
          <table:table-cell table:style-name="ce2" table:formula="of:=[.F90]/2/[.F$99]" office:value-type="float" office:value="0.0296337758530413">
            <text:p>2.96E-002</text:p>
          </table:table-cell>
          <table:table-cell table:style-name="ce2" office:value-type="float" office:value="0.133349">
            <text:p>1.33E-001</text:p>
          </table:table-cell>
          <table:table-cell table:style-name="ce2" office:value-type="float" office:value="0.000156058">
            <text:p>1.56E-004</text:p>
          </table:table-cell>
          <table:table-cell table:style-name="ce2" table:formula="of:=[.I90]/2/[.I$99]" office:value-type="float" office:value="0.02397638896144">
            <text:p>2.40E-002</text:p>
          </table:table-cell>
          <table:table-cell table:style-name="ce2" office:value-type="float" office:value="0.185664">
            <text:p>1.86E-001</text:p>
          </table:table-cell>
          <table:table-cell table:style-name="ce2"/>
          <table:table-cell table:style-name="ce2" table:formula="of:=IF([.H90]&lt;0.1; [.G90]; [.A90])" office:value-type="float" office:value="0.0278195">
            <text:p>2.78E-002</text:p>
          </table:table-cell>
          <table:table-cell table:style-name="ce2" table:formula="of:=IF([.K90]&lt;0.1;[.J90];[.C90])" office:value-type="float" office:value="0.0218804">
            <text:p>2.19E-002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style-name="ce2" table:formula="of:=[.M90]/[.O90]" office:value-type="float" office:value="1">
            <text:p>1.00E+000</text:p>
          </table:table-cell>
          <table:table-cell table:style-name="ce2" table:formula="of:=[.P90]/[.N9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6295">
            <text:p>1.56E-002</text:p>
          </table:table-cell>
          <table:table-cell table:style-name="ce2" office:value-type="float" office:value="0.0708271">
            <text:p>7.08E-002</text:p>
          </table:table-cell>
          <table:table-cell table:style-name="ce2" office:value-type="float" office:value="0.0115818">
            <text:p>1.16E-002</text:p>
          </table:table-cell>
          <table:table-cell table:style-name="ce2" office:value-type="float" office:value="0.0871104">
            <text:p>8.71E-002</text:p>
          </table:table-cell>
          <table:table-cell table:style-name="ce2"/>
          <table:table-cell table:style-name="ce2" office:value-type="float" office:value="0.000145786">
            <text:p>1.46E-004</text:p>
          </table:table-cell>
          <table:table-cell table:style-name="ce2" table:formula="of:=[.F91]/2/[.F$99]" office:value-type="float" office:value="0.0198787525089449">
            <text:p>1.99E-002</text:p>
          </table:table-cell>
          <table:table-cell table:style-name="ce2" office:value-type="float" office:value="0.149856">
            <text:p>1.50E-001</text:p>
          </table:table-cell>
          <table:table-cell table:style-name="ce2" office:value-type="float" office:value="0.000073056">
            <text:p>7.31E-005</text:p>
          </table:table-cell>
          <table:table-cell table:style-name="ce2" table:formula="of:=[.I91]/2/[.I$99]" office:value-type="float" office:value="0.0112241543013941">
            <text:p>1.12E-002</text:p>
          </table:table-cell>
          <table:table-cell table:style-name="ce2" office:value-type="float" office:value="0.201365">
            <text:p>2.01E-001</text:p>
          </table:table-cell>
          <table:table-cell table:style-name="ce2"/>
          <table:table-cell table:style-name="ce2" table:formula="of:=IF([.H91]&lt;0.1; [.G91]; [.A91])" office:value-type="float" office:value="0.0156295">
            <text:p>1.56E-002</text:p>
          </table:table-cell>
          <table:table-cell table:style-name="ce2" table:formula="of:=IF([.K91]&lt;0.1;[.J91];[.C91])" office:value-type="float" office:value="0.0115818">
            <text:p>1.16E-002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style-name="ce2" table:formula="of:=[.M91]/[.O91]" office:value-type="float" office:value="1">
            <text:p>1.00E+000</text:p>
          </table:table-cell>
          <table:table-cell table:style-name="ce2" table:formula="of:=[.P91]/[.N9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9902">
            <text:p>9.40E-003</text:p>
          </table:table-cell>
          <table:table-cell table:style-name="ce2" office:value-type="float" office:value="0.0843868">
            <text:p>8.44E-002</text:p>
          </table:table-cell>
          <table:table-cell table:style-name="ce2" office:value-type="float" office:value="0.00624591">
            <text:p>6.25E-003</text:p>
          </table:table-cell>
          <table:table-cell table:style-name="ce2" office:value-type="float" office:value="0.107353">
            <text:p>1.07E-001</text:p>
          </table:table-cell>
          <table:table-cell table:style-name="ce2"/>
          <table:table-cell table:style-name="ce2" office:value-type="float" office:value="0.0000750963">
            <text:p>7.51E-005</text:p>
          </table:table-cell>
          <table:table-cell table:style-name="ce2" table:formula="of:=[.F92]/2/[.F$99]" office:value-type="float" office:value="0.0102398087747622">
            <text:p>1.02E-002</text:p>
          </table:table-cell>
          <table:table-cell table:style-name="ce2" office:value-type="float" office:value="0.185405">
            <text:p>1.85E-001</text:p>
          </table:table-cell>
          <table:table-cell table:style-name="ce2" office:value-type="float" office:value="0.0000292726">
            <text:p>2.93E-005</text:p>
          </table:table-cell>
          <table:table-cell table:style-name="ce2" table:formula="of:=[.I92]/2/[.I$99]" office:value-type="float" office:value="0.00449737433206019">
            <text:p>4.50E-003</text:p>
          </table:table-cell>
          <table:table-cell table:style-name="ce2" office:value-type="float" office:value="0.269028">
            <text:p>2.69E-001</text:p>
          </table:table-cell>
          <table:table-cell table:style-name="ce2"/>
          <table:table-cell table:style-name="ce2" table:formula="of:=IF([.H92]&lt;0.1; [.G92]; [.A92])" office:value-type="float" office:value="0.00939902">
            <text:p>9.40E-003</text:p>
          </table:table-cell>
          <table:table-cell table:style-name="ce2" table:formula="of:=IF([.K92]&lt;0.1;[.J92];[.C92])" office:value-type="float" office:value="0.00624591">
            <text:p>6.25E-003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style-name="ce2" table:formula="of:=[.M92]/[.O92]" office:value-type="float" office:value="1">
            <text:p>1.00E+000</text:p>
          </table:table-cell>
          <table:table-cell table:style-name="ce2" table:formula="of:=[.P92]/[.N9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6347">
            <text:p>1.16E-002</text:p>
          </table:table-cell>
          <table:table-cell table:style-name="ce2" office:value-type="float" office:value="0.0648146">
            <text:p>6.48E-002</text:p>
          </table:table-cell>
          <table:table-cell table:style-name="ce2" office:value-type="float" office:value="0.0222146">
            <text:p>2.22E-002</text:p>
          </table:table-cell>
          <table:table-cell table:style-name="ce2" office:value-type="float" office:value="0.0493679">
            <text:p>4.94E-002</text:p>
          </table:table-cell>
          <table:table-cell table:style-name="ce2"/>
          <table:table-cell table:style-name="ce2" office:value-type="float" office:value="0.000102514">
            <text:p>1.03E-004</text:p>
          </table:table-cell>
          <table:table-cell table:style-name="ce2" table:formula="of:=[.F93]/2/[.F$99]" office:value-type="float" office:value="0.0139783685312855">
            <text:p>1.40E-002</text:p>
          </table:table-cell>
          <table:table-cell table:style-name="ce2" office:value-type="float" office:value="0.163616">
            <text:p>1.64E-001</text:p>
          </table:table-cell>
          <table:table-cell table:style-name="ce2" office:value-type="float" office:value="0.0000770141">
            <text:p>7.70E-005</text:p>
          </table:table-cell>
          <table:table-cell table:style-name="ce2" table:formula="of:=[.I93]/2/[.I$99]" office:value-type="float" office:value="0.0118322675999644">
            <text:p>1.18E-002</text:p>
          </table:table-cell>
          <table:table-cell table:style-name="ce2" office:value-type="float" office:value="0.242419">
            <text:p>2.42E-001</text:p>
          </table:table-cell>
          <table:table-cell table:style-name="ce2"/>
          <table:table-cell table:style-name="ce2" table:formula="of:=IF([.H93]&lt;0.1; [.G93]; [.A93])" office:value-type="float" office:value="0.0116347">
            <text:p>1.16E-002</text:p>
          </table:table-cell>
          <table:table-cell table:style-name="ce2" table:formula="of:=IF([.K93]&lt;0.1;[.J93];[.C93])" office:value-type="float" office:value="0.0222146">
            <text:p>2.22E-002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style-name="ce2" table:formula="of:=[.M93]/[.O93]" office:value-type="float" office:value="1">
            <text:p>1.00E+000</text:p>
          </table:table-cell>
          <table:table-cell table:style-name="ce2" table:formula="of:=[.P93]/[.N9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28853">
            <text:p>2.29E-002</text:p>
          </table:table-cell>
          <table:table-cell table:style-name="ce2" office:value-type="float" office:value="0.0442059">
            <text:p>4.42E-002</text:p>
          </table:table-cell>
          <table:table-cell table:style-name="ce2" office:value-type="float" office:value="0.0383055">
            <text:p>3.83E-002</text:p>
          </table:table-cell>
          <table:table-cell table:style-name="ce2" office:value-type="float" office:value="0.0352964">
            <text:p>3.53E-002</text:p>
          </table:table-cell>
          <table:table-cell table:style-name="ce2"/>
          <table:table-cell table:style-name="ce2" office:value-type="float" office:value="0.000133845">
            <text:p>1.34E-004</text:p>
          </table:table-cell>
          <table:table-cell table:style-name="ce2" table:formula="of:=[.F94]/2/[.F$99]" office:value-type="float" office:value="0.0182505290601274">
            <text:p>1.83E-002</text:p>
          </table:table-cell>
          <table:table-cell table:style-name="ce2" office:value-type="float" office:value="0.119301">
            <text:p>1.19E-001</text:p>
          </table:table-cell>
          <table:table-cell table:style-name="ce2" office:value-type="float" office:value="0.000246766">
            <text:p>2.47E-004</text:p>
          </table:table-cell>
          <table:table-cell table:style-name="ce2" table:formula="of:=[.I94]/2/[.I$99]" office:value-type="float" office:value="0.0379125555784305">
            <text:p>3.79E-002</text:p>
          </table:table-cell>
          <table:table-cell table:style-name="ce2" office:value-type="float" office:value="0.165822">
            <text:p>1.66E-001</text:p>
          </table:table-cell>
          <table:table-cell table:style-name="ce2"/>
          <table:table-cell table:style-name="ce2" table:formula="of:=IF([.H94]&lt;0.1; [.G94]; [.A94])" office:value-type="float" office:value="0.0228853">
            <text:p>2.29E-002</text:p>
          </table:table-cell>
          <table:table-cell table:style-name="ce2" table:formula="of:=IF([.K94]&lt;0.1;[.J94];[.C94])" office:value-type="float" office:value="0.0383055">
            <text:p>3.83E-002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style-name="ce2" table:formula="of:=[.M94]/[.O94]" office:value-type="float" office:value="1">
            <text:p>1.00E+000</text:p>
          </table:table-cell>
          <table:table-cell table:style-name="ce2" table:formula="of:=[.P94]/[.N9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7849">
            <text:p>2.38E-002</text:p>
          </table:table-cell>
          <table:table-cell table:style-name="ce2" office:value-type="float" office:value="0.0416195">
            <text:p>4.16E-002</text:p>
          </table:table-cell>
          <table:table-cell table:style-name="ce2" office:value-type="float" office:value="0.02342">
            <text:p>2.34E-002</text:p>
          </table:table-cell>
          <table:table-cell table:style-name="ce2" office:value-type="float" office:value="0.0443041">
            <text:p>4.43E-002</text:p>
          </table:table-cell>
          <table:table-cell table:style-name="ce2"/>
          <table:table-cell table:style-name="ce2" office:value-type="float" office:value="0.000183206">
            <text:p>1.83E-004</text:p>
          </table:table-cell>
          <table:table-cell table:style-name="ce2" table:formula="of:=[.F95]/2/[.F$99]" office:value-type="float" office:value="0.0249811829129942">
            <text:p>2.50E-002</text:p>
          </table:table-cell>
          <table:table-cell table:style-name="ce2" office:value-type="float" office:value="0.104703">
            <text:p>1.05E-001</text:p>
          </table:table-cell>
          <table:table-cell table:style-name="ce2" office:value-type="float" office:value="0.000144377">
            <text:p>1.44E-004</text:p>
          </table:table-cell>
          <table:table-cell table:style-name="ce2" table:formula="of:=[.I95]/2/[.I$99]" office:value-type="float" office:value="0.0221817472291444">
            <text:p>2.22E-002</text:p>
          </table:table-cell>
          <table:table-cell table:style-name="ce2" office:value-type="float" office:value="0.113763">
            <text:p>1.14E-001</text:p>
          </table:table-cell>
          <table:table-cell table:style-name="ce2"/>
          <table:table-cell table:style-name="ce2" table:formula="of:=IF([.H95]&lt;0.1; [.G95]; [.A95])" office:value-type="float" office:value="0.0237849">
            <text:p>2.38E-002</text:p>
          </table:table-cell>
          <table:table-cell table:style-name="ce2" table:formula="of:=IF([.K95]&lt;0.1;[.J95];[.C95])" office:value-type="float" office:value="0.02342">
            <text:p>2.34E-002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style-name="ce2" table:formula="of:=[.M95]/[.O95]" office:value-type="float" office:value="1">
            <text:p>1.00E+000</text:p>
          </table:table-cell>
          <table:table-cell table:style-name="ce2" table:formula="of:=[.P95]/[.N9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266">
            <text:p>1.53E-002</text:p>
          </table:table-cell>
          <table:table-cell table:style-name="ce2" office:value-type="float" office:value="0.074782">
            <text:p>7.48E-002</text:p>
          </table:table-cell>
          <table:table-cell table:style-name="ce2" office:value-type="float" office:value="0.0141638">
            <text:p>1.42E-002</text:p>
          </table:table-cell>
          <table:table-cell table:style-name="ce2" office:value-type="float" office:value="0.0774466">
            <text:p>7.74E-002</text:p>
          </table:table-cell>
          <table:table-cell table:style-name="ce2"/>
          <table:table-cell table:style-name="ce2" office:value-type="float" office:value="0.000119555">
            <text:p>1.20E-004</text:p>
          </table:table-cell>
          <table:table-cell table:style-name="ce2" table:formula="of:=[.F96]/2/[.F$99]" office:value-type="float" office:value="0.0163020060651017">
            <text:p>1.63E-002</text:p>
          </table:table-cell>
          <table:table-cell table:style-name="ce2" office:value-type="float" office:value="0.173413">
            <text:p>1.73E-001</text:p>
          </table:table-cell>
          <table:table-cell table:style-name="ce2" office:value-type="float" office:value="0.000128781">
            <text:p>1.29E-004</text:p>
          </table:table-cell>
          <table:table-cell table:style-name="ce2" table:formula="of:=[.I96]/2/[.I$99]" office:value-type="float" office:value="0.0197856139822579">
            <text:p>1.98E-002</text:p>
          </table:table-cell>
          <table:table-cell table:style-name="ce2" office:value-type="float" office:value="0.170768">
            <text:p>1.71E-001</text:p>
          </table:table-cell>
          <table:table-cell table:style-name="ce2"/>
          <table:table-cell table:style-name="ce2" table:formula="of:=IF([.H96]&lt;0.1; [.G96]; [.A96])" office:value-type="float" office:value="0.015266">
            <text:p>1.53E-002</text:p>
          </table:table-cell>
          <table:table-cell table:style-name="ce2" table:formula="of:=IF([.K96]&lt;0.1;[.J96];[.C96])" office:value-type="float" office:value="0.0141638">
            <text:p>1.42E-002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style-name="ce2" table:formula="of:=[.M96]/[.O96]" office:value-type="float" office:value="1">
            <text:p>1.00E+000</text:p>
          </table:table-cell>
          <table:table-cell table:style-name="ce2" table:formula="of:=[.P96]/[.N9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9427">
            <text:p>1.19E-002</text:p>
          </table:table-cell>
          <table:table-cell table:style-name="ce2" office:value-type="float" office:value="0.0831265">
            <text:p>8.31E-002</text:p>
          </table:table-cell>
          <table:table-cell table:style-name="ce2" office:value-type="float" office:value="0.00873078">
            <text:p>8.73E-003</text:p>
          </table:table-cell>
          <table:table-cell table:style-name="ce2" office:value-type="float" office:value="0.0992488">
            <text:p>9.92E-002</text:p>
          </table:table-cell>
          <table:table-cell table:style-name="ce2"/>
          <table:table-cell table:style-name="ce2" office:value-type="float" office:value="0.000107769">
            <text:p>1.08E-004</text:p>
          </table:table-cell>
          <table:table-cell table:style-name="ce2" table:formula="of:=[.F97]/2/[.F$99]" office:value-type="float" office:value="0.01469491775024">
            <text:p>1.47E-002</text:p>
          </table:table-cell>
          <table:table-cell table:style-name="ce2" office:value-type="float" office:value="0.184974">
            <text:p>1.85E-001</text:p>
          </table:table-cell>
          <table:table-cell table:style-name="ce2" office:value-type="float" office:value="0.0000585577">
            <text:p>5.86E-005</text:p>
          </table:table-cell>
          <table:table-cell table:style-name="ce2" table:formula="of:=[.I97]/2/[.I$99]" office:value-type="float" office:value="0.00899666913511205">
            <text:p>9.00E-003</text:p>
          </table:table-cell>
          <table:table-cell table:style-name="ce2" office:value-type="float" office:value="0.231241">
            <text:p>2.31E-001</text:p>
          </table:table-cell>
          <table:table-cell table:style-name="ce2"/>
          <table:table-cell table:style-name="ce2" table:formula="of:=IF([.H97]&lt;0.1; [.G97]; [.A97])" office:value-type="float" office:value="0.0119427">
            <text:p>1.19E-002</text:p>
          </table:table-cell>
          <table:table-cell table:style-name="ce2" table:formula="of:=IF([.K97]&lt;0.1;[.J97];[.C97])" office:value-type="float" office:value="0.00873078">
            <text:p>8.73E-00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style-name="ce2" table:formula="of:=[.M97]/[.O97]" office:value-type="float" office:value="1">
            <text:p>1.00E+000</text:p>
          </table:table-cell>
          <table:table-cell table:style-name="ce2" table:formula="of:=[.P97]/[.N9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4986">
            <text:p>6.45E-003</text:p>
          </table:table-cell>
          <table:table-cell table:style-name="ce2" office:value-type="float" office:value="0.0999693">
            <text:p>1.00E-001</text:p>
          </table:table-cell>
          <table:table-cell table:style-name="ce2" office:value-type="float" office:value="0.00453975">
            <text:p>4.54E-003</text:p>
          </table:table-cell>
          <table:table-cell table:style-name="ce2" office:value-type="float" office:value="0.12238">
            <text:p>1.22E-001</text:p>
          </table:table-cell>
          <table:table-cell table:style-name="ce2"/>
          <table:table-cell table:style-name="ce2" office:value-type="float" office:value="0.0000525299">
            <text:p>5.25E-005</text:p>
          </table:table-cell>
          <table:table-cell table:style-name="ce2" table:formula="of:=[.F98]/2/[.F$99]" office:value-type="float" office:value="0.00716275143991622">
            <text:p>7.16E-003</text:p>
          </table:table-cell>
          <table:table-cell table:style-name="ce2" office:value-type="float" office:value="0.221914">
            <text:p>2.22E-001</text:p>
          </table:table-cell>
          <table:table-cell table:style-name="ce2" office:value-type="float" office:value="0.0000335145">
            <text:p>3.35E-005</text:p>
          </table:table-cell>
          <table:table-cell table:style-name="ce2" table:formula="of:=[.I98]/2/[.I$99]" office:value-type="float" office:value="0.00514909000402531">
            <text:p>5.15E-003</text:p>
          </table:table-cell>
          <table:table-cell table:style-name="ce2" office:value-type="float" office:value="0.262321">
            <text:p>2.62E-001</text:p>
          </table:table-cell>
          <table:table-cell table:style-name="ce2"/>
          <table:table-cell table:style-name="ce2" table:formula="of:=IF([.H98]&lt;0.1; [.G98]; [.A98])" office:value-type="float" office:value="0.00644986">
            <text:p>6.45E-003</text:p>
          </table:table-cell>
          <table:table-cell table:style-name="ce2" table:formula="of:=IF([.K98]&lt;0.1;[.J98];[.C98])" office:value-type="float" office:value="0.00453975">
            <text:p>4.54E-003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style-name="ce2" table:formula="of:=[.M98]/[.O98]" office:value-type="float" office:value="1">
            <text:p>1.00E+000</text:p>
          </table:table-cell>
          <table:table-cell table:style-name="ce2" table:formula="of:=[.P98]/[.N98]" office:value-type="float" office:value="1">
            <text:p>1.00E+000</text:p>
          </table:table-cell>
        </table:table-row>
        <table:table-row table:style-name="ro1">
          <table:table-cell table:style-name="ce2" table:number-columns-repeated="4"/>
          <table:table-cell office:value-type="string">
            <text:p>max</text:p>
          </table:table-cell>
          <table:table-cell table:style-name="ce2" table:formula="of:=MAX([.F3:.F98])" office:value-type="float" office:value="0.00366688">
            <text:p>3.67E-003</text:p>
          </table:table-cell>
          <table:table-cell table:style-name="ce2" table:number-columns-repeated="2"/>
          <table:table-cell table:style-name="ce2" table:formula="of:=MAX([.I3:.I98])" office:value-type="float" office:value="0.00325441">
            <text:p>3.25E-003</text:p>
          </table:table-cell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1" table:number-rows-repeated="104847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est Total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Total Flux</text:p>
          </table:table-cell>
          <table:table-cell office:value-type="string">
            <text:p>Calculated WW</text:p>
          </table:table-cell>
          <table:table-cell table:style-name="Default" office:value-type="string">
            <text:p>Actual WW</text:p>
          </table:table-cell>
          <table:table-cell office:value-type="string">
            <text:p>Ratio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06201">
            <text:p>1.06E-004</text:p>
          </table:table-cell>
          <table:table-cell table:formula="of:=[.B3]/2/[.$B$99]" office:value-type="float" office:value="0.00782733734474453">
            <text:p>0.0078273373</text:p>
          </table:table-cell>
          <table:table-cell office:value-type="float" office:value="0.00782734">
            <text:p>7.83E-003</text:p>
          </table:table-cell>
          <table:table-cell table:formula="of:=[.D3]/[.C3]" office:value-type="float" office:value="1.00000033922844">
            <text:p>1.000000339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3958">
            <text:p>1.44E-004</text:p>
          </table:table-cell>
          <table:table-cell table:formula="of:=[.B4]/2/[.$B$99]" office:value-type="float" office:value="0.0106101433082055">
            <text:p>0.0106101433</text:p>
          </table:table-cell>
          <table:table-cell office:value-type="float" office:value="0.0106101">
            <text:p>1.06E-002</text:p>
          </table:table-cell>
          <table:table-cell table:formula="of:=[.D4]/[.C4]" office:value-type="float" office:value="0.999995918226149">
            <text:p>0.999995918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35127">
            <text:p>7.35E-005</text:p>
          </table:table-cell>
          <table:table-cell table:formula="of:=[.B5]/2/[.$B$99]" office:value-type="float" office:value="0.00541811001801303">
            <text:p>0.00541811</text:p>
          </table:table-cell>
          <table:table-cell office:value-type="float" office:value="0.00541811">
            <text:p>5.42E-003</text:p>
          </table:table-cell>
          <table:table-cell table:formula="of:=[.D5]/[.C5]" office:value-type="float" office:value="0.999999996675404">
            <text:p>0.9999999967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64166">
            <text:p>3.64E-005</text:p>
          </table:table-cell>
          <table:table-cell table:formula="of:=[.B6]/2/[.$B$99]" office:value-type="float" office:value="0.00268401439862735">
            <text:p>0.0026840144</text:p>
          </table:table-cell>
          <table:table-cell office:value-type="float" office:value="0.00268401">
            <text:p>2.68E-003</text:p>
          </table:table-cell>
          <table:table-cell table:formula="of:=[.D6]/[.C6]" office:value-type="float" office:value="0.999998361175947">
            <text:p>0.999998361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12787">
            <text:p>3.13E-005</text:p>
          </table:table-cell>
          <table:table-cell table:formula="of:=[.B7]/2/[.$B$99]" office:value-type="float" office:value="0.00230533551101271">
            <text:p>0.0023053355</text:p>
          </table:table-cell>
          <table:table-cell office:value-type="float" office:value="0.00230534">
            <text:p>2.31E-003</text:p>
          </table:table-cell>
          <table:table-cell table:formula="of:=[.D7]/[.C7]" office:value-type="float" office:value="1.00000194721648">
            <text:p>1.000001947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247259">
            <text:p>2.47E-005</text:p>
          </table:table-cell>
          <table:table-cell table:formula="of:=[.B8]/2/[.$B$99]" office:value-type="float" office:value="0.00182237418152766">
            <text:p>0.0018223742</text:p>
          </table:table-cell>
          <table:table-cell office:value-type="float" office:value="0.00182237">
            <text:p>1.82E-003</text:p>
          </table:table-cell>
          <table:table-cell table:formula="of:=[.D8]/[.C8]" office:value-type="float" office:value="0.99999770545056">
            <text:p>0.999997705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65359">
            <text:p>1.65E-004</text:p>
          </table:table-cell>
          <table:table-cell table:formula="of:=[.B9]/2/[.$B$99]" office:value-type="float" office:value="0.0121874622271882">
            <text:p>0.0121874622</text:p>
          </table:table-cell>
          <table:table-cell office:value-type="float" office:value="0.0121875">
            <text:p>1.22E-002</text:p>
          </table:table-cell>
          <table:table-cell table:formula="of:=[.D9]/[.C9]" office:value-type="float" office:value="1.00000309931724">
            <text:p>1.000003099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282248">
            <text:p>2.82E-004</text:p>
          </table:table-cell>
          <table:table-cell table:formula="of:=[.B10]/2/[.$B$99]" office:value-type="float" office:value="0.0208025377433306">
            <text:p>0.0208025377</text:p>
          </table:table-cell>
          <table:table-cell office:value-type="float" office:value="0.0208025">
            <text:p>2.08E-002</text:p>
          </table:table-cell>
          <table:table-cell table:formula="of:=[.D10]/[.C10]" office:value-type="float" office:value="0.999998185638162">
            <text:p>0.999998185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9607">
            <text:p>1.50E-004</text:p>
          </table:table-cell>
          <table:table-cell table:formula="of:=[.B11]/2/[.$B$99]" office:value-type="float" office:value="0.0110264918233839">
            <text:p>0.0110264918</text:p>
          </table:table-cell>
          <table:table-cell office:value-type="float" office:value="0.0110265">
            <text:p>1.10E-002</text:p>
          </table:table-cell>
          <table:table-cell table:formula="of:=[.D11]/[.C11]" office:value-type="float" office:value="1.00000074154284">
            <text:p>1.000000741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643947">
            <text:p>6.44E-005</text:p>
          </table:table-cell>
          <table:table-cell table:formula="of:=[.B12]/2/[.$B$99]" office:value-type="float" office:value="0.00474608563114868">
            <text:p>0.0047460856</text:p>
          </table:table-cell>
          <table:table-cell office:value-type="float" office:value="0.00474609">
            <text:p>4.75E-003</text:p>
          </table:table-cell>
          <table:table-cell table:formula="of:=[.D12]/[.C12]" office:value-type="float" office:value="1.00000092051675">
            <text:p>1.000000920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62127">
            <text:p>4.62E-005</text:p>
          </table:table-cell>
          <table:table-cell table:formula="of:=[.B13]/2/[.$B$99]" office:value-type="float" office:value="0.00340601682198355">
            <text:p>0.0034060168</text:p>
          </table:table-cell>
          <table:table-cell office:value-type="float" office:value="0.00340602">
            <text:p>3.41E-003</text:p>
          </table:table-cell>
          <table:table-cell table:formula="of:=[.D13]/[.C13]" office:value-type="float" office:value="1.00000093305953">
            <text:p>1.000000933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58637">
            <text:p>3.59E-005</text:p>
          </table:table-cell>
          <table:table-cell table:formula="of:=[.B14]/2/[.$B$99]" office:value-type="float" office:value="0.0026432639836792">
            <text:p>0.002643264</text:p>
          </table:table-cell>
          <table:table-cell office:value-type="float" office:value="0.00264326">
            <text:p>2.64E-003</text:p>
          </table:table-cell>
          <table:table-cell table:formula="of:=[.D14]/[.C14]" office:value-type="float" office:value="0.999998492893929">
            <text:p>0.999998492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8617">
            <text:p>1.49E-004</text:p>
          </table:table-cell>
          <table:table-cell table:formula="of:=[.B15]/2/[.$B$99]" office:value-type="float" office:value="0.010953525806385">
            <text:p>0.0109535258</text:p>
          </table:table-cell>
          <table:table-cell office:value-type="float" office:value="0.0109535">
            <text:p>1.10E-002</text:p>
          </table:table-cell>
          <table:table-cell table:formula="of:=[.D15]/[.C15]" office:value-type="float" office:value="0.999997644011116">
            <text:p>0.99999764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99401">
            <text:p>1.99E-004</text:p>
          </table:table-cell>
          <table:table-cell table:formula="of:=[.B16]/2/[.$B$99]" office:value-type="float" office:value="0.0146964613692847">
            <text:p>0.0146964614</text:p>
          </table:table-cell>
          <table:table-cell office:value-type="float" office:value="0.0146965">
            <text:p>1.47E-002</text:p>
          </table:table-cell>
          <table:table-cell table:formula="of:=[.D16]/[.C16]" office:value-type="float" office:value="1.00000262857257">
            <text:p>1.000002628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62685">
            <text:p>7.63E-005</text:p>
          </table:table-cell>
          <table:table-cell table:formula="of:=[.B17]/2/[.$B$99]" office:value-type="float" office:value="0.00562122087624079">
            <text:p>0.0056212209</text:p>
          </table:table-cell>
          <table:table-cell office:value-type="float" office:value="0.00562122">
            <text:p>5.62E-003</text:p>
          </table:table-cell>
          <table:table-cell table:formula="of:=[.D17]/[.C17]" office:value-type="float" office:value="0.999999844119132">
            <text:p>0.999999844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33063">
            <text:p>4.33E-005</text:p>
          </table:table-cell>
          <table:table-cell table:formula="of:=[.B18]/2/[.$B$99]" office:value-type="float" office:value="0.00319180628480626">
            <text:p>0.0031918063</text:p>
          </table:table-cell>
          <table:table-cell office:value-type="float" office:value="0.00319181">
            <text:p>3.19E-003</text:p>
          </table:table-cell>
          <table:table-cell table:formula="of:=[.D18]/[.C18]" office:value-type="float" office:value="1.00000116397845">
            <text:p>1.00000116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46312">
            <text:p>4.46E-005</text:p>
          </table:table-cell>
          <table:table-cell table:formula="of:=[.B19]/2/[.$B$99]" office:value-type="float" office:value="0.00328945545240405">
            <text:p>0.0032894555</text:p>
          </table:table-cell>
          <table:table-cell office:value-type="float" office:value="0.00328946">
            <text:p>3.29E-003</text:p>
          </table:table-cell>
          <table:table-cell table:formula="of:=[.D19]/[.C19]" office:value-type="float" office:value="1.00000138247683">
            <text:p>1.0000013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3266">
            <text:p>3.73E-005</text:p>
          </table:table-cell>
          <table:table-cell table:formula="of:=[.B20]/2/[.$B$99]" office:value-type="float" office:value="0.00275108417182834">
            <text:p>0.0027510842</text:p>
          </table:table-cell>
          <table:table-cell office:value-type="float" office:value="0.00275108">
            <text:p>2.75E-003</text:p>
          </table:table-cell>
          <table:table-cell table:formula="of:=[.D20]/[.C20]" office:value-type="float" office:value="0.999998483569358">
            <text:p>0.9999984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4742">
            <text:p>1.35E-004</text:p>
          </table:table-cell>
          <table:table-cell table:formula="of:=[.B21]/2/[.$B$99]" office:value-type="float" office:value="0.00993089602268875">
            <text:p>0.009930896</text:p>
          </table:table-cell>
          <table:table-cell office:value-type="float" office:value="0.0099309">
            <text:p>9.93E-003</text:p>
          </table:table-cell>
          <table:table-cell table:formula="of:=[.D21]/[.C21]" office:value-type="float" office:value="1.00000040049873">
            <text:p>1.0000004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55954">
            <text:p>1.56E-004</text:p>
          </table:table-cell>
          <table:table-cell table:formula="of:=[.B22]/2/[.$B$99]" office:value-type="float" office:value="0.0114942850656989">
            <text:p>0.0114942851</text:p>
          </table:table-cell>
          <table:table-cell office:value-type="float" office:value="0.0114943">
            <text:p>1.15E-002</text:p>
          </table:table-cell>
          <table:table-cell table:formula="of:=[.D22]/[.C22]" office:value-type="float" office:value="1.00000129928056">
            <text:p>1.0000012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38147">
            <text:p>9.38E-005</text:p>
          </table:table-cell>
          <table:table-cell table:formula="of:=[.B23]/2/[.$B$99]" office:value-type="float" office:value="0.00691442928782219">
            <text:p>0.0069144293</text:p>
          </table:table-cell>
          <table:table-cell office:value-type="float" office:value="0.00691443">
            <text:p>6.91E-003</text:p>
          </table:table-cell>
          <table:table-cell table:formula="of:=[.D23]/[.C23]" office:value-type="float" office:value="1.00000010299878">
            <text:p>1.000000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9462">
            <text:p>5.99E-005</text:p>
          </table:table-cell>
          <table:table-cell table:formula="of:=[.B24]/2/[.$B$99]" office:value-type="float" office:value="0.00441821762446234">
            <text:p>0.0044182176</text:p>
          </table:table-cell>
          <table:table-cell office:value-type="float" office:value="0.00441822">
            <text:p>4.42E-003</text:p>
          </table:table-cell>
          <table:table-cell table:formula="of:=[.D24]/[.C24]" office:value-type="float" office:value="1.00000053766878">
            <text:p>1.0000005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91137">
            <text:p>4.91E-005</text:p>
          </table:table-cell>
          <table:table-cell table:formula="of:=[.B25]/2/[.$B$99]" office:value-type="float" office:value="0.00361982936270449">
            <text:p>0.0036198294</text:p>
          </table:table-cell>
          <table:table-cell office:value-type="float" office:value="0.00361983">
            <text:p>3.62E-003</text:p>
          </table:table-cell>
          <table:table-cell table:formula="of:=[.D25]/[.C25]" office:value-type="float" office:value="1.00000017605678">
            <text:p>1.00000017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9957">
            <text:p>3.80E-005</text:p>
          </table:table-cell>
          <table:table-cell table:formula="of:=[.B26]/2/[.$B$99]" office:value-type="float" office:value="0.00280039888089293">
            <text:p>0.0028003989</text:p>
          </table:table-cell>
          <table:table-cell office:value-type="float" office:value="0.0028004">
            <text:p>2.80E-003</text:p>
          </table:table-cell>
          <table:table-cell table:formula="of:=[.D26]/[.C26]" office:value-type="float" office:value="1.00000039962417">
            <text:p>1.0000003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3521">
            <text:p>1.74E-004</text:p>
          </table:table-cell>
          <table:table-cell table:formula="of:=[.B27]/2/[.$B$99]" office:value-type="float" office:value="0.0127890265006678">
            <text:p>0.0127890265</text:p>
          </table:table-cell>
          <table:table-cell office:value-type="float" office:value="0.012789">
            <text:p>1.28E-002</text:p>
          </table:table-cell>
          <table:table-cell table:formula="of:=[.D27]/[.C27]" office:value-type="float" office:value="0.999997927858876">
            <text:p>0.9999979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4858">
            <text:p>2.75E-004</text:p>
          </table:table-cell>
          <table:table-cell table:formula="of:=[.B28]/2/[.$B$99]" office:value-type="float" office:value="0.0202578722225007">
            <text:p>0.0202578722</text:p>
          </table:table-cell>
          <table:table-cell office:value-type="float" office:value="0.0202579">
            <text:p>2.03E-002</text:p>
          </table:table-cell>
          <table:table-cell table:formula="of:=[.D28]/[.C28]" office:value-type="float" office:value="1.00000137119531">
            <text:p>1.000001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0474">
            <text:p>1.70E-004</text:p>
          </table:table-cell>
          <table:table-cell table:formula="of:=[.B29]/2/[.$B$99]" office:value-type="float" office:value="0.0125644533150157">
            <text:p>0.0125644533</text:p>
          </table:table-cell>
          <table:table-cell office:value-type="float" office:value="0.0125645">
            <text:p>1.26E-002</text:p>
          </table:table-cell>
          <table:table-cell table:formula="of:=[.D29]/[.C29]" office:value-type="float" office:value="1.00000371563992">
            <text:p>1.0000037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5582">
            <text:p>6.86E-005</text:p>
          </table:table-cell>
          <table:table-cell table:formula="of:=[.B30]/2/[.$B$99]" office:value-type="float" office:value="0.00505294826930504">
            <text:p>0.0050529483</text:p>
          </table:table-cell>
          <table:table-cell office:value-type="float" office:value="0.00505295">
            <text:p>5.05E-003</text:p>
          </table:table-cell>
          <table:table-cell table:formula="of:=[.D30]/[.C30]" office:value-type="float" office:value="1.00000034251191">
            <text:p>1.0000003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7162">
            <text:p>5.72E-005</text:p>
          </table:table-cell>
          <table:table-cell table:formula="of:=[.B31]/2/[.$B$99]" office:value-type="float" office:value="0.00421301359968632">
            <text:p>0.0042130136</text:p>
          </table:table-cell>
          <table:table-cell office:value-type="float" office:value="0.00421301">
            <text:p>4.21E-003</text:p>
          </table:table-cell>
          <table:table-cell table:formula="of:=[.D31]/[.C31]" office:value-type="float" office:value="0.999999145579231">
            <text:p>0.9999991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54074">
            <text:p>4.54E-005</text:p>
          </table:table-cell>
          <table:table-cell table:formula="of:=[.B32]/2/[.$B$99]" office:value-type="float" office:value="0.00334666375785306">
            <text:p>0.0033466638</text:p>
          </table:table-cell>
          <table:table-cell office:value-type="float" office:value="0.00334666">
            <text:p>3.35E-003</text:p>
          </table:table-cell>
          <table:table-cell table:formula="of:=[.D32]/[.C32]" office:value-type="float" office:value="0.999998877134564">
            <text:p>0.9999988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4594">
            <text:p>3.25E-004</text:p>
          </table:table-cell>
          <table:table-cell table:formula="of:=[.B33]/2/[.$B$99]" office:value-type="float" office:value="0.023923566991648">
            <text:p>0.023923567</text:p>
          </table:table-cell>
          <table:table-cell office:value-type="float" office:value="0.0239236">
            <text:p>2.39E-002</text:p>
          </table:table-cell>
          <table:table-cell table:formula="of:=[.D33]/[.C33]" office:value-type="float" office:value="1.00000137974208">
            <text:p>1.0000013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11586">
            <text:p>1.12E-003</text:p>
          </table:table-cell>
          <table:table-cell table:formula="of:=[.B34]/2/[.$B$99]" office:value-type="float" office:value="0.082242282553899">
            <text:p>0.0822422826</text:p>
          </table:table-cell>
          <table:table-cell office:value-type="float" office:value="0.0822423">
            <text:p>8.22E-002</text:p>
          </table:table-cell>
          <table:table-cell table:formula="of:=[.D34]/[.C34]" office:value-type="float" office:value="1.00000021213055">
            <text:p>1.0000002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33923">
            <text:p>1.34E-003</text:p>
          </table:table-cell>
          <table:table-cell table:formula="of:=[.B35]/2/[.$B$99]" office:value-type="float" office:value="0.0987053322680786">
            <text:p>0.0987053323</text:p>
          </table:table-cell>
          <table:table-cell office:value-type="float" office:value="0.0987053">
            <text:p>9.87E-002</text:p>
          </table:table-cell>
          <table:table-cell table:formula="of:=[.D35]/[.C35]" office:value-type="float" office:value="0.999999673086774">
            <text:p>0.9999996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67794">
            <text:p>2.68E-004</text:p>
          </table:table-cell>
          <table:table-cell table:formula="of:=[.B36]/2/[.$B$99]" office:value-type="float" office:value="0.0197372338951471">
            <text:p>0.0197372339</text:p>
          </table:table-cell>
          <table:table-cell office:value-type="float" office:value="0.0197372">
            <text:p>1.97E-002</text:p>
          </table:table-cell>
          <table:table-cell table:formula="of:=[.D36]/[.C36]" office:value-type="float" office:value="0.99999828267997">
            <text:p>0.9999982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1223">
            <text:p>1.91E-004</text:p>
          </table:table-cell>
          <table:table-cell table:formula="of:=[.B37]/2/[.$B$99]" office:value-type="float" office:value="0.0140937178470455">
            <text:p>0.0140937178</text:p>
          </table:table-cell>
          <table:table-cell office:value-type="float" office:value="0.0140937">
            <text:p>1.41E-002</text:p>
          </table:table-cell>
          <table:table-cell table:formula="of:=[.D37]/[.C37]" office:value-type="float" office:value="0.999998733687893">
            <text:p>0.9999987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12892">
            <text:p>1.13E-004</text:p>
          </table:table-cell>
          <table:table-cell table:formula="of:=[.B38]/2/[.$B$99]" office:value-type="float" office:value="0.00832048443539044">
            <text:p>0.0083204844</text:p>
          </table:table-cell>
          <table:table-cell office:value-type="float" office:value="0.00832048">
            <text:p>8.32E-003</text:p>
          </table:table-cell>
          <table:table-cell table:formula="of:=[.D38]/[.C38]" office:value-type="float" office:value="0.999999466931226">
            <text:p>0.9999994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5441">
            <text:p>2.95E-004</text:p>
          </table:table-cell>
          <table:table-cell table:formula="of:=[.B39]/2/[.$B$99]" office:value-type="float" office:value="0.0217749020486499">
            <text:p>0.021774902</text:p>
          </table:table-cell>
          <table:table-cell office:value-type="float" office:value="0.0217749">
            <text:p>2.18E-002</text:p>
          </table:table-cell>
          <table:table-cell table:formula="of:=[.D39]/[.C39]" office:value-type="float" office:value="0.999999905916917">
            <text:p>0.9999999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72428">
            <text:p>7.72E-004</text:p>
          </table:table-cell>
          <table:table-cell table:formula="of:=[.B40]/2/[.$B$99]" office:value-type="float" office:value="0.0569302975539433">
            <text:p>0.0569302976</text:p>
          </table:table-cell>
          <table:table-cell office:value-type="float" office:value="0.0569303">
            <text:p>5.69E-002</text:p>
          </table:table-cell>
          <table:table-cell table:formula="of:=[.D40]/[.C40]" office:value-type="float" office:value="1.00000004296582">
            <text:p>1.00000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83423">
            <text:p>5.83E-004</text:p>
          </table:table-cell>
          <table:table-cell table:formula="of:=[.B41]/2/[.$B$99]" office:value-type="float" office:value="0.0430000530661942">
            <text:p>0.0430000531</text:p>
          </table:table-cell>
          <table:table-cell office:value-type="float" office:value="0.0430001">
            <text:p>4.30E-002</text:p>
          </table:table-cell>
          <table:table-cell table:formula="of:=[.D41]/[.C41]" office:value-type="float" office:value="1.00000109148251">
            <text:p>1.0000010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3482">
            <text:p>2.33E-004</text:p>
          </table:table-cell>
          <table:table-cell table:formula="of:=[.B42]/2/[.$B$99]" office:value-type="float" office:value="0.0172083349302327">
            <text:p>0.0172083349</text:p>
          </table:table-cell>
          <table:table-cell office:value-type="float" office:value="0.0172083">
            <text:p>1.72E-002</text:p>
          </table:table-cell>
          <table:table-cell table:formula="of:=[.D42]/[.C42]" office:value-type="float" office:value="0.999997970156158">
            <text:p>0.9999979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7467">
            <text:p>1.77E-004</text:p>
          </table:table-cell>
          <table:table-cell table:formula="of:=[.B43]/2/[.$B$99]" office:value-type="float" office:value="0.0130798587259986">
            <text:p>0.0130798587</text:p>
          </table:table-cell>
          <table:table-cell office:value-type="float" office:value="0.0130799">
            <text:p>1.31E-002</text:p>
          </table:table-cell>
          <table:table-cell table:formula="of:=[.D43]/[.C43]" office:value-type="float" office:value="1.00000315553878">
            <text:p>1.0000031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67913">
            <text:p>8.68E-005</text:p>
          </table:table-cell>
          <table:table-cell table:formula="of:=[.B44]/2/[.$B$99]" office:value-type="float" office:value="0.00639678330419606">
            <text:p>0.0063967833</text:p>
          </table:table-cell>
          <table:table-cell office:value-type="float" office:value="0.00639678">
            <text:p>6.40E-003</text:p>
          </table:table-cell>
          <table:table-cell table:formula="of:=[.D44]/[.C44]" office:value-type="float" office:value="0.999999483459748">
            <text:p>0.99999948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1551">
            <text:p>2.22E-004</text:p>
          </table:table-cell>
          <table:table-cell table:formula="of:=[.B45]/2/[.$B$99]" office:value-type="float" office:value="0.0163289838708251">
            <text:p>0.0163289839</text:p>
          </table:table-cell>
          <table:table-cell office:value-type="float" office:value="0.016329">
            <text:p>1.63E-002</text:p>
          </table:table-cell>
          <table:table-cell table:formula="of:=[.D45]/[.C45]" office:value-type="float" office:value="1.00000098776354">
            <text:p>1.0000009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5756">
            <text:p>4.06E-004</text:p>
          </table:table-cell>
          <table:table-cell table:formula="of:=[.B46]/2/[.$B$99]" office:value-type="float" office:value="0.0299054537307009">
            <text:p>0.0299054537</text:p>
          </table:table-cell>
          <table:table-cell office:value-type="float" office:value="0.0299055">
            <text:p>2.99E-002</text:p>
          </table:table-cell>
          <table:table-cell table:formula="of:=[.D46]/[.C46]" office:value-type="float" office:value="1.00000154718599">
            <text:p>1.0000015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9531">
            <text:p>3.20E-004</text:p>
          </table:table-cell>
          <table:table-cell table:formula="of:=[.B47]/2/[.$B$99]" office:value-type="float" office:value="0.0235504084622891">
            <text:p>0.0235504085</text:p>
          </table:table-cell>
          <table:table-cell office:value-type="float" office:value="0.0235504">
            <text:p>2.36E-002</text:p>
          </table:table-cell>
          <table:table-cell table:formula="of:=[.D47]/[.C47]" office:value-type="float" office:value="0.999999640673362">
            <text:p>0.9999996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9564">
            <text:p>2.00E-004</text:p>
          </table:table-cell>
          <table:table-cell table:formula="of:=[.B48]/2/[.$B$99]" office:value-type="float" office:value="0.0147084749660229">
            <text:p>0.014708475</text:p>
          </table:table-cell>
          <table:table-cell office:value-type="float" office:value="0.0147085">
            <text:p>1.47E-002</text:p>
          </table:table-cell>
          <table:table-cell table:formula="of:=[.D48]/[.C48]" office:value-type="float" office:value="1.00000170201038">
            <text:p>1.000001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454">
            <text:p>1.41E-004</text:p>
          </table:table-cell>
          <table:table-cell table:formula="of:=[.B49]/2/[.$B$99]" office:value-type="float" office:value="0.0104255908773316">
            <text:p>0.0104255909</text:p>
          </table:table-cell>
          <table:table-cell office:value-type="float" office:value="0.0104256">
            <text:p>1.04E-002</text:p>
          </table:table-cell>
          <table:table-cell table:formula="of:=[.D49]/[.C49]" office:value-type="float" office:value="1.00000087502651">
            <text:p>1.000000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58115">
            <text:p>8.58E-005</text:p>
          </table:table-cell>
          <table:table-cell table:formula="of:=[.B50]/2/[.$B$99]" office:value-type="float" office:value="0.00632456905828142">
            <text:p>0.0063245691</text:p>
          </table:table-cell>
          <table:table-cell office:value-type="float" office:value="0.00632457">
            <text:p>6.32E-003</text:p>
          </table:table-cell>
          <table:table-cell table:formula="of:=[.D50]/[.C50]" office:value-type="float" office:value="1.00000014889846">
            <text:p>1.000000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0129">
            <text:p>1.90E-004</text:p>
          </table:table-cell>
          <table:table-cell table:formula="of:=[.B51]/2/[.$B$99]" office:value-type="float" office:value="0.0140130867131094">
            <text:p>0.0140130867</text:p>
          </table:table-cell>
          <table:table-cell office:value-type="float" office:value="0.0140131">
            <text:p>1.40E-002</text:p>
          </table:table-cell>
          <table:table-cell table:formula="of:=[.D51]/[.C51]" office:value-type="float" office:value="1.00000094817729">
            <text:p>1.0000009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29">
            <text:p>2.98E-004</text:p>
          </table:table-cell>
          <table:table-cell table:formula="of:=[.B52]/2/[.$B$99]" office:value-type="float" office:value="0.0219848820309022">
            <text:p>0.021984882</text:p>
          </table:table-cell>
          <table:table-cell office:value-type="float" office:value="0.0219849">
            <text:p>2.20E-002</text:p>
          </table:table-cell>
          <table:table-cell table:formula="of:=[.D52]/[.C52]" office:value-type="float" office:value="1.00000081733883">
            <text:p>1.0000008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1381">
            <text:p>1.31E-004</text:p>
          </table:table-cell>
          <table:table-cell table:formula="of:=[.B53]/2/[.$B$99]" office:value-type="float" office:value="0.00968318008012995">
            <text:p>0.0096831801</text:p>
          </table:table-cell>
          <table:table-cell office:value-type="float" office:value="0.00968318">
            <text:p>9.68E-003</text:p>
          </table:table-cell>
          <table:table-cell table:formula="of:=[.D53]/[.C53]" office:value-type="float" office:value="0.999999991724831">
            <text:p>0.99999999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2737">
            <text:p>6.83E-005</text:p>
          </table:table-cell>
          <table:table-cell table:formula="of:=[.B54]/2/[.$B$99]" office:value-type="float" office:value="0.0050319797522988">
            <text:p>0.0050319798</text:p>
          </table:table-cell>
          <table:table-cell office:value-type="float" office:value="0.00503198">
            <text:p>5.03E-003</text:p>
          </table:table-cell>
          <table:table-cell table:formula="of:=[.D54]/[.C54]" office:value-type="float" office:value="1.0000000492254">
            <text:p>1.0000000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2814">
            <text:p>5.93E-005</text:p>
          </table:table-cell>
          <table:table-cell table:formula="of:=[.B55]/2/[.$B$99]" office:value-type="float" office:value="0.00436921983850188">
            <text:p>0.0043692198</text:p>
          </table:table-cell>
          <table:table-cell office:value-type="float" office:value="0.00436922">
            <text:p>4.37E-003</text:p>
          </table:table-cell>
          <table:table-cell table:formula="of:=[.D55]/[.C55]" office:value-type="float" office:value="1.00000003696269">
            <text:p>1.000000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37251">
            <text:p>4.37E-005</text:p>
          </table:table-cell>
          <table:table-cell table:formula="of:=[.B56]/2/[.$B$99]" office:value-type="float" office:value="0.00322267312108821">
            <text:p>0.0032226731</text:p>
          </table:table-cell>
          <table:table-cell office:value-type="float" office:value="0.00322267">
            <text:p>3.22E-003</text:p>
          </table:table-cell>
          <table:table-cell table:formula="of:=[.D56]/[.C56]" office:value-type="float" office:value="0.999999031521941">
            <text:p>0.9999990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1187">
            <text:p>3.91E-004</text:p>
          </table:table-cell>
          <table:table-cell table:formula="of:=[.B57]/2/[.$B$99]" office:value-type="float" office:value="0.0288316740320579">
            <text:p>0.028831674</text:p>
          </table:table-cell>
          <table:table-cell office:value-type="float" office:value="0.0288317">
            <text:p>2.88E-002</text:p>
          </table:table-cell>
          <table:table-cell table:formula="of:=[.D57]/[.C57]" office:value-type="float" office:value="1.0000009006741">
            <text:p>1.0000009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68197">
            <text:p>2.68E-003</text:p>
          </table:table-cell>
          <table:table-cell table:formula="of:=[.B58]/2/[.$B$99]" office:value-type="float" office:value="0.19766936223279">
            <text:p>0.1976693622</text:p>
          </table:table-cell>
          <table:table-cell office:value-type="float" office:value="0.197669">
            <text:p>1.98E-001</text:p>
          </table:table-cell>
          <table:table-cell table:formula="of:=[.D58]/[.C58]" office:value-type="float" office:value="0.999998167481366">
            <text:p>0.9999981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678398">
            <text:p>6.78E-003</text:p>
          </table:table-cell>
          <table:table-cell table:formula="of:=[.B59]/2/[.$B$99]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D59]/[.C59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46968">
            <text:p>5.47E-004</text:p>
          </table:table-cell>
          <table:table-cell table:formula="of:=[.B60]/2/[.$B$99]" office:value-type="float" office:value="0.0403132084705438">
            <text:p>0.0403132085</text:p>
          </table:table-cell>
          <table:table-cell office:value-type="float" office:value="0.0403132">
            <text:p>4.03E-002</text:p>
          </table:table-cell>
          <table:table-cell table:formula="of:=[.D60]/[.C60]" office:value-type="float" office:value="0.999999789881675">
            <text:p>0.9999997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2493">
            <text:p>2.72E-004</text:p>
          </table:table-cell>
          <table:table-cell table:formula="of:=[.B61]/2/[.$B$99]" office:value-type="float" office:value="0.0200835645152256">
            <text:p>0.0200835645</text:p>
          </table:table-cell>
          <table:table-cell office:value-type="float" office:value="0.0200836">
            <text:p>2.01E-002</text:p>
          </table:table-cell>
          <table:table-cell table:formula="of:=[.D61]/[.C61]" office:value-type="float" office:value="1.0000017668564">
            <text:p>1.0000017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0154">
            <text:p>1.30E-004</text:p>
          </table:table-cell>
          <table:table-cell table:formula="of:=[.B62]/2/[.$B$99]" office:value-type="float" office:value="0.00959274644087984">
            <text:p>0.0095927464</text:p>
          </table:table-cell>
          <table:table-cell office:value-type="float" office:value="0.00959275">
            <text:p>9.59E-003</text:p>
          </table:table-cell>
          <table:table-cell table:formula="of:=[.D62]/[.C62]" office:value-type="float" office:value="1.00000037102202">
            <text:p>1.000000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3825">
            <text:p>3.94E-004</text:p>
          </table:table-cell>
          <table:table-cell table:formula="of:=[.B63]/2/[.$B$99]" office:value-type="float" office:value="0.0290261026712933">
            <text:p>0.0290261027</text:p>
          </table:table-cell>
          <table:table-cell office:value-type="float" office:value="0.0290261">
            <text:p>2.90E-002</text:p>
          </table:table-cell>
          <table:table-cell table:formula="of:=[.D63]/[.C63]" office:value-type="float" office:value="0.999999907969276">
            <text:p>0.999999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53142">
            <text:p>1.53E-003</text:p>
          </table:table-cell>
          <table:table-cell table:formula="of:=[.B64]/2/[.$B$99]" office:value-type="float" office:value="0.112870320962031">
            <text:p>0.112870321</text:p>
          </table:table-cell>
          <table:table-cell office:value-type="float" office:value="0.11287">
            <text:p>1.13E-001</text:p>
          </table:table-cell>
          <table:table-cell table:formula="of:=[.D64]/[.C64]" office:value-type="float" office:value="0.999997156364681">
            <text:p>0.9999971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66994">
            <text:p>1.67E-003</text:p>
          </table:table-cell>
          <table:table-cell table:formula="of:=[.B65]/2/[.$B$99]" office:value-type="float" office:value="0.123079667098075">
            <text:p>0.1230796671</text:p>
          </table:table-cell>
          <table:table-cell office:value-type="float" office:value="0.12308">
            <text:p>1.23E-001</text:p>
          </table:table-cell>
          <table:table-cell table:formula="of:=[.D65]/[.C65]" office:value-type="float" office:value="1.00000270476784">
            <text:p>1.0000027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38935">
            <text:p>4.39E-004</text:p>
          </table:table-cell>
          <table:table-cell table:formula="of:=[.B66]/2/[.$B$99]" office:value-type="float" office:value="0.0323508471428277">
            <text:p>0.0323508471</text:p>
          </table:table-cell>
          <table:table-cell office:value-type="float" office:value="0.0323508">
            <text:p>3.24E-002</text:p>
          </table:table-cell>
          <table:table-cell table:formula="of:=[.D66]/[.C66]" office:value-type="float" office:value="0.999998542763735">
            <text:p>0.9999985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2367">
            <text:p>2.02E-004</text:p>
          </table:table-cell>
          <table:table-cell table:formula="of:=[.B67]/2/[.$B$99]" office:value-type="float" office:value="0.0149150646080914">
            <text:p>0.0149150646</text:p>
          </table:table-cell>
          <table:table-cell office:value-type="float" office:value="0.0149151">
            <text:p>1.49E-002</text:p>
          </table:table-cell>
          <table:table-cell table:formula="of:=[.D67]/[.C67]" office:value-type="float" office:value="1.00000237289677">
            <text:p>1.0000023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548">
            <text:p>1.25E-004</text:p>
          </table:table-cell>
          <table:table-cell table:formula="of:=[.B68]/2/[.$B$99]" office:value-type="float" office:value="0.0092482583969882">
            <text:p>0.0092482584</text:p>
          </table:table-cell>
          <table:table-cell office:value-type="float" office:value="0.00924826">
            <text:p>9.25E-003</text:p>
          </table:table-cell>
          <table:table-cell table:formula="of:=[.D68]/[.C68]" office:value-type="float" office:value="1.00000017333121">
            <text:p>1.0000001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82122">
            <text:p>2.82E-004</text:p>
          </table:table-cell>
          <table:table-cell table:formula="of:=[.B69]/2/[.$B$99]" office:value-type="float" office:value="0.0207932511593489">
            <text:p>0.0207932512</text:p>
          </table:table-cell>
          <table:table-cell office:value-type="float" office:value="0.0207933">
            <text:p>2.08E-002</text:p>
          </table:table-cell>
          <table:table-cell table:formula="of:=[.D69]/[.C69]" office:value-type="float" office:value="1.00000234887035">
            <text:p>1.0000023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77438">
            <text:p>5.77E-004</text:p>
          </table:table-cell>
          <table:table-cell table:formula="of:=[.B70]/2/[.$B$99]" office:value-type="float" office:value="0.0425589403270646">
            <text:p>0.0425589403</text:p>
          </table:table-cell>
          <table:table-cell office:value-type="float" office:value="0.0425589">
            <text:p>4.26E-002</text:p>
          </table:table-cell>
          <table:table-cell table:formula="of:=[.D70]/[.C70]" office:value-type="float" office:value="0.999999052441994">
            <text:p>0.9999990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22744">
            <text:p>5.23E-004</text:p>
          </table:table-cell>
          <table:table-cell table:formula="of:=[.B71]/2/[.$B$99]" office:value-type="float" office:value="0.0385278258485432">
            <text:p>0.0385278258</text:p>
          </table:table-cell>
          <table:table-cell office:value-type="float" office:value="0.0385278">
            <text:p>3.85E-002</text:p>
          </table:table-cell>
          <table:table-cell table:formula="of:=[.D71]/[.C71]" office:value-type="float" office:value="0.999999329094165">
            <text:p>0.9999993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392">
            <text:p>2.98E-004</text:p>
          </table:table-cell>
          <table:table-cell table:formula="of:=[.B72]/2/[.$B$99]" office:value-type="float" office:value="0.0219923997417445">
            <text:p>0.0219923997</text:p>
          </table:table-cell>
          <table:table-cell office:value-type="float" office:value="0.0219924">
            <text:p>2.20E-002</text:p>
          </table:table-cell>
          <table:table-cell table:formula="of:=[.D72]/[.C72]" office:value-type="float" office:value="1.00000001174294">
            <text:p>1.0000000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4008">
            <text:p>1.74E-004</text:p>
          </table:table-cell>
          <table:table-cell table:formula="of:=[.B73]/2/[.$B$99]" office:value-type="float" office:value="0.0128249198847874">
            <text:p>0.0128249199</text:p>
          </table:table-cell>
          <table:table-cell office:value-type="float" office:value="0.0128249">
            <text:p>1.28E-002</text:p>
          </table:table-cell>
          <table:table-cell table:formula="of:=[.D73]/[.C73]" office:value-type="float" office:value="0.999998449519562">
            <text:p>0.9999984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4777">
            <text:p>9.75E-005</text:p>
          </table:table-cell>
          <table:table-cell table:formula="of:=[.B74]/2/[.$B$99]" office:value-type="float" office:value="0.00718440355071802">
            <text:p>0.0071844036</text:p>
          </table:table-cell>
          <table:table-cell office:value-type="float" office:value="0.0071844">
            <text:p>7.18E-003</text:p>
          </table:table-cell>
          <table:table-cell table:formula="of:=[.D74]/[.C74]" office:value-type="float" office:value="0.999999505774141">
            <text:p>0.99999950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60532">
            <text:p>1.61E-004</text:p>
          </table:table-cell>
          <table:table-cell table:formula="of:=[.B75]/2/[.$B$99]" office:value-type="float" office:value="0.0118316976170331">
            <text:p>0.0118316976</text:p>
          </table:table-cell>
          <table:table-cell office:value-type="float" office:value="0.0118317">
            <text:p>1.18E-002</text:p>
          </table:table-cell>
          <table:table-cell table:formula="of:=[.D75]/[.C75]" office:value-type="float" office:value="1.00000020140533">
            <text:p>1.000000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4756">
            <text:p>2.25E-004</text:p>
          </table:table-cell>
          <table:table-cell table:formula="of:=[.B76]/2/[.$B$99]" office:value-type="float" office:value="0.016565202137978">
            <text:p>0.0165652021</text:p>
          </table:table-cell>
          <table:table-cell office:value-type="float" office:value="0.0165652">
            <text:p>1.66E-002</text:p>
          </table:table-cell>
          <table:table-cell table:formula="of:=[.D76]/[.C76]" office:value-type="float" office:value="0.999999870935592">
            <text:p>0.9999998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7907">
            <text:p>1.38E-004</text:p>
          </table:table-cell>
          <table:table-cell table:formula="of:=[.B77]/2/[.$B$99]" office:value-type="float" office:value="0.0101641661679427">
            <text:p>0.0101641662</text:p>
          </table:table-cell>
          <table:table-cell office:value-type="float" office:value="0.0101642">
            <text:p>1.02E-002</text:p>
          </table:table-cell>
          <table:table-cell table:formula="of:=[.D77]/[.C77]" office:value-type="float" office:value="1.000003328562">
            <text:p>1.0000033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2833">
            <text:p>9.73E-005</text:p>
          </table:table-cell>
          <table:table-cell table:formula="of:=[.B78]/2/[.$B$99]" office:value-type="float" office:value="0.00717007567828915">
            <text:p>0.0071700757</text:p>
          </table:table-cell>
          <table:table-cell office:value-type="float" office:value="0.00717008">
            <text:p>7.17E-003</text:p>
          </table:table-cell>
          <table:table-cell table:formula="of:=[.D78]/[.C78]" office:value-type="float" office:value="1.00000060274271">
            <text:p>1.0000006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03679">
            <text:p>7.04E-005</text:p>
          </table:table-cell>
          <table:table-cell table:formula="of:=[.B79]/2/[.$B$99]" office:value-type="float" office:value="0.00518632867431803">
            <text:p>0.0051863287</text:p>
          </table:table-cell>
          <table:table-cell office:value-type="float" office:value="0.00518633">
            <text:p>5.19E-003</text:p>
          </table:table-cell>
          <table:table-cell table:formula="of:=[.D79]/[.C79]" office:value-type="float" office:value="1.00000025561087">
            <text:p>1.0000002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24922">
            <text:p>5.25E-005</text:p>
          </table:table-cell>
          <table:table-cell table:formula="of:=[.B80]/2/[.$B$99]" office:value-type="float" office:value="0.00386883510859407">
            <text:p>0.0038688351</text:p>
          </table:table-cell>
          <table:table-cell office:value-type="float" office:value="0.00386884">
            <text:p>3.87E-003</text:p>
          </table:table-cell>
          <table:table-cell table:formula="of:=[.D80]/[.C80]" office:value-type="float" office:value="1.00000126430975">
            <text:p>1.00000126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0366">
            <text:p>3.30E-004</text:p>
          </table:table-cell>
          <table:table-cell table:formula="of:=[.B81]/2/[.$B$99]" office:value-type="float" office:value="0.0243489809816656">
            <text:p>0.024348981</text:p>
          </table:table-cell>
          <table:table-cell office:value-type="float" office:value="0.024349">
            <text:p>2.43E-002</text:p>
          </table:table-cell>
          <table:table-cell table:formula="of:=[.D81]/[.C81]" office:value-type="float" office:value="1.00000078107311">
            <text:p>1.0000007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07878">
            <text:p>1.08E-003</text:p>
          </table:table-cell>
          <table:table-cell table:formula="of:=[.B82]/2/[.$B$99]" office:value-type="float" office:value="0.0795093735535777">
            <text:p>0.0795093736</text:p>
          </table:table-cell>
          <table:table-cell office:value-type="float" office:value="0.0795094">
            <text:p>7.95E-002</text:p>
          </table:table-cell>
          <table:table-cell table:formula="of:=[.D82]/[.C82]" office:value-type="float" office:value="1.00000033262018">
            <text:p>1.0000003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8357">
            <text:p>1.28E-003</text:p>
          </table:table-cell>
          <table:table-cell table:formula="of:=[.B83]/2/[.$B$99]" office:value-type="float" office:value="0.0946030206456977">
            <text:p>0.0946030206</text:p>
          </table:table-cell>
          <table:table-cell office:value-type="float" office:value="0.094603">
            <text:p>9.46E-002</text:p>
          </table:table-cell>
          <table:table-cell table:formula="of:=[.D83]/[.C83]" office:value-type="float" office:value="0.999999781764921">
            <text:p>0.9999997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13456">
            <text:p>4.13E-004</text:p>
          </table:table-cell>
          <table:table-cell table:formula="of:=[.B84]/2/[.$B$99]" office:value-type="float" office:value="0.0304729671962476">
            <text:p>0.0304729672</text:p>
          </table:table-cell>
          <table:table-cell office:value-type="float" office:value="0.030473">
            <text:p>3.05E-002</text:p>
          </table:table-cell>
          <table:table-cell table:formula="of:=[.D84]/[.C84]" office:value-type="float" office:value="1.00000107648698">
            <text:p>1.0000010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2413">
            <text:p>2.32E-004</text:p>
          </table:table-cell>
          <table:table-cell table:formula="of:=[.B85]/2/[.$B$99]" office:value-type="float" office:value="0.0171295463724834">
            <text:p>0.0171295464</text:p>
          </table:table-cell>
          <table:table-cell office:value-type="float" office:value="0.0171295">
            <text:p>1.71E-002</text:p>
          </table:table-cell>
          <table:table-cell table:formula="of:=[.D85]/[.C85]" office:value-type="float" office:value="0.999997292836459">
            <text:p>0.9999972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8838">
            <text:p>1.29E-004</text:p>
          </table:table-cell>
          <table:table-cell table:formula="of:=[.B86]/2/[.$B$99]" office:value-type="float" office:value="0.00949575323040457">
            <text:p>0.0094957532</text:p>
          </table:table-cell>
          <table:table-cell office:value-type="float" office:value="0.00949575">
            <text:p>9.50E-003</text:p>
          </table:table-cell>
          <table:table-cell table:formula="of:=[.D86]/[.C86]" office:value-type="float" office:value="0.999999659805337">
            <text:p>0.9999996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5233">
            <text:p>3.15E-004</text:p>
          </table:table-cell>
          <table:table-cell table:formula="of:=[.B87]/2/[.$B$99]" office:value-type="float" office:value="0.0232336327642475">
            <text:p>0.0232336328</text:p>
          </table:table-cell>
          <table:table-cell office:value-type="float" office:value="0.0232336">
            <text:p>2.32E-002</text:p>
          </table:table-cell>
          <table:table-cell table:formula="of:=[.D87]/[.C87]" office:value-type="float" office:value="0.999998589792313">
            <text:p>0.9999985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836625">
            <text:p>8.37E-004</text:p>
          </table:table-cell>
          <table:table-cell table:formula="of:=[.B88]/2/[.$B$99]" office:value-type="float" office:value="0.0616618120926064">
            <text:p>0.0616618121</text:p>
          </table:table-cell>
          <table:table-cell office:value-type="float" office:value="0.0616618">
            <text:p>6.17E-002</text:p>
          </table:table-cell>
          <table:table-cell table:formula="of:=[.D88]/[.C88]" office:value-type="float" office:value="0.999999803888241">
            <text:p>0.9999998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82894">
            <text:p>7.83E-004</text:p>
          </table:table-cell>
          <table:table-cell table:formula="of:=[.B89]/2/[.$B$99]" office:value-type="float" office:value="0.057701673648802">
            <text:p>0.0577016736</text:p>
          </table:table-cell>
          <table:table-cell office:value-type="float" office:value="0.0577017">
            <text:p>5.77E-002</text:p>
          </table:table-cell>
          <table:table-cell table:formula="of:=[.D89]/[.C89]" office:value-type="float" office:value="1.00000045667996">
            <text:p>1.0000004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9148">
            <text:p>3.39E-004</text:p>
          </table:table-cell>
          <table:table-cell table:formula="of:=[.B90]/2/[.$B$99]" office:value-type="float" office:value="0.0249962411445788">
            <text:p>0.0249962411</text:p>
          </table:table-cell>
          <table:table-cell office:value-type="float" office:value="0.0249962">
            <text:p>2.50E-002</text:p>
          </table:table-cell>
          <table:table-cell table:formula="of:=[.D90]/[.C90]" office:value-type="float" office:value="0.999998353969358">
            <text:p>0.999998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85953">
            <text:p>1.86E-004</text:p>
          </table:table-cell>
          <table:table-cell table:formula="of:=[.B91]/2/[.$B$99]" office:value-type="float" office:value="0.0137053027868596">
            <text:p>0.0137053028</text:p>
          </table:table-cell>
          <table:table-cell office:value-type="float" office:value="0.0137053">
            <text:p>1.37E-002</text:p>
          </table:table-cell>
          <table:table-cell table:formula="of:=[.D91]/[.C91]" office:value-type="float" office:value="0.999999796658295">
            <text:p>0.99999979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07189">
            <text:p>1.07E-004</text:p>
          </table:table-cell>
          <table:table-cell table:formula="of:=[.B92]/2/[.$B$99]" office:value-type="float" office:value="0.00790015595564846">
            <text:p>0.007900156</text:p>
          </table:table-cell>
          <table:table-cell office:value-type="float" office:value="0.00790016">
            <text:p>7.90E-003</text:p>
          </table:table-cell>
          <table:table-cell table:formula="of:=[.D92]/[.C92]" office:value-type="float" office:value="1.00000051193313">
            <text:p>1.0000005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6098">
            <text:p>2.26E-004</text:p>
          </table:table-cell>
          <table:table-cell table:formula="of:=[.B93]/2/[.$B$99]" office:value-type="float" office:value="0.0166641116276876">
            <text:p>0.0166641116</text:p>
          </table:table-cell>
          <table:table-cell office:value-type="float" office:value="0.0166641">
            <text:p>1.67E-002</text:p>
          </table:table-cell>
          <table:table-cell table:formula="of:=[.D93]/[.C93]" office:value-type="float" office:value="0.999999302231775">
            <text:p>0.9999993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9964">
            <text:p>4.10E-004</text:p>
          </table:table-cell>
          <table:table-cell table:formula="of:=[.B94]/2/[.$B$99]" office:value-type="float" office:value="0.0302155961544698">
            <text:p>0.0302155962</text:p>
          </table:table-cell>
          <table:table-cell office:value-type="float" office:value="0.0302156">
            <text:p>3.02E-002</text:p>
          </table:table-cell>
          <table:table-cell table:formula="of:=[.D94]/[.C94]" office:value-type="float" office:value="1.00000012726971">
            <text:p>1.00000012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0359">
            <text:p>3.20E-004</text:p>
          </table:table-cell>
          <table:table-cell table:formula="of:=[.B95]/2/[.$B$99]" office:value-type="float" office:value="0.0236114345855972">
            <text:p>0.0236114346</text:p>
          </table:table-cell>
          <table:table-cell office:value-type="float" office:value="0.0236114">
            <text:p>2.36E-002</text:p>
          </table:table-cell>
          <table:table-cell table:formula="of:=[.D95]/[.C95]" office:value-type="float" office:value="0.999998535218302">
            <text:p>0.9999985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002">
            <text:p>2.00E-004</text:p>
          </table:table-cell>
          <table:table-cell table:formula="of:=[.B96]/2/[.$B$99]" office:value-type="float" office:value="0.0147420835556709">
            <text:p>0.0147420836</text:p>
          </table:table-cell>
          <table:table-cell office:value-type="float" office:value="0.0147421">
            <text:p>1.47E-002</text:p>
          </table:table-cell>
          <table:table-cell table:formula="of:=[.D96]/[.C96]" office:value-type="float" office:value="1.00000111546845">
            <text:p>1.0000011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321">
            <text:p>1.41E-004</text:p>
          </table:table-cell>
          <table:table-cell table:formula="of:=[.B97]/2/[.$B$99]" office:value-type="float" office:value="0.0104157883720176">
            <text:p>0.0104157884</text:p>
          </table:table-cell>
          <table:table-cell office:value-type="float" office:value="0.0104158">
            <text:p>1.04E-002</text:p>
          </table:table-cell>
          <table:table-cell table:formula="of:=[.D97]/[.C97]" office:value-type="float" office:value="1.00000111638044">
            <text:p>1.0000011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51916">
            <text:p>7.52E-005</text:p>
          </table:table-cell>
          <table:table-cell table:formula="of:=[.B98]/2/[.$B$99]" office:value-type="float" office:value="0.00554185006441646">
            <text:p>0.0055418501</text:p>
          </table:table-cell>
          <table:table-cell office:value-type="float" office:value="0.00554185">
            <text:p>5.54E-003</text:p>
          </table:table-cell>
          <table:table-cell table:formula="of:=[.D98]/[.C98]" office:value-type="float" office:value="0.999999988376361">
            <text:p>0.999999988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Default" table:formula="of:=MAX([.B3:.B98])" office:value-type="float" office:value="0.00678398">
            <text:p>6.78E-003</text:p>
          </table:table-cell>
          <table:table-cell table:formula="of:=[.B99]/2/[.$B$99]" office:value-type="float" office:value="0.5">
            <text:p>0.5</text:p>
          </table:table-cell>
          <table:table-cell table:style-name="Default"/>
          <table:table-cell table:number-columns-repeated="3"/>
        </table:table-row>
      </table:table>
      <table:table table:name="Test Tolerance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WW1 iteration 0</text:p>
          </table:table-cell>
          <table:table-cell office:value-type="string">
            <text:p>WW1 iteration 0 error</text:p>
          </table:table-cell>
          <table:table-cell office:value-type="string">
            <text:p>WW2 iteration 0</text:p>
          </table:table-cell>
          <table:table-cell office:value-type="string">
            <text:p>WW2 iteration 0 error</text:p>
          </table:table-cell>
          <table:table-cell/>
          <table:table-cell office:value-type="string">
            <text:p>Iteration 1 flux1</text:p>
          </table:table-cell>
          <table:table-cell office:value-type="string">
            <text:p>Iteration 1 calc WW 1</text:p>
          </table:table-cell>
          <table:table-cell office:value-type="string">
            <text:p>iteration 1 error 1</text:p>
          </table:table-cell>
          <table:table-cell office:value-type="string">
            <text:p>iteration 1 flux 2</text:p>
          </table:table-cell>
          <table:table-cell office:value-type="string">
            <text:p>Iteration 1 calc WW 2</text:p>
          </table:table-cell>
          <table:table-cell office:value-type="string">
            <text:p>iteration 1 error2</text:p>
          </table:table-cell>
          <table:table-cell/>
          <table:table-cell office:value-type="string">
            <text:p>Expected WW1</text:p>
          </table:table-cell>
          <table:table-cell office:value-type="string">
            <text:p>Expected WW2</text:p>
          </table:table-cell>
          <table:table-cell office:value-type="string">
            <text:p>Actual WW1</text:p>
          </table:table-cell>
          <table:table-cell office:value-type="string">
            <text:p>Actual WW2</text:p>
          </table:table-cell>
          <table:table-cell table:number-columns-repeated="2"/>
        </table:table-row>
        <table:table-row table:style-name="ro1">
          <table:table-cell table:style-name="ce2" office:value-type="float" office:value="0.00600565">
            <text:p>6.01E-003</text:p>
          </table:table-cell>
          <table:table-cell table:style-name="ce2" office:value-type="float" office:value="0.0600013">
            <text:p>6.00E-002</text:p>
          </table:table-cell>
          <table:table-cell table:style-name="ce2" office:value-type="float" office:value="0.00983773">
            <text:p>9.84E-003</text:p>
          </table:table-cell>
          <table:table-cell table:style-name="ce2" office:value-type="float" office:value="0.0514307">
            <text:p>5.14E-002</text:p>
          </table:table-cell>
          <table:table-cell table:style-name="ce2"/>
          <table:table-cell table:style-name="ce2" office:value-type="float" office:value="0.0000467495">
            <text:p>4.67E-005</text:p>
          </table:table-cell>
          <table:table-cell table:style-name="ce2" table:formula="of:=[.F3]/2/[.F$99]" office:value-type="float" office:value="0.00637456093463653">
            <text:p>6.37E-003</text:p>
          </table:table-cell>
          <table:table-cell table:style-name="ce2" office:value-type="float" office:value="0.134552">
            <text:p>1.35E-001</text:p>
          </table:table-cell>
          <table:table-cell table:style-name="ce2" office:value-type="float" office:value="0.0000672237">
            <text:p>6.72E-005</text:p>
          </table:table-cell>
          <table:table-cell table:style-name="ce2" table:formula="of:=[.I3]/2/[.I$99]" office:value-type="float" office:value="0.0103280932642169">
            <text:p>1.03E-002</text:p>
          </table:table-cell>
          <table:table-cell table:style-name="ce2" office:value-type="float" office:value="0.17025">
            <text:p>1.70E-001</text:p>
          </table:table-cell>
          <table:table-cell table:style-name="ce2"/>
          <table:table-cell table:style-name="ce2" table:formula="of:=IF([.H3]&lt;0.7; [.G3]; [.O5])" office:value-type="float" office:value="0.00637456093463653">
            <text:p>6.37E-003</text:p>
          </table:table-cell>
          <table:table-cell table:style-name="ce2" table:formula="of:=IF([.K3]&lt;0.7;[.J3];[.C3])" office:value-type="float" office:value="0.0103280932642169">
            <text:p>1.03E-002</text:p>
          </table:table-cell>
          <table:table-cell table:style-name="ce2" office:value-type="float" office:value="0.00637456">
            <text:p>6.37E-003</text:p>
          </table:table-cell>
          <table:table-cell table:style-name="ce2" office:value-type="float" office:value="0.0103281">
            <text:p>1.03E-002</text:p>
          </table:table-cell>
          <table:table-cell table:style-name="ce2" table:formula="of:=[.M3]/[.O3]" office:value-type="float" office:value="1.00000014661977">
            <text:p>1.00E+000</text:p>
          </table:table-cell>
          <table:table-cell table:formula="of:=[.N3]/[.P3]" office:value-type="float" office:value="0.999999347819721">
            <text:p>0.9999993478</text:p>
          </table:table-cell>
        </table:table-row>
        <table:table-row table:style-name="ro1">
          <table:table-cell table:style-name="ce2" office:value-type="float" office:value="0.0100856">
            <text:p>1.01E-002</text:p>
          </table:table-cell>
          <table:table-cell table:style-name="ce2" office:value-type="float" office:value="0.0514137">
            <text:p>5.14E-002</text:p>
          </table:table-cell>
          <table:table-cell table:style-name="ce2" office:value-type="float" office:value="0.011189">
            <text:p>1.12E-002</text:p>
          </table:table-cell>
          <table:table-cell table:style-name="ce2" office:value-type="float" office:value="0.0515791">
            <text:p>5.16E-002</text:p>
          </table:table-cell>
          <table:table-cell table:style-name="ce2"/>
          <table:table-cell table:style-name="ce2" office:value-type="float" office:value="0.0000656412">
            <text:p>6.56E-005</text:p>
          </table:table-cell>
          <table:table-cell table:style-name="ce2" table:formula="of:=[.F4]/2/[.F$99]" office:value-type="float" office:value="0.00895055196788551">
            <text:p>8.95E-003</text:p>
          </table:table-cell>
          <table:table-cell table:style-name="ce2" office:value-type="float" office:value="0.134264">
            <text:p>1.34E-001</text:p>
          </table:table-cell>
          <table:table-cell table:style-name="ce2" office:value-type="float" office:value="0.0000657029">
            <text:p>6.57E-005</text:p>
          </table:table-cell>
          <table:table-cell table:style-name="ce2" table:formula="of:=[.I4]/2/[.I$99]" office:value-type="float" office:value="0.0100944410814864">
            <text:p>1.01E-002</text:p>
          </table:table-cell>
          <table:table-cell table:style-name="ce2" office:value-type="float" office:value="0.153211">
            <text:p>1.53E-001</text:p>
          </table:table-cell>
          <table:table-cell table:style-name="ce2"/>
          <table:table-cell table:style-name="ce2" table:formula="of:=IF([.H4]&lt;0.7; [.G4]; [.O6])" office:value-type="float" office:value="0.00895055196788551">
            <text:p>8.95E-003</text:p>
          </table:table-cell>
          <table:table-cell table:style-name="ce2" table:formula="of:=IF([.K4]&lt;0.7;[.J4];[.C4])" office:value-type="float" office:value="0.0100944410814864">
            <text:p>1.01E-002</text:p>
          </table:table-cell>
          <table:table-cell table:style-name="ce2" office:value-type="float" office:value="0.00895055">
            <text:p>8.95E-003</text:p>
          </table:table-cell>
          <table:table-cell table:style-name="ce2" office:value-type="float" office:value="0.0100944">
            <text:p>1.01E-002</text:p>
          </table:table-cell>
          <table:table-cell table:style-name="ce2" table:formula="of:=[.M4]/[.O4]" office:value-type="float" office:value="1.00000021986196">
            <text:p>1.00E+000</text:p>
          </table:table-cell>
          <table:table-cell table:formula="of:=[.N4]/[.P4]" office:value-type="float" office:value="1.00000406973038">
            <text:p>1.0000040697</text:p>
          </table:table-cell>
        </table:table-row>
        <table:table-row table:style-name="ro1">
          <table:table-cell table:style-name="ce2" office:value-type="float" office:value="0.00561262">
            <text:p>5.61E-003</text:p>
          </table:table-cell>
          <table:table-cell table:style-name="ce2" office:value-type="float" office:value="0.0676179">
            <text:p>6.76E-002</text:p>
          </table:table-cell>
          <table:table-cell table:style-name="ce2" office:value-type="float" office:value="0.00520345">
            <text:p>5.20E-003</text:p>
          </table:table-cell>
          <table:table-cell table:style-name="ce2" office:value-type="float" office:value="0.0771063">
            <text:p>7.71E-002</text:p>
          </table:table-cell>
          <table:table-cell table:style-name="ce2"/>
          <table:table-cell table:style-name="ce2" office:value-type="float" office:value="0.0000439473">
            <text:p>4.39E-005</text:p>
          </table:table-cell>
          <table:table-cell table:style-name="ce2" table:formula="of:=[.F5]/2/[.F$99]" office:value-type="float" office:value="0.00599246498385548">
            <text:p>5.99E-003</text:p>
          </table:table-cell>
          <table:table-cell table:style-name="ce2" office:value-type="float" office:value="0.147021">
            <text:p>1.47E-001</text:p>
          </table:table-cell>
          <table:table-cell table:style-name="ce2" office:value-type="float" office:value="0.0000396242">
            <text:p>3.96E-005</text:p>
          </table:table-cell>
          <table:table-cell table:style-name="ce2" table:formula="of:=[.I5]/2/[.I$99]" office:value-type="float" office:value="0.00608777013344969">
            <text:p>6.09E-003</text:p>
          </table:table-cell>
          <table:table-cell table:style-name="ce2" office:value-type="float" office:value="0.198665">
            <text:p>1.99E-001</text:p>
          </table:table-cell>
          <table:table-cell table:style-name="ce2"/>
          <table:table-cell table:style-name="ce2" table:formula="of:=IF([.H5]&lt;0.7; [.G5]; [.O7])" office:value-type="float" office:value="0.00599246498385548">
            <text:p>5.99E-003</text:p>
          </table:table-cell>
          <table:table-cell table:style-name="ce2" table:formula="of:=IF([.K5]&lt;0.7;[.J5];[.C5])" office:value-type="float" office:value="0.00608777013344969">
            <text:p>6.09E-003</text:p>
          </table:table-cell>
          <table:table-cell table:style-name="ce2" office:value-type="float" office:value="0.00599246">
            <text:p>5.99E-003</text:p>
          </table:table-cell>
          <table:table-cell table:style-name="ce2" office:value-type="float" office:value="0.00608777">
            <text:p>6.09E-003</text:p>
          </table:table-cell>
          <table:table-cell table:style-name="ce2" table:formula="of:=[.M5]/[.O5]" office:value-type="float" office:value="1.00000083168774">
            <text:p>1.00E+000</text:p>
          </table:table-cell>
          <table:table-cell table:formula="of:=[.N5]/[.P5]" office:value-type="float" office:value="1.00000002192095">
            <text:p>1.0000000219</text:p>
          </table:table-cell>
        </table:table-row>
        <table:table-row table:style-name="ro1">
          <table:table-cell table:style-name="ce2" office:value-type="float" office:value="0.00353192">
            <text:p>3.53E-003</text:p>
          </table:table-cell>
          <table:table-cell table:style-name="ce2" office:value-type="float" office:value="0.106385">
            <text:p>1.06E-001</text:p>
          </table:table-cell>
          <table:table-cell table:style-name="ce2" office:value-type="float" office:value="0.00174824">
            <text:p>1.75E-003</text:p>
          </table:table-cell>
          <table:table-cell table:style-name="ce2" office:value-type="float" office:value="0.157335">
            <text:p>1.57E-001</text:p>
          </table:table-cell>
          <table:table-cell table:style-name="ce2"/>
          <table:table-cell table:style-name="ce2" office:value-type="float" office:value="0.0000127476">
            <text:p>1.27E-005</text:p>
          </table:table-cell>
          <table:table-cell table:style-name="ce2" table:formula="of:=[.F6]/2/[.F$99]" office:value-type="float" office:value="0.00173820795880967">
            <text:p>1.74E-003</text:p>
          </table:table-cell>
          <table:table-cell table:style-name="ce2" office:value-type="float" office:value="0.31211">
            <text:p>3.12E-001</text:p>
          </table:table-cell>
          <table:table-cell table:style-name="ce2" office:value-type="float" office:value="0.0000142644">
            <text:p>1.43E-005</text:p>
          </table:table-cell>
          <table:table-cell table:style-name="ce2" table:formula="of:=[.I6]/2/[.I$99]" office:value-type="float" office:value="0.00219154931308594">
            <text:p>2.19E-003</text:p>
          </table:table-cell>
          <table:table-cell table:style-name="ce2" office:value-type="float" office:value="0.291112">
            <text:p>2.91E-001</text:p>
          </table:table-cell>
          <table:table-cell table:style-name="ce2"/>
          <table:table-cell table:style-name="ce2" table:formula="of:=IF([.H6]&lt;0.7; [.G6]; [.O8])" office:value-type="float" office:value="0.00173820795880967">
            <text:p>1.74E-003</text:p>
          </table:table-cell>
          <table:table-cell table:style-name="ce2" table:formula="of:=IF([.K6]&lt;0.7;[.J6];[.C6])" office:value-type="float" office:value="0.00219154931308594">
            <text:p>2.19E-003</text:p>
          </table:table-cell>
          <table:table-cell table:style-name="ce2" office:value-type="float" office:value="0.00173821">
            <text:p>1.74E-003</text:p>
          </table:table-cell>
          <table:table-cell table:style-name="ce2" office:value-type="float" office:value="0.00219155">
            <text:p>2.19E-003</text:p>
          </table:table-cell>
          <table:table-cell table:style-name="ce2" table:formula="of:=[.M6]/[.O6]" office:value-type="float" office:value="0.999998825694058">
            <text:p>1.00E+000</text:p>
          </table:table-cell>
          <table:table-cell table:formula="of:=[.N6]/[.P6]" office:value-type="float" office:value="0.999999686562449">
            <text:p>0.9999996866</text:p>
          </table:table-cell>
        </table:table-row>
        <table:table-row table:style-name="ro1">
          <table:table-cell table:style-name="ce2" office:value-type="float" office:value="0.00324913">
            <text:p>3.25E-003</text:p>
          </table:table-cell>
          <table:table-cell table:style-name="ce2" office:value-type="float" office:value="0.0999634">
            <text:p>1.00E-001</text:p>
          </table:table-cell>
          <table:table-cell table:style-name="ce2" office:value-type="float" office:value="0.00126373">
            <text:p>1.26E-003</text:p>
          </table:table-cell>
          <table:table-cell table:style-name="ce2" office:value-type="float" office:value="0.170489">
            <text:p>1.70E-001</text:p>
          </table:table-cell>
          <table:table-cell table:style-name="ce2"/>
          <table:table-cell table:style-name="ce2" office:value-type="float" office:value="0.0000247867">
            <text:p>2.48E-005</text:p>
          </table:table-cell>
          <table:table-cell table:style-name="ce2" table:formula="of:=[.F7]/2/[.F$99]" office:value-type="float" office:value="0.0033798079020857">
            <text:p>3.38E-003</text:p>
          </table:table-cell>
          <table:table-cell table:style-name="ce2" office:value-type="float" office:value="0.235911">
            <text:p>2.36E-001</text:p>
          </table:table-cell>
          <table:table-cell table:style-name="ce2" office:value-type="float" office:value="0.0000162043">
            <text:p>1.62E-005</text:p>
          </table:table-cell>
          <table:table-cell table:style-name="ce2" table:formula="of:=[.I7]/2/[.I$99]" office:value-type="float" office:value="0.00248959104722515">
            <text:p>2.49E-003</text:p>
          </table:table-cell>
          <table:table-cell table:style-name="ce2" office:value-type="float" office:value="0.264211">
            <text:p>2.64E-001</text:p>
          </table:table-cell>
          <table:table-cell table:style-name="ce2"/>
          <table:table-cell table:style-name="ce2" table:formula="of:=IF([.H7]&lt;0.7; [.G7]; [.O9])" office:value-type="float" office:value="0.0033798079020857">
            <text:p>3.38E-003</text:p>
          </table:table-cell>
          <table:table-cell table:style-name="ce2" table:formula="of:=IF([.K7]&lt;0.7;[.J7];[.C7])" office:value-type="float" office:value="0.00248959104722515">
            <text:p>2.49E-003</text:p>
          </table:table-cell>
          <table:table-cell table:style-name="ce2" office:value-type="float" office:value="0.00337981">
            <text:p>3.38E-003</text:p>
          </table:table-cell>
          <table:table-cell table:style-name="ce2" office:value-type="float" office:value="0.00248959">
            <text:p>2.49E-003</text:p>
          </table:table-cell>
          <table:table-cell table:style-name="ce2" table:formula="of:=[.M7]/[.O7]" office:value-type="float" office:value="0.999999379280402">
            <text:p>1.00E+000</text:p>
          </table:table-cell>
          <table:table-cell table:formula="of:=[.N7]/[.P7]" office:value-type="float" office:value="1.00000042064161">
            <text:p>1.0000004206</text:p>
          </table:table-cell>
        </table:table-row>
        <table:table-row table:style-name="ro1">
          <table:table-cell table:style-name="ce2" office:value-type="float" office:value="0.00274967">
            <text:p>2.75E-003</text:p>
          </table:table-cell>
          <table:table-cell table:style-name="ce2" office:value-type="float" office:value="0.0992998">
            <text:p>9.93E-002</text:p>
          </table:table-cell>
          <table:table-cell table:style-name="ce2" office:value-type="float" office:value="0.000798978">
            <text:p>7.99E-004</text:p>
          </table:table-cell>
          <table:table-cell table:style-name="ce2" office:value-type="float" office:value="0.197038">
            <text:p>1.97E-001</text:p>
          </table:table-cell>
          <table:table-cell table:style-name="ce2"/>
          <table:table-cell table:style-name="ce2" office:value-type="float" office:value="0.0000236548">
            <text:p>2.37E-005</text:p>
          </table:table-cell>
          <table:table-cell table:style-name="ce2" table:formula="of:=[.F8]/2/[.F$99]" office:value-type="float" office:value="0.00322546688192687">
            <text:p>3.23E-003</text:p>
          </table:table-cell>
          <table:table-cell table:style-name="ce2" office:value-type="float" office:value="0.216486">
            <text:p>2.16E-001</text:p>
          </table:table-cell>
          <table:table-cell table:style-name="ce2" office:value-type="float" office:value="0.0000103321">
            <text:p>1.03E-005</text:p>
          </table:table-cell>
          <table:table-cell table:style-name="ce2" table:formula="of:=[.I8]/2/[.I$99]" office:value-type="float" office:value="0.00158739986664249">
            <text:p>1.59E-003</text:p>
          </table:table-cell>
          <table:table-cell table:style-name="ce2" office:value-type="float" office:value="0.30276">
            <text:p>3.03E-001</text:p>
          </table:table-cell>
          <table:table-cell table:style-name="ce2"/>
          <table:table-cell table:style-name="ce2" table:formula="of:=IF([.H8]&lt;0.7; [.G8]; [.O10])" office:value-type="float" office:value="0.00322546688192687">
            <text:p>3.23E-003</text:p>
          </table:table-cell>
          <table:table-cell table:style-name="ce2" table:formula="of:=IF([.K8]&lt;0.7;[.J8];[.C8])" office:value-type="float" office:value="0.00158739986664249">
            <text:p>1.59E-003</text:p>
          </table:table-cell>
          <table:table-cell table:style-name="ce2" office:value-type="float" office:value="0.00322547">
            <text:p>3.23E-003</text:p>
          </table:table-cell>
          <table:table-cell table:style-name="ce2" office:value-type="float" office:value="0.0015874">
            <text:p>1.59E-003</text:p>
          </table:table-cell>
          <table:table-cell table:style-name="ce2" table:formula="of:=[.M8]/[.O8]" office:value-type="float" office:value="0.999999033296502">
            <text:p>1.00E+000</text:p>
          </table:table-cell>
          <table:table-cell table:formula="of:=[.N8]/[.P8]" office:value-type="float" office:value="0.99999991598998">
            <text:p>0.999999916</text:p>
          </table:table-cell>
        </table:table-row>
        <table:table-row table:style-name="ro1">
          <table:table-cell table:style-name="ce2" office:value-type="float" office:value="0.0095067">
            <text:p>9.51E-003</text:p>
          </table:table-cell>
          <table:table-cell table:style-name="ce2" office:value-type="float" office:value="0.0483262">
            <text:p>4.83E-002</text:p>
          </table:table-cell>
          <table:table-cell table:style-name="ce2" office:value-type="float" office:value="0.015146">
            <text:p>1.51E-002</text:p>
          </table:table-cell>
          <table:table-cell table:style-name="ce2" office:value-type="float" office:value="0.0413384">
            <text:p>4.13E-002</text:p>
          </table:table-cell>
          <table:table-cell table:style-name="ce2"/>
          <table:table-cell table:style-name="ce2" office:value-type="float" office:value="0.0000571822">
            <text:p>5.72E-005</text:p>
          </table:table-cell>
          <table:table-cell table:style-name="ce2" table:formula="of:=[.F9]/2/[.F$99]" office:value-type="float" office:value="0.00779711907670826">
            <text:p>7.80E-003</text:p>
          </table:table-cell>
          <table:table-cell table:style-name="ce2" office:value-type="float" office:value="0.126921">
            <text:p>1.27E-001</text:p>
          </table:table-cell>
          <table:table-cell table:style-name="ce2" office:value-type="float" office:value="0.0000938259">
            <text:p>9.38E-005</text:p>
          </table:table-cell>
          <table:table-cell table:style-name="ce2" table:formula="of:=[.I9]/2/[.I$99]" office:value-type="float" office:value="0.0144151935373847">
            <text:p>1.44E-002</text:p>
          </table:table-cell>
          <table:table-cell table:style-name="ce2" office:value-type="float" office:value="0.200624">
            <text:p>2.01E-001</text:p>
          </table:table-cell>
          <table:table-cell table:style-name="ce2"/>
          <table:table-cell table:style-name="ce2" table:formula="of:=IF([.H9]&lt;0.7; [.G9]; [.O11])" office:value-type="float" office:value="0.00779711907670826">
            <text:p>7.80E-003</text:p>
          </table:table-cell>
          <table:table-cell table:style-name="ce2" table:formula="of:=IF([.K9]&lt;0.7;[.J9];[.C9])" office:value-type="float" office:value="0.0144151935373847">
            <text:p>1.44E-002</text:p>
          </table:table-cell>
          <table:table-cell table:style-name="ce2" office:value-type="float" office:value="0.00779712">
            <text:p>7.80E-003</text:p>
          </table:table-cell>
          <table:table-cell table:style-name="ce2" office:value-type="float" office:value="0.0144152">
            <text:p>1.44E-002</text:p>
          </table:table-cell>
          <table:table-cell table:style-name="ce2" table:formula="of:=[.M9]/[.O9]" office:value-type="float" office:value="0.999999881585543">
            <text:p>1.00E+000</text:p>
          </table:table-cell>
          <table:table-cell table:formula="of:=[.N9]/[.P9]" office:value-type="float" office:value="0.999999551680494">
            <text:p>0.9999995517</text:p>
          </table:table-cell>
        </table:table-row>
        <table:table-row table:style-name="ro1">
          <table:table-cell table:style-name="ce2" office:value-type="float" office:value="0.0188466">
            <text:p>1.88E-002</text:p>
          </table:table-cell>
          <table:table-cell table:style-name="ce2" office:value-type="float" office:value="0.0369168">
            <text:p>3.69E-002</text:p>
          </table:table-cell>
          <table:table-cell table:style-name="ce2" office:value-type="float" office:value="0.022961">
            <text:p>2.30E-002</text:p>
          </table:table-cell>
          <table:table-cell table:style-name="ce2" office:value-type="float" office:value="0.036058">
            <text:p>3.61E-002</text:p>
          </table:table-cell>
          <table:table-cell table:style-name="ce2"/>
          <table:table-cell table:style-name="ce2" office:value-type="float" office:value="0.00012985">
            <text:p>1.30E-004</text:p>
          </table:table-cell>
          <table:table-cell table:style-name="ce2" table:formula="of:=[.F10]/2/[.F$99]" office:value-type="float" office:value="0.0177057880268784">
            <text:p>1.77E-002</text:p>
          </table:table-cell>
          <table:table-cell table:style-name="ce2" office:value-type="float" office:value="0.0886303">
            <text:p>8.86E-002</text:p>
          </table:table-cell>
          <table:table-cell table:style-name="ce2" office:value-type="float" office:value="0.00014392">
            <text:p>1.44E-004</text:p>
          </table:table-cell>
          <table:table-cell table:style-name="ce2" table:formula="of:=[.I10]/2/[.I$99]" office:value-type="float" office:value="0.022111534809689">
            <text:p>2.21E-002</text:p>
          </table:table-cell>
          <table:table-cell table:style-name="ce2" office:value-type="float" office:value="0.127612">
            <text:p>1.28E-001</text:p>
          </table:table-cell>
          <table:table-cell table:style-name="ce2"/>
          <table:table-cell table:style-name="ce2" table:formula="of:=IF([.H10]&lt;0.7; [.G10]; [.O12])" office:value-type="float" office:value="0.0177057880268784">
            <text:p>1.77E-002</text:p>
          </table:table-cell>
          <table:table-cell table:style-name="ce2" table:formula="of:=IF([.K10]&lt;0.7;[.J10];[.C10])" office:value-type="float" office:value="0.022111534809689">
            <text:p>2.21E-002</text:p>
          </table:table-cell>
          <table:table-cell table:style-name="ce2" office:value-type="float" office:value="0.0177058">
            <text:p>1.77E-002</text:p>
          </table:table-cell>
          <table:table-cell table:style-name="ce2" office:value-type="float" office:value="0.0221115">
            <text:p>2.21E-002</text:p>
          </table:table-cell>
          <table:table-cell table:style-name="ce2" table:formula="of:=[.M10]/[.O10]" office:value-type="float" office:value="0.999999323774042">
            <text:p>1.00E+000</text:p>
          </table:table-cell>
          <table:table-cell table:formula="of:=[.N10]/[.P10]" office:value-type="float" office:value="1.00000157427985">
            <text:p>1.0000015743</text:p>
          </table:table-cell>
        </table:table-row>
        <table:table-row table:style-name="ro1">
          <table:table-cell table:style-name="ce2" office:value-type="float" office:value="0.0136598">
            <text:p>1.37E-002</text:p>
          </table:table-cell>
          <table:table-cell table:style-name="ce2" office:value-type="float" office:value="0.0423287">
            <text:p>4.23E-002</text:p>
          </table:table-cell>
          <table:table-cell table:style-name="ce2" office:value-type="float" office:value="0.00812027">
            <text:p>8.12E-003</text:p>
          </table:table-cell>
          <table:table-cell table:style-name="ce2" office:value-type="float" office:value="0.0613643">
            <text:p>6.14E-002</text:p>
          </table:table-cell>
          <table:table-cell table:style-name="ce2"/>
          <table:table-cell table:style-name="ce2" office:value-type="float" office:value="0.0000935396">
            <text:p>9.35E-005</text:p>
          </table:table-cell>
          <table:table-cell table:style-name="ce2" table:formula="of:=[.F11]/2/[.F$99]" office:value-type="float" office:value="0.0127546579108125">
            <text:p>1.28E-002</text:p>
          </table:table-cell>
          <table:table-cell table:style-name="ce2" office:value-type="float" office:value="0.10832">
            <text:p>1.08E-001</text:p>
          </table:table-cell>
          <table:table-cell table:style-name="ce2" office:value-type="float" office:value="0.0000577025">
            <text:p>5.77E-005</text:p>
          </table:table-cell>
          <table:table-cell table:style-name="ce2" table:formula="of:=[.I11]/2/[.I$99]" office:value-type="float" office:value="0.00886527819174597">
            <text:p>8.87E-003</text:p>
          </table:table-cell>
          <table:table-cell table:style-name="ce2" office:value-type="float" office:value="0.142644">
            <text:p>1.43E-001</text:p>
          </table:table-cell>
          <table:table-cell table:style-name="ce2"/>
          <table:table-cell table:style-name="ce2" table:formula="of:=IF([.H11]&lt;0.7; [.G11]; [.O13])" office:value-type="float" office:value="0.0127546579108125">
            <text:p>1.28E-002</text:p>
          </table:table-cell>
          <table:table-cell table:style-name="ce2" table:formula="of:=IF([.K11]&lt;0.7;[.J11];[.C11])" office:value-type="float" office:value="0.00886527819174597">
            <text:p>8.87E-003</text:p>
          </table:table-cell>
          <table:table-cell table:style-name="ce2" office:value-type="float" office:value="0.0127547">
            <text:p>1.28E-002</text:p>
          </table:table-cell>
          <table:table-cell table:style-name="ce2" office:value-type="float" office:value="0.00886528">
            <text:p>8.87E-003</text:p>
          </table:table-cell>
          <table:table-cell table:style-name="ce2" table:formula="of:=[.M11]/[.O11]" office:value-type="float" office:value="0.999996700103684">
            <text:p>1.00E+000</text:p>
          </table:table-cell>
          <table:table-cell table:formula="of:=[.N11]/[.P11]" office:value-type="float" office:value="0.999999796029677">
            <text:p>0.999999796</text:p>
          </table:table-cell>
        </table:table-row>
        <table:table-row table:style-name="ro1">
          <table:table-cell table:style-name="ce2" office:value-type="float" office:value="0.00673229">
            <text:p>6.73E-003</text:p>
          </table:table-cell>
          <table:table-cell table:style-name="ce2" office:value-type="float" office:value="0.075563">
            <text:p>7.56E-002</text:p>
          </table:table-cell>
          <table:table-cell table:style-name="ce2" office:value-type="float" office:value="0.00255406">
            <text:p>2.55E-003</text:p>
          </table:table-cell>
          <table:table-cell table:style-name="ce2" office:value-type="float" office:value="0.13358">
            <text:p>1.34E-001</text:p>
          </table:table-cell>
          <table:table-cell table:style-name="ce2"/>
          <table:table-cell table:style-name="ce2" office:value-type="float" office:value="0.0000433481">
            <text:p>4.33E-005</text:p>
          </table:table-cell>
          <table:table-cell table:style-name="ce2" table:formula="of:=[.F12]/2/[.F$99]" office:value-type="float" office:value="0.00591076064665329">
            <text:p>5.91E-003</text:p>
          </table:table-cell>
          <table:table-cell table:style-name="ce2" office:value-type="float" office:value="0.194455">
            <text:p>1.94E-001</text:p>
          </table:table-cell>
          <table:table-cell table:style-name="ce2" office:value-type="float" office:value="0.0000198655">
            <text:p>1.99E-005</text:p>
          </table:table-cell>
          <table:table-cell table:style-name="ce2" table:formula="of:=[.I12]/2/[.I$99]" office:value-type="float" office:value="0.00305208931880126">
            <text:p>3.05E-003</text:p>
          </table:table-cell>
          <table:table-cell table:style-name="ce2" office:value-type="float" office:value="0.252272">
            <text:p>2.52E-001</text:p>
          </table:table-cell>
          <table:table-cell table:style-name="ce2"/>
          <table:table-cell table:style-name="ce2" table:formula="of:=IF([.H12]&lt;0.7; [.G12]; [.O14])" office:value-type="float" office:value="0.00591076064665329">
            <text:p>5.91E-003</text:p>
          </table:table-cell>
          <table:table-cell table:style-name="ce2" table:formula="of:=IF([.K12]&lt;0.7;[.J12];[.C12])" office:value-type="float" office:value="0.00305208931880126">
            <text:p>3.05E-003</text:p>
          </table:table-cell>
          <table:table-cell table:style-name="ce2" office:value-type="float" office:value="0.00591076">
            <text:p>5.91E-003</text:p>
          </table:table-cell>
          <table:table-cell table:style-name="ce2" office:value-type="float" office:value="0.00305209">
            <text:p>3.05E-003</text:p>
          </table:table-cell>
          <table:table-cell table:style-name="ce2" table:formula="of:=[.M12]/[.O12]" office:value-type="float" office:value="1.00000010940273">
            <text:p>1.00E+000</text:p>
          </table:table-cell>
          <table:table-cell table:formula="of:=[.N12]/[.P12]" office:value-type="float" office:value="0.999999776809091">
            <text:p>0.9999997768</text:p>
          </table:table-cell>
        </table:table-row>
        <table:table-row table:style-name="ro1">
          <table:table-cell table:style-name="ce2" office:value-type="float" office:value="0.00496592">
            <text:p>4.97E-003</text:p>
          </table:table-cell>
          <table:table-cell table:style-name="ce2" office:value-type="float" office:value="0.0785087">
            <text:p>7.85E-002</text:p>
          </table:table-cell>
          <table:table-cell table:style-name="ce2" office:value-type="float" office:value="0.00168447">
            <text:p>1.68E-003</text:p>
          </table:table-cell>
          <table:table-cell table:style-name="ce2" office:value-type="float" office:value="0.147362">
            <text:p>1.47E-001</text:p>
          </table:table-cell>
          <table:table-cell table:style-name="ce2"/>
          <table:table-cell table:style-name="ce2" office:value-type="float" office:value="0.0000303818">
            <text:p>3.04E-005</text:p>
          </table:table-cell>
          <table:table-cell table:style-name="ce2" table:formula="of:=[.F13]/2/[.F$99]" office:value-type="float" office:value="0.00414273169561044">
            <text:p>4.14E-003</text:p>
          </table:table-cell>
          <table:table-cell table:style-name="ce2" office:value-type="float" office:value="0.196859">
            <text:p>1.97E-001</text:p>
          </table:table-cell>
          <table:table-cell table:style-name="ce2" office:value-type="float" office:value="0.0000131846">
            <text:p>1.32E-005</text:p>
          </table:table-cell>
          <table:table-cell table:style-name="ce2" table:formula="of:=[.I13]/2/[.I$99]" office:value-type="float" office:value="0.00202565134694153">
            <text:p>2.03E-003</text:p>
          </table:table-cell>
          <table:table-cell table:style-name="ce2" office:value-type="float" office:value="0.320099">
            <text:p>3.20E-001</text:p>
          </table:table-cell>
          <table:table-cell table:style-name="ce2"/>
          <table:table-cell table:style-name="ce2" table:formula="of:=IF([.H13]&lt;0.7; [.G13]; [.O15])" office:value-type="float" office:value="0.00414273169561044">
            <text:p>4.14E-003</text:p>
          </table:table-cell>
          <table:table-cell table:style-name="ce2" table:formula="of:=IF([.K13]&lt;0.7;[.J13];[.C13])" office:value-type="float" office:value="0.00202565134694153">
            <text:p>2.03E-003</text:p>
          </table:table-cell>
          <table:table-cell table:style-name="ce2" office:value-type="float" office:value="0.00414273">
            <text:p>4.14E-003</text:p>
          </table:table-cell>
          <table:table-cell table:style-name="ce2" office:value-type="float" office:value="0.00202565">
            <text:p>2.03E-003</text:p>
          </table:table-cell>
          <table:table-cell table:style-name="ce2" table:formula="of:=[.M13]/[.O13]" office:value-type="float" office:value="1.00000040929784">
            <text:p>1.00E+000</text:p>
          </table:table-cell>
          <table:table-cell table:formula="of:=[.N13]/[.P13]" office:value-type="float" office:value="1.00000066494287">
            <text:p>1.0000006649</text:p>
          </table:table-cell>
        </table:table-row>
        <table:table-row table:style-name="ro1">
          <table:table-cell table:style-name="ce2" office:value-type="float" office:value="0.00378362">
            <text:p>3.78E-003</text:p>
          </table:table-cell>
          <table:table-cell table:style-name="ce2" office:value-type="float" office:value="0.0793467">
            <text:p>7.93E-002</text:p>
          </table:table-cell>
          <table:table-cell table:style-name="ce2" office:value-type="float" office:value="0.00138474">
            <text:p>1.38E-003</text:p>
          </table:table-cell>
          <table:table-cell table:style-name="ce2" office:value-type="float" office:value="0.140253">
            <text:p>1.40E-001</text:p>
          </table:table-cell>
          <table:table-cell table:style-name="ce2"/>
          <table:table-cell table:style-name="ce2" office:value-type="float" office:value="0.0000239661">
            <text:p>2.40E-005</text:p>
          </table:table-cell>
          <table:table-cell table:style-name="ce2" table:formula="of:=[.F14]/2/[.F$99]" office:value-type="float" office:value="0.00326791441225238">
            <text:p>3.27E-003</text:p>
          </table:table-cell>
          <table:table-cell table:style-name="ce2" office:value-type="float" office:value="0.195784">
            <text:p>1.96E-001</text:p>
          </table:table-cell>
          <table:table-cell table:style-name="ce2" office:value-type="float" office:value="0.0000060703">
            <text:p>6.07E-006</text:p>
          </table:table-cell>
          <table:table-cell table:style-name="ce2" table:formula="of:=[.I14]/2/[.I$99]" office:value-type="float" office:value="0.000932626804858638">
            <text:p>9.33E-004</text:p>
          </table:table-cell>
          <table:table-cell table:style-name="ce2" office:value-type="float" office:value="0.353939">
            <text:p>3.54E-001</text:p>
          </table:table-cell>
          <table:table-cell table:style-name="ce2"/>
          <table:table-cell table:style-name="ce2" table:formula="of:=IF([.H14]&lt;0.7; [.G14]; [.O16])" office:value-type="float" office:value="0.00326791441225238">
            <text:p>3.27E-003</text:p>
          </table:table-cell>
          <table:table-cell table:style-name="ce2" table:formula="of:=IF([.K14]&lt;0.7;[.J14];[.C14])" office:value-type="float" office:value="0.000932626804858638">
            <text:p>9.33E-004</text:p>
          </table:table-cell>
          <table:table-cell table:style-name="ce2" office:value-type="float" office:value="0.00326791">
            <text:p>3.27E-003</text:p>
          </table:table-cell>
          <table:table-cell table:style-name="ce2" office:value-type="float" office:value="0.000932627">
            <text:p>9.33E-004</text:p>
          </table:table-cell>
          <table:table-cell table:style-name="ce2" table:formula="of:=[.M14]/[.O14]" office:value-type="float" office:value="1.00000135017561">
            <text:p>1.00E+000</text:p>
          </table:table-cell>
          <table:table-cell table:formula="of:=[.N14]/[.P14]" office:value-type="float" office:value="0.999999790761621">
            <text:p>0.9999997908</text:p>
          </table:table-cell>
        </table:table-row>
        <table:table-row table:style-name="ro1">
          <table:table-cell table:style-name="ce2" office:value-type="float" office:value="0.00770259">
            <text:p>7.70E-003</text:p>
          </table:table-cell>
          <table:table-cell table:style-name="ce2" office:value-type="float" office:value="0.0790786">
            <text:p>7.91E-002</text:p>
          </table:table-cell>
          <table:table-cell table:style-name="ce2" office:value-type="float" office:value="0.0145413">
            <text:p>1.45E-002</text:p>
          </table:table-cell>
          <table:table-cell table:style-name="ce2" office:value-type="float" office:value="0.0638445">
            <text:p>6.38E-002</text:p>
          </table:table-cell>
          <table:table-cell table:style-name="ce2"/>
          <table:table-cell table:style-name="ce2" office:value-type="float" office:value="0.000065034">
            <text:p>6.50E-005</text:p>
          </table:table-cell>
          <table:table-cell table:style-name="ce2" table:formula="of:=[.F15]/2/[.F$99]" office:value-type="float" office:value="0.00886775678505978">
            <text:p>8.87E-003</text:p>
          </table:table-cell>
          <table:table-cell table:style-name="ce2" office:value-type="float" office:value="0.177561">
            <text:p>1.78E-001</text:p>
          </table:table-cell>
          <table:table-cell table:style-name="ce2" office:value-type="float" office:value="0.000127503">
            <text:p>1.28E-004</text:p>
          </table:table-cell>
          <table:table-cell table:style-name="ce2" table:formula="of:=[.I15]/2/[.I$99]" office:value-type="float" office:value="0.0195892650280696">
            <text:p>1.96E-002</text:p>
          </table:table-cell>
          <table:table-cell table:style-name="ce2" office:value-type="float" office:value="0.204973">
            <text:p>2.05E-001</text:p>
          </table:table-cell>
          <table:table-cell table:style-name="ce2"/>
          <table:table-cell table:style-name="ce2" table:formula="of:=IF([.H15]&lt;0.7; [.G15]; [.O17])" office:value-type="float" office:value="0.00886775678505978">
            <text:p>8.87E-003</text:p>
          </table:table-cell>
          <table:table-cell table:style-name="ce2" table:formula="of:=IF([.K15]&lt;0.7;[.J15];[.C15])" office:value-type="float" office:value="0.0195892650280696">
            <text:p>1.96E-002</text:p>
          </table:table-cell>
          <table:table-cell table:style-name="ce2" office:value-type="float" office:value="0.00886776">
            <text:p>8.87E-003</text:p>
          </table:table-cell>
          <table:table-cell table:style-name="ce2" office:value-type="float" office:value="0.0195893">
            <text:p>1.96E-002</text:p>
          </table:table-cell>
          <table:table-cell table:style-name="ce2" table:formula="of:=[.M15]/[.O15]" office:value-type="float" office:value="0.999999637457461">
            <text:p>1.00E+000</text:p>
          </table:table-cell>
          <table:table-cell table:formula="of:=[.N15]/[.P15]" office:value-type="float" office:value="0.999998214743232">
            <text:p>0.9999982147</text:p>
          </table:table-cell>
        </table:table-row>
        <table:table-row table:style-name="ro1">
          <table:table-cell table:style-name="ce2" office:value-type="float" office:value="0.0104921">
            <text:p>1.05E-002</text:p>
          </table:table-cell>
          <table:table-cell table:style-name="ce2" office:value-type="float" office:value="0.067711">
            <text:p>6.77E-002</text:p>
          </table:table-cell>
          <table:table-cell table:style-name="ce2" office:value-type="float" office:value="0.0193366">
            <text:p>1.93E-002</text:p>
          </table:table-cell>
          <table:table-cell table:style-name="ce2" office:value-type="float" office:value="0.0560204">
            <text:p>5.60E-002</text:p>
          </table:table-cell>
          <table:table-cell table:style-name="ce2"/>
          <table:table-cell table:style-name="ce2" office:value-type="float" office:value="0.0000865399">
            <text:p>8.65E-005</text:p>
          </table:table-cell>
          <table:table-cell table:style-name="ce2" table:formula="of:=[.F16]/2/[.F$99]" office:value-type="float" office:value="0.0118002088969369">
            <text:p>1.18E-002</text:p>
          </table:table-cell>
          <table:table-cell table:style-name="ce2" office:value-type="float" office:value="0.152385">
            <text:p>1.52E-001</text:p>
          </table:table-cell>
          <table:table-cell table:style-name="ce2" office:value-type="float" office:value="0.000151647">
            <text:p>1.52E-004</text:p>
          </table:table-cell>
          <table:table-cell table:style-name="ce2" table:formula="of:=[.I16]/2/[.I$99]" office:value-type="float" office:value="0.0232986931578996">
            <text:p>2.33E-002</text:p>
          </table:table-cell>
          <table:table-cell table:style-name="ce2" office:value-type="float" office:value="0.172391">
            <text:p>1.72E-001</text:p>
          </table:table-cell>
          <table:table-cell table:style-name="ce2"/>
          <table:table-cell table:style-name="ce2" table:formula="of:=IF([.H16]&lt;0.7; [.G16]; [.O18])" office:value-type="float" office:value="0.0118002088969369">
            <text:p>1.18E-002</text:p>
          </table:table-cell>
          <table:table-cell table:style-name="ce2" table:formula="of:=IF([.K16]&lt;0.7;[.J16];[.C16])" office:value-type="float" office:value="0.0232986931578996">
            <text:p>2.33E-002</text:p>
          </table:table-cell>
          <table:table-cell table:style-name="ce2" office:value-type="float" office:value="0.0118002">
            <text:p>1.18E-002</text:p>
          </table:table-cell>
          <table:table-cell table:style-name="ce2" office:value-type="float" office:value="0.0232987">
            <text:p>2.33E-002</text:p>
          </table:table-cell>
          <table:table-cell table:style-name="ce2" table:formula="of:=[.M16]/[.O16]" office:value-type="float" office:value="1.00000075396493">
            <text:p>1.00E+000</text:p>
          </table:table-cell>
          <table:table-cell table:formula="of:=[.N16]/[.P16]" office:value-type="float" office:value="0.999999706331237">
            <text:p>0.9999997063</text:p>
          </table:table-cell>
        </table:table-row>
        <table:table-row table:style-name="ro1">
          <table:table-cell table:style-name="ce2" office:value-type="float" office:value="0.00694998">
            <text:p>6.95E-003</text:p>
          </table:table-cell>
          <table:table-cell table:style-name="ce2" office:value-type="float" office:value="0.080238">
            <text:p>8.02E-002</text:p>
          </table:table-cell>
          <table:table-cell table:style-name="ce2" office:value-type="float" office:value="0.00415476">
            <text:p>4.15E-003</text:p>
          </table:table-cell>
          <table:table-cell table:style-name="ce2" office:value-type="float" office:value="0.112959">
            <text:p>1.13E-001</text:p>
          </table:table-cell>
          <table:table-cell table:style-name="ce2"/>
          <table:table-cell table:style-name="ce2" office:value-type="float" office:value="0.0000452792">
            <text:p>4.53E-005</text:p>
          </table:table-cell>
          <table:table-cell table:style-name="ce2" table:formula="of:=[.F17]/2/[.F$99]" office:value-type="float" office:value="0.0061740771446025">
            <text:p>6.17E-003</text:p>
          </table:table-cell>
          <table:table-cell table:style-name="ce2" office:value-type="float" office:value="0.182498">
            <text:p>1.82E-001</text:p>
          </table:table-cell>
          <table:table-cell table:style-name="ce2" office:value-type="float" office:value="0.0000458063">
            <text:p>4.58E-005</text:p>
          </table:table-cell>
          <table:table-cell table:style-name="ce2" table:formula="of:=[.I17]/2/[.I$99]" office:value-type="float" office:value="0.00703757363085782">
            <text:p>7.04E-003</text:p>
          </table:table-cell>
          <table:table-cell table:style-name="ce2" office:value-type="float" office:value="0.221403">
            <text:p>2.21E-001</text:p>
          </table:table-cell>
          <table:table-cell table:style-name="ce2"/>
          <table:table-cell table:style-name="ce2" table:formula="of:=IF([.H17]&lt;0.7; [.G17]; [.O19])" office:value-type="float" office:value="0.0061740771446025">
            <text:p>6.17E-003</text:p>
          </table:table-cell>
          <table:table-cell table:style-name="ce2" table:formula="of:=IF([.K17]&lt;0.7;[.J17];[.C17])" office:value-type="float" office:value="0.00703757363085782">
            <text:p>7.04E-003</text:p>
          </table:table-cell>
          <table:table-cell table:style-name="ce2" office:value-type="float" office:value="0.00617408">
            <text:p>6.17E-003</text:p>
          </table:table-cell>
          <table:table-cell table:style-name="ce2" office:value-type="float" office:value="0.00703757">
            <text:p>7.04E-003</text:p>
          </table:table-cell>
          <table:table-cell table:style-name="ce2" table:formula="of:=[.M17]/[.O17]" office:value-type="float" office:value="0.999999537518545">
            <text:p>1.00E+000</text:p>
          </table:table-cell>
          <table:table-cell table:formula="of:=[.N17]/[.P17]" office:value-type="float" office:value="1.00000051592493">
            <text:p>1.0000005159</text:p>
          </table:table-cell>
        </table:table-row>
        <table:table-row table:style-name="ro1">
          <table:table-cell table:style-name="ce2" office:value-type="float" office:value="0.00378498">
            <text:p>3.78E-003</text:p>
          </table:table-cell>
          <table:table-cell table:style-name="ce2" office:value-type="float" office:value="0.136947">
            <text:p>1.37E-001</text:p>
          </table:table-cell>
          <table:table-cell table:style-name="ce2" office:value-type="float" office:value="0.00253716">
            <text:p>2.54E-003</text:p>
          </table:table-cell>
          <table:table-cell table:style-name="ce2" office:value-type="float" office:value="0.185828">
            <text:p>1.86E-001</text:p>
          </table:table-cell>
          <table:table-cell table:style-name="ce2"/>
          <table:table-cell table:style-name="ce2" office:value-type="float" office:value="0.00000994145">
            <text:p>9.94E-006</text:p>
          </table:table-cell>
          <table:table-cell table:style-name="ce2" table:formula="of:=[.F18]/2/[.F$99]" office:value-type="float" office:value="0.00135557340300201">
            <text:p>1.36E-003</text:p>
          </table:table-cell>
          <table:table-cell table:style-name="ce2" office:value-type="float" office:value="0.296815">
            <text:p>2.97E-001</text:p>
          </table:table-cell>
          <table:table-cell table:style-name="ce2" office:value-type="float" office:value="0.0000234233">
            <text:p>2.34E-005</text:p>
          </table:table-cell>
          <table:table-cell table:style-name="ce2" table:formula="of:=[.I18]/2/[.I$99]" office:value-type="float" office:value="0.00359870145433427">
            <text:p>3.60E-003</text:p>
          </table:table-cell>
          <table:table-cell table:style-name="ce2" office:value-type="float" office:value="0.370019">
            <text:p>3.70E-001</text:p>
          </table:table-cell>
          <table:table-cell table:style-name="ce2"/>
          <table:table-cell table:style-name="ce2" table:formula="of:=IF([.H18]&lt;0.7; [.G18]; [.O20])" office:value-type="float" office:value="0.00135557340300201">
            <text:p>1.36E-003</text:p>
          </table:table-cell>
          <table:table-cell table:style-name="ce2" table:formula="of:=IF([.K18]&lt;0.7;[.J18];[.C18])" office:value-type="float" office:value="0.00359870145433427">
            <text:p>3.60E-003</text:p>
          </table:table-cell>
          <table:table-cell table:style-name="ce2" office:value-type="float" office:value="0.00135557">
            <text:p>1.36E-003</text:p>
          </table:table-cell>
          <table:table-cell table:style-name="ce2" office:value-type="float" office:value="0.0035987">
            <text:p>3.60E-003</text:p>
          </table:table-cell>
          <table:table-cell table:style-name="ce2" table:formula="of:=[.M18]/[.O18]" office:value-type="float" office:value="1.00000251038457">
            <text:p>1.00E+000</text:p>
          </table:table-cell>
          <table:table-cell table:formula="of:=[.N18]/[.P18]" office:value-type="float" office:value="1.00000040412768">
            <text:p>1.0000004041</text:p>
          </table:table-cell>
        </table:table-row>
        <table:table-row table:style-name="ro1">
          <table:table-cell table:style-name="ce2" office:value-type="float" office:value="0.00459797">
            <text:p>4.60E-003</text:p>
          </table:table-cell>
          <table:table-cell table:style-name="ce2" office:value-type="float" office:value="0.125719">
            <text:p>1.26E-001</text:p>
          </table:table-cell>
          <table:table-cell table:style-name="ce2" office:value-type="float" office:value="0.00184534">
            <text:p>1.85E-003</text:p>
          </table:table-cell>
          <table:table-cell table:style-name="ce2" office:value-type="float" office:value="0.207603">
            <text:p>2.08E-001</text:p>
          </table:table-cell>
          <table:table-cell table:style-name="ce2"/>
          <table:table-cell table:style-name="ce2" office:value-type="float" office:value="0.0000400284">
            <text:p>4.00E-005</text:p>
          </table:table-cell>
          <table:table-cell table:style-name="ce2" table:formula="of:=[.F19]/2/[.F$99]" office:value-type="float" office:value="0.00545810061960032">
            <text:p>5.46E-003</text:p>
          </table:table-cell>
          <table:table-cell table:style-name="ce2" office:value-type="float" office:value="0.261784">
            <text:p>2.62E-001</text:p>
          </table:table-cell>
          <table:table-cell table:style-name="ce2" office:value-type="float" office:value="0.00000945448">
            <text:p>9.45E-006</text:p>
          </table:table-cell>
          <table:table-cell table:style-name="ce2" table:formula="of:=[.I19]/2/[.I$99]" office:value-type="float" office:value="0.00145256436650576">
            <text:p>1.45E-003</text:p>
          </table:table-cell>
          <table:table-cell table:style-name="ce2" office:value-type="float" office:value="0.460749">
            <text:p>4.61E-001</text:p>
          </table:table-cell>
          <table:table-cell table:style-name="ce2"/>
          <table:table-cell table:style-name="ce2" table:formula="of:=IF([.H19]&lt;0.7; [.G19]; [.O21])" office:value-type="float" office:value="0.00545810061960032">
            <text:p>5.46E-003</text:p>
          </table:table-cell>
          <table:table-cell table:style-name="ce2" table:formula="of:=IF([.K19]&lt;0.7;[.J19];[.C19])" office:value-type="float" office:value="0.00145256436650576">
            <text:p>1.45E-003</text:p>
          </table:table-cell>
          <table:table-cell table:style-name="ce2" office:value-type="float" office:value="0.0054581">
            <text:p>5.46E-003</text:p>
          </table:table-cell>
          <table:table-cell table:style-name="ce2" office:value-type="float" office:value="0.00145256">
            <text:p>1.45E-003</text:p>
          </table:table-cell>
          <table:table-cell table:style-name="ce2" table:formula="of:=[.M19]/[.O19]" office:value-type="float" office:value="1.00000011351941">
            <text:p>1.00E+000</text:p>
          </table:table-cell>
          <table:table-cell table:formula="of:=[.N19]/[.P19]" office:value-type="float" office:value="1.000003006076">
            <text:p>1.0000030061</text:p>
          </table:table-cell>
        </table:table-row>
        <table:table-row table:style-name="ro1">
          <table:table-cell table:style-name="ce2" office:value-type="float" office:value="0.00397937">
            <text:p>3.98E-003</text:p>
          </table:table-cell>
          <table:table-cell table:style-name="ce2" office:value-type="float" office:value="0.123296">
            <text:p>1.23E-001</text:p>
          </table:table-cell>
          <table:table-cell table:style-name="ce2" office:value-type="float" office:value="0.00139551">
            <text:p>1.40E-003</text:p>
          </table:table-cell>
          <table:table-cell table:style-name="ce2" office:value-type="float" office:value="0.207002">
            <text:p>2.07E-001</text:p>
          </table:table-cell>
          <table:table-cell table:style-name="ce2"/>
          <table:table-cell table:style-name="ce2" office:value-type="float" office:value="0.0000435653">
            <text:p>4.36E-005</text:p>
          </table:table-cell>
          <table:table-cell table:style-name="ce2" table:formula="of:=[.F20]/2/[.F$99]" office:value-type="float" office:value="0.00594037710533205">
            <text:p>5.94E-003</text:p>
          </table:table-cell>
          <table:table-cell table:style-name="ce2" office:value-type="float" office:value="0.247616">
            <text:p>2.48E-001</text:p>
          </table:table-cell>
          <table:table-cell table:style-name="ce2" office:value-type="float" office:value="0.00000362131">
            <text:p>3.62E-006</text:p>
          </table:table-cell>
          <table:table-cell table:style-name="ce2" table:formula="of:=[.I20]/2/[.I$99]" office:value-type="float" office:value="0.000556369664547491">
            <text:p>5.56E-004</text:p>
          </table:table-cell>
          <table:table-cell table:style-name="ce2" office:value-type="float" office:value="0.812799">
            <text:p>8.13E-001</text:p>
          </table:table-cell>
          <table:table-cell table:style-name="ce2"/>
          <table:table-cell table:style-name="ce2" table:formula="of:=IF([.H20]&lt;0.7; [.G20]; [.O22])" office:value-type="float" office:value="0.00594037710533205">
            <text:p>5.94E-003</text:p>
          </table:table-cell>
          <table:table-cell table:style-name="ce2" table:formula="of:=IF([.K20]&lt;0.7;[.J20];[.C20])" office:value-type="float" office:value="0.00139551">
            <text:p>1.40E-003</text:p>
          </table:table-cell>
          <table:table-cell table:style-name="ce2" office:value-type="float" office:value="0.00594038">
            <text:p>5.94E-003</text:p>
          </table:table-cell>
          <table:table-cell table:style-name="ce2" office:value-type="float" office:value="0.00055637">
            <text:p>5.56E-004</text:p>
          </table:table-cell>
          <table:table-cell table:style-name="ce2" table:formula="of:=[.M20]/[.O20]" office:value-type="float" office:value="0.999999512713337">
            <text:p>1.00E+000</text:p>
          </table:table-cell>
          <table:table-cell table:formula="of:=[.N20]/[.P20]" office:value-type="float" office:value="2.50824091881302">
            <text:p>2.5082409188</text:p>
          </table:table-cell>
        </table:table-row>
        <table:table-row table:style-name="ro1">
          <table:table-cell table:style-name="ce2" office:value-type="float" office:value="0.00689118">
            <text:p>6.89E-003</text:p>
          </table:table-cell>
          <table:table-cell table:style-name="ce2" office:value-type="float" office:value="0.0792897">
            <text:p>7.93E-002</text:p>
          </table:table-cell>
          <table:table-cell table:style-name="ce2" office:value-type="float" office:value="0.0132855">
            <text:p>1.33E-002</text:p>
          </table:table-cell>
          <table:table-cell table:style-name="ce2" office:value-type="float" office:value="0.061093">
            <text:p>6.11E-002</text:p>
          </table:table-cell>
          <table:table-cell table:style-name="ce2"/>
          <table:table-cell table:style-name="ce2" office:value-type="float" office:value="0.0000559536">
            <text:p>5.60E-005</text:p>
          </table:table-cell>
          <table:table-cell table:style-name="ce2" table:formula="of:=[.F21]/2/[.F$99]" office:value-type="float" office:value="0.00762959246007505">
            <text:p>7.63E-003</text:p>
          </table:table-cell>
          <table:table-cell table:style-name="ce2" office:value-type="float" office:value="0.195227">
            <text:p>1.95E-001</text:p>
          </table:table-cell>
          <table:table-cell table:style-name="ce2" office:value-type="float" office:value="0.0000824113">
            <text:p>8.24E-005</text:p>
          </table:table-cell>
          <table:table-cell table:style-name="ce2" table:formula="of:=[.I21]/2/[.I$99]" office:value-type="float" office:value="0.0126614808828636">
            <text:p>1.27E-002</text:p>
          </table:table-cell>
          <table:table-cell table:style-name="ce2" office:value-type="float" office:value="0.241452">
            <text:p>2.41E-001</text:p>
          </table:table-cell>
          <table:table-cell table:style-name="ce2"/>
          <table:table-cell table:style-name="ce2" table:formula="of:=IF([.H21]&lt;0.7; [.G21]; [.O23])" office:value-type="float" office:value="0.00762959246007505">
            <text:p>7.63E-003</text:p>
          </table:table-cell>
          <table:table-cell table:style-name="ce2" table:formula="of:=IF([.K21]&lt;0.7;[.J21];[.C21])" office:value-type="float" office:value="0.0126614808828636">
            <text:p>1.27E-002</text:p>
          </table:table-cell>
          <table:table-cell table:style-name="ce2" office:value-type="float" office:value="0.00762959">
            <text:p>7.63E-003</text:p>
          </table:table-cell>
          <table:table-cell table:style-name="ce2" office:value-type="float" office:value="0.0126615">
            <text:p>1.27E-002</text:p>
          </table:table-cell>
          <table:table-cell table:style-name="ce2" table:formula="of:=[.M21]/[.O21]" office:value-type="float" office:value="1.0000003224387">
            <text:p>1.00E+000</text:p>
          </table:table-cell>
          <table:table-cell table:formula="of:=[.N21]/[.P21]" office:value-type="float" office:value="0.999998490136521">
            <text:p>0.9999984901</text:p>
          </table:table-cell>
        </table:table-row>
        <table:table-row table:style-name="ro1">
          <table:table-cell table:style-name="ce2" office:value-type="float" office:value="0.00878499">
            <text:p>8.78E-003</text:p>
          </table:table-cell>
          <table:table-cell table:style-name="ce2" office:value-type="float" office:value="0.0687649">
            <text:p>6.88E-002</text:p>
          </table:table-cell>
          <table:table-cell table:style-name="ce2" office:value-type="float" office:value="0.0144843">
            <text:p>1.45E-002</text:p>
          </table:table-cell>
          <table:table-cell table:style-name="ce2" office:value-type="float" office:value="0.05694">
            <text:p>5.69E-002</text:p>
          </table:table-cell>
          <table:table-cell table:style-name="ce2"/>
          <table:table-cell table:style-name="ce2" office:value-type="float" office:value="0.0000508479">
            <text:p>5.08E-005</text:p>
          </table:table-cell>
          <table:table-cell table:style-name="ce2" table:formula="of:=[.F22]/2/[.F$99]" office:value-type="float" office:value="0.0069334011475696">
            <text:p>6.93E-003</text:p>
          </table:table-cell>
          <table:table-cell table:style-name="ce2" office:value-type="float" office:value="0.189565">
            <text:p>1.90E-001</text:p>
          </table:table-cell>
          <table:table-cell table:style-name="ce2" office:value-type="float" office:value="0.000109261">
            <text:p>1.09E-004</text:p>
          </table:table-cell>
          <table:table-cell table:style-name="ce2" table:formula="of:=[.I22]/2/[.I$99]" office:value-type="float" office:value="0.0167866064816664">
            <text:p>1.68E-002</text:p>
          </table:table-cell>
          <table:table-cell table:style-name="ce2" office:value-type="float" office:value="0.200552">
            <text:p>2.01E-001</text:p>
          </table:table-cell>
          <table:table-cell table:style-name="ce2"/>
          <table:table-cell table:style-name="ce2" table:formula="of:=IF([.H22]&lt;0.7; [.G22]; [.O24])" office:value-type="float" office:value="0.0069334011475696">
            <text:p>6.93E-003</text:p>
          </table:table-cell>
          <table:table-cell table:style-name="ce2" table:formula="of:=IF([.K22]&lt;0.7;[.J22];[.C22])" office:value-type="float" office:value="0.0167866064816664">
            <text:p>1.68E-002</text:p>
          </table:table-cell>
          <table:table-cell table:style-name="ce2" office:value-type="float" office:value="0.0069334">
            <text:p>6.93E-003</text:p>
          </table:table-cell>
          <table:table-cell table:style-name="ce2" office:value-type="float" office:value="0.0167866">
            <text:p>1.68E-002</text:p>
          </table:table-cell>
          <table:table-cell table:style-name="ce2" table:formula="of:=[.M22]/[.O22]" office:value-type="float" office:value="1.00000016551325">
            <text:p>1.00E+000</text:p>
          </table:table-cell>
          <table:table-cell table:formula="of:=[.N22]/[.P22]" office:value-type="float" office:value="1.00000038612146">
            <text:p>1.0000003861</text:p>
          </table:table-cell>
        </table:table-row>
        <table:table-row table:style-name="ro1">
          <table:table-cell table:style-name="ce2" office:value-type="float" office:value="0.00807084">
            <text:p>8.07E-003</text:p>
          </table:table-cell>
          <table:table-cell table:style-name="ce2" office:value-type="float" office:value="0.0712434">
            <text:p>7.12E-002</text:p>
          </table:table-cell>
          <table:table-cell table:style-name="ce2" office:value-type="float" office:value="0.00563819">
            <text:p>5.64E-003</text:p>
          </table:table-cell>
          <table:table-cell table:style-name="ce2" office:value-type="float" office:value="0.0898743">
            <text:p>8.99E-002</text:p>
          </table:table-cell>
          <table:table-cell table:style-name="ce2"/>
          <table:table-cell table:style-name="ce2" office:value-type="float" office:value="0.0000520285">
            <text:p>5.20E-005</text:p>
          </table:table-cell>
          <table:table-cell table:style-name="ce2" table:formula="of:=[.F23]/2/[.F$99]" office:value-type="float" office:value="0.00709438269046165">
            <text:p>7.09E-003</text:p>
          </table:table-cell>
          <table:table-cell table:style-name="ce2" office:value-type="float" office:value="0.162581">
            <text:p>1.63E-001</text:p>
          </table:table-cell>
          <table:table-cell table:style-name="ce2" office:value-type="float" office:value="0.000030692">
            <text:p>3.07E-005</text:p>
          </table:table-cell>
          <table:table-cell table:style-name="ce2" table:formula="of:=[.I23]/2/[.I$99]" office:value-type="float" office:value="0.00471544765410627">
            <text:p>4.72E-003</text:p>
          </table:table-cell>
          <table:table-cell table:style-name="ce2" office:value-type="float" office:value="0.210447">
            <text:p>2.10E-001</text:p>
          </table:table-cell>
          <table:table-cell table:style-name="ce2"/>
          <table:table-cell table:style-name="ce2" table:formula="of:=IF([.H23]&lt;0.7; [.G23]; [.O25])" office:value-type="float" office:value="0.00709438269046165">
            <text:p>7.09E-003</text:p>
          </table:table-cell>
          <table:table-cell table:style-name="ce2" table:formula="of:=IF([.K23]&lt;0.7;[.J23];[.C23])" office:value-type="float" office:value="0.00471544765410627">
            <text:p>4.72E-003</text:p>
          </table:table-cell>
          <table:table-cell table:style-name="ce2" office:value-type="float" office:value="0.00709438">
            <text:p>7.09E-003</text:p>
          </table:table-cell>
          <table:table-cell table:style-name="ce2" office:value-type="float" office:value="0.00471545">
            <text:p>4.72E-003</text:p>
          </table:table-cell>
          <table:table-cell table:style-name="ce2" table:formula="of:=[.M23]/[.O23]" office:value-type="float" office:value="1.00000037923845">
            <text:p>1.00E+000</text:p>
          </table:table-cell>
          <table:table-cell table:formula="of:=[.N23]/[.P23]" office:value-type="float" office:value="0.999999502509045">
            <text:p>0.9999995025</text:p>
          </table:table-cell>
        </table:table-row>
        <table:table-row table:style-name="ro1">
          <table:table-cell table:style-name="ce2" office:value-type="float" office:value="0.00541745">
            <text:p>5.42E-003</text:p>
          </table:table-cell>
          <table:table-cell table:style-name="ce2" office:value-type="float" office:value="0.122524">
            <text:p>1.23E-001</text:p>
          </table:table-cell>
          <table:table-cell table:style-name="ce2" office:value-type="float" office:value="0.00331544">
            <text:p>3.32E-003</text:p>
          </table:table-cell>
          <table:table-cell table:style-name="ce2" office:value-type="float" office:value="0.159255">
            <text:p>1.59E-001</text:p>
          </table:table-cell>
          <table:table-cell table:style-name="ce2"/>
          <table:table-cell table:style-name="ce2" office:value-type="float" office:value="0.0000186524">
            <text:p>1.87E-005</text:p>
          </table:table-cell>
          <table:table-cell table:style-name="ce2" table:formula="of:=[.F24]/2/[.F$99]" office:value-type="float" office:value="0.00254336111353521">
            <text:p>2.54E-003</text:p>
          </table:table-cell>
          <table:table-cell table:style-name="ce2" office:value-type="float" office:value="0.422368">
            <text:p>4.22E-001</text:p>
          </table:table-cell>
          <table:table-cell table:style-name="ce2" office:value-type="float" office:value="0.0000387388">
            <text:p>3.87E-005</text:p>
          </table:table-cell>
          <table:table-cell table:style-name="ce2" table:formula="of:=[.I24]/2/[.I$99]" office:value-type="float" office:value="0.00595173933216774">
            <text:p>5.95E-003</text:p>
          </table:table-cell>
          <table:table-cell table:style-name="ce2" office:value-type="float" office:value="0.299089">
            <text:p>2.99E-001</text:p>
          </table:table-cell>
          <table:table-cell table:style-name="ce2"/>
          <table:table-cell table:style-name="ce2" table:formula="of:=IF([.H24]&lt;0.7; [.G24]; [.O26])" office:value-type="float" office:value="0.00254336111353521">
            <text:p>2.54E-003</text:p>
          </table:table-cell>
          <table:table-cell table:style-name="ce2" table:formula="of:=IF([.K24]&lt;0.7;[.J24];[.C24])" office:value-type="float" office:value="0.00595173933216774">
            <text:p>5.95E-003</text:p>
          </table:table-cell>
          <table:table-cell table:style-name="ce2" office:value-type="float" office:value="0.00254336">
            <text:p>2.54E-003</text:p>
          </table:table-cell>
          <table:table-cell table:style-name="ce2" office:value-type="float" office:value="0.00595174">
            <text:p>5.95E-003</text:p>
          </table:table-cell>
          <table:table-cell table:style-name="ce2" table:formula="of:=[.M24]/[.O24]" office:value-type="float" office:value="1.00000043782053">
            <text:p>1.00E+000</text:p>
          </table:table-cell>
          <table:table-cell table:formula="of:=[.N24]/[.P24]" office:value-type="float" office:value="0.999999887792097">
            <text:p>0.9999998878</text:p>
          </table:table-cell>
        </table:table-row>
        <table:table-row table:style-name="ro1">
          <table:table-cell table:style-name="ce2" office:value-type="float" office:value="0.0038192">
            <text:p>3.82E-003</text:p>
          </table:table-cell>
          <table:table-cell table:style-name="ce2" office:value-type="float" office:value="0.133161">
            <text:p>1.33E-001</text:p>
          </table:table-cell>
          <table:table-cell table:style-name="ce2" office:value-type="float" office:value="0.0033998">
            <text:p>3.40E-003</text:p>
          </table:table-cell>
          <table:table-cell table:style-name="ce2" office:value-type="float" office:value="0.154626">
            <text:p>1.55E-001</text:p>
          </table:table-cell>
          <table:table-cell table:style-name="ce2"/>
          <table:table-cell table:style-name="ce2" office:value-type="float" office:value="0.0000338915">
            <text:p>3.39E-005</text:p>
          </table:table-cell>
          <table:table-cell table:style-name="ce2" table:formula="of:=[.F25]/2/[.F$99]" office:value-type="float" office:value="0.00462129930622218">
            <text:p>4.62E-003</text:p>
          </table:table-cell>
          <table:table-cell table:style-name="ce2" office:value-type="float" office:value="0.29836">
            <text:p>2.98E-001</text:p>
          </table:table-cell>
          <table:table-cell table:style-name="ce2" office:value-type="float" office:value="0.0000252619">
            <text:p>2.53E-005</text:p>
          </table:table-cell>
          <table:table-cell table:style-name="ce2" table:formula="of:=[.I25]/2/[.I$99]" office:value-type="float" office:value="0.00388117969155699">
            <text:p>3.88E-003</text:p>
          </table:table-cell>
          <table:table-cell table:style-name="ce2" office:value-type="float" office:value="0.344542">
            <text:p>3.45E-001</text:p>
          </table:table-cell>
          <table:table-cell table:style-name="ce2"/>
          <table:table-cell table:style-name="ce2" table:formula="of:=IF([.H25]&lt;0.7; [.G25]; [.O27])" office:value-type="float" office:value="0.00462129930622218">
            <text:p>4.62E-003</text:p>
          </table:table-cell>
          <table:table-cell table:style-name="ce2" table:formula="of:=IF([.K25]&lt;0.7;[.J25];[.C25])" office:value-type="float" office:value="0.00388117969155699">
            <text:p>3.88E-003</text:p>
          </table:table-cell>
          <table:table-cell table:style-name="ce2" office:value-type="float" office:value="0.0046213">
            <text:p>4.62E-003</text:p>
          </table:table-cell>
          <table:table-cell table:style-name="ce2" office:value-type="float" office:value="0.00388118">
            <text:p>3.88E-003</text:p>
          </table:table-cell>
          <table:table-cell table:style-name="ce2" table:formula="of:=[.M25]/[.O25]" office:value-type="float" office:value="0.999999849873885">
            <text:p>1.00E+000</text:p>
          </table:table-cell>
          <table:table-cell table:formula="of:=[.N25]/[.P25]" office:value-type="float" office:value="0.999999920528549">
            <text:p>0.9999999205</text:p>
          </table:table-cell>
        </table:table-row>
        <table:table-row table:style-name="ro1">
          <table:table-cell table:style-name="ce2" office:value-type="float" office:value="0.00335953">
            <text:p>3.36E-003</text:p>
          </table:table-cell>
          <table:table-cell table:style-name="ce2" office:value-type="float" office:value="0.12798">
            <text:p>1.28E-001</text:p>
          </table:table-cell>
          <table:table-cell table:style-name="ce2" office:value-type="float" office:value="0.00218331">
            <text:p>2.18E-003</text:p>
          </table:table-cell>
          <table:table-cell table:style-name="ce2" office:value-type="float" office:value="0.172955">
            <text:p>1.73E-001</text:p>
          </table:table-cell>
          <table:table-cell table:style-name="ce2"/>
          <table:table-cell table:style-name="ce2" office:value-type="float" office:value="0.0000334202">
            <text:p>3.34E-005</text:p>
          </table:table-cell>
          <table:table-cell table:style-name="ce2" table:formula="of:=[.F26]/2/[.F$99]" office:value-type="float" office:value="0.00455703486342613">
            <text:p>4.56E-003</text:p>
          </table:table-cell>
          <table:table-cell table:style-name="ce2" office:value-type="float" office:value="0.272184">
            <text:p>2.72E-001</text:p>
          </table:table-cell>
          <table:table-cell table:style-name="ce2" office:value-type="float" office:value="0.00000847595">
            <text:p>8.48E-006</text:p>
          </table:table-cell>
          <table:table-cell table:style-name="ce2" table:formula="of:=[.I26]/2/[.I$99]" office:value-type="float" office:value="0.00130222528814747">
            <text:p>1.30E-003</text:p>
          </table:table-cell>
          <table:table-cell table:style-name="ce2" office:value-type="float" office:value="0.464146">
            <text:p>4.64E-001</text:p>
          </table:table-cell>
          <table:table-cell table:style-name="ce2"/>
          <table:table-cell table:style-name="ce2" table:formula="of:=IF([.H26]&lt;0.7; [.G26]; [.O28])" office:value-type="float" office:value="0.00455703486342613">
            <text:p>4.56E-003</text:p>
          </table:table-cell>
          <table:table-cell table:style-name="ce2" table:formula="of:=IF([.K26]&lt;0.7;[.J26];[.C26])" office:value-type="float" office:value="0.00130222528814747">
            <text:p>1.30E-003</text:p>
          </table:table-cell>
          <table:table-cell table:style-name="ce2" office:value-type="float" office:value="0.00455703">
            <text:p>4.56E-003</text:p>
          </table:table-cell>
          <table:table-cell table:style-name="ce2" office:value-type="float" office:value="0.00130223">
            <text:p>1.30E-003</text:p>
          </table:table-cell>
          <table:table-cell table:style-name="ce2" table:formula="of:=[.M26]/[.O26]" office:value-type="float" office:value="1.00000106723593">
            <text:p>1.00E+000</text:p>
          </table:table-cell>
          <table:table-cell table:formula="of:=[.N26]/[.P26]" office:value-type="float" office:value="0.99999638170482">
            <text:p>0.9999963817</text:p>
          </table:table-cell>
        </table:table-row>
        <table:table-row table:style-name="ro1">
          <table:table-cell table:style-name="ce2" office:value-type="float" office:value="0.00949502">
            <text:p>9.50E-003</text:p>
          </table:table-cell>
          <table:table-cell table:style-name="ce2" office:value-type="float" office:value="0.0669307">
            <text:p>6.69E-002</text:p>
          </table:table-cell>
          <table:table-cell table:style-name="ce2" office:value-type="float" office:value="0.0164244">
            <text:p>1.64E-002</text:p>
          </table:table-cell>
          <table:table-cell table:style-name="ce2" office:value-type="float" office:value="0.053669">
            <text:p>5.37E-002</text:p>
          </table:table-cell>
          <table:table-cell table:style-name="ce2"/>
          <table:table-cell table:style-name="ce2" office:value-type="float" office:value="0.0000636656">
            <text:p>6.37E-005</text:p>
          </table:table-cell>
          <table:table-cell table:style-name="ce2" table:formula="of:=[.F27]/2/[.F$99]" office:value-type="float" office:value="0.00868116764115542">
            <text:p>8.68E-003</text:p>
          </table:table-cell>
          <table:table-cell table:style-name="ce2" office:value-type="float" office:value="0.148105">
            <text:p>1.48E-001</text:p>
          </table:table-cell>
          <table:table-cell table:style-name="ce2" office:value-type="float" office:value="0.000092327">
            <text:p>9.23E-005</text:p>
          </table:table-cell>
          <table:table-cell table:style-name="ce2" table:formula="of:=[.I27]/2/[.I$99]" office:value-type="float" office:value="0.0141849060198316">
            <text:p>1.42E-002</text:p>
          </table:table-cell>
          <table:table-cell table:style-name="ce2" office:value-type="float" office:value="0.201878">
            <text:p>2.02E-001</text:p>
          </table:table-cell>
          <table:table-cell table:style-name="ce2"/>
          <table:table-cell table:style-name="ce2" table:formula="of:=IF([.H27]&lt;0.7; [.G27]; [.O29])" office:value-type="float" office:value="0.00868116764115542">
            <text:p>8.68E-003</text:p>
          </table:table-cell>
          <table:table-cell table:style-name="ce2" table:formula="of:=IF([.K27]&lt;0.7;[.J27];[.C27])" office:value-type="float" office:value="0.0141849060198316">
            <text:p>1.42E-002</text:p>
          </table:table-cell>
          <table:table-cell table:style-name="ce2" office:value-type="float" office:value="0.00868117">
            <text:p>8.68E-003</text:p>
          </table:table-cell>
          <table:table-cell table:style-name="ce2" office:value-type="float" office:value="0.0141849">
            <text:p>1.42E-002</text:p>
          </table:table-cell>
          <table:table-cell table:style-name="ce2" table:formula="of:=[.M27]/[.O27]" office:value-type="float" office:value="0.999999728280338">
            <text:p>1.00E+000</text:p>
          </table:table-cell>
          <table:table-cell table:formula="of:=[.N27]/[.P27]" office:value-type="float" office:value="1.00000042438308">
            <text:p>1.0000004244</text:p>
          </table:table-cell>
        </table:table-row>
        <table:table-row table:style-name="ro1">
          <table:table-cell table:style-name="ce2" office:value-type="float" office:value="0.0184414">
            <text:p>1.84E-002</text:p>
          </table:table-cell>
          <table:table-cell table:style-name="ce2" office:value-type="float" office:value="0.0493416">
            <text:p>4.93E-002</text:p>
          </table:table-cell>
          <table:table-cell table:style-name="ce2" office:value-type="float" office:value="0.0222626">
            <text:p>2.23E-002</text:p>
          </table:table-cell>
          <table:table-cell table:style-name="ce2" office:value-type="float" office:value="0.0483953">
            <text:p>4.84E-002</text:p>
          </table:table-cell>
          <table:table-cell table:style-name="ce2"/>
          <table:table-cell table:style-name="ce2" office:value-type="float" office:value="0.000133831">
            <text:p>1.34E-004</text:p>
          </table:table-cell>
          <table:table-cell table:style-name="ce2" table:formula="of:=[.F28]/2/[.F$99]" office:value-type="float" office:value="0.0182486200802862">
            <text:p>1.82E-002</text:p>
          </table:table-cell>
          <table:table-cell table:style-name="ce2" office:value-type="float" office:value="0.117911">
            <text:p>1.18E-001</text:p>
          </table:table-cell>
          <table:table-cell table:style-name="ce2" office:value-type="float" office:value="0.00017711">
            <text:p>1.77E-004</text:p>
          </table:table-cell>
          <table:table-cell table:style-name="ce2" table:formula="of:=[.I28]/2/[.I$99]" office:value-type="float" office:value="0.0272107693867706">
            <text:p>2.72E-002</text:p>
          </table:table-cell>
          <table:table-cell table:style-name="ce2" office:value-type="float" office:value="0.190626">
            <text:p>1.91E-001</text:p>
          </table:table-cell>
          <table:table-cell table:style-name="ce2"/>
          <table:table-cell table:style-name="ce2" table:formula="of:=IF([.H28]&lt;0.7; [.G28]; [.O30])" office:value-type="float" office:value="0.0182486200802862">
            <text:p>1.82E-002</text:p>
          </table:table-cell>
          <table:table-cell table:style-name="ce2" table:formula="of:=IF([.K28]&lt;0.7;[.J28];[.C28])" office:value-type="float" office:value="0.0272107693867706">
            <text:p>2.72E-002</text:p>
          </table:table-cell>
          <table:table-cell table:style-name="ce2" office:value-type="float" office:value="0.0182486">
            <text:p>1.82E-002</text:p>
          </table:table-cell>
          <table:table-cell table:style-name="ce2" office:value-type="float" office:value="0.0272108">
            <text:p>2.72E-002</text:p>
          </table:table-cell>
          <table:table-cell table:style-name="ce2" table:formula="of:=[.M28]/[.O28]" office:value-type="float" office:value="1.00000110037407">
            <text:p>1.00E+000</text:p>
          </table:table-cell>
          <table:table-cell table:formula="of:=[.N28]/[.P28]" office:value-type="float" office:value="0.999998874960331">
            <text:p>0.999998875</text:p>
          </table:table-cell>
        </table:table-row>
        <table:table-row table:style-name="ro1">
          <table:table-cell table:style-name="ce2" office:value-type="float" office:value="0.0158091">
            <text:p>1.58E-002</text:p>
          </table:table-cell>
          <table:table-cell table:style-name="ce2" office:value-type="float" office:value="0.052756">
            <text:p>5.28E-002</text:p>
          </table:table-cell>
          <table:table-cell table:style-name="ce2" office:value-type="float" office:value="0.00898353">
            <text:p>8.98E-003</text:p>
          </table:table-cell>
          <table:table-cell table:style-name="ce2" office:value-type="float" office:value="0.0756169">
            <text:p>7.56E-002</text:p>
          </table:table-cell>
          <table:table-cell table:style-name="ce2"/>
          <table:table-cell table:style-name="ce2" office:value-type="float" office:value="0.000110458">
            <text:p>1.10E-004</text:p>
          </table:table-cell>
          <table:table-cell table:style-name="ce2" table:formula="of:=[.F29]/2/[.F$99]" office:value-type="float" office:value="0.0150615782354481">
            <text:p>1.51E-002</text:p>
          </table:table-cell>
          <table:table-cell table:style-name="ce2" office:value-type="float" office:value="0.125527">
            <text:p>1.26E-001</text:p>
          </table:table-cell>
          <table:table-cell table:style-name="ce2" office:value-type="float" office:value="0.0000775653">
            <text:p>7.76E-005</text:p>
          </table:table-cell>
          <table:table-cell table:style-name="ce2" table:formula="of:=[.I29]/2/[.I$99]" office:value-type="float" office:value="0.011916952688813">
            <text:p>1.19E-002</text:p>
          </table:table-cell>
          <table:table-cell table:style-name="ce2" office:value-type="float" office:value="0.167519">
            <text:p>1.68E-001</text:p>
          </table:table-cell>
          <table:table-cell table:style-name="ce2"/>
          <table:table-cell table:style-name="ce2" table:formula="of:=IF([.H29]&lt;0.7; [.G29]; [.O31])" office:value-type="float" office:value="0.0150615782354481">
            <text:p>1.51E-002</text:p>
          </table:table-cell>
          <table:table-cell table:style-name="ce2" table:formula="of:=IF([.K29]&lt;0.7;[.J29];[.C29])" office:value-type="float" office:value="0.011916952688813">
            <text:p>1.19E-002</text:p>
          </table:table-cell>
          <table:table-cell table:style-name="ce2" office:value-type="float" office:value="0.0150616">
            <text:p>1.51E-002</text:p>
          </table:table-cell>
          <table:table-cell table:style-name="ce2" office:value-type="float" office:value="0.011917">
            <text:p>1.19E-002</text:p>
          </table:table-cell>
          <table:table-cell table:style-name="ce2" table:formula="of:=[.M29]/[.O29]" office:value-type="float" office:value="0.999998554964155">
            <text:p>1.00E+000</text:p>
          </table:table-cell>
          <table:table-cell table:formula="of:=[.N29]/[.P29]" office:value-type="float" office:value="0.999996029941514">
            <text:p>0.9999960299</text:p>
          </table:table-cell>
        </table:table-row>
        <table:table-row table:style-name="ro1">
          <table:table-cell table:style-name="ce2" office:value-type="float" office:value="0.00716397">
            <text:p>7.16E-003</text:p>
          </table:table-cell>
          <table:table-cell table:style-name="ce2" office:value-type="float" office:value="0.0984468">
            <text:p>9.84E-002</text:p>
          </table:table-cell>
          <table:table-cell table:style-name="ce2" office:value-type="float" office:value="0.00272317">
            <text:p>2.72E-003</text:p>
          </table:table-cell>
          <table:table-cell table:style-name="ce2" office:value-type="float" office:value="0.169756">
            <text:p>1.70E-001</text:p>
          </table:table-cell>
          <table:table-cell table:style-name="ce2"/>
          <table:table-cell table:style-name="ce2" office:value-type="float" office:value="0.0000501454">
            <text:p>5.01E-005</text:p>
          </table:table-cell>
          <table:table-cell table:style-name="ce2" table:formula="of:=[.F30]/2/[.F$99]" office:value-type="float" office:value="0.0068376112662536">
            <text:p>6.84E-003</text:p>
          </table:table-cell>
          <table:table-cell table:style-name="ce2" office:value-type="float" office:value="0.209865">
            <text:p>2.10E-001</text:p>
          </table:table-cell>
          <table:table-cell table:style-name="ce2" office:value-type="float" office:value="0.0000307481">
            <text:p>3.07E-005</text:p>
          </table:table-cell>
          <table:table-cell table:style-name="ce2" table:formula="of:=[.I30]/2/[.I$99]" office:value-type="float" office:value="0.00472406672791689">
            <text:p>4.72E-003</text:p>
          </table:table-cell>
          <table:table-cell table:style-name="ce2" office:value-type="float" office:value="0.307339">
            <text:p>3.07E-001</text:p>
          </table:table-cell>
          <table:table-cell table:style-name="ce2"/>
          <table:table-cell table:style-name="ce2" table:formula="of:=IF([.H30]&lt;0.7; [.G30]; [.O32])" office:value-type="float" office:value="0.0068376112662536">
            <text:p>6.84E-003</text:p>
          </table:table-cell>
          <table:table-cell table:style-name="ce2" table:formula="of:=IF([.K30]&lt;0.7;[.J30];[.C30])" office:value-type="float" office:value="0.00472406672791689">
            <text:p>4.72E-003</text:p>
          </table:table-cell>
          <table:table-cell table:style-name="ce2" office:value-type="float" office:value="0.00683761">
            <text:p>6.84E-003</text:p>
          </table:table-cell>
          <table:table-cell table:style-name="ce2" office:value-type="float" office:value="0.00472407">
            <text:p>4.72E-003</text:p>
          </table:table-cell>
          <table:table-cell table:style-name="ce2" table:formula="of:=[.M30]/[.O30]" office:value-type="float" office:value="1.0000001851895">
            <text:p>1.00E+000</text:p>
          </table:table-cell>
          <table:table-cell table:formula="of:=[.N30]/[.P30]" office:value-type="float" office:value="0.999999307359308">
            <text:p>0.9999993074</text:p>
          </table:table-cell>
        </table:table-row>
        <table:table-row table:style-name="ro1">
          <table:table-cell table:style-name="ce2" office:value-type="float" office:value="0.00619671">
            <text:p>6.20E-003</text:p>
          </table:table-cell>
          <table:table-cell table:style-name="ce2" office:value-type="float" office:value="0.0992684">
            <text:p>9.93E-002</text:p>
          </table:table-cell>
          <table:table-cell table:style-name="ce2" office:value-type="float" office:value="0.00202375">
            <text:p>2.02E-003</text:p>
          </table:table-cell>
          <table:table-cell table:style-name="ce2" office:value-type="float" office:value="0.173609">
            <text:p>1.74E-001</text:p>
          </table:table-cell>
          <table:table-cell table:style-name="ce2"/>
          <table:table-cell table:style-name="ce2" office:value-type="float" office:value="0.0000410182">
            <text:p>4.10E-005</text:p>
          </table:table-cell>
          <table:table-cell table:style-name="ce2" table:formula="of:=[.F31]/2/[.F$99]" office:value-type="float" office:value="0.00559306549437124">
            <text:p>5.59E-003</text:p>
          </table:table-cell>
          <table:table-cell table:style-name="ce2" office:value-type="float" office:value="0.21136">
            <text:p>2.11E-001</text:p>
          </table:table-cell>
          <table:table-cell table:style-name="ce2" office:value-type="float" office:value="0.0000169909">
            <text:p>1.70E-005</text:p>
          </table:table-cell>
          <table:table-cell table:style-name="ce2" table:formula="of:=[.I31]/2/[.I$99]" office:value-type="float" office:value="0.00261044244578894">
            <text:p>2.61E-003</text:p>
          </table:table-cell>
          <table:table-cell table:style-name="ce2" office:value-type="float" office:value="0.384339">
            <text:p>3.84E-001</text:p>
          </table:table-cell>
          <table:table-cell table:style-name="ce2"/>
          <table:table-cell table:style-name="ce2" table:formula="of:=IF([.H31]&lt;0.7; [.G31]; [.O33])" office:value-type="float" office:value="0.00559306549437124">
            <text:p>5.59E-003</text:p>
          </table:table-cell>
          <table:table-cell table:style-name="ce2" table:formula="of:=IF([.K31]&lt;0.7;[.J31];[.C31])" office:value-type="float" office:value="0.00261044244578894">
            <text:p>2.61E-003</text:p>
          </table:table-cell>
          <table:table-cell table:style-name="ce2" office:value-type="float" office:value="0.00559307">
            <text:p>5.59E-003</text:p>
          </table:table-cell>
          <table:table-cell table:style-name="ce2" office:value-type="float" office:value="0.00261044">
            <text:p>2.61E-003</text:p>
          </table:table-cell>
          <table:table-cell table:style-name="ce2" table:formula="of:=[.M31]/[.O31]" office:value-type="float" office:value="0.999999194426538">
            <text:p>1.00E+000</text:p>
          </table:table-cell>
          <table:table-cell table:formula="of:=[.N31]/[.P31]" office:value-type="float" office:value="1.00000093692594">
            <text:p>1.0000009369</text:p>
          </table:table-cell>
        </table:table-row>
        <table:table-row table:style-name="ro1">
          <table:table-cell table:style-name="ce2" office:value-type="float" office:value="0.00463887">
            <text:p>4.64E-003</text:p>
          </table:table-cell>
          <table:table-cell table:style-name="ce2" office:value-type="float" office:value="0.103019">
            <text:p>1.03E-001</text:p>
          </table:table-cell>
          <table:table-cell table:style-name="ce2" office:value-type="float" office:value="0.00192056">
            <text:p>1.92E-003</text:p>
          </table:table-cell>
          <table:table-cell table:style-name="ce2" office:value-type="float" office:value="0.170775">
            <text:p>1.71E-001</text:p>
          </table:table-cell>
          <table:table-cell table:style-name="ce2"/>
          <table:table-cell table:style-name="ce2" office:value-type="float" office:value="0.0000346812">
            <text:p>3.47E-005</text:p>
          </table:table-cell>
          <table:table-cell table:style-name="ce2" table:formula="of:=[.F32]/2/[.F$99]" office:value-type="float" office:value="0.00472897940483463">
            <text:p>4.73E-003</text:p>
          </table:table-cell>
          <table:table-cell table:style-name="ce2" office:value-type="float" office:value="0.226015">
            <text:p>2.26E-001</text:p>
          </table:table-cell>
          <table:table-cell table:style-name="ce2" office:value-type="float" office:value="0.00000448356">
            <text:p>4.48E-006</text:p>
          </table:table-cell>
          <table:table-cell table:style-name="ce2" table:formula="of:=[.I32]/2/[.I$99]" office:value-type="float" office:value="0.000688843753552871">
            <text:p>6.89E-004</text:p>
          </table:table-cell>
          <table:table-cell table:style-name="ce2" office:value-type="float" office:value="0.570398">
            <text:p>5.70E-001</text:p>
          </table:table-cell>
          <table:table-cell table:style-name="ce2"/>
          <table:table-cell table:style-name="ce2" table:formula="of:=IF([.H32]&lt;0.7; [.G32]; [.O34])" office:value-type="float" office:value="0.00472897940483463">
            <text:p>4.73E-003</text:p>
          </table:table-cell>
          <table:table-cell table:style-name="ce2" table:formula="of:=IF([.K32]&lt;0.7;[.J32];[.C32])" office:value-type="float" office:value="0.000688843753552871">
            <text:p>6.89E-004</text:p>
          </table:table-cell>
          <table:table-cell table:style-name="ce2" office:value-type="float" office:value="0.00472898">
            <text:p>4.73E-003</text:p>
          </table:table-cell>
          <table:table-cell table:style-name="ce2" office:value-type="float" office:value="0.000688844">
            <text:p>6.89E-004</text:p>
          </table:table-cell>
          <table:table-cell table:style-name="ce2" table:formula="of:=[.M32]/[.O32]" office:value-type="float" office:value="0.999999874145086">
            <text:p>1.00E+000</text:p>
          </table:table-cell>
          <table:table-cell table:formula="of:=[.N32]/[.P32]" office:value-type="float" office:value="0.999999642230855">
            <text:p>0.9999996422</text:p>
          </table:table-cell>
        </table:table-row>
        <table:table-row table:style-name="ro1">
          <table:table-cell table:style-name="ce2" office:value-type="float" office:value="0.0176501">
            <text:p>1.77E-002</text:p>
          </table:table-cell>
          <table:table-cell table:style-name="ce2" office:value-type="float" office:value="0.0461173">
            <text:p>4.61E-002</text:p>
          </table:table-cell>
          <table:table-cell table:style-name="ce2" office:value-type="float" office:value="0.0308472">
            <text:p>3.08E-002</text:p>
          </table:table-cell>
          <table:table-cell table:style-name="ce2" office:value-type="float" office:value="0.0363267">
            <text:p>3.63E-002</text:p>
          </table:table-cell>
          <table:table-cell table:style-name="ce2"/>
          <table:table-cell table:style-name="ce2" office:value-type="float" office:value="0.000098744">
            <text:p>9.87E-005</text:p>
          </table:table-cell>
          <table:table-cell table:style-name="ce2" table:formula="of:=[.F33]/2/[.F$99]" office:value-type="float" office:value="0.0134643075311982">
            <text:p>1.35E-002</text:p>
          </table:table-cell>
          <table:table-cell table:style-name="ce2" office:value-type="float" office:value="0.113312">
            <text:p>1.13E-001</text:p>
          </table:table-cell>
          <table:table-cell table:style-name="ce2" office:value-type="float" office:value="0.000175431">
            <text:p>1.75E-004</text:p>
          </table:table-cell>
          <table:table-cell table:style-name="ce2" table:formula="of:=[.I33]/2/[.I$99]" office:value-type="float" office:value="0.0269528117231695">
            <text:p>2.70E-002</text:p>
          </table:table-cell>
          <table:table-cell table:style-name="ce2" office:value-type="float" office:value="0.138157">
            <text:p>1.38E-001</text:p>
          </table:table-cell>
          <table:table-cell table:style-name="ce2"/>
          <table:table-cell table:style-name="ce2" table:formula="of:=IF([.H33]&lt;0.7; [.G33]; [.O35])" office:value-type="float" office:value="0.0134643075311982">
            <text:p>1.35E-002</text:p>
          </table:table-cell>
          <table:table-cell table:style-name="ce2" table:formula="of:=IF([.K33]&lt;0.7;[.J33];[.C33])" office:value-type="float" office:value="0.0269528117231695">
            <text:p>2.70E-002</text:p>
          </table:table-cell>
          <table:table-cell table:style-name="ce2" office:value-type="float" office:value="0.0134643">
            <text:p>1.35E-002</text:p>
          </table:table-cell>
          <table:table-cell table:style-name="ce2" office:value-type="float" office:value="0.0269528">
            <text:p>2.70E-002</text:p>
          </table:table-cell>
          <table:table-cell table:style-name="ce2" table:formula="of:=[.M33]/[.O33]" office:value-type="float" office:value="1.00000055934569">
            <text:p>1.00E+000</text:p>
          </table:table-cell>
          <table:table-cell table:formula="of:=[.N33]/[.P33]" office:value-type="float" office:value="1.00000043495182">
            <text:p>1.000000435</text:p>
          </table:table-cell>
        </table:table-row>
        <table:table-row table:style-name="ro1">
          <table:table-cell table:style-name="ce2" office:value-type="float" office:value="0.0714697">
            <text:p>7.15E-002</text:p>
          </table:table-cell>
          <table:table-cell table:style-name="ce2" office:value-type="float" office:value="0.0243337">
            <text:p>2.43E-002</text:p>
          </table:table-cell>
          <table:table-cell table:style-name="ce2" office:value-type="float" office:value="0.0941316">
            <text:p>9.41E-002</text:p>
          </table:table-cell>
          <table:table-cell table:style-name="ce2" office:value-type="float" office:value="0.0209889">
            <text:p>2.10E-002</text:p>
          </table:table-cell>
          <table:table-cell table:style-name="ce2"/>
          <table:table-cell table:style-name="ce2" office:value-type="float" office:value="0.000497422">
            <text:p>4.97E-004</text:p>
          </table:table-cell>
          <table:table-cell table:style-name="ce2" table:formula="of:=[.F34]/2/[.F$99]" office:value-type="float" office:value="0.0678263264682782">
            <text:p>6.78E-002</text:p>
          </table:table-cell>
          <table:table-cell table:style-name="ce2" office:value-type="float" office:value="0.0645242">
            <text:p>6.45E-002</text:p>
          </table:table-cell>
          <table:table-cell table:style-name="ce2" office:value-type="float" office:value="0.000604366">
            <text:p>6.04E-004</text:p>
          </table:table-cell>
          <table:table-cell table:style-name="ce2" table:formula="of:=[.I34]/2/[.I$99]" office:value-type="float" office:value="0.0928533897081191">
            <text:p>9.29E-002</text:p>
          </table:table-cell>
          <table:table-cell table:style-name="ce2" office:value-type="float" office:value="0.0901437">
            <text:p>9.01E-002</text:p>
          </table:table-cell>
          <table:table-cell table:style-name="ce2"/>
          <table:table-cell table:style-name="ce2" table:formula="of:=IF([.H34]&lt;0.7; [.G34]; [.O36])" office:value-type="float" office:value="0.0678263264682782">
            <text:p>6.78E-002</text:p>
          </table:table-cell>
          <table:table-cell table:style-name="ce2" table:formula="of:=IF([.K34]&lt;0.7;[.J34];[.C34])" office:value-type="float" office:value="0.0928533897081191">
            <text:p>9.29E-002</text:p>
          </table:table-cell>
          <table:table-cell table:style-name="ce2" office:value-type="float" office:value="0.0678263">
            <text:p>6.78E-002</text:p>
          </table:table-cell>
          <table:table-cell table:style-name="ce2" office:value-type="float" office:value="0.0928534">
            <text:p>9.29E-002</text:p>
          </table:table-cell>
          <table:table-cell table:style-name="ce2" table:formula="of:=[.M34]/[.O34]" office:value-type="float" office:value="1.00000039023621">
            <text:p>1.00E+000</text:p>
          </table:table-cell>
          <table:table-cell table:formula="of:=[.N34]/[.P34]" office:value-type="float" office:value="0.999999889159892">
            <text:p>0.9999998892</text:p>
          </table:table-cell>
        </table:table-row>
        <table:table-row table:style-name="ro1">
          <table:table-cell table:style-name="ce2" office:value-type="float" office:value="0.138026">
            <text:p>1.38E-001</text:p>
          </table:table-cell>
          <table:table-cell table:style-name="ce2" office:value-type="float" office:value="0.0210248">
            <text:p>2.10E-002</text:p>
          </table:table-cell>
          <table:table-cell table:style-name="ce2" office:value-type="float" office:value="0.0553096">
            <text:p>5.53E-002</text:p>
          </table:table-cell>
          <table:table-cell table:style-name="ce2" office:value-type="float" office:value="0.0254744">
            <text:p>2.55E-002</text:p>
          </table:table-cell>
          <table:table-cell table:style-name="ce2"/>
          <table:table-cell table:style-name="ce2" office:value-type="float" office:value="0.000949896">
            <text:p>9.50E-004</text:p>
          </table:table-cell>
          <table:table-cell table:style-name="ce2" table:formula="of:=[.F35]/2/[.F$99]" office:value-type="float" office:value="0.129523736800768">
            <text:p>1.30E-001</text:p>
          </table:table-cell>
          <table:table-cell table:style-name="ce2" office:value-type="float" office:value="0.0590481">
            <text:p>5.90E-002</text:p>
          </table:table-cell>
          <table:table-cell table:style-name="ce2" office:value-type="float" office:value="0.00036825">
            <text:p>3.68E-004</text:p>
          </table:table-cell>
          <table:table-cell table:style-name="ce2" table:formula="of:=[.I35]/2/[.I$99]" office:value-type="float" office:value="0.0565770754145913">
            <text:p>5.66E-002</text:p>
          </table:table-cell>
          <table:table-cell table:style-name="ce2" office:value-type="float" office:value="0.080477">
            <text:p>8.05E-002</text:p>
          </table:table-cell>
          <table:table-cell table:style-name="ce2"/>
          <table:table-cell table:style-name="ce2" table:formula="of:=IF([.H35]&lt;0.7; [.G35]; [.O37])" office:value-type="float" office:value="0.129523736800768">
            <text:p>1.30E-001</text:p>
          </table:table-cell>
          <table:table-cell table:style-name="ce2" table:formula="of:=IF([.K35]&lt;0.7;[.J35];[.C35])" office:value-type="float" office:value="0.0565770754145913">
            <text:p>5.66E-002</text:p>
          </table:table-cell>
          <table:table-cell table:style-name="ce2" office:value-type="float" office:value="0.129524">
            <text:p>1.30E-001</text:p>
          </table:table-cell>
          <table:table-cell table:style-name="ce2" office:value-type="float" office:value="0.0565771">
            <text:p>5.66E-002</text:p>
          </table:table-cell>
          <table:table-cell table:style-name="ce2" table:formula="of:=[.M35]/[.O35]" office:value-type="float" office:value="0.999997967950094">
            <text:p>1.00E+000</text:p>
          </table:table-cell>
          <table:table-cell table:formula="of:=[.N35]/[.P35]" office:value-type="float" office:value="0.999999565453006">
            <text:p>0.9999995655</text:p>
          </table:table-cell>
        </table:table-row>
        <table:table-row table:style-name="ro1">
          <table:table-cell table:style-name="ce2" office:value-type="float" office:value="0.0300595">
            <text:p>3.01E-002</text:p>
          </table:table-cell>
          <table:table-cell table:style-name="ce2" office:value-type="float" office:value="0.0426486">
            <text:p>4.26E-002</text:p>
          </table:table-cell>
          <table:table-cell table:style-name="ce2" office:value-type="float" office:value="0.00834538">
            <text:p>8.35E-003</text:p>
          </table:table-cell>
          <table:table-cell table:style-name="ce2" office:value-type="float" office:value="0.0842004">
            <text:p>8.42E-002</text:p>
          </table:table-cell>
          <table:table-cell table:style-name="ce2"/>
          <table:table-cell table:style-name="ce2" office:value-type="float" office:value="0.000221569">
            <text:p>2.22E-004</text:p>
          </table:table-cell>
          <table:table-cell table:style-name="ce2" table:formula="of:=[.F36]/2/[.F$99]" office:value-type="float" office:value="0.0302121967449167">
            <text:p>3.02E-002</text:p>
          </table:table-cell>
          <table:table-cell table:style-name="ce2" office:value-type="float" office:value="0.0981516">
            <text:p>9.82E-002</text:p>
          </table:table-cell>
          <table:table-cell table:style-name="ce2" office:value-type="float" office:value="0.0000503119">
            <text:p>5.03E-005</text:p>
          </table:table-cell>
          <table:table-cell table:style-name="ce2" table:formula="of:=[.I36]/2/[.I$99]" office:value-type="float" office:value="0.0077298035588632">
            <text:p>7.73E-003</text:p>
          </table:table-cell>
          <table:table-cell table:style-name="ce2" office:value-type="float" office:value="0.218094">
            <text:p>2.18E-001</text:p>
          </table:table-cell>
          <table:table-cell table:style-name="ce2"/>
          <table:table-cell table:style-name="ce2" table:formula="of:=IF([.H36]&lt;0.7; [.G36]; [.O38])" office:value-type="float" office:value="0.0302121967449167">
            <text:p>3.02E-002</text:p>
          </table:table-cell>
          <table:table-cell table:style-name="ce2" table:formula="of:=IF([.K36]&lt;0.7;[.J36];[.C36])" office:value-type="float" office:value="0.0077298035588632">
            <text:p>7.73E-003</text:p>
          </table:table-cell>
          <table:table-cell table:style-name="ce2" office:value-type="float" office:value="0.0302122">
            <text:p>3.02E-002</text:p>
          </table:table-cell>
          <table:table-cell table:style-name="ce2" office:value-type="float" office:value="0.0077298">
            <text:p>7.73E-003</text:p>
          </table:table-cell>
          <table:table-cell table:style-name="ce2" table:formula="of:=[.M36]/[.O36]" office:value-type="float" office:value="0.999999892259308">
            <text:p>1.00E+000</text:p>
          </table:table-cell>
          <table:table-cell table:formula="of:=[.N36]/[.P36]" office:value-type="float" office:value="1.00000046040819">
            <text:p>1.0000004604</text:p>
          </table:table-cell>
        </table:table-row>
        <table:table-row table:style-name="ro1">
          <table:table-cell table:style-name="ce2" office:value-type="float" office:value="0.0207892">
            <text:p>2.08E-002</text:p>
          </table:table-cell>
          <table:table-cell table:style-name="ce2" office:value-type="float" office:value="0.0488518">
            <text:p>4.89E-002</text:p>
          </table:table-cell>
          <table:table-cell table:style-name="ce2" office:value-type="float" office:value="0.00670446">
            <text:p>6.70E-003</text:p>
          </table:table-cell>
          <table:table-cell table:style-name="ce2" office:value-type="float" office:value="0.0932823">
            <text:p>9.33E-002</text:p>
          </table:table-cell>
          <table:table-cell table:style-name="ce2"/>
          <table:table-cell table:style-name="ce2" office:value-type="float" office:value="0.000135858">
            <text:p>1.36E-004</text:p>
          </table:table-cell>
          <table:table-cell table:style-name="ce2" table:formula="of:=[.F37]/2/[.F$99]" office:value-type="float" office:value="0.0185250130901475">
            <text:p>1.85E-002</text:p>
          </table:table-cell>
          <table:table-cell table:style-name="ce2" office:value-type="float" office:value="0.118185">
            <text:p>1.18E-001</text:p>
          </table:table-cell>
          <table:table-cell table:style-name="ce2" office:value-type="float" office:value="0.0000284504">
            <text:p>2.85E-005</text:p>
          </table:table-cell>
          <table:table-cell table:style-name="ce2" table:formula="of:=[.I37]/2/[.I$99]" office:value-type="float" office:value="0.00437105343211212">
            <text:p>4.37E-003</text:p>
          </table:table-cell>
          <table:table-cell table:style-name="ce2" office:value-type="float" office:value="0.2544">
            <text:p>2.54E-001</text:p>
          </table:table-cell>
          <table:table-cell table:style-name="ce2"/>
          <table:table-cell table:style-name="ce2" table:formula="of:=IF([.H37]&lt;0.7; [.G37]; [.O39])" office:value-type="float" office:value="0.0185250130901475">
            <text:p>1.85E-002</text:p>
          </table:table-cell>
          <table:table-cell table:style-name="ce2" table:formula="of:=IF([.K37]&lt;0.7;[.J37];[.C37])" office:value-type="float" office:value="0.00437105343211212">
            <text:p>4.37E-003</text:p>
          </table:table-cell>
          <table:table-cell table:style-name="ce2" office:value-type="float" office:value="0.018525">
            <text:p>1.85E-002</text:p>
          </table:table-cell>
          <table:table-cell table:style-name="ce2" office:value-type="float" office:value="0.00437105">
            <text:p>4.37E-003</text:p>
          </table:table-cell>
          <table:table-cell table:style-name="ce2" table:formula="of:=[.M37]/[.O37]" office:value-type="float" office:value="1.00000070662065">
            <text:p>1.00E+000</text:p>
          </table:table-cell>
          <table:table-cell table:formula="of:=[.N37]/[.P37]" office:value-type="float" office:value="1.00000078519169">
            <text:p>1.0000007852</text:p>
          </table:table-cell>
        </table:table-row>
        <table:table-row table:style-name="ro1">
          <table:table-cell table:style-name="ce2" office:value-type="float" office:value="0.0120507">
            <text:p>1.21E-002</text:p>
          </table:table-cell>
          <table:table-cell table:style-name="ce2" office:value-type="float" office:value="0.0572463">
            <text:p>5.72E-002</text:p>
          </table:table-cell>
          <table:table-cell table:style-name="ce2" office:value-type="float" office:value="0.00420363">
            <text:p>4.20E-003</text:p>
          </table:table-cell>
          <table:table-cell table:style-name="ce2" office:value-type="float" office:value="0.10472">
            <text:p>1.05E-001</text:p>
          </table:table-cell>
          <table:table-cell table:style-name="ce2"/>
          <table:table-cell table:style-name="ce2" office:value-type="float" office:value="0.0000811151">
            <text:p>8.11E-005</text:p>
          </table:table-cell>
          <table:table-cell table:style-name="ce2" table:formula="of:=[.F38]/2/[.F$99]" office:value-type="float" office:value="0.011060506479623">
            <text:p>1.11E-002</text:p>
          </table:table-cell>
          <table:table-cell table:style-name="ce2" office:value-type="float" office:value="0.144693">
            <text:p>1.45E-001</text:p>
          </table:table-cell>
          <table:table-cell table:style-name="ce2" office:value-type="float" office:value="0.0000178089">
            <text:p>1.78E-005</text:p>
          </table:table-cell>
          <table:table-cell table:style-name="ce2" table:formula="of:=[.I38]/2/[.I$99]" office:value-type="float" office:value="0.00273611806748381">
            <text:p>2.74E-003</text:p>
          </table:table-cell>
          <table:table-cell table:style-name="ce2" office:value-type="float" office:value="0.292427">
            <text:p>2.92E-001</text:p>
          </table:table-cell>
          <table:table-cell table:style-name="ce2"/>
          <table:table-cell table:style-name="ce2" table:formula="of:=IF([.H38]&lt;0.7; [.G38]; [.O40])" office:value-type="float" office:value="0.011060506479623">
            <text:p>1.11E-002</text:p>
          </table:table-cell>
          <table:table-cell table:style-name="ce2" table:formula="of:=IF([.K38]&lt;0.7;[.J38];[.C38])" office:value-type="float" office:value="0.00273611806748381">
            <text:p>2.74E-003</text:p>
          </table:table-cell>
          <table:table-cell table:style-name="ce2" office:value-type="float" office:value="0.0110605">
            <text:p>1.11E-002</text:p>
          </table:table-cell>
          <table:table-cell table:style-name="ce2" office:value-type="float" office:value="0.00273612">
            <text:p>2.74E-003</text:p>
          </table:table-cell>
          <table:table-cell table:style-name="ce2" table:formula="of:=[.M38]/[.O38]" office:value-type="float" office:value="1.00000058583455">
            <text:p>1.00E+000</text:p>
          </table:table-cell>
          <table:table-cell table:formula="of:=[.N38]/[.P38]" office:value-type="float" office:value="0.999999293701963">
            <text:p>0.9999992937</text:p>
          </table:table-cell>
        </table:table-row>
        <table:table-row table:style-name="ro1">
          <table:table-cell table:style-name="ce2" office:value-type="float" office:value="0.0158554">
            <text:p>1.59E-002</text:p>
          </table:table-cell>
          <table:table-cell table:style-name="ce2" office:value-type="float" office:value="0.0710514">
            <text:p>7.11E-002</text:p>
          </table:table-cell>
          <table:table-cell table:style-name="ce2" office:value-type="float" office:value="0.0283079">
            <text:p>2.83E-002</text:p>
          </table:table-cell>
          <table:table-cell table:style-name="ce2" office:value-type="float" office:value="0.0564921">
            <text:p>5.65E-002</text:p>
          </table:table-cell>
          <table:table-cell table:style-name="ce2"/>
          <table:table-cell table:style-name="ce2" office:value-type="float" office:value="0.000105716">
            <text:p>1.06E-004</text:p>
          </table:table-cell>
          <table:table-cell table:style-name="ce2" table:formula="of:=[.F39]/2/[.F$99]" office:value-type="float" office:value="0.0144149794921023">
            <text:p>1.44E-002</text:p>
          </table:table-cell>
          <table:table-cell table:style-name="ce2" office:value-type="float" office:value="0.164129">
            <text:p>1.64E-001</text:p>
          </table:table-cell>
          <table:table-cell table:style-name="ce2" office:value-type="float" office:value="0.000150748">
            <text:p>1.51E-004</text:p>
          </table:table-cell>
          <table:table-cell table:style-name="ce2" table:formula="of:=[.I39]/2/[.I$99]" office:value-type="float" office:value="0.0231605728841787">
            <text:p>2.32E-002</text:p>
          </table:table-cell>
          <table:table-cell table:style-name="ce2" office:value-type="float" office:value="0.233442">
            <text:p>2.33E-001</text:p>
          </table:table-cell>
          <table:table-cell table:style-name="ce2"/>
          <table:table-cell table:style-name="ce2" table:formula="of:=IF([.H39]&lt;0.7; [.G39]; [.O41])" office:value-type="float" office:value="0.0144149794921023">
            <text:p>1.44E-002</text:p>
          </table:table-cell>
          <table:table-cell table:style-name="ce2" table:formula="of:=IF([.K39]&lt;0.7;[.J39];[.C39])" office:value-type="float" office:value="0.0231605728841787">
            <text:p>2.32E-002</text:p>
          </table:table-cell>
          <table:table-cell table:style-name="ce2" office:value-type="float" office:value="0.014415">
            <text:p>1.44E-002</text:p>
          </table:table-cell>
          <table:table-cell table:style-name="ce2" office:value-type="float" office:value="0.0231606">
            <text:p>2.32E-002</text:p>
          </table:table-cell>
          <table:table-cell table:style-name="ce2" table:formula="of:=[.M39]/[.O39]" office:value-type="float" office:value="0.999998577322392">
            <text:p>1.00E+000</text:p>
          </table:table-cell>
          <table:table-cell table:formula="of:=[.N39]/[.P39]" office:value-type="float" office:value="0.999998829226302">
            <text:p>0.9999988292</text:p>
          </table:table-cell>
        </table:table-row>
        <table:table-row table:style-name="ro1">
          <table:table-cell table:style-name="ce2" office:value-type="float" office:value="0.0413709">
            <text:p>4.14E-002</text:p>
          </table:table-cell>
          <table:table-cell table:style-name="ce2" office:value-type="float" office:value="0.0432271">
            <text:p>4.32E-002</text:p>
          </table:table-cell>
          <table:table-cell table:style-name="ce2" office:value-type="float" office:value="0.074102">
            <text:p>7.41E-002</text:p>
          </table:table-cell>
          <table:table-cell table:style-name="ce2" office:value-type="float" office:value="0.0347547">
            <text:p>3.48E-002</text:p>
          </table:table-cell>
          <table:table-cell table:style-name="ce2"/>
          <table:table-cell table:style-name="ce2" office:value-type="float" office:value="0.00029378">
            <text:p>2.94E-004</text:p>
          </table:table-cell>
          <table:table-cell table:style-name="ce2" table:formula="of:=[.F40]/2/[.F$99]" office:value-type="float" office:value="0.0400585784099834">
            <text:p>4.01E-002</text:p>
          </table:table-cell>
          <table:table-cell table:style-name="ce2" office:value-type="float" office:value="0.109411">
            <text:p>1.09E-001</text:p>
          </table:table-cell>
          <table:table-cell table:style-name="ce2" office:value-type="float" office:value="0.0005441">
            <text:p>5.44E-004</text:p>
          </table:table-cell>
          <table:table-cell table:style-name="ce2" table:formula="of:=[.I40]/2/[.I$99]" office:value-type="float" office:value="0.0835942613254015">
            <text:p>8.36E-002</text:p>
          </table:table-cell>
          <table:table-cell table:style-name="ce2" office:value-type="float" office:value="0.152519">
            <text:p>1.53E-001</text:p>
          </table:table-cell>
          <table:table-cell table:style-name="ce2"/>
          <table:table-cell table:style-name="ce2" table:formula="of:=IF([.H40]&lt;0.7; [.G40]; [.O42])" office:value-type="float" office:value="0.0400585784099834">
            <text:p>4.01E-002</text:p>
          </table:table-cell>
          <table:table-cell table:style-name="ce2" table:formula="of:=IF([.K40]&lt;0.7;[.J40];[.C40])" office:value-type="float" office:value="0.0835942613254015">
            <text:p>8.36E-002</text:p>
          </table:table-cell>
          <table:table-cell table:style-name="ce2" office:value-type="float" office:value="0.0400586">
            <text:p>4.01E-002</text:p>
          </table:table-cell>
          <table:table-cell table:style-name="ce2" office:value-type="float" office:value="0.0835943">
            <text:p>8.36E-002</text:p>
          </table:table-cell>
          <table:table-cell table:style-name="ce2" table:formula="of:=[.M40]/[.O40]" office:value-type="float" office:value="0.999999461039163">
            <text:p>1.00E+000</text:p>
          </table:table-cell>
          <table:table-cell table:formula="of:=[.N40]/[.P40]" office:value-type="float" office:value="0.999999537353641">
            <text:p>0.9999995374</text:p>
          </table:table-cell>
        </table:table-row>
        <table:table-row table:style-name="ro1">
          <table:table-cell table:style-name="ce2" office:value-type="float" office:value="0.0531267">
            <text:p>5.31E-002</text:p>
          </table:table-cell>
          <table:table-cell table:style-name="ce2" office:value-type="float" office:value="0.0365647">
            <text:p>3.66E-002</text:p>
          </table:table-cell>
          <table:table-cell table:style-name="ce2" office:value-type="float" office:value="0.0318239">
            <text:p>3.18E-002</text:p>
          </table:table-cell>
          <table:table-cell table:style-name="ce2" office:value-type="float" office:value="0.0509654">
            <text:p>5.10E-002</text:p>
          </table:table-cell>
          <table:table-cell table:style-name="ce2"/>
          <table:table-cell table:style-name="ce2" office:value-type="float" office:value="0.000277292">
            <text:p>2.77E-004</text:p>
          </table:table-cell>
          <table:table-cell table:style-name="ce2" table:formula="of:=[.F41]/2/[.F$99]" office:value-type="float" office:value="0.0378103455798935">
            <text:p>3.78E-002</text:p>
          </table:table-cell>
          <table:table-cell table:style-name="ce2" office:value-type="float" office:value="0.108421">
            <text:p>1.08E-001</text:p>
          </table:table-cell>
          <table:table-cell table:style-name="ce2" office:value-type="float" office:value="0.000189042">
            <text:p>1.89E-004</text:p>
          </table:table-cell>
          <table:table-cell table:style-name="ce2" table:formula="of:=[.I41]/2/[.I$99]" office:value-type="float" office:value="0.0290439741765789">
            <text:p>2.90E-002</text:p>
          </table:table-cell>
          <table:table-cell table:style-name="ce2" office:value-type="float" office:value="0.134153">
            <text:p>1.34E-001</text:p>
          </table:table-cell>
          <table:table-cell table:style-name="ce2"/>
          <table:table-cell table:style-name="ce2" table:formula="of:=IF([.H41]&lt;0.7; [.G41]; [.O43])" office:value-type="float" office:value="0.0378103455798935">
            <text:p>3.78E-002</text:p>
          </table:table-cell>
          <table:table-cell table:style-name="ce2" table:formula="of:=IF([.K41]&lt;0.7;[.J41];[.C41])" office:value-type="float" office:value="0.0290439741765789">
            <text:p>2.90E-002</text:p>
          </table:table-cell>
          <table:table-cell table:style-name="ce2" office:value-type="float" office:value="0.0378103">
            <text:p>3.78E-002</text:p>
          </table:table-cell>
          <table:table-cell table:style-name="ce2" office:value-type="float" office:value="0.029044">
            <text:p>2.90E-002</text:p>
          </table:table-cell>
          <table:table-cell table:style-name="ce2" table:formula="of:=[.M41]/[.O41]" office:value-type="float" office:value="1.00000120548881">
            <text:p>1.00E+000</text:p>
          </table:table-cell>
          <table:table-cell table:formula="of:=[.N41]/[.P41]" office:value-type="float" office:value="0.999999110886202">
            <text:p>0.9999991109</text:p>
          </table:table-cell>
        </table:table-row>
        <table:table-row table:style-name="ro1">
          <table:table-cell table:style-name="ce2" office:value-type="float" office:value="0.0204932">
            <text:p>2.05E-002</text:p>
          </table:table-cell>
          <table:table-cell table:style-name="ce2" office:value-type="float" office:value="0.0778684">
            <text:p>7.79E-002</text:p>
          </table:table-cell>
          <table:table-cell table:style-name="ce2" office:value-type="float" office:value="0.0135831">
            <text:p>1.36E-002</text:p>
          </table:table-cell>
          <table:table-cell table:style-name="ce2" office:value-type="float" office:value="0.101158">
            <text:p>1.01E-001</text:p>
          </table:table-cell>
          <table:table-cell table:style-name="ce2"/>
          <table:table-cell table:style-name="ce2" office:value-type="float" office:value="0.000143697">
            <text:p>1.44E-004</text:p>
          </table:table-cell>
          <table:table-cell table:style-name="ce2" table:formula="of:=[.F42]/2/[.F$99]" office:value-type="float" office:value="0.0195939054455014">
            <text:p>1.96E-002</text:p>
          </table:table-cell>
          <table:table-cell table:style-name="ce2" office:value-type="float" office:value="0.192092">
            <text:p>1.92E-001</text:p>
          </table:table-cell>
          <table:table-cell table:style-name="ce2" office:value-type="float" office:value="0.0000703921">
            <text:p>7.04E-005</text:p>
          </table:table-cell>
          <table:table-cell table:style-name="ce2" table:formula="of:=[.I42]/2/[.I$99]" office:value-type="float" office:value="0.0108148788874174">
            <text:p>1.08E-002</text:p>
          </table:table-cell>
          <table:table-cell table:style-name="ce2" office:value-type="float" office:value="0.238417">
            <text:p>2.38E-001</text:p>
          </table:table-cell>
          <table:table-cell table:style-name="ce2"/>
          <table:table-cell table:style-name="ce2" table:formula="of:=IF([.H42]&lt;0.7; [.G42]; [.O44])" office:value-type="float" office:value="0.0195939054455014">
            <text:p>1.96E-002</text:p>
          </table:table-cell>
          <table:table-cell table:style-name="ce2" table:formula="of:=IF([.K42]&lt;0.7;[.J42];[.C42])" office:value-type="float" office:value="0.0108148788874174">
            <text:p>1.08E-002</text:p>
          </table:table-cell>
          <table:table-cell table:style-name="ce2" office:value-type="float" office:value="0.0195939">
            <text:p>1.96E-002</text:p>
          </table:table-cell>
          <table:table-cell table:style-name="ce2" office:value-type="float" office:value="0.0108149">
            <text:p>1.08E-002</text:p>
          </table:table-cell>
          <table:table-cell table:style-name="ce2" table:formula="of:=[.M42]/[.O42]" office:value-type="float" office:value="1.0000002779182">
            <text:p>1.00E+000</text:p>
          </table:table-cell>
          <table:table-cell table:formula="of:=[.N42]/[.P42]" office:value-type="float" office:value="0.999998047824518">
            <text:p>0.9999980478</text:p>
          </table:table-cell>
        </table:table-row>
        <table:table-row table:style-name="ro1">
          <table:table-cell table:style-name="ce2" office:value-type="float" office:value="0.0172205">
            <text:p>1.72E-002</text:p>
          </table:table-cell>
          <table:table-cell table:style-name="ce2" office:value-type="float" office:value="0.0863216">
            <text:p>8.63E-002</text:p>
          </table:table-cell>
          <table:table-cell table:style-name="ce2" office:value-type="float" office:value="0.00851011">
            <text:p>8.51E-003</text:p>
          </table:table-cell>
          <table:table-cell table:style-name="ce2" office:value-type="float" office:value="0.133133">
            <text:p>1.33E-001</text:p>
          </table:table-cell>
          <table:table-cell table:style-name="ce2"/>
          <table:table-cell table:style-name="ce2" office:value-type="float" office:value="0.000113383">
            <text:p>1.13E-004</text:p>
          </table:table-cell>
          <table:table-cell table:style-name="ce2" table:formula="of:=[.F43]/2/[.F$99]" office:value-type="float" office:value="0.0154604186665503">
            <text:p>1.55E-002</text:p>
          </table:table-cell>
          <table:table-cell table:style-name="ce2" office:value-type="float" office:value="0.248013">
            <text:p>2.48E-001</text:p>
          </table:table-cell>
          <table:table-cell table:style-name="ce2" office:value-type="float" office:value="0.000057886">
            <text:p>5.79E-005</text:p>
          </table:table-cell>
          <table:table-cell table:style-name="ce2" table:formula="of:=[.I43]/2/[.I$99]" office:value-type="float" office:value="0.00889347070590368">
            <text:p>8.89E-003</text:p>
          </table:table-cell>
          <table:table-cell table:style-name="ce2" office:value-type="float" office:value="0.295291">
            <text:p>2.95E-001</text:p>
          </table:table-cell>
          <table:table-cell table:style-name="ce2"/>
          <table:table-cell table:style-name="ce2" table:formula="of:=IF([.H43]&lt;0.7; [.G43]; [.O45])" office:value-type="float" office:value="0.0154604186665503">
            <text:p>1.55E-002</text:p>
          </table:table-cell>
          <table:table-cell table:style-name="ce2" table:formula="of:=IF([.K43]&lt;0.7;[.J43];[.C43])" office:value-type="float" office:value="0.00889347070590368">
            <text:p>8.89E-003</text:p>
          </table:table-cell>
          <table:table-cell table:style-name="ce2" office:value-type="float" office:value="0.0154604">
            <text:p>1.55E-002</text:p>
          </table:table-cell>
          <table:table-cell table:style-name="ce2" office:value-type="float" office:value="0.00889347">
            <text:p>8.89E-003</text:p>
          </table:table-cell>
          <table:table-cell table:style-name="ce2" table:formula="of:=[.M43]/[.O43]" office:value-type="float" office:value="1.00000120737823">
            <text:p>1.00E+000</text:p>
          </table:table-cell>
          <table:table-cell table:formula="of:=[.N43]/[.P43]" office:value-type="float" office:value="1.00000007937326">
            <text:p>1.0000000794</text:p>
          </table:table-cell>
        </table:table-row>
        <table:table-row table:style-name="ro1">
          <table:table-cell table:style-name="ce2" office:value-type="float" office:value="0.00902163">
            <text:p>9.02E-003</text:p>
          </table:table-cell>
          <table:table-cell table:style-name="ce2" office:value-type="float" office:value="0.105514">
            <text:p>1.06E-001</text:p>
          </table:table-cell>
          <table:table-cell table:style-name="ce2" office:value-type="float" office:value="0.00349994">
            <text:p>3.50E-003</text:p>
          </table:table-cell>
          <table:table-cell table:style-name="ce2" office:value-type="float" office:value="0.171985">
            <text:p>1.72E-001</text:p>
          </table:table-cell>
          <table:table-cell table:style-name="ce2"/>
          <table:table-cell table:style-name="ce2" office:value-type="float" office:value="0.0000632908">
            <text:p>6.33E-005</text:p>
          </table:table-cell>
          <table:table-cell table:style-name="ce2" table:formula="of:=[.F44]/2/[.F$99]" office:value-type="float" office:value="0.00863006152369317">
            <text:p>8.63E-003</text:p>
          </table:table-cell>
          <table:table-cell table:style-name="ce2" office:value-type="float" office:value="0.257603">
            <text:p>2.58E-001</text:p>
          </table:table-cell>
          <table:table-cell table:style-name="ce2" office:value-type="float" office:value="0.0000315798">
            <text:p>3.16E-005</text:p>
          </table:table-cell>
          <table:table-cell table:style-name="ce2" table:formula="of:=[.I44]/2/[.I$99]" office:value-type="float" office:value="0.00485184718581863">
            <text:p>4.85E-003</text:p>
          </table:table-cell>
          <table:table-cell table:style-name="ce2" office:value-type="float" office:value="0.349819">
            <text:p>3.50E-001</text:p>
          </table:table-cell>
          <table:table-cell table:style-name="ce2"/>
          <table:table-cell table:style-name="ce2" table:formula="of:=IF([.H44]&lt;0.7; [.G44]; [.O46])" office:value-type="float" office:value="0.00863006152369317">
            <text:p>8.63E-003</text:p>
          </table:table-cell>
          <table:table-cell table:style-name="ce2" table:formula="of:=IF([.K44]&lt;0.7;[.J44];[.C44])" office:value-type="float" office:value="0.00485184718581863">
            <text:p>4.85E-003</text:p>
          </table:table-cell>
          <table:table-cell table:style-name="ce2" office:value-type="float" office:value="0.00863006">
            <text:p>8.63E-003</text:p>
          </table:table-cell>
          <table:table-cell table:style-name="ce2" office:value-type="float" office:value="0.00485185">
            <text:p>4.85E-003</text:p>
          </table:table-cell>
          <table:table-cell table:style-name="ce2" table:formula="of:=[.M44]/[.O44]" office:value-type="float" office:value="1.0000001765565">
            <text:p>1.00E+000</text:p>
          </table:table-cell>
          <table:table-cell table:formula="of:=[.N44]/[.P44]" office:value-type="float" office:value="0.999999419977664">
            <text:p>0.99999942</text:p>
          </table:table-cell>
        </table:table-row>
        <table:table-row table:style-name="ro1">
          <table:table-cell table:style-name="ce2" office:value-type="float" office:value="0.0129944">
            <text:p>1.30E-002</text:p>
          </table:table-cell>
          <table:table-cell table:style-name="ce2" office:value-type="float" office:value="0.0741548">
            <text:p>7.42E-002</text:p>
          </table:table-cell>
          <table:table-cell table:style-name="ce2" office:value-type="float" office:value="0.0200091">
            <text:p>2.00E-002</text:p>
          </table:table-cell>
          <table:table-cell table:style-name="ce2" office:value-type="float" office:value="0.0620489">
            <text:p>6.20E-002</text:p>
          </table:table-cell>
          <table:table-cell table:style-name="ce2"/>
          <table:table-cell table:style-name="ce2" office:value-type="float" office:value="0.0000978227">
            <text:p>9.78E-005</text:p>
          </table:table-cell>
          <table:table-cell table:style-name="ce2" table:formula="of:=[.F45]/2/[.F$99]" office:value-type="float" office:value="0.0133386830220787">
            <text:p>1.33E-002</text:p>
          </table:table-cell>
          <table:table-cell table:style-name="ce2" office:value-type="float" office:value="0.160836">
            <text:p>1.61E-001</text:p>
          </table:table-cell>
          <table:table-cell table:style-name="ce2" office:value-type="float" office:value="0.000152836">
            <text:p>1.53E-004</text:p>
          </table:table-cell>
          <table:table-cell table:style-name="ce2" table:formula="of:=[.I45]/2/[.I$99]" office:value-type="float" office:value="0.0234813683586272">
            <text:p>2.35E-002</text:p>
          </table:table-cell>
          <table:table-cell table:style-name="ce2" office:value-type="float" office:value="0.338156">
            <text:p>3.38E-001</text:p>
          </table:table-cell>
          <table:table-cell table:style-name="ce2"/>
          <table:table-cell table:style-name="ce2" table:formula="of:=IF([.H45]&lt;0.7; [.G45]; [.O47])" office:value-type="float" office:value="0.0133386830220787">
            <text:p>1.33E-002</text:p>
          </table:table-cell>
          <table:table-cell table:style-name="ce2" table:formula="of:=IF([.K45]&lt;0.7;[.J45];[.C45])" office:value-type="float" office:value="0.0234813683586272">
            <text:p>2.35E-002</text:p>
          </table:table-cell>
          <table:table-cell table:style-name="ce2" office:value-type="float" office:value="0.0133387">
            <text:p>1.33E-002</text:p>
          </table:table-cell>
          <table:table-cell table:style-name="ce2" office:value-type="float" office:value="0.0234814">
            <text:p>2.35E-002</text:p>
          </table:table-cell>
          <table:table-cell table:style-name="ce2" table:formula="of:=[.M45]/[.O45]" office:value-type="float" office:value="0.999998727168218">
            <text:p>1.00E+000</text:p>
          </table:table-cell>
          <table:table-cell table:formula="of:=[.N45]/[.P45]" office:value-type="float" office:value="0.999998652492067">
            <text:p>0.9999986525</text:p>
          </table:table-cell>
        </table:table-row>
        <table:table-row table:style-name="ro1">
          <table:table-cell table:style-name="ce2" office:value-type="float" office:value="0.0233097">
            <text:p>2.33E-002</text:p>
          </table:table-cell>
          <table:table-cell table:style-name="ce2" office:value-type="float" office:value="0.0527208">
            <text:p>5.27E-002</text:p>
          </table:table-cell>
          <table:table-cell table:style-name="ce2" office:value-type="float" office:value="0.0371846">
            <text:p>3.72E-002</text:p>
          </table:table-cell>
          <table:table-cell table:style-name="ce2" office:value-type="float" office:value="0.0439374">
            <text:p>4.39E-002</text:p>
          </table:table-cell>
          <table:table-cell table:style-name="ce2"/>
          <table:table-cell table:style-name="ce2" office:value-type="float" office:value="0.000181505">
            <text:p>1.82E-004</text:p>
          </table:table-cell>
          <table:table-cell table:style-name="ce2" table:formula="of:=[.F46]/2/[.F$99]" office:value-type="float" office:value="0.0247492418622916">
            <text:p>2.47E-002</text:p>
          </table:table-cell>
          <table:table-cell table:style-name="ce2" office:value-type="float" office:value="0.122494">
            <text:p>1.22E-001</text:p>
          </table:table-cell>
          <table:table-cell table:style-name="ce2" office:value-type="float" office:value="0.000217261">
            <text:p>2.17E-004</text:p>
          </table:table-cell>
          <table:table-cell table:style-name="ce2" table:formula="of:=[.I46]/2/[.I$99]" office:value-type="float" office:value="0.0333794758496932">
            <text:p>3.34E-002</text:p>
          </table:table-cell>
          <table:table-cell table:style-name="ce2" office:value-type="float" office:value="0.181615">
            <text:p>1.82E-001</text:p>
          </table:table-cell>
          <table:table-cell table:style-name="ce2"/>
          <table:table-cell table:style-name="ce2" table:formula="of:=IF([.H46]&lt;0.7; [.G46]; [.O48])" office:value-type="float" office:value="0.0247492418622916">
            <text:p>2.47E-002</text:p>
          </table:table-cell>
          <table:table-cell table:style-name="ce2" table:formula="of:=IF([.K46]&lt;0.7;[.J46];[.C46])" office:value-type="float" office:value="0.0333794758496932">
            <text:p>3.34E-002</text:p>
          </table:table-cell>
          <table:table-cell table:style-name="ce2" office:value-type="float" office:value="0.0247492">
            <text:p>2.47E-002</text:p>
          </table:table-cell>
          <table:table-cell table:style-name="ce2" office:value-type="float" office:value="0.0333795">
            <text:p>3.34E-002</text:p>
          </table:table-cell>
          <table:table-cell table:style-name="ce2" table:formula="of:=[.M46]/[.O46]" office:value-type="float" office:value="1.0000016914604">
            <text:p>1.00E+000</text:p>
          </table:table-cell>
          <table:table-cell table:formula="of:=[.N46]/[.P46]" office:value-type="float" office:value="0.999999276492853">
            <text:p>0.9999992765</text:p>
          </table:table-cell>
        </table:table-row>
        <table:table-row table:style-name="ro1">
          <table:table-cell table:style-name="ce2" office:value-type="float" office:value="0.0264443">
            <text:p>2.64E-002</text:p>
          </table:table-cell>
          <table:table-cell table:style-name="ce2" office:value-type="float" office:value="0.0475743">
            <text:p>4.76E-002</text:p>
          </table:table-cell>
          <table:table-cell table:style-name="ce2" office:value-type="float" office:value="0.0203566">
            <text:p>2.04E-002</text:p>
          </table:table-cell>
          <table:table-cell table:style-name="ce2" office:value-type="float" office:value="0.0585587">
            <text:p>5.86E-002</text:p>
          </table:table-cell>
          <table:table-cell table:style-name="ce2"/>
          <table:table-cell table:style-name="ce2" office:value-type="float" office:value="0.000155893">
            <text:p>1.56E-004</text:p>
          </table:table-cell>
          <table:table-cell table:style-name="ce2" table:formula="of:=[.F47]/2/[.F$99]" office:value-type="float" office:value="0.0212568995985688">
            <text:p>2.13E-002</text:p>
          </table:table-cell>
          <table:table-cell table:style-name="ce2" office:value-type="float" office:value="0.123172">
            <text:p>1.23E-001</text:p>
          </table:table-cell>
          <table:table-cell table:style-name="ce2" office:value-type="float" office:value="0.000136317">
            <text:p>1.36E-004</text:p>
          </table:table-cell>
          <table:table-cell table:style-name="ce2" table:formula="of:=[.I47]/2/[.I$99]" office:value-type="float" office:value="0.0209434275337158">
            <text:p>2.09E-002</text:p>
          </table:table-cell>
          <table:table-cell table:style-name="ce2" office:value-type="float" office:value="0.167331">
            <text:p>1.67E-001</text:p>
          </table:table-cell>
          <table:table-cell table:style-name="ce2"/>
          <table:table-cell table:style-name="ce2" table:formula="of:=IF([.H47]&lt;0.7; [.G47]; [.O49])" office:value-type="float" office:value="0.0212568995985688">
            <text:p>2.13E-002</text:p>
          </table:table-cell>
          <table:table-cell table:style-name="ce2" table:formula="of:=IF([.K47]&lt;0.7;[.J47];[.C47])" office:value-type="float" office:value="0.0209434275337158">
            <text:p>2.09E-002</text:p>
          </table:table-cell>
          <table:table-cell table:style-name="ce2" office:value-type="float" office:value="0.0212569">
            <text:p>2.13E-002</text:p>
          </table:table-cell>
          <table:table-cell table:style-name="ce2" office:value-type="float" office:value="0.0209434">
            <text:p>2.09E-002</text:p>
          </table:table-cell>
          <table:table-cell table:style-name="ce2" table:formula="of:=[.M47]/[.O47]" office:value-type="float" office:value="0.999999981115252">
            <text:p>1.00E+000</text:p>
          </table:table-cell>
          <table:table-cell table:formula="of:=[.N47]/[.P47]" office:value-type="float" office:value="1.00000131467268">
            <text:p>1.0000013147</text:p>
          </table:table-cell>
        </table:table-row>
        <table:table-row table:style-name="ro1">
          <table:table-cell table:style-name="ce2" office:value-type="float" office:value="0.0177099">
            <text:p>1.77E-002</text:p>
          </table:table-cell>
          <table:table-cell table:style-name="ce2" office:value-type="float" office:value="0.0830277">
            <text:p>8.30E-002</text:p>
          </table:table-cell>
          <table:table-cell table:style-name="ce2" office:value-type="float" office:value="0.0113961">
            <text:p>1.14E-002</text:p>
          </table:table-cell>
          <table:table-cell table:style-name="ce2" office:value-type="float" office:value="0.109214">
            <text:p>1.09E-001</text:p>
          </table:table-cell>
          <table:table-cell table:style-name="ce2"/>
          <table:table-cell table:style-name="ce2" office:value-type="float" office:value="0.000110659">
            <text:p>1.11E-004</text:p>
          </table:table-cell>
          <table:table-cell table:style-name="ce2" table:formula="of:=[.F48]/2/[.F$99]" office:value-type="float" office:value="0.0150889857317392">
            <text:p>1.51E-002</text:p>
          </table:table-cell>
          <table:table-cell table:style-name="ce2" office:value-type="float" office:value="0.23754">
            <text:p>2.38E-001</text:p>
          </table:table-cell>
          <table:table-cell table:style-name="ce2" office:value-type="float" office:value="0.0000703163">
            <text:p>7.03E-005</text:p>
          </table:table-cell>
          <table:table-cell table:style-name="ce2" table:formula="of:=[.I48]/2/[.I$99]" office:value-type="float" office:value="0.0108032331513239">
            <text:p>1.08E-002</text:p>
          </table:table-cell>
          <table:table-cell table:style-name="ce2" office:value-type="float" office:value="0.252016">
            <text:p>2.52E-001</text:p>
          </table:table-cell>
          <table:table-cell table:style-name="ce2"/>
          <table:table-cell table:style-name="ce2" table:formula="of:=IF([.H48]&lt;0.7; [.G48]; [.O50])" office:value-type="float" office:value="0.0150889857317392">
            <text:p>1.51E-002</text:p>
          </table:table-cell>
          <table:table-cell table:style-name="ce2" table:formula="of:=IF([.K48]&lt;0.7;[.J48];[.C48])" office:value-type="float" office:value="0.0108032331513239">
            <text:p>1.08E-002</text:p>
          </table:table-cell>
          <table:table-cell table:style-name="ce2" office:value-type="float" office:value="0.015089">
            <text:p>1.51E-002</text:p>
          </table:table-cell>
          <table:table-cell table:style-name="ce2" office:value-type="float" office:value="0.0108032">
            <text:p>1.08E-002</text:p>
          </table:table-cell>
          <table:table-cell table:style-name="ce2" table:formula="of:=[.M48]/[.O48]" office:value-type="float" office:value="0.999999054393217">
            <text:p>1.00E+000</text:p>
          </table:table-cell>
          <table:table-cell table:formula="of:=[.N48]/[.P48]" office:value-type="float" office:value="1.0000030686578">
            <text:p>1.0000030687</text:p>
          </table:table-cell>
        </table:table-row>
        <table:table-row table:style-name="ro1">
          <table:table-cell table:style-name="ce2" office:value-type="float" office:value="0.0127358">
            <text:p>1.27E-002</text:p>
          </table:table-cell>
          <table:table-cell table:style-name="ce2" office:value-type="float" office:value="0.0973246">
            <text:p>9.73E-002</text:p>
          </table:table-cell>
          <table:table-cell table:style-name="ce2" office:value-type="float" office:value="0.00787604">
            <text:p>7.88E-003</text:p>
          </table:table-cell>
          <table:table-cell table:style-name="ce2" office:value-type="float" office:value="0.134556">
            <text:p>1.35E-001</text:p>
          </table:table-cell>
          <table:table-cell table:style-name="ce2"/>
          <table:table-cell table:style-name="ce2" office:value-type="float" office:value="0.0000661945">
            <text:p>6.62E-005</text:p>
          </table:table-cell>
          <table:table-cell table:style-name="ce2" table:formula="of:=[.F49]/2/[.F$99]" office:value-type="float" office:value="0.00902599757832272">
            <text:p>9.03E-003</text:p>
          </table:table-cell>
          <table:table-cell table:style-name="ce2" office:value-type="float" office:value="0.287399">
            <text:p>2.87E-001</text:p>
          </table:table-cell>
          <table:table-cell table:style-name="ce2" office:value-type="float" office:value="0.0000525019">
            <text:p>5.25E-005</text:p>
          </table:table-cell>
          <table:table-cell table:style-name="ce2" table:formula="of:=[.I49]/2/[.I$99]" office:value-type="float" office:value="0.00806627007660375">
            <text:p>8.07E-003</text:p>
          </table:table-cell>
          <table:table-cell table:style-name="ce2" office:value-type="float" office:value="0.289197">
            <text:p>2.89E-001</text:p>
          </table:table-cell>
          <table:table-cell table:style-name="ce2"/>
          <table:table-cell table:style-name="ce2" table:formula="of:=IF([.H49]&lt;0.7; [.G49]; [.O51])" office:value-type="float" office:value="0.00902599757832272">
            <text:p>9.03E-003</text:p>
          </table:table-cell>
          <table:table-cell table:style-name="ce2" table:formula="of:=IF([.K49]&lt;0.7;[.J49];[.C49])" office:value-type="float" office:value="0.00806627007660375">
            <text:p>8.07E-003</text:p>
          </table:table-cell>
          <table:table-cell table:style-name="ce2" office:value-type="float" office:value="0.009026">
            <text:p>9.03E-003</text:p>
          </table:table-cell>
          <table:table-cell table:style-name="ce2" office:value-type="float" office:value="0.00806627">
            <text:p>8.07E-003</text:p>
          </table:table-cell>
          <table:table-cell table:style-name="ce2" table:formula="of:=[.M49]/[.O49]" office:value-type="float" office:value="0.999999731699836">
            <text:p>1.00E+000</text:p>
          </table:table-cell>
          <table:table-cell table:formula="of:=[.N49]/[.P49]" office:value-type="float" office:value="1.0000000094968">
            <text:p>1.0000000095</text:p>
          </table:table-cell>
        </table:table-row>
        <table:table-row table:style-name="ro1">
          <table:table-cell table:style-name="ce2" office:value-type="float" office:value="0.00769268">
            <text:p>7.69E-003</text:p>
          </table:table-cell>
          <table:table-cell table:style-name="ce2" office:value-type="float" office:value="0.117342">
            <text:p>1.17E-001</text:p>
          </table:table-cell>
          <table:table-cell table:style-name="ce2" office:value-type="float" office:value="0.00481469">
            <text:p>4.81E-003</text:p>
          </table:table-cell>
          <table:table-cell table:style-name="ce2" office:value-type="float" office:value="0.15167">
            <text:p>1.52E-001</text:p>
          </table:table-cell>
          <table:table-cell table:style-name="ce2"/>
          <table:table-cell table:style-name="ce2" office:value-type="float" office:value="0.0000323767">
            <text:p>3.24E-005</text:p>
          </table:table-cell>
          <table:table-cell table:style-name="ce2" table:formula="of:=[.F50]/2/[.F$99]" office:value-type="float" office:value="0.00441474768740728">
            <text:p>4.41E-003</text:p>
          </table:table-cell>
          <table:table-cell table:style-name="ce2" office:value-type="float" office:value="0.366765">
            <text:p>3.67E-001</text:p>
          </table:table-cell>
          <table:table-cell table:style-name="ce2" office:value-type="float" office:value="0.0000374083">
            <text:p>3.74E-005</text:p>
          </table:table-cell>
          <table:table-cell table:style-name="ce2" table:formula="of:=[.I50]/2/[.I$99]" office:value-type="float" office:value="0.00574732439981441">
            <text:p>5.75E-003</text:p>
          </table:table-cell>
          <table:table-cell table:style-name="ce2" office:value-type="float" office:value="0.287639">
            <text:p>2.88E-001</text:p>
          </table:table-cell>
          <table:table-cell table:style-name="ce2"/>
          <table:table-cell table:style-name="ce2" table:formula="of:=IF([.H50]&lt;0.7; [.G50]; [.O52])" office:value-type="float" office:value="0.00441474768740728">
            <text:p>4.41E-003</text:p>
          </table:table-cell>
          <table:table-cell table:style-name="ce2" table:formula="of:=IF([.K50]&lt;0.7;[.J50];[.C50])" office:value-type="float" office:value="0.00574732439981441">
            <text:p>5.75E-003</text:p>
          </table:table-cell>
          <table:table-cell table:style-name="ce2" office:value-type="float" office:value="0.00441475">
            <text:p>4.41E-003</text:p>
          </table:table-cell>
          <table:table-cell table:style-name="ce2" office:value-type="float" office:value="0.00574732">
            <text:p>5.75E-003</text:p>
          </table:table-cell>
          <table:table-cell table:style-name="ce2" table:formula="of:=[.M50]/[.O50]" office:value-type="float" office:value="0.999999476166777">
            <text:p>1.00E+000</text:p>
          </table:table-cell>
          <table:table-cell table:formula="of:=[.N50]/[.P50]" office:value-type="float" office:value="1.00000076554192">
            <text:p>1.0000007655</text:p>
          </table:table-cell>
        </table:table-row>
        <table:table-row table:style-name="ro1">
          <table:table-cell table:style-name="ce2" office:value-type="float" office:value="0.00930753">
            <text:p>9.31E-003</text:p>
          </table:table-cell>
          <table:table-cell table:style-name="ce2" office:value-type="float" office:value="0.0683772">
            <text:p>6.84E-002</text:p>
          </table:table-cell>
          <table:table-cell table:style-name="ce2" office:value-type="float" office:value="0.0192063">
            <text:p>1.92E-002</text:p>
          </table:table-cell>
          <table:table-cell table:style-name="ce2" office:value-type="float" office:value="0.0520404">
            <text:p>5.20E-002</text:p>
          </table:table-cell>
          <table:table-cell table:style-name="ce2"/>
          <table:table-cell table:style-name="ce2" office:value-type="float" office:value="0.0000752893">
            <text:p>7.53E-005</text:p>
          </table:table-cell>
          <table:table-cell table:style-name="ce2" table:formula="of:=[.F51]/2/[.F$99]" office:value-type="float" office:value="0.0102661254254298">
            <text:p>1.03E-002</text:p>
          </table:table-cell>
          <table:table-cell table:style-name="ce2" office:value-type="float" office:value="0.152095">
            <text:p>1.52E-001</text:p>
          </table:table-cell>
          <table:table-cell table:style-name="ce2" office:value-type="float" office:value="0.000121815">
            <text:p>1.22E-004</text:p>
          </table:table-cell>
          <table:table-cell table:style-name="ce2" table:formula="of:=[.I51]/2/[.I$99]" office:value-type="float" office:value="0.0187153739080202">
            <text:p>1.87E-002</text:p>
          </table:table-cell>
          <table:table-cell table:style-name="ce2" office:value-type="float" office:value="0.181923">
            <text:p>1.82E-001</text:p>
          </table:table-cell>
          <table:table-cell table:style-name="ce2"/>
          <table:table-cell table:style-name="ce2" table:formula="of:=IF([.H51]&lt;0.7; [.G51]; [.O53])" office:value-type="float" office:value="0.0102661254254298">
            <text:p>1.03E-002</text:p>
          </table:table-cell>
          <table:table-cell table:style-name="ce2" table:formula="of:=IF([.K51]&lt;0.7;[.J51];[.C51])" office:value-type="float" office:value="0.0187153739080202">
            <text:p>1.87E-002</text:p>
          </table:table-cell>
          <table:table-cell table:style-name="ce2" office:value-type="float" office:value="0.0102661">
            <text:p>1.03E-002</text:p>
          </table:table-cell>
          <table:table-cell table:style-name="ce2" office:value-type="float" office:value="0.0187154">
            <text:p>1.87E-002</text:p>
          </table:table-cell>
          <table:table-cell table:style-name="ce2" table:formula="of:=[.M51]/[.O51]" office:value-type="float" office:value="1.0000024766396">
            <text:p>1.00E+000</text:p>
          </table:table-cell>
          <table:table-cell table:formula="of:=[.N51]/[.P51]" office:value-type="float" office:value="0.999998605855082">
            <text:p>0.9999986059</text:p>
          </table:table-cell>
        </table:table-row>
        <table:table-row table:style-name="ro1">
          <table:table-cell table:style-name="ce2" office:value-type="float" office:value="0.0168542">
            <text:p>1.69E-002</text:p>
          </table:table-cell>
          <table:table-cell table:style-name="ce2" office:value-type="float" office:value="0.0528927">
            <text:p>5.29E-002</text:p>
          </table:table-cell>
          <table:table-cell table:style-name="ce2" office:value-type="float" office:value="0.0276472">
            <text:p>2.76E-002</text:p>
          </table:table-cell>
          <table:table-cell table:style-name="ce2" office:value-type="float" office:value="0.045442">
            <text:p>4.54E-002</text:p>
          </table:table-cell>
          <table:table-cell table:style-name="ce2"/>
          <table:table-cell table:style-name="ce2" office:value-type="float" office:value="0.000141626">
            <text:p>1.42E-004</text:p>
          </table:table-cell>
          <table:table-cell table:style-name="ce2" table:formula="of:=[.F52]/2/[.F$99]" office:value-type="float" office:value="0.0193115127847107">
            <text:p>1.93E-002</text:p>
          </table:table-cell>
          <table:table-cell table:style-name="ce2" office:value-type="float" office:value="0.125871">
            <text:p>1.26E-001</text:p>
          </table:table-cell>
          <table:table-cell table:style-name="ce2" office:value-type="float" office:value="0.000213352">
            <text:p>2.13E-004</text:p>
          </table:table-cell>
          <table:table-cell table:style-name="ce2" table:formula="of:=[.I52]/2/[.I$99]" office:value-type="float" office:value="0.0327789061611782">
            <text:p>3.28E-002</text:p>
          </table:table-cell>
          <table:table-cell table:style-name="ce2" office:value-type="float" office:value="0.164605">
            <text:p>1.65E-001</text:p>
          </table:table-cell>
          <table:table-cell table:style-name="ce2"/>
          <table:table-cell table:style-name="ce2" table:formula="of:=IF([.H52]&lt;0.7; [.G52]; [.O54])" office:value-type="float" office:value="0.0193115127847107">
            <text:p>1.93E-002</text:p>
          </table:table-cell>
          <table:table-cell table:style-name="ce2" table:formula="of:=IF([.K52]&lt;0.7;[.J52];[.C52])" office:value-type="float" office:value="0.0327789061611782">
            <text:p>3.28E-002</text:p>
          </table:table-cell>
          <table:table-cell table:style-name="ce2" office:value-type="float" office:value="0.0193115">
            <text:p>1.93E-002</text:p>
          </table:table-cell>
          <table:table-cell table:style-name="ce2" office:value-type="float" office:value="0.0327789">
            <text:p>3.28E-002</text:p>
          </table:table-cell>
          <table:table-cell table:style-name="ce2" table:formula="of:=[.M52]/[.O52]" office:value-type="float" office:value="1.00000066202577">
            <text:p>1.00E+000</text:p>
          </table:table-cell>
          <table:table-cell table:formula="of:=[.N52]/[.P52]" office:value-type="float" office:value="1.00000018796171">
            <text:p>1.000000188</text:p>
          </table:table-cell>
        </table:table-row>
        <table:table-row table:style-name="ro1">
          <table:table-cell table:style-name="ce2" office:value-type="float" office:value="0.0130627">
            <text:p>1.31E-002</text:p>
          </table:table-cell>
          <table:table-cell table:style-name="ce2" office:value-type="float" office:value="0.057612">
            <text:p>5.76E-002</text:p>
          </table:table-cell>
          <table:table-cell table:style-name="ce2" office:value-type="float" office:value="0.00595342">
            <text:p>5.95E-003</text:p>
          </table:table-cell>
          <table:table-cell table:style-name="ce2" office:value-type="float" office:value="0.0912216">
            <text:p>9.12E-002</text:p>
          </table:table-cell>
          <table:table-cell table:style-name="ce2"/>
          <table:table-cell table:style-name="ce2" office:value-type="float" office:value="0.0000955826">
            <text:p>9.56E-005</text:p>
          </table:table-cell>
          <table:table-cell table:style-name="ce2" table:formula="of:=[.F53]/2/[.F$99]" office:value-type="float" office:value="0.0130332326119208">
            <text:p>1.30E-002</text:p>
          </table:table-cell>
          <table:table-cell table:style-name="ce2" office:value-type="float" office:value="0.130895">
            <text:p>1.31E-001</text:p>
          </table:table-cell>
          <table:table-cell table:style-name="ce2" office:value-type="float" office:value="0.0000280745">
            <text:p>2.81E-005</text:p>
          </table:table-cell>
          <table:table-cell table:style-name="ce2" table:formula="of:=[.I53]/2/[.I$99]" office:value-type="float" office:value="0.00431330102845063">
            <text:p>4.31E-003</text:p>
          </table:table-cell>
          <table:table-cell table:style-name="ce2" office:value-type="float" office:value="0.219891">
            <text:p>2.20E-001</text:p>
          </table:table-cell>
          <table:table-cell table:style-name="ce2"/>
          <table:table-cell table:style-name="ce2" table:formula="of:=IF([.H53]&lt;0.7; [.G53]; [.O55])" office:value-type="float" office:value="0.0130332326119208">
            <text:p>1.30E-002</text:p>
          </table:table-cell>
          <table:table-cell table:style-name="ce2" table:formula="of:=IF([.K53]&lt;0.7;[.J53];[.C53])" office:value-type="float" office:value="0.00431330102845063">
            <text:p>4.31E-003</text:p>
          </table:table-cell>
          <table:table-cell table:style-name="ce2" office:value-type="float" office:value="0.0130332">
            <text:p>1.30E-002</text:p>
          </table:table-cell>
          <table:table-cell table:style-name="ce2" office:value-type="float" office:value="0.0043133">
            <text:p>4.31E-003</text:p>
          </table:table-cell>
          <table:table-cell table:style-name="ce2" table:formula="of:=[.M53]/[.O53]" office:value-type="float" office:value="1.00000250221901">
            <text:p>1.00E+000</text:p>
          </table:table-cell>
          <table:table-cell table:formula="of:=[.N53]/[.P53]" office:value-type="float" office:value="1.00000023843707">
            <text:p>1.0000002384</text:p>
          </table:table-cell>
        </table:table-row>
        <table:table-row table:style-name="ro1">
          <table:table-cell table:style-name="ce2" office:value-type="float" office:value="0.00657655">
            <text:p>6.58E-003</text:p>
          </table:table-cell>
          <table:table-cell table:style-name="ce2" office:value-type="float" office:value="0.104487">
            <text:p>1.04E-001</text:p>
          </table:table-cell>
          <table:table-cell table:style-name="ce2" office:value-type="float" office:value="0.00332736">
            <text:p>3.33E-003</text:p>
          </table:table-cell>
          <table:table-cell table:style-name="ce2" office:value-type="float" office:value="0.165729">
            <text:p>1.66E-001</text:p>
          </table:table-cell>
          <table:table-cell table:style-name="ce2"/>
          <table:table-cell table:style-name="ce2" office:value-type="float" office:value="0.0000587329">
            <text:p>5.87E-005</text:p>
          </table:table-cell>
          <table:table-cell table:style-name="ce2" table:formula="of:=[.F54]/2/[.F$99]" office:value-type="float" office:value="0.00800856586525875">
            <text:p>8.01E-003</text:p>
          </table:table-cell>
          <table:table-cell table:style-name="ce2" office:value-type="float" office:value="0.206916">
            <text:p>2.07E-001</text:p>
          </table:table-cell>
          <table:table-cell table:style-name="ce2" office:value-type="float" office:value="0.0000201144">
            <text:p>2.01E-005</text:p>
          </table:table-cell>
          <table:table-cell table:style-name="ce2" table:formula="of:=[.I54]/2/[.I$99]" office:value-type="float" office:value="0.00309032973718739">
            <text:p>3.09E-003</text:p>
          </table:table-cell>
          <table:table-cell table:style-name="ce2" office:value-type="float" office:value="0.405129">
            <text:p>4.05E-001</text:p>
          </table:table-cell>
          <table:table-cell table:style-name="ce2"/>
          <table:table-cell table:style-name="ce2" table:formula="of:=IF([.H54]&lt;0.7; [.G54]; [.O56])" office:value-type="float" office:value="0.00800856586525875">
            <text:p>8.01E-003</text:p>
          </table:table-cell>
          <table:table-cell table:style-name="ce2" table:formula="of:=IF([.K54]&lt;0.7;[.J54];[.C54])" office:value-type="float" office:value="0.00309032973718739">
            <text:p>3.09E-003</text:p>
          </table:table-cell>
          <table:table-cell table:style-name="ce2" office:value-type="float" office:value="0.00800857">
            <text:p>8.01E-003</text:p>
          </table:table-cell>
          <table:table-cell table:style-name="ce2" office:value-type="float" office:value="0.00309033">
            <text:p>3.09E-003</text:p>
          </table:table-cell>
          <table:table-cell table:style-name="ce2" table:formula="of:=[.M54]/[.O54]" office:value-type="float" office:value="0.999999483710419">
            <text:p>1.00E+000</text:p>
          </table:table-cell>
          <table:table-cell table:formula="of:=[.N54]/[.P54]" office:value-type="float" office:value="0.999999914956456">
            <text:p>0.999999915</text:p>
          </table:table-cell>
        </table:table-row>
        <table:table-row table:style-name="ro1">
          <table:table-cell table:style-name="ce2" office:value-type="float" office:value="0.00645975">
            <text:p>6.46E-003</text:p>
          </table:table-cell>
          <table:table-cell table:style-name="ce2" office:value-type="float" office:value="0.0979326">
            <text:p>9.79E-002</text:p>
          </table:table-cell>
          <table:table-cell table:style-name="ce2" office:value-type="float" office:value="0.00206206">
            <text:p>2.06E-003</text:p>
          </table:table-cell>
          <table:table-cell table:style-name="ce2" office:value-type="float" office:value="0.177181">
            <text:p>1.77E-001</text:p>
          </table:table-cell>
          <table:table-cell table:style-name="ce2"/>
          <table:table-cell table:style-name="ce2" office:value-type="float" office:value="0.0000719124">
            <text:p>7.19E-005</text:p>
          </table:table-cell>
          <table:table-cell table:style-name="ce2" table:formula="of:=[.F55]/2/[.F$99]" office:value-type="float" office:value="0.0098056658521686">
            <text:p>9.81E-003</text:p>
          </table:table-cell>
          <table:table-cell table:style-name="ce2" office:value-type="float" office:value="0.2181">
            <text:p>2.18E-001</text:p>
          </table:table-cell>
          <table:table-cell table:style-name="ce2" office:value-type="float" office:value="0.0000268204">
            <text:p>2.68E-005</text:p>
          </table:table-cell>
          <table:table-cell table:style-name="ce2" table:formula="of:=[.I55]/2/[.I$99]" office:value-type="float" office:value="0.00412062401479838">
            <text:p>4.12E-003</text:p>
          </table:table-cell>
          <table:table-cell table:style-name="ce2" office:value-type="float" office:value="0.392057">
            <text:p>3.92E-001</text:p>
          </table:table-cell>
          <table:table-cell table:style-name="ce2"/>
          <table:table-cell table:style-name="ce2" table:formula="of:=IF([.H55]&lt;0.7; [.G55]; [.O57])" office:value-type="float" office:value="0.0098056658521686">
            <text:p>9.81E-003</text:p>
          </table:table-cell>
          <table:table-cell table:style-name="ce2" table:formula="of:=IF([.K55]&lt;0.7;[.J55];[.C55])" office:value-type="float" office:value="0.00412062401479838">
            <text:p>4.12E-003</text:p>
          </table:table-cell>
          <table:table-cell table:style-name="ce2" office:value-type="float" office:value="0.00980567">
            <text:p>9.81E-003</text:p>
          </table:table-cell>
          <table:table-cell table:style-name="ce2" office:value-type="float" office:value="0.00412062">
            <text:p>4.12E-003</text:p>
          </table:table-cell>
          <table:table-cell table:style-name="ce2" table:formula="of:=[.M55]/[.O55]" office:value-type="float" office:value="0.999999576996636">
            <text:p>1.00E+000</text:p>
          </table:table-cell>
          <table:table-cell table:formula="of:=[.N55]/[.P55]" office:value-type="float" office:value="1.00000097431901">
            <text:p>1.0000009743</text:p>
          </table:table-cell>
        </table:table-row>
        <table:table-row table:style-name="ro1">
          <table:table-cell table:style-name="ce2" office:value-type="float" office:value="0.0045186">
            <text:p>4.52E-003</text:p>
          </table:table-cell>
          <table:table-cell table:style-name="ce2" office:value-type="float" office:value="0.102504">
            <text:p>1.03E-001</text:p>
          </table:table-cell>
          <table:table-cell table:style-name="ce2" office:value-type="float" office:value="0.00179246">
            <text:p>1.79E-003</text:p>
          </table:table-cell>
          <table:table-cell table:style-name="ce2" office:value-type="float" office:value="0.177939">
            <text:p>1.78E-001</text:p>
          </table:table-cell>
          <table:table-cell table:style-name="ce2"/>
          <table:table-cell table:style-name="ce2" office:value-type="float" office:value="0.0000465148">
            <text:p>4.65E-005</text:p>
          </table:table-cell>
          <table:table-cell table:style-name="ce2" table:formula="of:=[.F56]/2/[.F$99]" office:value-type="float" office:value="0.0063425582511563">
            <text:p>6.34E-003</text:p>
          </table:table-cell>
          <table:table-cell table:style-name="ce2" office:value-type="float" office:value="0.225672">
            <text:p>2.26E-001</text:p>
          </table:table-cell>
          <table:table-cell table:style-name="ce2" office:value-type="float" office:value="0.0000146579">
            <text:p>1.47E-005</text:p>
          </table:table-cell>
          <table:table-cell table:style-name="ce2" table:formula="of:=[.I56]/2/[.I$99]" office:value-type="float" office:value="0.0022520057399037">
            <text:p>2.25E-003</text:p>
          </table:table-cell>
          <table:table-cell table:style-name="ce2" office:value-type="float" office:value="0.336447">
            <text:p>3.36E-001</text:p>
          </table:table-cell>
          <table:table-cell table:style-name="ce2"/>
          <table:table-cell table:style-name="ce2" table:formula="of:=IF([.H56]&lt;0.7; [.G56]; [.O58])" office:value-type="float" office:value="0.0063425582511563">
            <text:p>6.34E-003</text:p>
          </table:table-cell>
          <table:table-cell table:style-name="ce2" table:formula="of:=IF([.K56]&lt;0.7;[.J56];[.C56])" office:value-type="float" office:value="0.0022520057399037">
            <text:p>2.25E-003</text:p>
          </table:table-cell>
          <table:table-cell table:style-name="ce2" office:value-type="float" office:value="0.00634256">
            <text:p>6.34E-003</text:p>
          </table:table-cell>
          <table:table-cell table:style-name="ce2" office:value-type="float" office:value="0.00225201">
            <text:p>2.25E-003</text:p>
          </table:table-cell>
          <table:table-cell table:style-name="ce2" table:formula="of:=[.M56]/[.O56]" office:value-type="float" office:value="0.999999724268481">
            <text:p>1.00E+000</text:p>
          </table:table-cell>
          <table:table-cell table:formula="of:=[.N56]/[.P56]" office:value-type="float" office:value="0.999998108313773">
            <text:p>0.9999981083</text:p>
          </table:table-cell>
        </table:table-row>
        <table:table-row table:style-name="ro1">
          <table:table-cell table:style-name="ce2" office:value-type="float" office:value="0.0192679">
            <text:p>1.93E-002</text:p>
          </table:table-cell>
          <table:table-cell table:style-name="ce2" office:value-type="float" office:value="0.0439834">
            <text:p>4.40E-002</text:p>
          </table:table-cell>
          <table:table-cell table:style-name="ce2" office:value-type="float" office:value="0.0393865">
            <text:p>3.94E-002</text:p>
          </table:table-cell>
          <table:table-cell table:style-name="ce2" office:value-type="float" office:value="0.0321362">
            <text:p>3.21E-002</text:p>
          </table:table-cell>
          <table:table-cell table:style-name="ce2"/>
          <table:table-cell table:style-name="ce2" office:value-type="float" office:value="0.000143812">
            <text:p>1.44E-004</text:p>
          </table:table-cell>
          <table:table-cell table:style-name="ce2" table:formula="of:=[.F57]/2/[.F$99]" office:value-type="float" office:value="0.0196095863513396">
            <text:p>1.96E-002</text:p>
          </table:table-cell>
          <table:table-cell table:style-name="ce2" office:value-type="float" office:value="0.119715">
            <text:p>1.20E-001</text:p>
          </table:table-cell>
          <table:table-cell table:style-name="ce2" office:value-type="float" office:value="0.000292596">
            <text:p>2.93E-004</text:p>
          </table:table-cell>
          <table:table-cell table:style-name="ce2" table:formula="of:=[.I57]/2/[.I$99]" office:value-type="float" office:value="0.0449537704222885">
            <text:p>4.50E-002</text:p>
          </table:table-cell>
          <table:table-cell table:style-name="ce2" office:value-type="float" office:value="0.139336">
            <text:p>1.39E-001</text:p>
          </table:table-cell>
          <table:table-cell table:style-name="ce2"/>
          <table:table-cell table:style-name="ce2" table:formula="of:=IF([.H57]&lt;0.7; [.G57]; [.O59])" office:value-type="float" office:value="0.0196095863513396">
            <text:p>1.96E-002</text:p>
          </table:table-cell>
          <table:table-cell table:style-name="ce2" table:formula="of:=IF([.K57]&lt;0.7;[.J57];[.C57])" office:value-type="float" office:value="0.0449537704222885">
            <text:p>4.50E-002</text:p>
          </table:table-cell>
          <table:table-cell table:style-name="ce2" office:value-type="float" office:value="0.0196096">
            <text:p>1.96E-002</text:p>
          </table:table-cell>
          <table:table-cell table:style-name="ce2" office:value-type="float" office:value="0.0449538">
            <text:p>4.50E-002</text:p>
          </table:table-cell>
          <table:table-cell table:style-name="ce2" table:formula="of:=[.M57]/[.O57]" office:value-type="float" office:value="0.999999303980681">
            <text:p>1.00E+000</text:p>
          </table:table-cell>
          <table:table-cell table:formula="of:=[.N57]/[.P57]" office:value-type="float" office:value="0.999999342042019">
            <text:p>0.999999342</text:p>
          </table:table-cell>
        </table:table-row>
        <table:table-row table:style-name="ro1">
          <table:table-cell table:style-name="ce2" office:value-type="float" office:value="0.136228">
            <text:p>1.36E-001</text:p>
          </table:table-cell>
          <table:table-cell table:style-name="ce2" office:value-type="float" office:value="0.0174414">
            <text:p>1.74E-002</text:p>
          </table:table-cell>
          <table:table-cell table:style-name="ce2" office:value-type="float" office:value="0.265476">
            <text:p>2.65E-001</text:p>
          </table:table-cell>
          <table:table-cell table:style-name="ce2" office:value-type="float" office:value="0.0121229">
            <text:p>1.21E-002</text:p>
          </table:table-cell>
          <table:table-cell table:style-name="ce2"/>
          <table:table-cell table:style-name="ce2" office:value-type="float" office:value="0.00102698">
            <text:p>1.03E-003</text:p>
          </table:table-cell>
          <table:table-cell table:style-name="ce2" table:formula="of:=[.F58]/2/[.F$99]" office:value-type="float" office:value="0.140034579806266">
            <text:p>1.40E-001</text:p>
          </table:table-cell>
          <table:table-cell table:style-name="ce2" office:value-type="float" office:value="0.0571701">
            <text:p>5.72E-002</text:p>
          </table:table-cell>
          <table:table-cell table:style-name="ce2" office:value-type="float" office:value="0.00174833">
            <text:p>1.75E-003</text:p>
          </table:table-cell>
          <table:table-cell table:style-name="ce2" table:formula="of:=[.I58]/2/[.I$99]" office:value-type="float" office:value="0.26860936390928">
            <text:p>2.69E-001</text:p>
          </table:table-cell>
          <table:table-cell table:style-name="ce2" office:value-type="float" office:value="0.0600226">
            <text:p>6.00E-002</text:p>
          </table:table-cell>
          <table:table-cell table:style-name="ce2"/>
          <table:table-cell table:style-name="ce2" table:formula="of:=IF([.H58]&lt;0.7; [.G58]; [.O60])" office:value-type="float" office:value="0.140034579806266">
            <text:p>1.40E-001</text:p>
          </table:table-cell>
          <table:table-cell table:style-name="ce2" table:formula="of:=IF([.K58]&lt;0.7;[.J58];[.C58])" office:value-type="float" office:value="0.26860936390928">
            <text:p>2.69E-001</text:p>
          </table:table-cell>
          <table:table-cell table:style-name="ce2" office:value-type="float" office:value="0.140035">
            <text:p>1.40E-001</text:p>
          </table:table-cell>
          <table:table-cell table:style-name="ce2" office:value-type="float" office:value="0.268609">
            <text:p>2.69E-001</text:p>
          </table:table-cell>
          <table:table-cell table:style-name="ce2" table:formula="of:=[.M58]/[.O58]" office:value-type="float" office:value="0.999996999366343">
            <text:p>1.00E+000</text:p>
          </table:table-cell>
          <table:table-cell table:formula="of:=[.N58]/[.P58]" office:value-type="float" office:value="1.00000135479184">
            <text:p>1.0000013548</text:p>
          </table:table-cell>
        </table:table-row>
        <table:table-row table:style-name="ro1">
          <table:table-cell table:style-name="ce2" office:value-type="float" office:value="0.5">
            <text:p>5.00E-001</text:p>
          </table:table-cell>
          <table:table-cell table:style-name="ce2" office:value-type="float" office:value="0.0104323">
            <text:p>1.04E-002</text:p>
          </table:table-cell>
          <table:table-cell table:style-name="ce2" office:value-type="float" office:value="0.5">
            <text:p>5.00E-001</text:p>
          </table:table-cell>
          <table:table-cell table:style-name="ce2" office:value-type="float" office:value="0.00575618">
            <text:p>5.76E-003</text:p>
          </table:table-cell>
          <table:table-cell table:style-name="ce2"/>
          <table:table-cell table:style-name="ce2" office:value-type="float" office:value="0.00366688">
            <text:p>3.67E-003</text:p>
          </table:table-cell>
          <table:table-cell table:style-name="ce2" table:formula="of:=[.F59]/2/[.F$99]" office:value-type="float" office:value="0.5">
            <text:p>5.00E-001</text:p>
          </table:table-cell>
          <table:table-cell table:style-name="ce2" office:value-type="float" office:value="0.0406106">
            <text:p>4.06E-002</text:p>
          </table:table-cell>
          <table:table-cell table:style-name="ce2" office:value-type="float" office:value="0.00325441">
            <text:p>3.25E-003</text:p>
          </table:table-cell>
          <table:table-cell table:style-name="ce2" table:formula="of:=[.I59]/2/[.I$99]" office:value-type="float" office:value="0.5">
            <text:p>5.00E-001</text:p>
          </table:table-cell>
          <table:table-cell table:style-name="ce2" office:value-type="float" office:value="0.0276182">
            <text:p>2.76E-002</text:p>
          </table:table-cell>
          <table:table-cell table:style-name="ce2"/>
          <table:table-cell table:style-name="ce2" table:formula="of:=IF([.H59]&lt;0.7; [.G59]; [.O61])" office:value-type="float" office:value="0.5">
            <text:p>5.00E-001</text:p>
          </table:table-cell>
          <table:table-cell table:style-name="ce2" table:formula="of:=IF([.K59]&lt;0.7;[.J59];[.C59])" office:value-type="float" office:value="0.5">
            <text:p>5.00E-001</text:p>
          </table:table-cell>
          <table:table-cell table:number-columns-repeated="2" table:style-name="ce2" office:value-type="float" office:value="0.5">
            <text:p>5.00E-001</text:p>
          </table:table-cell>
          <table:table-cell table:style-name="ce2" table:formula="of:=[.M59]/[.O59]" office:value-type="float" office:value="1">
            <text:p>1.00E+000</text:p>
          </table:table-cell>
          <table:table-cell table:formula="of:=[.N59]/[.P59]" office:value-type="float" office:value="1">
            <text:p>1</text:p>
          </table:table-cell>
        </table:table-row>
        <table:table-row table:style-name="ro1">
          <table:table-cell table:style-name="ce2" office:value-type="float" office:value="0.0609455">
            <text:p>6.09E-002</text:p>
          </table:table-cell>
          <table:table-cell table:style-name="ce2" office:value-type="float" office:value="0.0299961">
            <text:p>3.00E-002</text:p>
          </table:table-cell>
          <table:table-cell table:style-name="ce2" office:value-type="float" office:value="0.0175429">
            <text:p>1.75E-002</text:p>
          </table:table-cell>
          <table:table-cell table:style-name="ce2" office:value-type="float" office:value="0.0569788">
            <text:p>5.70E-002</text:p>
          </table:table-cell>
          <table:table-cell table:style-name="ce2"/>
          <table:table-cell table:style-name="ce2" office:value-type="float" office:value="0.000475114">
            <text:p>4.75E-004</text:p>
          </table:table-cell>
          <table:table-cell table:style-name="ce2" table:formula="of:=[.F60]/2/[.F$99]" office:value-type="float" office:value="0.0647845034470722">
            <text:p>6.48E-002</text:p>
          </table:table-cell>
          <table:table-cell table:style-name="ce2" office:value-type="float" office:value="0.0821526">
            <text:p>8.22E-002</text:p>
          </table:table-cell>
          <table:table-cell table:style-name="ce2" office:value-type="float" office:value="0.000130255">
            <text:p>1.30E-004</text:p>
          </table:table-cell>
          <table:table-cell table:style-name="ce2" table:formula="of:=[.I60]/2/[.I$99]" office:value-type="float" office:value="0.0200120759215956">
            <text:p>2.00E-002</text:p>
          </table:table-cell>
          <table:table-cell table:style-name="ce2" office:value-type="float" office:value="0.137249">
            <text:p>1.37E-001</text:p>
          </table:table-cell>
          <table:table-cell table:style-name="ce2"/>
          <table:table-cell table:style-name="ce2" table:formula="of:=IF([.H60]&lt;0.7; [.G60]; [.O62])" office:value-type="float" office:value="0.0647845034470722">
            <text:p>6.48E-002</text:p>
          </table:table-cell>
          <table:table-cell table:style-name="ce2" table:formula="of:=IF([.K60]&lt;0.7;[.J60];[.C60])" office:value-type="float" office:value="0.0200120759215956">
            <text:p>2.00E-002</text:p>
          </table:table-cell>
          <table:table-cell table:style-name="ce2" office:value-type="float" office:value="0.0647845">
            <text:p>6.48E-002</text:p>
          </table:table-cell>
          <table:table-cell table:style-name="ce2" office:value-type="float" office:value="0.0200121">
            <text:p>2.00E-002</text:p>
          </table:table-cell>
          <table:table-cell table:style-name="ce2" table:formula="of:=[.M60]/[.O60]" office:value-type="float" office:value="1.00000005320829">
            <text:p>1.00E+000</text:p>
          </table:table-cell>
          <table:table-cell table:formula="of:=[.N60]/[.P60]" office:value-type="float" office:value="0.999998796807712">
            <text:p>0.9999987968</text:p>
          </table:table-cell>
        </table:table-row>
        <table:table-row table:style-name="ro1">
          <table:table-cell table:style-name="ce2" office:value-type="float" office:value="0.0298555">
            <text:p>2.99E-002</text:p>
          </table:table-cell>
          <table:table-cell table:style-name="ce2" office:value-type="float" office:value="0.0398922">
            <text:p>3.99E-002</text:p>
          </table:table-cell>
          <table:table-cell table:style-name="ce2" office:value-type="float" office:value="0.00929899">
            <text:p>9.30E-003</text:p>
          </table:table-cell>
          <table:table-cell table:style-name="ce2" office:value-type="float" office:value="0.0761398">
            <text:p>7.61E-002</text:p>
          </table:table-cell>
          <table:table-cell table:style-name="ce2"/>
          <table:table-cell table:style-name="ce2" office:value-type="float" office:value="0.000247753">
            <text:p>2.48E-004</text:p>
          </table:table-cell>
          <table:table-cell table:style-name="ce2" table:formula="of:=[.F61]/2/[.F$99]" office:value-type="float" office:value="0.0337825344707217">
            <text:p>3.38E-002</text:p>
          </table:table-cell>
          <table:table-cell table:style-name="ce2" office:value-type="float" office:value="0.104411">
            <text:p>1.04E-001</text:p>
          </table:table-cell>
          <table:table-cell table:style-name="ce2" office:value-type="float" office:value="0.0000726161">
            <text:p>7.26E-005</text:p>
          </table:table-cell>
          <table:table-cell table:style-name="ce2" table:formula="of:=[.I61]/2/[.I$99]" office:value-type="float" office:value="0.0111565690862553">
            <text:p>1.12E-002</text:p>
          </table:table-cell>
          <table:table-cell table:style-name="ce2" office:value-type="float" office:value="0.163867">
            <text:p>1.64E-001</text:p>
          </table:table-cell>
          <table:table-cell table:style-name="ce2"/>
          <table:table-cell table:style-name="ce2" table:formula="of:=IF([.H61]&lt;0.7; [.G61]; [.O63])" office:value-type="float" office:value="0.0337825344707217">
            <text:p>3.38E-002</text:p>
          </table:table-cell>
          <table:table-cell table:style-name="ce2" table:formula="of:=IF([.K61]&lt;0.7;[.J61];[.C61])" office:value-type="float" office:value="0.0111565690862553">
            <text:p>1.12E-002</text:p>
          </table:table-cell>
          <table:table-cell table:style-name="ce2" office:value-type="float" office:value="0.0337825">
            <text:p>3.38E-002</text:p>
          </table:table-cell>
          <table:table-cell table:style-name="ce2" office:value-type="float" office:value="0.0111566">
            <text:p>1.12E-002</text:p>
          </table:table-cell>
          <table:table-cell table:style-name="ce2" table:formula="of:=[.M61]/[.O61]" office:value-type="float" office:value="1.00000102037214">
            <text:p>1.00E+000</text:p>
          </table:table-cell>
          <table:table-cell table:formula="of:=[.N61]/[.P61]" office:value-type="float" office:value="0.99999722910701">
            <text:p>0.9999972291</text:p>
          </table:table-cell>
        </table:table-row>
        <table:table-row table:style-name="ro1">
          <table:table-cell table:style-name="ce2" office:value-type="float" office:value="0.0139028">
            <text:p>1.39E-002</text:p>
          </table:table-cell>
          <table:table-cell table:style-name="ce2" office:value-type="float" office:value="0.0523081">
            <text:p>5.23E-002</text:p>
          </table:table-cell>
          <table:table-cell table:style-name="ce2" office:value-type="float" office:value="0.0048361">
            <text:p>4.84E-003</text:p>
          </table:table-cell>
          <table:table-cell table:style-name="ce2" office:value-type="float" office:value="0.0942171">
            <text:p>9.42E-002</text:p>
          </table:table-cell>
          <table:table-cell table:style-name="ce2"/>
          <table:table-cell table:style-name="ce2" office:value-type="float" office:value="0.000125034">
            <text:p>1.25E-004</text:p>
          </table:table-cell>
          <table:table-cell table:style-name="ce2" table:formula="of:=[.F62]/2/[.F$99]" office:value-type="float" office:value="0.017049098961515">
            <text:p>1.70E-002</text:p>
          </table:table-cell>
          <table:table-cell table:style-name="ce2" office:value-type="float" office:value="0.116181">
            <text:p>1.16E-001</text:p>
          </table:table-cell>
          <table:table-cell table:style-name="ce2" office:value-type="float" office:value="0.0000441911">
            <text:p>4.42E-005</text:p>
          </table:table-cell>
          <table:table-cell table:style-name="ce2" table:formula="of:=[.I62]/2/[.I$99]" office:value-type="float" office:value="0.00678941805119822">
            <text:p>6.79E-003</text:p>
          </table:table-cell>
          <table:table-cell table:style-name="ce2" office:value-type="float" office:value="0.18899">
            <text:p>1.89E-001</text:p>
          </table:table-cell>
          <table:table-cell table:style-name="ce2"/>
          <table:table-cell table:style-name="ce2" table:formula="of:=IF([.H62]&lt;0.7; [.G62]; [.O64])" office:value-type="float" office:value="0.017049098961515">
            <text:p>1.70E-002</text:p>
          </table:table-cell>
          <table:table-cell table:style-name="ce2" table:formula="of:=IF([.K62]&lt;0.7;[.J62];[.C62])" office:value-type="float" office:value="0.00678941805119822">
            <text:p>6.79E-003</text:p>
          </table:table-cell>
          <table:table-cell table:style-name="ce2" office:value-type="float" office:value="0.0170491">
            <text:p>1.70E-002</text:p>
          </table:table-cell>
          <table:table-cell table:style-name="ce2" office:value-type="float" office:value="0.00678942">
            <text:p>6.79E-003</text:p>
          </table:table-cell>
          <table:table-cell table:style-name="ce2" table:formula="of:=[.M62]/[.O62]" office:value-type="float" office:value="0.999999939088572">
            <text:p>1.00E+000</text:p>
          </table:table-cell>
          <table:table-cell table:formula="of:=[.N62]/[.P62]" office:value-type="float" office:value="0.99999971296491">
            <text:p>0.999999713</text:p>
          </table:table-cell>
        </table:table-row>
        <table:table-row table:style-name="ro1">
          <table:table-cell table:style-name="ce2" office:value-type="float" office:value="0.0203265">
            <text:p>2.03E-002</text:p>
          </table:table-cell>
          <table:table-cell table:style-name="ce2" office:value-type="float" office:value="0.0647185">
            <text:p>6.47E-002</text:p>
          </table:table-cell>
          <table:table-cell table:style-name="ce2" office:value-type="float" office:value="0.0386272">
            <text:p>3.86E-002</text:p>
          </table:table-cell>
          <table:table-cell table:style-name="ce2" office:value-type="float" office:value="0.0496434">
            <text:p>4.96E-002</text:p>
          </table:table-cell>
          <table:table-cell table:style-name="ce2"/>
          <table:table-cell table:style-name="ce2" office:value-type="float" office:value="0.00019199">
            <text:p>1.92E-004</text:p>
          </table:table-cell>
          <table:table-cell table:style-name="ce2" table:formula="of:=[.F63]/2/[.F$99]" office:value-type="float" office:value="0.0261789314076272">
            <text:p>2.62E-002</text:p>
          </table:table-cell>
          <table:table-cell table:style-name="ce2" office:value-type="float" office:value="0.188879">
            <text:p>1.89E-001</text:p>
          </table:table-cell>
          <table:table-cell table:style-name="ce2" office:value-type="float" office:value="0.000244628">
            <text:p>2.45E-004</text:p>
          </table:table-cell>
          <table:table-cell table:style-name="ce2" table:formula="of:=[.I63]/2/[.I$99]" office:value-type="float" office:value="0.0375840782200153">
            <text:p>3.76E-002</text:p>
          </table:table-cell>
          <table:table-cell table:style-name="ce2" office:value-type="float" office:value="0.243836">
            <text:p>2.44E-001</text:p>
          </table:table-cell>
          <table:table-cell table:style-name="ce2"/>
          <table:table-cell table:style-name="ce2" table:formula="of:=IF([.H63]&lt;0.7; [.G63]; [.O65])" office:value-type="float" office:value="0.0261789314076272">
            <text:p>2.62E-002</text:p>
          </table:table-cell>
          <table:table-cell table:style-name="ce2" table:formula="of:=IF([.K63]&lt;0.7;[.J63];[.C63])" office:value-type="float" office:value="0.0375840782200153">
            <text:p>3.76E-002</text:p>
          </table:table-cell>
          <table:table-cell table:style-name="ce2" office:value-type="float" office:value="0.0261789">
            <text:p>2.62E-002</text:p>
          </table:table-cell>
          <table:table-cell table:style-name="ce2" office:value-type="float" office:value="0.0375841">
            <text:p>3.76E-002</text:p>
          </table:table-cell>
          <table:table-cell table:style-name="ce2" table:formula="of:=[.M63]/[.O63]" office:value-type="float" office:value="1.00000119973059">
            <text:p>1.00E+000</text:p>
          </table:table-cell>
          <table:table-cell table:formula="of:=[.N63]/[.P63]" office:value-type="float" office:value="0.999999420500033">
            <text:p>0.9999994205</text:p>
          </table:table-cell>
        </table:table-row>
        <table:table-row table:style-name="ro1">
          <table:table-cell table:style-name="ce2" office:value-type="float" office:value="0.0815778">
            <text:p>8.16E-002</text:p>
          </table:table-cell>
          <table:table-cell table:style-name="ce2" office:value-type="float" office:value="0.0306074">
            <text:p>3.06E-002</text:p>
          </table:table-cell>
          <table:table-cell table:style-name="ce2" office:value-type="float" office:value="0.147406">
            <text:p>1.47E-001</text:p>
          </table:table-cell>
          <table:table-cell table:style-name="ce2" office:value-type="float" office:value="0.0231952">
            <text:p>2.32E-002</text:p>
          </table:table-cell>
          <table:table-cell table:style-name="ce2"/>
          <table:table-cell table:style-name="ce2" office:value-type="float" office:value="0.000582467">
            <text:p>5.82E-004</text:p>
          </table:table-cell>
          <table:table-cell table:style-name="ce2" table:formula="of:=[.F64]/2/[.F$99]" office:value-type="float" office:value="0.0794226972248887">
            <text:p>7.94E-002</text:p>
          </table:table-cell>
          <table:table-cell table:style-name="ce2" office:value-type="float" office:value="0.0835785">
            <text:p>8.36E-002</text:p>
          </table:table-cell>
          <table:table-cell table:style-name="ce2" office:value-type="float" office:value="0.000867081">
            <text:p>8.67E-004</text:p>
          </table:table-cell>
          <table:table-cell table:style-name="ce2" table:formula="of:=[.I64]/2/[.I$99]" office:value-type="float" office:value="0.133216312634241">
            <text:p>1.33E-001</text:p>
          </table:table-cell>
          <table:table-cell table:style-name="ce2" office:value-type="float" office:value="0.115017">
            <text:p>1.15E-001</text:p>
          </table:table-cell>
          <table:table-cell table:style-name="ce2"/>
          <table:table-cell table:style-name="ce2" table:formula="of:=IF([.H64]&lt;0.7; [.G64]; [.O66])" office:value-type="float" office:value="0.0794226972248887">
            <text:p>7.94E-002</text:p>
          </table:table-cell>
          <table:table-cell table:style-name="ce2" table:formula="of:=IF([.K64]&lt;0.7;[.J64];[.C64])" office:value-type="float" office:value="0.133216312634241">
            <text:p>1.33E-001</text:p>
          </table:table-cell>
          <table:table-cell table:style-name="ce2" office:value-type="float" office:value="0.0794227">
            <text:p>7.94E-002</text:p>
          </table:table-cell>
          <table:table-cell table:style-name="ce2" office:value-type="float" office:value="0.133216">
            <text:p>1.33E-001</text:p>
          </table:table-cell>
          <table:table-cell table:style-name="ce2" table:formula="of:=[.M64]/[.O64]" office:value-type="float" office:value="0.999999965058966">
            <text:p>1.00E+000</text:p>
          </table:table-cell>
          <table:table-cell table:formula="of:=[.N64]/[.P64]" office:value-type="float" office:value="1.00000234682201">
            <text:p>1.0000023468</text:p>
          </table:table-cell>
        </table:table-row>
        <table:table-row table:style-name="ro1">
          <table:table-cell table:style-name="ce2" office:value-type="float" office:value="0.139499">
            <text:p>1.39E-001</text:p>
          </table:table-cell>
          <table:table-cell table:style-name="ce2" office:value-type="float" office:value="0.0218267">
            <text:p>2.18E-002</text:p>
          </table:table-cell>
          <table:table-cell table:style-name="ce2" office:value-type="float" office:value="0.104959">
            <text:p>1.05E-001</text:p>
          </table:table-cell>
          <table:table-cell table:style-name="ce2" office:value-type="float" office:value="0.0260243">
            <text:p>2.60E-002</text:p>
          </table:table-cell>
          <table:table-cell table:style-name="ce2"/>
          <table:table-cell table:style-name="ce2" office:value-type="float" office:value="0.00102859">
            <text:p>1.03E-003</text:p>
          </table:table-cell>
          <table:table-cell table:style-name="ce2" table:formula="of:=[.F65]/2/[.F$99]" office:value-type="float" office:value="0.140254112488001">
            <text:p>1.40E-001</text:p>
          </table:table-cell>
          <table:table-cell table:style-name="ce2" office:value-type="float" office:value="0.0615134">
            <text:p>6.15E-002</text:p>
          </table:table-cell>
          <table:table-cell table:style-name="ce2" office:value-type="float" office:value="0.000679367">
            <text:p>6.79E-004</text:p>
          </table:table-cell>
          <table:table-cell table:style-name="ce2" table:formula="of:=[.I65]/2/[.I$99]" office:value-type="float" office:value="0.104376369295817">
            <text:p>1.04E-001</text:p>
          </table:table-cell>
          <table:table-cell table:style-name="ce2" office:value-type="float" office:value="0.0775689">
            <text:p>7.76E-002</text:p>
          </table:table-cell>
          <table:table-cell table:style-name="ce2"/>
          <table:table-cell table:style-name="ce2" table:formula="of:=IF([.H65]&lt;0.7; [.G65]; [.O67])" office:value-type="float" office:value="0.140254112488001">
            <text:p>1.40E-001</text:p>
          </table:table-cell>
          <table:table-cell table:style-name="ce2" table:formula="of:=IF([.K65]&lt;0.7;[.J65];[.C65])" office:value-type="float" office:value="0.104376369295817">
            <text:p>1.04E-001</text:p>
          </table:table-cell>
          <table:table-cell table:style-name="ce2" office:value-type="float" office:value="0.140254">
            <text:p>1.40E-001</text:p>
          </table:table-cell>
          <table:table-cell table:style-name="ce2" office:value-type="float" office:value="0.104376">
            <text:p>1.04E-001</text:p>
          </table:table-cell>
          <table:table-cell table:style-name="ce2" table:formula="of:=[.M65]/[.O65]" office:value-type="float" office:value="1.00000080203061">
            <text:p>1.00E+000</text:p>
          </table:table-cell>
          <table:table-cell table:formula="of:=[.N65]/[.P65]" office:value-type="float" office:value="1.00000353812962">
            <text:p>1.0000035381</text:p>
          </table:table-cell>
        </table:table-row>
        <table:table-row table:style-name="ro1">
          <table:table-cell table:style-name="ce2" office:value-type="float" office:value="0.0421231">
            <text:p>4.21E-002</text:p>
          </table:table-cell>
          <table:table-cell table:style-name="ce2" office:value-type="float" office:value="0.0537608">
            <text:p>5.38E-002</text:p>
          </table:table-cell>
          <table:table-cell table:style-name="ce2" office:value-type="float" office:value="0.0215659">
            <text:p>2.16E-002</text:p>
          </table:table-cell>
          <table:table-cell table:style-name="ce2" office:value-type="float" office:value="0.0777184">
            <text:p>7.77E-002</text:p>
          </table:table-cell>
          <table:table-cell table:style-name="ce2"/>
          <table:table-cell table:style-name="ce2" office:value-type="float" office:value="0.000263867">
            <text:p>2.64E-004</text:p>
          </table:table-cell>
          <table:table-cell table:style-name="ce2" table:formula="of:=[.F66]/2/[.F$99]" office:value-type="float" office:value="0.0359797702679117">
            <text:p>3.60E-002</text:p>
          </table:table-cell>
          <table:table-cell table:style-name="ce2" office:value-type="float" office:value="0.163509">
            <text:p>1.64E-001</text:p>
          </table:table-cell>
          <table:table-cell table:style-name="ce2" office:value-type="float" office:value="0.000168503">
            <text:p>1.69E-004</text:p>
          </table:table-cell>
          <table:table-cell table:style-name="ce2" table:formula="of:=[.I66]/2/[.I$99]" office:value-type="float" office:value="0.0258884098807464">
            <text:p>2.59E-002</text:p>
          </table:table-cell>
          <table:table-cell table:style-name="ce2" office:value-type="float" office:value="0.159857">
            <text:p>1.60E-001</text:p>
          </table:table-cell>
          <table:table-cell table:style-name="ce2"/>
          <table:table-cell table:style-name="ce2" table:formula="of:=IF([.H66]&lt;0.7; [.G66]; [.O68])" office:value-type="float" office:value="0.0359797702679117">
            <text:p>3.60E-002</text:p>
          </table:table-cell>
          <table:table-cell table:style-name="ce2" table:formula="of:=IF([.K66]&lt;0.7;[.J66];[.C66])" office:value-type="float" office:value="0.0258884098807464">
            <text:p>2.59E-002</text:p>
          </table:table-cell>
          <table:table-cell table:style-name="ce2" office:value-type="float" office:value="0.0359798">
            <text:p>3.60E-002</text:p>
          </table:table-cell>
          <table:table-cell table:style-name="ce2" office:value-type="float" office:value="0.0258884">
            <text:p>2.59E-002</text:p>
          </table:table-cell>
          <table:table-cell table:style-name="ce2" table:formula="of:=[.M66]/[.O66]" office:value-type="float" office:value="0.999999173644981">
            <text:p>1.00E+000</text:p>
          </table:table-cell>
          <table:table-cell table:formula="of:=[.N66]/[.P66]" office:value-type="float" office:value="1.00000038166694">
            <text:p>1.0000003817</text:p>
          </table:table-cell>
        </table:table-row>
        <table:table-row table:style-name="ro1">
          <table:table-cell table:style-name="ce2" office:value-type="float" office:value="0.0200132">
            <text:p>2.00E-002</text:p>
          </table:table-cell>
          <table:table-cell table:style-name="ce2" office:value-type="float" office:value="0.0744032">
            <text:p>7.44E-002</text:p>
          </table:table-cell>
          <table:table-cell table:style-name="ce2" office:value-type="float" office:value="0.0092886">
            <text:p>9.29E-003</text:p>
          </table:table-cell>
          <table:table-cell table:style-name="ce2" office:value-type="float" office:value="0.114211">
            <text:p>1.14E-001</text:p>
          </table:table-cell>
          <table:table-cell table:style-name="ce2"/>
          <table:table-cell table:style-name="ce2" office:value-type="float" office:value="0.000140063">
            <text:p>1.40E-004</text:p>
          </table:table-cell>
          <table:table-cell table:style-name="ce2" table:formula="of:=[.F67]/2/[.F$99]" office:value-type="float" office:value="0.0190983888210141">
            <text:p>1.91E-002</text:p>
          </table:table-cell>
          <table:table-cell table:style-name="ce2" office:value-type="float" office:value="0.177721">
            <text:p>1.78E-001</text:p>
          </table:table-cell>
          <table:table-cell table:style-name="ce2" office:value-type="float" office:value="0.0000871122">
            <text:p>8.71E-005</text:p>
          </table:table-cell>
          <table:table-cell table:style-name="ce2" table:formula="of:=[.I67]/2/[.I$99]" office:value-type="float" office:value="0.0133837162496428">
            <text:p>1.34E-002</text:p>
          </table:table-cell>
          <table:table-cell table:style-name="ce2" office:value-type="float" office:value="0.215148">
            <text:p>2.15E-001</text:p>
          </table:table-cell>
          <table:table-cell table:style-name="ce2"/>
          <table:table-cell table:style-name="ce2" table:formula="of:=IF([.H67]&lt;0.7; [.G67]; [.O69])" office:value-type="float" office:value="0.0190983888210141">
            <text:p>1.91E-002</text:p>
          </table:table-cell>
          <table:table-cell table:style-name="ce2" table:formula="of:=IF([.K67]&lt;0.7;[.J67];[.C67])" office:value-type="float" office:value="0.0133837162496428">
            <text:p>1.34E-002</text:p>
          </table:table-cell>
          <table:table-cell table:style-name="ce2" office:value-type="float" office:value="0.0190984">
            <text:p>1.91E-002</text:p>
          </table:table-cell>
          <table:table-cell table:style-name="ce2" office:value-type="float" office:value="0.0133837">
            <text:p>1.34E-002</text:p>
          </table:table-cell>
          <table:table-cell table:style-name="ce2" table:formula="of:=[.M67]/[.O67]" office:value-type="float" office:value="0.999999414663744">
            <text:p>1.00E+000</text:p>
          </table:table-cell>
          <table:table-cell table:formula="of:=[.N67]/[.P67]" office:value-type="float" office:value="1.00000121413681">
            <text:p>1.0000012141</text:p>
          </table:table-cell>
        </table:table-row>
        <table:table-row table:style-name="ro1">
          <table:table-cell table:style-name="ce2" office:value-type="float" office:value="0.0129803">
            <text:p>1.30E-002</text:p>
          </table:table-cell>
          <table:table-cell table:style-name="ce2" office:value-type="float" office:value="0.0874028">
            <text:p>8.74E-002</text:p>
          </table:table-cell>
          <table:table-cell table:style-name="ce2" office:value-type="float" office:value="0.00512954">
            <text:p>5.13E-003</text:p>
          </table:table-cell>
          <table:table-cell table:style-name="ce2" office:value-type="float" office:value="0.14253">
            <text:p>1.43E-001</text:p>
          </table:table-cell>
          <table:table-cell table:style-name="ce2"/>
          <table:table-cell table:style-name="ce2" office:value-type="float" office:value="0.000087121">
            <text:p>8.71E-005</text:p>
          </table:table-cell>
          <table:table-cell table:style-name="ce2" table:formula="of:=[.F68]/2/[.F$99]" office:value-type="float" office:value="0.0118794451959159">
            <text:p>1.19E-002</text:p>
          </table:table-cell>
          <table:table-cell table:style-name="ce2" office:value-type="float" office:value="0.216157">
            <text:p>2.16E-001</text:p>
          </table:table-cell>
          <table:table-cell table:style-name="ce2" office:value-type="float" office:value="0.0000465076">
            <text:p>4.65E-005</text:p>
          </table:table-cell>
          <table:table-cell table:style-name="ce2" table:formula="of:=[.I68]/2/[.I$99]" office:value-type="float" office:value="0.00714531973537446">
            <text:p>7.15E-003</text:p>
          </table:table-cell>
          <table:table-cell table:style-name="ce2" office:value-type="float" office:value="0.269412">
            <text:p>2.69E-001</text:p>
          </table:table-cell>
          <table:table-cell table:style-name="ce2"/>
          <table:table-cell table:style-name="ce2" table:formula="of:=IF([.H68]&lt;0.7; [.G68]; [.O70])" office:value-type="float" office:value="0.0118794451959159">
            <text:p>1.19E-002</text:p>
          </table:table-cell>
          <table:table-cell table:style-name="ce2" table:formula="of:=IF([.K68]&lt;0.7;[.J68];[.C68])" office:value-type="float" office:value="0.00714531973537446">
            <text:p>7.15E-003</text:p>
          </table:table-cell>
          <table:table-cell table:style-name="ce2" office:value-type="float" office:value="0.0118794">
            <text:p>1.19E-002</text:p>
          </table:table-cell>
          <table:table-cell table:style-name="ce2" office:value-type="float" office:value="0.00714532">
            <text:p>7.15E-003</text:p>
          </table:table-cell>
          <table:table-cell table:style-name="ce2" table:formula="of:=[.M68]/[.O68]" office:value-type="float" office:value="1.00000380456217">
            <text:p>1.00E+000</text:p>
          </table:table-cell>
          <table:table-cell table:formula="of:=[.N68]/[.P68]" office:value-type="float" office:value="0.999999962965194">
            <text:p>0.999999963</text:p>
          </table:table-cell>
        </table:table-row>
        <table:table-row table:style-name="ro1">
          <table:table-cell table:style-name="ce2" office:value-type="float" office:value="0.0171554">
            <text:p>1.72E-002</text:p>
          </table:table-cell>
          <table:table-cell table:style-name="ce2" office:value-type="float" office:value="0.0649223">
            <text:p>6.49E-002</text:p>
          </table:table-cell>
          <table:table-cell table:style-name="ce2" office:value-type="float" office:value="0.0248081">
            <text:p>2.48E-002</text:p>
          </table:table-cell>
          <table:table-cell table:style-name="ce2" office:value-type="float" office:value="0.0574034">
            <text:p>5.74E-002</text:p>
          </table:table-cell>
          <table:table-cell table:style-name="ce2"/>
          <table:table-cell table:style-name="ce2" office:value-type="float" office:value="0.0000946214">
            <text:p>9.46E-005</text:p>
          </table:table-cell>
          <table:table-cell table:style-name="ce2" table:formula="of:=[.F69]/2/[.F$99]" office:value-type="float" office:value="0.012902167510254">
            <text:p>1.29E-002</text:p>
          </table:table-cell>
          <table:table-cell table:style-name="ce2" office:value-type="float" office:value="0.176347">
            <text:p>1.76E-001</text:p>
          </table:table-cell>
          <table:table-cell table:style-name="ce2" office:value-type="float" office:value="0.000171398">
            <text:p>1.71E-004</text:p>
          </table:table-cell>
          <table:table-cell table:style-name="ce2" table:formula="of:=[.I69]/2/[.I$99]" office:value-type="float" office:value="0.0263331909624172">
            <text:p>2.63E-002</text:p>
          </table:table-cell>
          <table:table-cell table:style-name="ce2" office:value-type="float" office:value="0.311271">
            <text:p>3.11E-001</text:p>
          </table:table-cell>
          <table:table-cell table:style-name="ce2"/>
          <table:table-cell table:style-name="ce2" table:formula="of:=IF([.H69]&lt;0.7; [.G69]; [.O71])" office:value-type="float" office:value="0.012902167510254">
            <text:p>1.29E-002</text:p>
          </table:table-cell>
          <table:table-cell table:style-name="ce2" table:formula="of:=IF([.K69]&lt;0.7;[.J69];[.C69])" office:value-type="float" office:value="0.0263331909624172">
            <text:p>2.63E-002</text:p>
          </table:table-cell>
          <table:table-cell table:style-name="ce2" office:value-type="float" office:value="0.0129022">
            <text:p>1.29E-002</text:p>
          </table:table-cell>
          <table:table-cell table:style-name="ce2" office:value-type="float" office:value="0.0263332">
            <text:p>2.63E-002</text:p>
          </table:table-cell>
          <table:table-cell table:style-name="ce2" table:formula="of:=[.M69]/[.O69]" office:value-type="float" office:value="0.999997481844487">
            <text:p>1.00E+000</text:p>
          </table:table-cell>
          <table:table-cell table:formula="of:=[.N69]/[.P69]" office:value-type="float" office:value="0.999999656798913">
            <text:p>0.9999996568</text:p>
          </table:table-cell>
        </table:table-row>
        <table:table-row table:style-name="ro1">
          <table:table-cell table:style-name="ce2" office:value-type="float" office:value="0.0328172">
            <text:p>3.28E-002</text:p>
          </table:table-cell>
          <table:table-cell table:style-name="ce2" office:value-type="float" office:value="0.0435343">
            <text:p>4.35E-002</text:p>
          </table:table-cell>
          <table:table-cell table:style-name="ce2" office:value-type="float" office:value="0.0533102">
            <text:p>5.33E-002</text:p>
          </table:table-cell>
          <table:table-cell table:style-name="ce2" office:value-type="float" office:value="0.0356627">
            <text:p>3.57E-002</text:p>
          </table:table-cell>
          <table:table-cell table:style-name="ce2"/>
          <table:table-cell table:style-name="ce2" office:value-type="float" office:value="0.00024214">
            <text:p>2.42E-004</text:p>
          </table:table-cell>
          <table:table-cell table:style-name="ce2" table:formula="of:=[.F70]/2/[.F$99]" office:value-type="float" office:value="0.0330171699101143">
            <text:p>3.30E-002</text:p>
          </table:table-cell>
          <table:table-cell table:style-name="ce2" office:value-type="float" office:value="0.112741">
            <text:p>1.13E-001</text:p>
          </table:table-cell>
          <table:table-cell table:style-name="ce2" office:value-type="float" office:value="0.000334092">
            <text:p>3.34E-004</text:p>
          </table:table-cell>
          <table:table-cell table:style-name="ce2" table:formula="of:=[.I70]/2/[.I$99]" office:value-type="float" office:value="0.0513291195639148">
            <text:p>5.13E-002</text:p>
          </table:table-cell>
          <table:table-cell table:style-name="ce2" office:value-type="float" office:value="0.131982">
            <text:p>1.32E-001</text:p>
          </table:table-cell>
          <table:table-cell table:style-name="ce2"/>
          <table:table-cell table:style-name="ce2" table:formula="of:=IF([.H70]&lt;0.7; [.G70]; [.O72])" office:value-type="float" office:value="0.0330171699101143">
            <text:p>3.30E-002</text:p>
          </table:table-cell>
          <table:table-cell table:style-name="ce2" table:formula="of:=IF([.K70]&lt;0.7;[.J70];[.C70])" office:value-type="float" office:value="0.0513291195639148">
            <text:p>5.13E-002</text:p>
          </table:table-cell>
          <table:table-cell table:style-name="ce2" office:value-type="float" office:value="0.0330172">
            <text:p>3.30E-002</text:p>
          </table:table-cell>
          <table:table-cell table:style-name="ce2" office:value-type="float" office:value="0.0513291">
            <text:p>5.13E-002</text:p>
          </table:table-cell>
          <table:table-cell table:style-name="ce2" table:formula="of:=[.M70]/[.O70]" office:value-type="float" office:value="0.999999088660284">
            <text:p>1.00E+000</text:p>
          </table:table-cell>
          <table:table-cell table:formula="of:=[.N70]/[.P70]" office:value-type="float" office:value="1.00000038114666">
            <text:p>1.0000003811</text:p>
          </table:table-cell>
        </table:table-row>
        <table:table-row table:style-name="ro1">
          <table:table-cell table:style-name="ce2" office:value-type="float" office:value="0.0430937">
            <text:p>4.31E-002</text:p>
          </table:table-cell>
          <table:table-cell table:style-name="ce2" office:value-type="float" office:value="0.0364305">
            <text:p>3.64E-002</text:p>
          </table:table-cell>
          <table:table-cell table:style-name="ce2" office:value-type="float" office:value="0.0334886">
            <text:p>3.35E-002</text:p>
          </table:table-cell>
          <table:table-cell table:style-name="ce2" office:value-type="float" office:value="0.0440054">
            <text:p>4.40E-002</text:p>
          </table:table-cell>
          <table:table-cell table:style-name="ce2"/>
          <table:table-cell table:style-name="ce2" office:value-type="float" office:value="0.000316131">
            <text:p>3.16E-004</text:p>
          </table:table-cell>
          <table:table-cell table:style-name="ce2" table:formula="of:=[.F71]/2/[.F$99]" office:value-type="float" office:value="0.0431062647264159">
            <text:p>4.31E-002</text:p>
          </table:table-cell>
          <table:table-cell table:style-name="ce2" office:value-type="float" office:value="0.095702">
            <text:p>9.57E-002</text:p>
          </table:table-cell>
          <table:table-cell table:style-name="ce2" office:value-type="float" office:value="0.00018699">
            <text:p>1.87E-004</text:p>
          </table:table-cell>
          <table:table-cell table:style-name="ce2" table:formula="of:=[.I71]/2/[.I$99]" office:value-type="float" office:value="0.0287287096585863">
            <text:p>2.87E-002</text:p>
          </table:table-cell>
          <table:table-cell table:style-name="ce2" office:value-type="float" office:value="0.12504">
            <text:p>1.25E-001</text:p>
          </table:table-cell>
          <table:table-cell table:style-name="ce2"/>
          <table:table-cell table:style-name="ce2" table:formula="of:=IF([.H71]&lt;0.7; [.G71]; [.O73])" office:value-type="float" office:value="0.0431062647264159">
            <text:p>4.31E-002</text:p>
          </table:table-cell>
          <table:table-cell table:style-name="ce2" table:formula="of:=IF([.K71]&lt;0.7;[.J71];[.C71])" office:value-type="float" office:value="0.0287287096585863">
            <text:p>2.87E-002</text:p>
          </table:table-cell>
          <table:table-cell table:style-name="ce2" office:value-type="float" office:value="0.0431063">
            <text:p>4.31E-002</text:p>
          </table:table-cell>
          <table:table-cell table:style-name="ce2" office:value-type="float" office:value="0.0287287">
            <text:p>2.87E-002</text:p>
          </table:table-cell>
          <table:table-cell table:style-name="ce2" table:formula="of:=[.M71]/[.O71]" office:value-type="float" office:value="0.999999181706988">
            <text:p>1.00E+000</text:p>
          </table:table-cell>
          <table:table-cell table:formula="of:=[.N71]/[.P71]" office:value-type="float" office:value="1.00000033619991">
            <text:p>1.0000003362</text:p>
          </table:table-cell>
        </table:table-row>
        <table:table-row table:style-name="ro1">
          <table:table-cell table:style-name="ce2" office:value-type="float" office:value="0.0276039">
            <text:p>2.76E-002</text:p>
          </table:table-cell>
          <table:table-cell table:style-name="ce2" office:value-type="float" office:value="0.0661974">
            <text:p>6.62E-002</text:p>
          </table:table-cell>
          <table:table-cell table:style-name="ce2" office:value-type="float" office:value="0.0157994">
            <text:p>1.58E-002</text:p>
          </table:table-cell>
          <table:table-cell table:style-name="ce2" office:value-type="float" office:value="0.0921162">
            <text:p>9.21E-002</text:p>
          </table:table-cell>
          <table:table-cell table:style-name="ce2"/>
          <table:table-cell table:style-name="ce2" office:value-type="float" office:value="0.000169106">
            <text:p>1.69E-004</text:p>
          </table:table-cell>
          <table:table-cell table:style-name="ce2" table:formula="of:=[.F72]/2/[.F$99]" office:value-type="float" office:value="0.0230585675015272">
            <text:p>2.31E-002</text:p>
          </table:table-cell>
          <table:table-cell table:style-name="ce2" office:value-type="float" office:value="0.182509">
            <text:p>1.83E-001</text:p>
          </table:table-cell>
          <table:table-cell table:style-name="ce2" office:value-type="float" office:value="0.000112103">
            <text:p>1.12E-004</text:p>
          </table:table-cell>
          <table:table-cell table:style-name="ce2" table:formula="of:=[.I72]/2/[.I$99]" office:value-type="float" office:value="0.0172232447663325">
            <text:p>1.72E-002</text:p>
          </table:table-cell>
          <table:table-cell table:style-name="ce2" office:value-type="float" office:value="0.196209">
            <text:p>1.96E-001</text:p>
          </table:table-cell>
          <table:table-cell table:style-name="ce2"/>
          <table:table-cell table:style-name="ce2" table:formula="of:=IF([.H72]&lt;0.7; [.G72]; [.O74])" office:value-type="float" office:value="0.0230585675015272">
            <text:p>2.31E-002</text:p>
          </table:table-cell>
          <table:table-cell table:style-name="ce2" table:formula="of:=IF([.K72]&lt;0.7;[.J72];[.C72])" office:value-type="float" office:value="0.0172232447663325">
            <text:p>1.72E-002</text:p>
          </table:table-cell>
          <table:table-cell table:style-name="ce2" office:value-type="float" office:value="0.0230586">
            <text:p>2.31E-002</text:p>
          </table:table-cell>
          <table:table-cell table:style-name="ce2" office:value-type="float" office:value="0.0172232">
            <text:p>1.72E-002</text:p>
          </table:table-cell>
          <table:table-cell table:style-name="ce2" table:formula="of:=[.M72]/[.O72]" office:value-type="float" office:value="0.999998590613792">
            <text:p>1.00E+000</text:p>
          </table:table-cell>
          <table:table-cell table:formula="of:=[.N72]/[.P72]" office:value-type="float" office:value="1.00000259918787">
            <text:p>1.0000025992</text:p>
          </table:table-cell>
        </table:table-row>
        <table:table-row table:style-name="ro1">
          <table:table-cell table:style-name="ce2" office:value-type="float" office:value="0.0168014">
            <text:p>1.68E-002</text:p>
          </table:table-cell>
          <table:table-cell table:style-name="ce2" office:value-type="float" office:value="0.0833204">
            <text:p>8.33E-002</text:p>
          </table:table-cell>
          <table:table-cell table:style-name="ce2" office:value-type="float" office:value="0.00843631">
            <text:p>8.44E-003</text:p>
          </table:table-cell>
          <table:table-cell table:style-name="ce2" office:value-type="float" office:value="0.125203">
            <text:p>1.25E-001</text:p>
          </table:table-cell>
          <table:table-cell table:style-name="ce2"/>
          <table:table-cell table:style-name="ce2" office:value-type="float" office:value="0.000100035">
            <text:p>1.00E-004</text:p>
          </table:table-cell>
          <table:table-cell table:style-name="ce2" table:formula="of:=[.F73]/2/[.F$99]" office:value-type="float" office:value="0.0136403427436949">
            <text:p>1.36E-002</text:p>
          </table:table-cell>
          <table:table-cell table:style-name="ce2" office:value-type="float" office:value="0.22525">
            <text:p>2.25E-001</text:p>
          </table:table-cell>
          <table:table-cell table:style-name="ce2" office:value-type="float" office:value="0.0000699281">
            <text:p>6.99E-005</text:p>
          </table:table-cell>
          <table:table-cell table:style-name="ce2" table:formula="of:=[.I73]/2/[.I$99]" office:value-type="float" office:value="0.0107435910042066">
            <text:p>1.07E-002</text:p>
          </table:table-cell>
          <table:table-cell table:style-name="ce2" office:value-type="float" office:value="0.248773">
            <text:p>2.49E-001</text:p>
          </table:table-cell>
          <table:table-cell table:style-name="ce2"/>
          <table:table-cell table:style-name="ce2" table:formula="of:=IF([.H73]&lt;0.7; [.G73]; [.O75])" office:value-type="float" office:value="0.0136403427436949">
            <text:p>1.36E-002</text:p>
          </table:table-cell>
          <table:table-cell table:style-name="ce2" table:formula="of:=IF([.K73]&lt;0.7;[.J73];[.C73])" office:value-type="float" office:value="0.0107435910042066">
            <text:p>1.07E-002</text:p>
          </table:table-cell>
          <table:table-cell table:style-name="ce2" office:value-type="float" office:value="0.0136403">
            <text:p>1.36E-002</text:p>
          </table:table-cell>
          <table:table-cell table:style-name="ce2" office:value-type="float" office:value="0.0107436">
            <text:p>1.07E-002</text:p>
          </table:table-cell>
          <table:table-cell table:style-name="ce2" table:formula="of:=[.M73]/[.O73]" office:value-type="float" office:value="1.00000313363305">
            <text:p>1.00E+000</text:p>
          </table:table-cell>
          <table:table-cell table:formula="of:=[.N73]/[.P73]" office:value-type="float" office:value="0.999999162683514">
            <text:p>0.9999991627</text:p>
          </table:table-cell>
        </table:table-row>
        <table:table-row table:style-name="ro1">
          <table:table-cell table:style-name="ce2" office:value-type="float" office:value="0.00883601">
            <text:p>8.84E-003</text:p>
          </table:table-cell>
          <table:table-cell table:style-name="ce2" office:value-type="float" office:value="0.105425">
            <text:p>1.05E-001</text:p>
          </table:table-cell>
          <table:table-cell table:style-name="ce2" office:value-type="float" office:value="0.00536165">
            <text:p>5.36E-003</text:p>
          </table:table-cell>
          <table:table-cell table:style-name="ce2" office:value-type="float" office:value="0.142285">
            <text:p>1.42E-001</text:p>
          </table:table-cell>
          <table:table-cell table:style-name="ce2"/>
          <table:table-cell table:style-name="ce2" office:value-type="float" office:value="0.0000577958">
            <text:p>5.78E-005</text:p>
          </table:table-cell>
          <table:table-cell table:style-name="ce2" table:formula="of:=[.F74]/2/[.F$99]" office:value-type="float" office:value="0.00788078693603281">
            <text:p>7.88E-003</text:p>
          </table:table-cell>
          <table:table-cell table:style-name="ce2" office:value-type="float" office:value="0.256841">
            <text:p>2.57E-001</text:p>
          </table:table-cell>
          <table:table-cell table:style-name="ce2" office:value-type="float" office:value="0.0000328233">
            <text:p>3.28E-005</text:p>
          </table:table-cell>
          <table:table-cell table:style-name="ce2" table:formula="of:=[.I74]/2/[.I$99]" office:value-type="float" office:value="0.00504289564006994">
            <text:p>5.04E-003</text:p>
          </table:table-cell>
          <table:table-cell table:style-name="ce2" office:value-type="float" office:value="0.316808">
            <text:p>3.17E-001</text:p>
          </table:table-cell>
          <table:table-cell table:style-name="ce2"/>
          <table:table-cell table:style-name="ce2" table:formula="of:=IF([.H74]&lt;0.7; [.G74]; [.O76])" office:value-type="float" office:value="0.00788078693603281">
            <text:p>7.88E-003</text:p>
          </table:table-cell>
          <table:table-cell table:style-name="ce2" table:formula="of:=IF([.K74]&lt;0.7;[.J74];[.C74])" office:value-type="float" office:value="0.00504289564006994">
            <text:p>5.04E-003</text:p>
          </table:table-cell>
          <table:table-cell table:style-name="ce2" office:value-type="float" office:value="0.00788079">
            <text:p>7.88E-003</text:p>
          </table:table-cell>
          <table:table-cell table:style-name="ce2" office:value-type="float" office:value="0.0050429">
            <text:p>5.04E-003</text:p>
          </table:table-cell>
          <table:table-cell table:style-name="ce2" table:formula="of:=[.M74]/[.O74]" office:value-type="float" office:value="0.999999611210654">
            <text:p>1.00E+000</text:p>
          </table:table-cell>
          <table:table-cell table:formula="of:=[.N74]/[.P74]" office:value-type="float" office:value="0.999999135431981">
            <text:p>0.9999991354</text:p>
          </table:table-cell>
        </table:table-row>
        <table:table-row table:style-name="ro1">
          <table:table-cell table:style-name="ce2" office:value-type="float" office:value="0.00802134">
            <text:p>8.02E-003</text:p>
          </table:table-cell>
          <table:table-cell table:style-name="ce2" office:value-type="float" office:value="0.0585837">
            <text:p>5.86E-002</text:p>
          </table:table-cell>
          <table:table-cell table:style-name="ce2" office:value-type="float" office:value="0.0160369">
            <text:p>1.60E-002</text:p>
          </table:table-cell>
          <table:table-cell table:style-name="ce2" office:value-type="float" office:value="0.0451496">
            <text:p>4.51E-002</text:p>
          </table:table-cell>
          <table:table-cell table:style-name="ce2"/>
          <table:table-cell table:style-name="ce2" office:value-type="float" office:value="0.000059999">
            <text:p>6.00E-005</text:p>
          </table:table-cell>
          <table:table-cell table:style-name="ce2" table:formula="of:=[.F75]/2/[.F$99]" office:value-type="float" office:value="0.00818120582075225">
            <text:p>8.18E-003</text:p>
          </table:table-cell>
          <table:table-cell table:style-name="ce2" office:value-type="float" office:value="0.156315">
            <text:p>1.56E-001</text:p>
          </table:table-cell>
          <table:table-cell table:style-name="ce2" office:value-type="float" office:value="0.000102051">
            <text:p>1.02E-004</text:p>
          </table:table-cell>
          <table:table-cell table:style-name="ce2" table:formula="of:=[.I75]/2/[.I$99]" office:value-type="float" office:value="0.0156788788136713">
            <text:p>1.57E-002</text:p>
          </table:table-cell>
          <table:table-cell table:style-name="ce2" office:value-type="float" office:value="0.191296">
            <text:p>1.91E-001</text:p>
          </table:table-cell>
          <table:table-cell table:style-name="ce2"/>
          <table:table-cell table:style-name="ce2" table:formula="of:=IF([.H75]&lt;0.7; [.G75]; [.O77])" office:value-type="float" office:value="0.00818120582075225">
            <text:p>8.18E-003</text:p>
          </table:table-cell>
          <table:table-cell table:style-name="ce2" table:formula="of:=IF([.K75]&lt;0.7;[.J75];[.C75])" office:value-type="float" office:value="0.0156788788136713">
            <text:p>1.57E-002</text:p>
          </table:table-cell>
          <table:table-cell table:style-name="ce2" office:value-type="float" office:value="0.00818121">
            <text:p>8.18E-003</text:p>
          </table:table-cell>
          <table:table-cell table:style-name="ce2" office:value-type="float" office:value="0.0156789">
            <text:p>1.57E-002</text:p>
          </table:table-cell>
          <table:table-cell table:style-name="ce2" table:formula="of:=[.M75]/[.O75]" office:value-type="float" office:value="0.99999948916508">
            <text:p>1.00E+000</text:p>
          </table:table-cell>
          <table:table-cell table:formula="of:=[.N75]/[.P75]" office:value-type="float" office:value="0.999998648736282">
            <text:p>0.9999986487</text:p>
          </table:table-cell>
        </table:table-row>
        <table:table-row table:style-name="ro1">
          <table:table-cell table:style-name="ce2" office:value-type="float" office:value="0.0124877">
            <text:p>1.25E-002</text:p>
          </table:table-cell>
          <table:table-cell table:style-name="ce2" office:value-type="float" office:value="0.0505252">
            <text:p>5.05E-002</text:p>
          </table:table-cell>
          <table:table-cell table:style-name="ce2" office:value-type="float" office:value="0.0210653">
            <text:p>2.11E-002</text:p>
          </table:table-cell>
          <table:table-cell table:style-name="ce2" office:value-type="float" office:value="0.0418309">
            <text:p>4.18E-002</text:p>
          </table:table-cell>
          <table:table-cell table:style-name="ce2"/>
          <table:table-cell table:style-name="ce2" office:value-type="float" office:value="0.0000986448">
            <text:p>9.86E-005</text:p>
          </table:table-cell>
          <table:table-cell table:style-name="ce2" table:formula="of:=[.F76]/2/[.F$99]" office:value-type="float" office:value="0.0134507810454664">
            <text:p>1.35E-002</text:p>
          </table:table-cell>
          <table:table-cell table:style-name="ce2" office:value-type="float" office:value="0.178842">
            <text:p>1.79E-001</text:p>
          </table:table-cell>
          <table:table-cell table:style-name="ce2" office:value-type="float" office:value="0.00016126">
            <text:p>1.61E-004</text:p>
          </table:table-cell>
          <table:table-cell table:style-name="ce2" table:formula="of:=[.I76]/2/[.I$99]" office:value-type="float" office:value="0.0247756121693333">
            <text:p>2.48E-002</text:p>
          </table:table-cell>
          <table:table-cell table:style-name="ce2" office:value-type="float" office:value="0.171141">
            <text:p>1.71E-001</text:p>
          </table:table-cell>
          <table:table-cell table:style-name="ce2"/>
          <table:table-cell table:style-name="ce2" table:formula="of:=IF([.H76]&lt;0.7; [.G76]; [.O78])" office:value-type="float" office:value="0.0134507810454664">
            <text:p>1.35E-002</text:p>
          </table:table-cell>
          <table:table-cell table:style-name="ce2" table:formula="of:=IF([.K76]&lt;0.7;[.J76];[.C76])" office:value-type="float" office:value="0.0247756121693333">
            <text:p>2.48E-002</text:p>
          </table:table-cell>
          <table:table-cell table:style-name="ce2" office:value-type="float" office:value="0.0134508">
            <text:p>1.35E-002</text:p>
          </table:table-cell>
          <table:table-cell table:style-name="ce2" office:value-type="float" office:value="0.0247756">
            <text:p>2.48E-002</text:p>
          </table:table-cell>
          <table:table-cell table:style-name="ce2" table:formula="of:=[.M76]/[.O76]" office:value-type="float" office:value="0.999998590824817">
            <text:p>1.00E+000</text:p>
          </table:table-cell>
          <table:table-cell table:formula="of:=[.N76]/[.P76]" office:value-type="float" office:value="1.00000049118218">
            <text:p>1.0000004912</text:p>
          </table:table-cell>
        </table:table-row>
        <table:table-row table:style-name="ro1">
          <table:table-cell table:style-name="ce2" office:value-type="float" office:value="0.0112691">
            <text:p>1.13E-002</text:p>
          </table:table-cell>
          <table:table-cell table:style-name="ce2" office:value-type="float" office:value="0.0518868">
            <text:p>5.19E-002</text:p>
          </table:table-cell>
          <table:table-cell table:style-name="ce2" office:value-type="float" office:value="0.00894462">
            <text:p>8.94E-003</text:p>
          </table:table-cell>
          <table:table-cell table:style-name="ce2" office:value-type="float" office:value="0.0619917">
            <text:p>6.20E-002</text:p>
          </table:table-cell>
          <table:table-cell table:style-name="ce2"/>
          <table:table-cell table:style-name="ce2" office:value-type="float" office:value="0.0000775636">
            <text:p>7.76E-005</text:p>
          </table:table-cell>
          <table:table-cell table:style-name="ce2" table:formula="of:=[.F77]/2/[.F$99]" office:value-type="float" office:value="0.0105762392006283">
            <text:p>1.06E-002</text:p>
          </table:table-cell>
          <table:table-cell table:style-name="ce2" office:value-type="float" office:value="0.127197">
            <text:p>1.27E-001</text:p>
          </table:table-cell>
          <table:table-cell table:style-name="ce2" office:value-type="float" office:value="0.0000550974">
            <text:p>5.51E-005</text:p>
          </table:table-cell>
          <table:table-cell table:style-name="ce2" table:formula="of:=[.I77]/2/[.I$99]" office:value-type="float" office:value="0.00846503667331406">
            <text:p>8.47E-003</text:p>
          </table:table-cell>
          <table:table-cell table:style-name="ce2" office:value-type="float" office:value="0.147058">
            <text:p>1.47E-001</text:p>
          </table:table-cell>
          <table:table-cell table:style-name="ce2"/>
          <table:table-cell table:style-name="ce2" table:formula="of:=IF([.H77]&lt;0.7; [.G77]; [.O79])" office:value-type="float" office:value="0.0105762392006283">
            <text:p>1.06E-002</text:p>
          </table:table-cell>
          <table:table-cell table:style-name="ce2" table:formula="of:=IF([.K77]&lt;0.7;[.J77];[.C77])" office:value-type="float" office:value="0.00846503667331406">
            <text:p>8.47E-003</text:p>
          </table:table-cell>
          <table:table-cell table:style-name="ce2" office:value-type="float" office:value="0.0105762">
            <text:p>1.06E-002</text:p>
          </table:table-cell>
          <table:table-cell table:style-name="ce2" office:value-type="float" office:value="0.00846504">
            <text:p>8.47E-003</text:p>
          </table:table-cell>
          <table:table-cell table:style-name="ce2" table:formula="of:=[.M77]/[.O77]" office:value-type="float" office:value="1.00000370649461">
            <text:p>1.00E+000</text:p>
          </table:table-cell>
          <table:table-cell table:formula="of:=[.N77]/[.P77]" office:value-type="float" office:value="0.999999607008833">
            <text:p>0.999999607</text:p>
          </table:table-cell>
        </table:table-row>
        <table:table-row table:style-name="ro1">
          <table:table-cell table:style-name="ce2" office:value-type="float" office:value="0.00798935">
            <text:p>7.99E-003</text:p>
          </table:table-cell>
          <table:table-cell table:style-name="ce2" office:value-type="float" office:value="0.0800078">
            <text:p>8.00E-002</text:p>
          </table:table-cell>
          <table:table-cell table:style-name="ce2" office:value-type="float" office:value="0.0062659">
            <text:p>6.27E-003</text:p>
          </table:table-cell>
          <table:table-cell table:style-name="ce2" office:value-type="float" office:value="0.0920962">
            <text:p>9.21E-002</text:p>
          </table:table-cell>
          <table:table-cell table:style-name="ce2"/>
          <table:table-cell table:style-name="ce2" office:value-type="float" office:value="0.0000413634">
            <text:p>4.14E-005</text:p>
          </table:table-cell>
          <table:table-cell table:style-name="ce2" table:formula="of:=[.F78]/2/[.F$99]" office:value-type="float" office:value="0.00564013548302644">
            <text:p>5.64E-003</text:p>
          </table:table-cell>
          <table:table-cell table:style-name="ce2" office:value-type="float" office:value="0.194114">
            <text:p>1.94E-001</text:p>
          </table:table-cell>
          <table:table-cell table:style-name="ce2" office:value-type="float" office:value="0.0000412253">
            <text:p>4.12E-005</text:p>
          </table:table-cell>
          <table:table-cell table:style-name="ce2" table:formula="of:=[.I78]/2/[.I$99]" office:value-type="float" office:value="0.00633375942183069">
            <text:p>6.33E-003</text:p>
          </table:table-cell>
          <table:table-cell table:style-name="ce2" office:value-type="float" office:value="0.237523">
            <text:p>2.38E-001</text:p>
          </table:table-cell>
          <table:table-cell table:style-name="ce2"/>
          <table:table-cell table:style-name="ce2" table:formula="of:=IF([.H78]&lt;0.7; [.G78]; [.O80])" office:value-type="float" office:value="0.00564013548302644">
            <text:p>5.64E-003</text:p>
          </table:table-cell>
          <table:table-cell table:style-name="ce2" table:formula="of:=IF([.K78]&lt;0.7;[.J78];[.C78])" office:value-type="float" office:value="0.00633375942183069">
            <text:p>6.33E-003</text:p>
          </table:table-cell>
          <table:table-cell table:style-name="ce2" office:value-type="float" office:value="0.00564014">
            <text:p>5.64E-003</text:p>
          </table:table-cell>
          <table:table-cell table:style-name="ce2" office:value-type="float" office:value="0.00633376">
            <text:p>6.33E-003</text:p>
          </table:table-cell>
          <table:table-cell table:style-name="ce2" table:formula="of:=[.M78]/[.O78]" office:value-type="float" office:value="0.999999199138043">
            <text:p>1.00E+000</text:p>
          </table:table-cell>
          <table:table-cell table:formula="of:=[.N78]/[.P78]" office:value-type="float" office:value="0.999999908716258">
            <text:p>0.9999999087</text:p>
          </table:table-cell>
        </table:table-row>
        <table:table-row table:style-name="ro1">
          <table:table-cell table:style-name="ce2" office:value-type="float" office:value="0.0058664">
            <text:p>5.87E-003</text:p>
          </table:table-cell>
          <table:table-cell table:style-name="ce2" office:value-type="float" office:value="0.0823745">
            <text:p>8.24E-002</text:p>
          </table:table-cell>
          <table:table-cell table:style-name="ce2" office:value-type="float" office:value="0.00443577">
            <text:p>4.44E-003</text:p>
          </table:table-cell>
          <table:table-cell table:style-name="ce2" office:value-type="float" office:value="0.0996364">
            <text:p>9.96E-002</text:p>
          </table:table-cell>
          <table:table-cell table:style-name="ce2"/>
          <table:table-cell table:style-name="ce2" office:value-type="float" office:value="0.0000355837">
            <text:p>3.56E-005</text:p>
          </table:table-cell>
          <table:table-cell table:style-name="ce2" table:formula="of:=[.F79]/2/[.F$99]" office:value-type="float" office:value="0.00485204042673881">
            <text:p>4.85E-003</text:p>
          </table:table-cell>
          <table:table-cell table:style-name="ce2" office:value-type="float" office:value="0.219412">
            <text:p>2.19E-001</text:p>
          </table:table-cell>
          <table:table-cell table:style-name="ce2" office:value-type="float" office:value="0.0000331101">
            <text:p>3.31E-005</text:p>
          </table:table-cell>
          <table:table-cell table:style-name="ce2" table:formula="of:=[.I79]/2/[.I$99]" office:value-type="float" office:value="0.00508695892650281">
            <text:p>5.09E-003</text:p>
          </table:table-cell>
          <table:table-cell table:style-name="ce2" office:value-type="float" office:value="0.249255">
            <text:p>2.49E-001</text:p>
          </table:table-cell>
          <table:table-cell table:style-name="ce2"/>
          <table:table-cell table:style-name="ce2" table:formula="of:=IF([.H79]&lt;0.7; [.G79]; [.O81])" office:value-type="float" office:value="0.00485204042673881">
            <text:p>4.85E-003</text:p>
          </table:table-cell>
          <table:table-cell table:style-name="ce2" table:formula="of:=IF([.K79]&lt;0.7;[.J79];[.C79])" office:value-type="float" office:value="0.00508695892650281">
            <text:p>5.09E-003</text:p>
          </table:table-cell>
          <table:table-cell table:style-name="ce2" office:value-type="float" office:value="0.00485204">
            <text:p>4.85E-003</text:p>
          </table:table-cell>
          <table:table-cell table:style-name="ce2" office:value-type="float" office:value="0.00508696">
            <text:p>5.09E-003</text:p>
          </table:table-cell>
          <table:table-cell table:style-name="ce2" table:formula="of:=[.M79]/[.O79]" office:value-type="float" office:value="1.00000008795039">
            <text:p>1.00E+000</text:p>
          </table:table-cell>
          <table:table-cell table:formula="of:=[.N79]/[.P79]" office:value-type="float" office:value="0.999999788970781">
            <text:p>0.999999789</text:p>
          </table:table-cell>
        </table:table-row>
        <table:table-row table:style-name="ro1">
          <table:table-cell table:style-name="ce2" office:value-type="float" office:value="0.00464082">
            <text:p>4.64E-003</text:p>
          </table:table-cell>
          <table:table-cell table:style-name="ce2" office:value-type="float" office:value="0.083348">
            <text:p>8.33E-002</text:p>
          </table:table-cell>
          <table:table-cell table:style-name="ce2" office:value-type="float" office:value="0.00301685">
            <text:p>3.02E-003</text:p>
          </table:table-cell>
          <table:table-cell table:style-name="ce2" office:value-type="float" office:value="0.107088">
            <text:p>1.07E-001</text:p>
          </table:table-cell>
          <table:table-cell table:style-name="ce2"/>
          <table:table-cell table:style-name="ce2" office:value-type="float" office:value="0.0000247638">
            <text:p>2.48E-005</text:p>
          </table:table-cell>
          <table:table-cell table:style-name="ce2" table:formula="of:=[.F80]/2/[.F$99]" office:value-type="float" office:value="0.00337668535648835">
            <text:p>3.38E-003</text:p>
          </table:table-cell>
          <table:table-cell table:style-name="ce2" office:value-type="float" office:value="0.242677">
            <text:p>2.43E-001</text:p>
          </table:table-cell>
          <table:table-cell table:style-name="ce2" office:value-type="float" office:value="0.0000181565">
            <text:p>1.82E-005</text:p>
          </table:table-cell>
          <table:table-cell table:style-name="ce2" table:formula="of:=[.I80]/2/[.I$99]" office:value-type="float" office:value="0.00278952252482017">
            <text:p>2.79E-003</text:p>
          </table:table-cell>
          <table:table-cell table:style-name="ce2" office:value-type="float" office:value="0.294137">
            <text:p>2.94E-001</text:p>
          </table:table-cell>
          <table:table-cell table:style-name="ce2"/>
          <table:table-cell table:style-name="ce2" table:formula="of:=IF([.H80]&lt;0.7; [.G80]; [.O82])" office:value-type="float" office:value="0.00337668535648835">
            <text:p>3.38E-003</text:p>
          </table:table-cell>
          <table:table-cell table:style-name="ce2" table:formula="of:=IF([.K80]&lt;0.7;[.J80];[.C80])" office:value-type="float" office:value="0.00278952252482017">
            <text:p>2.79E-003</text:p>
          </table:table-cell>
          <table:table-cell table:style-name="ce2" office:value-type="float" office:value="0.00337669">
            <text:p>3.38E-003</text:p>
          </table:table-cell>
          <table:table-cell table:style-name="ce2" office:value-type="float" office:value="0.00278952">
            <text:p>2.79E-003</text:p>
          </table:table-cell>
          <table:table-cell table:style-name="ce2" table:formula="of:=[.M80]/[.O80]" office:value-type="float" office:value="0.999998624833298">
            <text:p>1.00E+000</text:p>
          </table:table-cell>
          <table:table-cell table:formula="of:=[.N80]/[.P80]" office:value-type="float" office:value="1.00000090510918">
            <text:p>1.0000009051</text:p>
          </table:table-cell>
        </table:table-row>
        <table:table-row table:style-name="ro1">
          <table:table-cell table:style-name="ce2" office:value-type="float" office:value="0.0187296">
            <text:p>1.87E-002</text:p>
          </table:table-cell>
          <table:table-cell table:style-name="ce2" office:value-type="float" office:value="0.0367994">
            <text:p>3.68E-002</text:p>
          </table:table-cell>
          <table:table-cell table:style-name="ce2" office:value-type="float" office:value="0.0305509">
            <text:p>3.06E-002</text:p>
          </table:table-cell>
          <table:table-cell table:style-name="ce2" office:value-type="float" office:value="0.0298284">
            <text:p>2.98E-002</text:p>
          </table:table-cell>
          <table:table-cell table:style-name="ce2"/>
          <table:table-cell table:style-name="ce2" office:value-type="float" office:value="0.000151127">
            <text:p>1.51E-004</text:p>
          </table:table-cell>
          <table:table-cell table:style-name="ce2" table:formula="of:=[.F81]/2/[.F$99]" office:value-type="float" office:value="0.0206070283183524">
            <text:p>2.06E-002</text:p>
          </table:table-cell>
          <table:table-cell table:style-name="ce2" office:value-type="float" office:value="0.113056">
            <text:p>1.13E-001</text:p>
          </table:table-cell>
          <table:table-cell table:style-name="ce2" office:value-type="float" office:value="0.000219032">
            <text:p>2.19E-004</text:p>
          </table:table-cell>
          <table:table-cell table:style-name="ce2" table:formula="of:=[.I81]/2/[.I$99]" office:value-type="float" office:value="0.033651568179793">
            <text:p>3.37E-002</text:p>
          </table:table-cell>
          <table:table-cell table:style-name="ce2" office:value-type="float" office:value="0.138201">
            <text:p>1.38E-001</text:p>
          </table:table-cell>
          <table:table-cell table:style-name="ce2"/>
          <table:table-cell table:style-name="ce2" table:formula="of:=IF([.H81]&lt;0.7; [.G81]; [.O83])" office:value-type="float" office:value="0.0206070283183524">
            <text:p>2.06E-002</text:p>
          </table:table-cell>
          <table:table-cell table:style-name="ce2" table:formula="of:=IF([.K81]&lt;0.7;[.J81];[.C81])" office:value-type="float" office:value="0.033651568179793">
            <text:p>3.37E-002</text:p>
          </table:table-cell>
          <table:table-cell table:style-name="ce2" office:value-type="float" office:value="0.020607">
            <text:p>2.06E-002</text:p>
          </table:table-cell>
          <table:table-cell table:style-name="ce2" office:value-type="float" office:value="0.0336516">
            <text:p>3.37E-002</text:p>
          </table:table-cell>
          <table:table-cell table:style-name="ce2" table:formula="of:=[.M81]/[.O81]" office:value-type="float" office:value="1.00000137421034">
            <text:p>1.00E+000</text:p>
          </table:table-cell>
          <table:table-cell table:formula="of:=[.N81]/[.P81]" office:value-type="float" office:value="0.999999054422166">
            <text:p>0.9999990544</text:p>
          </table:table-cell>
        </table:table-row>
        <table:table-row table:style-name="ro1">
          <table:table-cell table:style-name="ce2" office:value-type="float" office:value="0.0587204">
            <text:p>5.87E-002</text:p>
          </table:table-cell>
          <table:table-cell table:style-name="ce2" office:value-type="float" office:value="0.0219948">
            <text:p>2.20E-002</text:p>
          </table:table-cell>
          <table:table-cell table:style-name="ce2" office:value-type="float" office:value="0.102453">
            <text:p>1.02E-001</text:p>
          </table:table-cell>
          <table:table-cell table:style-name="ce2" office:value-type="float" office:value="0.0176592">
            <text:p>1.77E-002</text:p>
          </table:table-cell>
          <table:table-cell table:style-name="ce2"/>
          <table:table-cell table:style-name="ce2" office:value-type="float" office:value="0.000455137">
            <text:p>4.55E-004</text:p>
          </table:table-cell>
          <table:table-cell table:style-name="ce2" table:formula="of:=[.F82]/2/[.F$99]" office:value-type="float" office:value="0.0620605255694214">
            <text:p>6.21E-002</text:p>
          </table:table-cell>
          <table:table-cell table:style-name="ce2" office:value-type="float" office:value="0.062966">
            <text:p>6.30E-002</text:p>
          </table:table-cell>
          <table:table-cell table:style-name="ce2" office:value-type="float" office:value="0.000652415">
            <text:p>6.52E-004</text:p>
          </table:table-cell>
          <table:table-cell table:style-name="ce2" table:formula="of:=[.I82]/2/[.I$99]" office:value-type="float" office:value="0.100235526562418">
            <text:p>1.00E-001</text:p>
          </table:table-cell>
          <table:table-cell table:style-name="ce2" office:value-type="float" office:value="0.0801138">
            <text:p>8.01E-002</text:p>
          </table:table-cell>
          <table:table-cell table:style-name="ce2"/>
          <table:table-cell table:style-name="ce2" table:formula="of:=IF([.H82]&lt;0.7; [.G82]; [.O84])" office:value-type="float" office:value="0.0620605255694214">
            <text:p>6.21E-002</text:p>
          </table:table-cell>
          <table:table-cell table:style-name="ce2" table:formula="of:=IF([.K82]&lt;0.7;[.J82];[.C82])" office:value-type="float" office:value="0.100235526562418">
            <text:p>1.00E-001</text:p>
          </table:table-cell>
          <table:table-cell table:style-name="ce2" office:value-type="float" office:value="0.0620605">
            <text:p>6.21E-002</text:p>
          </table:table-cell>
          <table:table-cell table:style-name="ce2" office:value-type="float" office:value="0.100236">
            <text:p>1.00E-001</text:p>
          </table:table-cell>
          <table:table-cell table:style-name="ce2" table:formula="of:=[.M82]/[.O82]" office:value-type="float" office:value="1.00000041200798">
            <text:p>1.00E+000</text:p>
          </table:table-cell>
          <table:table-cell table:formula="of:=[.N82]/[.P82]" office:value-type="float" office:value="0.999995276771004">
            <text:p>0.9999952768</text:p>
          </table:table-cell>
        </table:table-row>
        <table:table-row table:style-name="ro1">
          <table:table-cell table:style-name="ce2" office:value-type="float" office:value="0.0964124">
            <text:p>9.64E-002</text:p>
          </table:table-cell>
          <table:table-cell table:style-name="ce2" office:value-type="float" office:value="0.0167674">
            <text:p>1.68E-002</text:p>
          </table:table-cell>
          <table:table-cell table:style-name="ce2" office:value-type="float" office:value="0.0926064">
            <text:p>9.26E-002</text:p>
          </table:table-cell>
          <table:table-cell table:style-name="ce2" office:value-type="float" office:value="0.0180966">
            <text:p>1.81E-002</text:p>
          </table:table-cell>
          <table:table-cell table:style-name="ce2"/>
          <table:table-cell table:style-name="ce2" office:value-type="float" office:value="0.000627294">
            <text:p>6.27E-004</text:p>
          </table:table-cell>
          <table:table-cell table:style-name="ce2" table:formula="of:=[.F83]/2/[.F$99]" office:value-type="float" office:value="0.0855351143206213">
            <text:p>8.55E-002</text:p>
          </table:table-cell>
          <table:table-cell table:style-name="ce2" office:value-type="float" office:value="0.0515553">
            <text:p>5.16E-002</text:p>
          </table:table-cell>
          <table:table-cell table:style-name="ce2" office:value-type="float" office:value="0.000590421">
            <text:p>5.90E-004</text:p>
          </table:table-cell>
          <table:table-cell table:style-name="ce2" table:formula="of:=[.I83]/2/[.I$99]" office:value-type="float" office:value="0.0907109122698124">
            <text:p>9.07E-002</text:p>
          </table:table-cell>
          <table:table-cell table:style-name="ce2" office:value-type="float" office:value="0.068881">
            <text:p>6.89E-002</text:p>
          </table:table-cell>
          <table:table-cell table:style-name="ce2"/>
          <table:table-cell table:style-name="ce2" table:formula="of:=IF([.H83]&lt;0.7; [.G83]; [.O85])" office:value-type="float" office:value="0.0855351143206213">
            <text:p>8.55E-002</text:p>
          </table:table-cell>
          <table:table-cell table:style-name="ce2" table:formula="of:=IF([.K83]&lt;0.7;[.J83];[.C83])" office:value-type="float" office:value="0.0907109122698124">
            <text:p>9.07E-002</text:p>
          </table:table-cell>
          <table:table-cell table:style-name="ce2" office:value-type="float" office:value="0.0855351">
            <text:p>8.55E-002</text:p>
          </table:table-cell>
          <table:table-cell table:style-name="ce2" office:value-type="float" office:value="0.0907109">
            <text:p>9.07E-002</text:p>
          </table:table-cell>
          <table:table-cell table:style-name="ce2" table:formula="of:=[.M83]/[.O83]" office:value-type="float" office:value="1.00000016742392">
            <text:p>1.00E+000</text:p>
          </table:table-cell>
          <table:table-cell table:formula="of:=[.N83]/[.P83]" office:value-type="float" office:value="1.00000013526282">
            <text:p>1.0000001353</text:p>
          </table:table-cell>
        </table:table-row>
        <table:table-row table:style-name="ro1">
          <table:table-cell table:style-name="ce2" office:value-type="float" office:value="0.0334613">
            <text:p>3.35E-002</text:p>
          </table:table-cell>
          <table:table-cell table:style-name="ce2" office:value-type="float" office:value="0.0340623">
            <text:p>3.41E-002</text:p>
          </table:table-cell>
          <table:table-cell table:style-name="ce2" office:value-type="float" office:value="0.027175">
            <text:p>2.72E-002</text:p>
          </table:table-cell>
          <table:table-cell table:style-name="ce2" office:value-type="float" office:value="0.0383247">
            <text:p>3.83E-002</text:p>
          </table:table-cell>
          <table:table-cell table:style-name="ce2"/>
          <table:table-cell table:style-name="ce2" office:value-type="float" office:value="0.000213427">
            <text:p>2.13E-004</text:p>
          </table:table-cell>
          <table:table-cell table:style-name="ce2" table:formula="of:=[.F84]/2/[.F$99]" office:value-type="float" office:value="0.0291019886115717">
            <text:p>2.91E-002</text:p>
          </table:table-cell>
          <table:table-cell table:style-name="ce2" office:value-type="float" office:value="0.0918438">
            <text:p>9.18E-002</text:p>
          </table:table-cell>
          <table:table-cell table:style-name="ce2" office:value-type="float" office:value="0.000154679">
            <text:p>1.55E-004</text:p>
          </table:table-cell>
          <table:table-cell table:style-name="ce2" table:formula="of:=[.I84]/2/[.I$99]" office:value-type="float" office:value="0.023764522601639">
            <text:p>2.38E-002</text:p>
          </table:table-cell>
          <table:table-cell table:style-name="ce2" office:value-type="float" office:value="0.110606">
            <text:p>1.11E-001</text:p>
          </table:table-cell>
          <table:table-cell table:style-name="ce2"/>
          <table:table-cell table:style-name="ce2" table:formula="of:=IF([.H84]&lt;0.7; [.G84]; [.O86])" office:value-type="float" office:value="0.0291019886115717">
            <text:p>2.91E-002</text:p>
          </table:table-cell>
          <table:table-cell table:style-name="ce2" table:formula="of:=IF([.K84]&lt;0.7;[.J84];[.C84])" office:value-type="float" office:value="0.023764522601639">
            <text:p>2.38E-002</text:p>
          </table:table-cell>
          <table:table-cell table:style-name="ce2" office:value-type="float" office:value="0.029102">
            <text:p>2.91E-002</text:p>
          </table:table-cell>
          <table:table-cell table:style-name="ce2" office:value-type="float" office:value="0.0237645">
            <text:p>2.38E-002</text:p>
          </table:table-cell>
          <table:table-cell table:style-name="ce2" table:formula="of:=[.M84]/[.O84]" office:value-type="float" office:value="0.99999960867197">
            <text:p>1.00E+000</text:p>
          </table:table-cell>
          <table:table-cell table:formula="of:=[.N84]/[.P84]" office:value-type="float" office:value="1.00000095106731">
            <text:p>1.0000009511</text:p>
          </table:table-cell>
        </table:table-row>
        <table:table-row table:style-name="ro1">
          <table:table-cell table:style-name="ce2" office:value-type="float" office:value="0.0201125">
            <text:p>2.01E-002</text:p>
          </table:table-cell>
          <table:table-cell table:style-name="ce2" office:value-type="float" office:value="0.041148">
            <text:p>4.11E-002</text:p>
          </table:table-cell>
          <table:table-cell table:style-name="ce2" office:value-type="float" office:value="0.0138375">
            <text:p>1.38E-002</text:p>
          </table:table-cell>
          <table:table-cell table:style-name="ce2" office:value-type="float" office:value="0.0509658">
            <text:p>5.10E-002</text:p>
          </table:table-cell>
          <table:table-cell table:style-name="ce2"/>
          <table:table-cell table:style-name="ce2" office:value-type="float" office:value="0.000123839">
            <text:p>1.24E-004</text:p>
          </table:table-cell>
          <table:table-cell table:style-name="ce2" table:formula="of:=[.F85]/2/[.F$99]" office:value-type="float" office:value="0.0168861538965006">
            <text:p>1.69E-002</text:p>
          </table:table-cell>
          <table:table-cell table:style-name="ce2" office:value-type="float" office:value="0.114305">
            <text:p>1.14E-001</text:p>
          </table:table-cell>
          <table:table-cell table:style-name="ce2" office:value-type="float" office:value="0.0000746084">
            <text:p>7.46E-005</text:p>
          </table:table-cell>
          <table:table-cell table:style-name="ce2" table:formula="of:=[.I85]/2/[.I$99]" office:value-type="float" office:value="0.0114626614347916">
            <text:p>1.15E-002</text:p>
          </table:table-cell>
          <table:table-cell table:style-name="ce2" office:value-type="float" office:value="0.146076">
            <text:p>1.46E-001</text:p>
          </table:table-cell>
          <table:table-cell table:style-name="ce2"/>
          <table:table-cell table:style-name="ce2" table:formula="of:=IF([.H85]&lt;0.7; [.G85]; [.O87])" office:value-type="float" office:value="0.0168861538965006">
            <text:p>1.69E-002</text:p>
          </table:table-cell>
          <table:table-cell table:style-name="ce2" table:formula="of:=IF([.K85]&lt;0.7;[.J85];[.C85])" office:value-type="float" office:value="0.0114626614347916">
            <text:p>1.15E-002</text:p>
          </table:table-cell>
          <table:table-cell table:style-name="ce2" office:value-type="float" office:value="0.0168862">
            <text:p>1.69E-002</text:p>
          </table:table-cell>
          <table:table-cell table:style-name="ce2" office:value-type="float" office:value="0.0114627">
            <text:p>1.15E-002</text:p>
          </table:table-cell>
          <table:table-cell table:style-name="ce2" table:formula="of:=[.M85]/[.O85]" office:value-type="float" office:value="0.99999726975285">
            <text:p>1.00E+000</text:p>
          </table:table-cell>
          <table:table-cell table:formula="of:=[.N85]/[.P85]" office:value-type="float" office:value="0.999996635591227">
            <text:p>0.9999966356</text:p>
          </table:table-cell>
        </table:table-row>
        <table:table-row table:style-name="ro1">
          <table:table-cell table:style-name="ce2" office:value-type="float" office:value="0.0117659">
            <text:p>1.18E-002</text:p>
          </table:table-cell>
          <table:table-cell table:style-name="ce2" office:value-type="float" office:value="0.0476471">
            <text:p>4.76E-002</text:p>
          </table:table-cell>
          <table:table-cell table:style-name="ce2" office:value-type="float" office:value="0.00699033">
            <text:p>6.99E-003</text:p>
          </table:table-cell>
          <table:table-cell table:style-name="ce2" office:value-type="float" office:value="0.064178">
            <text:p>6.42E-002</text:p>
          </table:table-cell>
          <table:table-cell table:style-name="ce2"/>
          <table:table-cell table:style-name="ce2" office:value-type="float" office:value="0.0000817412">
            <text:p>8.17E-005</text:p>
          </table:table-cell>
          <table:table-cell table:style-name="ce2" table:formula="of:=[.F86]/2/[.F$99]" office:value-type="float" office:value="0.0111458787852343">
            <text:p>1.11E-002</text:p>
          </table:table-cell>
          <table:table-cell table:style-name="ce2" office:value-type="float" office:value="0.122597">
            <text:p>1.23E-001</text:p>
          </table:table-cell>
          <table:table-cell table:style-name="ce2" office:value-type="float" office:value="0.0000396805">
            <text:p>3.97E-005</text:p>
          </table:table-cell>
          <table:table-cell table:style-name="ce2" table:formula="of:=[.I86]/2/[.I$99]" office:value-type="float" office:value="0.00609641993479617">
            <text:p>6.10E-003</text:p>
          </table:table-cell>
          <table:table-cell table:style-name="ce2" office:value-type="float" office:value="0.168342">
            <text:p>1.68E-001</text:p>
          </table:table-cell>
          <table:table-cell table:style-name="ce2"/>
          <table:table-cell table:style-name="ce2" table:formula="of:=IF([.H86]&lt;0.7; [.G86]; [.O88])" office:value-type="float" office:value="0.0111458787852343">
            <text:p>1.11E-002</text:p>
          </table:table-cell>
          <table:table-cell table:style-name="ce2" table:formula="of:=IF([.K86]&lt;0.7;[.J86];[.C86])" office:value-type="float" office:value="0.00609641993479617">
            <text:p>6.10E-003</text:p>
          </table:table-cell>
          <table:table-cell table:style-name="ce2" office:value-type="float" office:value="0.0111459">
            <text:p>1.11E-002</text:p>
          </table:table-cell>
          <table:table-cell table:style-name="ce2" office:value-type="float" office:value="0.00609642">
            <text:p>6.10E-003</text:p>
          </table:table-cell>
          <table:table-cell table:style-name="ce2" table:formula="of:=[.M86]/[.O86]" office:value-type="float" office:value="0.999998096630538">
            <text:p>1.00E+000</text:p>
          </table:table-cell>
          <table:table-cell table:formula="of:=[.N86]/[.P86]" office:value-type="float" office:value="0.99999998930457">
            <text:p>0.9999999893</text:p>
          </table:table-cell>
        </table:table-row>
        <table:table-row table:style-name="ro1">
          <table:table-cell table:style-name="ce2" office:value-type="float" office:value="0.016924">
            <text:p>1.69E-002</text:p>
          </table:table-cell>
          <table:table-cell table:style-name="ce2" office:value-type="float" office:value="0.0581228">
            <text:p>5.81E-002</text:p>
          </table:table-cell>
          <table:table-cell table:style-name="ce2" office:value-type="float" office:value="0.0301969">
            <text:p>3.02E-002</text:p>
          </table:table-cell>
          <table:table-cell table:style-name="ce2" office:value-type="float" office:value="0.0456983">
            <text:p>4.57E-002</text:p>
          </table:table-cell>
          <table:table-cell table:style-name="ce2"/>
          <table:table-cell table:style-name="ce2" office:value-type="float" office:value="0.000143458">
            <text:p>1.43E-004</text:p>
          </table:table-cell>
          <table:table-cell table:style-name="ce2" table:formula="of:=[.F87]/2/[.F$99]" office:value-type="float" office:value="0.0195613164324985">
            <text:p>1.96E-002</text:p>
          </table:table-cell>
          <table:table-cell table:style-name="ce2" office:value-type="float" office:value="0.152847">
            <text:p>1.53E-001</text:p>
          </table:table-cell>
          <table:table-cell table:style-name="ce2" office:value-type="float" office:value="0.000186938">
            <text:p>1.87E-004</text:p>
          </table:table-cell>
          <table:table-cell table:style-name="ce2" table:formula="of:=[.I87]/2/[.I$99]" office:value-type="float" office:value="0.028720720499261">
            <text:p>2.87E-002</text:p>
          </table:table-cell>
          <table:table-cell table:style-name="ce2" office:value-type="float" office:value="0.244056">
            <text:p>2.44E-001</text:p>
          </table:table-cell>
          <table:table-cell table:style-name="ce2"/>
          <table:table-cell table:style-name="ce2" table:formula="of:=IF([.H87]&lt;0.7; [.G87]; [.O89])" office:value-type="float" office:value="0.0195613164324985">
            <text:p>1.96E-002</text:p>
          </table:table-cell>
          <table:table-cell table:style-name="ce2" table:formula="of:=IF([.K87]&lt;0.7;[.J87];[.C87])" office:value-type="float" office:value="0.028720720499261">
            <text:p>2.87E-002</text:p>
          </table:table-cell>
          <table:table-cell table:style-name="ce2" office:value-type="float" office:value="0.0195613">
            <text:p>1.96E-002</text:p>
          </table:table-cell>
          <table:table-cell table:style-name="ce2" office:value-type="float" office:value="0.0287207">
            <text:p>2.87E-002</text:p>
          </table:table-cell>
          <table:table-cell table:style-name="ce2" table:formula="of:=[.M87]/[.O87]" office:value-type="float" office:value="1.00000084005145">
            <text:p>1.00E+000</text:p>
          </table:table-cell>
          <table:table-cell table:formula="of:=[.N87]/[.P87]" office:value-type="float" office:value="1.00000071374517">
            <text:p>1.0000007137</text:p>
          </table:table-cell>
        </table:table-row>
        <table:table-row table:style-name="ro1">
          <table:table-cell table:style-name="ce2" office:value-type="float" office:value="0.0437223">
            <text:p>4.37E-002</text:p>
          </table:table-cell>
          <table:table-cell table:style-name="ce2" office:value-type="float" office:value="0.0354742">
            <text:p>3.55E-002</text:p>
          </table:table-cell>
          <table:table-cell table:style-name="ce2" office:value-type="float" office:value="0.0814605">
            <text:p>8.15E-002</text:p>
          </table:table-cell>
          <table:table-cell table:style-name="ce2" office:value-type="float" office:value="0.0276369">
            <text:p>2.76E-002</text:p>
          </table:table-cell>
          <table:table-cell table:style-name="ce2"/>
          <table:table-cell table:style-name="ce2" office:value-type="float" office:value="0.000295423">
            <text:p>2.95E-004</text:p>
          </table:table-cell>
          <table:table-cell table:style-name="ce2" table:formula="of:=[.F88]/2/[.F$99]" office:value-type="float" office:value="0.0402826108299154">
            <text:p>4.03E-002</text:p>
          </table:table-cell>
          <table:table-cell table:style-name="ce2" office:value-type="float" office:value="0.103324">
            <text:p>1.03E-001</text:p>
          </table:table-cell>
          <table:table-cell table:style-name="ce2" office:value-type="float" office:value="0.000472304">
            <text:p>4.72E-004</text:p>
          </table:table-cell>
          <table:table-cell table:style-name="ce2" table:formula="of:=[.I88]/2/[.I$99]" office:value-type="float" office:value="0.0725636904999678">
            <text:p>7.26E-002</text:p>
          </table:table-cell>
          <table:table-cell table:style-name="ce2" office:value-type="float" office:value="0.136984">
            <text:p>1.37E-001</text:p>
          </table:table-cell>
          <table:table-cell table:style-name="ce2"/>
          <table:table-cell table:style-name="ce2" table:formula="of:=IF([.H88]&lt;0.7; [.G88]; [.O90])" office:value-type="float" office:value="0.0402826108299154">
            <text:p>4.03E-002</text:p>
          </table:table-cell>
          <table:table-cell table:style-name="ce2" table:formula="of:=IF([.K88]&lt;0.7;[.J88];[.C88])" office:value-type="float" office:value="0.0725636904999678">
            <text:p>7.26E-002</text:p>
          </table:table-cell>
          <table:table-cell table:style-name="ce2" office:value-type="float" office:value="0.0402826">
            <text:p>4.03E-002</text:p>
          </table:table-cell>
          <table:table-cell table:style-name="ce2" office:value-type="float" office:value="0.0725637">
            <text:p>7.26E-002</text:p>
          </table:table-cell>
          <table:table-cell table:style-name="ce2" table:formula="of:=[.M88]/[.O88]" office:value-type="float" office:value="1.00000026884847">
            <text:p>1.00E+000</text:p>
          </table:table-cell>
          <table:table-cell table:formula="of:=[.N88]/[.P88]" office:value-type="float" office:value="0.999999869080101">
            <text:p>0.9999998691</text:p>
          </table:table-cell>
        </table:table-row>
        <table:table-row table:style-name="ro1">
          <table:table-cell table:style-name="ce2" office:value-type="float" office:value="0.054234">
            <text:p>5.42E-002</text:p>
          </table:table-cell>
          <table:table-cell table:style-name="ce2" office:value-type="float" office:value="0.0310316">
            <text:p>3.10E-002</text:p>
          </table:table-cell>
          <table:table-cell table:style-name="ce2" office:value-type="float" office:value="0.0615287">
            <text:p>6.15E-002</text:p>
          </table:table-cell>
          <table:table-cell table:style-name="ce2" office:value-type="float" office:value="0.0310701">
            <text:p>3.11E-002</text:p>
          </table:table-cell>
          <table:table-cell table:style-name="ce2"/>
          <table:table-cell table:style-name="ce2" office:value-type="float" office:value="0.000377211">
            <text:p>3.77E-004</text:p>
          </table:table-cell>
          <table:table-cell table:style-name="ce2" table:formula="of:=[.F89]/2/[.F$99]" office:value-type="float" office:value="0.0514348710620473">
            <text:p>5.14E-002</text:p>
          </table:table-cell>
          <table:table-cell table:style-name="ce2" office:value-type="float" office:value="0.0853981">
            <text:p>8.54E-002</text:p>
          </table:table-cell>
          <table:table-cell table:style-name="ce2" office:value-type="float" office:value="0.000437831">
            <text:p>4.38E-004</text:p>
          </table:table-cell>
          <table:table-cell table:style-name="ce2" table:formula="of:=[.I89]/2/[.I$99]" office:value-type="float" office:value="0.0672673387803012">
            <text:p>6.73E-002</text:p>
          </table:table-cell>
          <table:table-cell table:style-name="ce2" office:value-type="float" office:value="0.0967862">
            <text:p>9.68E-002</text:p>
          </table:table-cell>
          <table:table-cell table:style-name="ce2"/>
          <table:table-cell table:style-name="ce2" table:formula="of:=IF([.H89]&lt;0.7; [.G89]; [.O91])" office:value-type="float" office:value="0.0514348710620473">
            <text:p>5.14E-002</text:p>
          </table:table-cell>
          <table:table-cell table:style-name="ce2" table:formula="of:=IF([.K89]&lt;0.7;[.J89];[.C89])" office:value-type="float" office:value="0.0672673387803012">
            <text:p>6.73E-002</text:p>
          </table:table-cell>
          <table:table-cell table:style-name="ce2" office:value-type="float" office:value="0.0514349">
            <text:p>5.14E-002</text:p>
          </table:table-cell>
          <table:table-cell table:style-name="ce2" office:value-type="float" office:value="0.0672673">
            <text:p>6.73E-002</text:p>
          </table:table-cell>
          <table:table-cell table:style-name="ce2" table:formula="of:=[.M89]/[.O89]" office:value-type="float" office:value="0.999999437386819">
            <text:p>1.00E+000</text:p>
          </table:table-cell>
          <table:table-cell table:formula="of:=[.N89]/[.P89]" office:value-type="float" office:value="1.00000057651045">
            <text:p>1.0000005765</text:p>
          </table:table-cell>
        </table:table-row>
        <table:table-row table:style-name="ro1">
          <table:table-cell table:style-name="ce2" office:value-type="float" office:value="0.0278195">
            <text:p>2.78E-002</text:p>
          </table:table-cell>
          <table:table-cell table:style-name="ce2" office:value-type="float" office:value="0.0565621">
            <text:p>5.66E-002</text:p>
          </table:table-cell>
          <table:table-cell table:style-name="ce2" office:value-type="float" office:value="0.0218804">
            <text:p>2.19E-002</text:p>
          </table:table-cell>
          <table:table-cell table:style-name="ce2" office:value-type="float" office:value="0.0649792">
            <text:p>6.50E-002</text:p>
          </table:table-cell>
          <table:table-cell table:style-name="ce2"/>
          <table:table-cell table:style-name="ce2" office:value-type="float" office:value="0.000217327">
            <text:p>2.17E-004</text:p>
          </table:table-cell>
          <table:table-cell table:style-name="ce2" table:formula="of:=[.F90]/2/[.F$99]" office:value-type="float" office:value="0.0296337758530413">
            <text:p>2.96E-002</text:p>
          </table:table-cell>
          <table:table-cell table:style-name="ce2" office:value-type="float" office:value="0.133349">
            <text:p>1.33E-001</text:p>
          </table:table-cell>
          <table:table-cell table:style-name="ce2" office:value-type="float" office:value="0.000156058">
            <text:p>1.56E-004</text:p>
          </table:table-cell>
          <table:table-cell table:style-name="ce2" table:formula="of:=[.I90]/2/[.I$99]" office:value-type="float" office:value="0.02397638896144">
            <text:p>2.40E-002</text:p>
          </table:table-cell>
          <table:table-cell table:style-name="ce2" office:value-type="float" office:value="0.185664">
            <text:p>1.86E-001</text:p>
          </table:table-cell>
          <table:table-cell table:style-name="ce2"/>
          <table:table-cell table:style-name="ce2" table:formula="of:=IF([.H90]&lt;0.7; [.G90]; [.O92])" office:value-type="float" office:value="0.0296337758530413">
            <text:p>2.96E-002</text:p>
          </table:table-cell>
          <table:table-cell table:style-name="ce2" table:formula="of:=IF([.K90]&lt;0.7;[.J90];[.C90])" office:value-type="float" office:value="0.02397638896144">
            <text:p>2.40E-002</text:p>
          </table:table-cell>
          <table:table-cell table:style-name="ce2" office:value-type="float" office:value="0.0296338">
            <text:p>2.96E-002</text:p>
          </table:table-cell>
          <table:table-cell table:style-name="ce2" office:value-type="float" office:value="0.0239764">
            <text:p>2.40E-002</text:p>
          </table:table-cell>
          <table:table-cell table:style-name="ce2" table:formula="of:=[.M90]/[.O90]" office:value-type="float" office:value="0.999999185154833">
            <text:p>1.00E+000</text:p>
          </table:table-cell>
          <table:table-cell table:formula="of:=[.N90]/[.P90]" office:value-type="float" office:value="0.999999539607281">
            <text:p>0.9999995396</text:p>
          </table:table-cell>
        </table:table-row>
        <table:table-row table:style-name="ro1">
          <table:table-cell table:style-name="ce2" office:value-type="float" office:value="0.0156295">
            <text:p>1.56E-002</text:p>
          </table:table-cell>
          <table:table-cell table:style-name="ce2" office:value-type="float" office:value="0.0708271">
            <text:p>7.08E-002</text:p>
          </table:table-cell>
          <table:table-cell table:style-name="ce2" office:value-type="float" office:value="0.0115818">
            <text:p>1.16E-002</text:p>
          </table:table-cell>
          <table:table-cell table:style-name="ce2" office:value-type="float" office:value="0.0871104">
            <text:p>8.71E-002</text:p>
          </table:table-cell>
          <table:table-cell table:style-name="ce2"/>
          <table:table-cell table:style-name="ce2" office:value-type="float" office:value="0.000145786">
            <text:p>1.46E-004</text:p>
          </table:table-cell>
          <table:table-cell table:style-name="ce2" table:formula="of:=[.F91]/2/[.F$99]" office:value-type="float" office:value="0.0198787525089449">
            <text:p>1.99E-002</text:p>
          </table:table-cell>
          <table:table-cell table:style-name="ce2" office:value-type="float" office:value="0.149856">
            <text:p>1.50E-001</text:p>
          </table:table-cell>
          <table:table-cell table:style-name="ce2" office:value-type="float" office:value="0.000073056">
            <text:p>7.31E-005</text:p>
          </table:table-cell>
          <table:table-cell table:style-name="ce2" table:formula="of:=[.I91]/2/[.I$99]" office:value-type="float" office:value="0.0112241543013941">
            <text:p>1.12E-002</text:p>
          </table:table-cell>
          <table:table-cell table:style-name="ce2" office:value-type="float" office:value="0.201365">
            <text:p>2.01E-001</text:p>
          </table:table-cell>
          <table:table-cell table:style-name="ce2"/>
          <table:table-cell table:style-name="ce2" table:formula="of:=IF([.H91]&lt;0.7; [.G91]; [.O93])" office:value-type="float" office:value="0.0198787525089449">
            <text:p>1.99E-002</text:p>
          </table:table-cell>
          <table:table-cell table:style-name="ce2" table:formula="of:=IF([.K91]&lt;0.7;[.J91];[.C91])" office:value-type="float" office:value="0.0112241543013941">
            <text:p>1.12E-002</text:p>
          </table:table-cell>
          <table:table-cell table:style-name="ce2" office:value-type="float" office:value="0.0198788">
            <text:p>1.99E-002</text:p>
          </table:table-cell>
          <table:table-cell table:style-name="ce2" office:value-type="float" office:value="0.0112242">
            <text:p>1.12E-002</text:p>
          </table:table-cell>
          <table:table-cell table:style-name="ce2" table:formula="of:=[.M91]/[.O91]" office:value-type="float" office:value="0.999997610969723">
            <text:p>1.00E+000</text:p>
          </table:table-cell>
          <table:table-cell table:formula="of:=[.N91]/[.P91]" office:value-type="float" office:value="0.99999592856454">
            <text:p>0.9999959286</text:p>
          </table:table-cell>
        </table:table-row>
        <table:table-row table:style-name="ro1">
          <table:table-cell table:style-name="ce2" office:value-type="float" office:value="0.00939902">
            <text:p>9.40E-003</text:p>
          </table:table-cell>
          <table:table-cell table:style-name="ce2" office:value-type="float" office:value="0.0843868">
            <text:p>8.44E-002</text:p>
          </table:table-cell>
          <table:table-cell table:style-name="ce2" office:value-type="float" office:value="0.00624591">
            <text:p>6.25E-003</text:p>
          </table:table-cell>
          <table:table-cell table:style-name="ce2" office:value-type="float" office:value="0.107353">
            <text:p>1.07E-001</text:p>
          </table:table-cell>
          <table:table-cell table:style-name="ce2"/>
          <table:table-cell table:style-name="ce2" office:value-type="float" office:value="0.0000750963">
            <text:p>7.51E-005</text:p>
          </table:table-cell>
          <table:table-cell table:style-name="ce2" table:formula="of:=[.F92]/2/[.F$99]" office:value-type="float" office:value="0.0102398087747622">
            <text:p>1.02E-002</text:p>
          </table:table-cell>
          <table:table-cell table:style-name="ce2" office:value-type="float" office:value="0.185405">
            <text:p>1.85E-001</text:p>
          </table:table-cell>
          <table:table-cell table:style-name="ce2" office:value-type="float" office:value="0.0000292726">
            <text:p>2.93E-005</text:p>
          </table:table-cell>
          <table:table-cell table:style-name="ce2" table:formula="of:=[.I92]/2/[.I$99]" office:value-type="float" office:value="0.00449737433206019">
            <text:p>4.50E-003</text:p>
          </table:table-cell>
          <table:table-cell table:style-name="ce2" office:value-type="float" office:value="0.269028">
            <text:p>2.69E-001</text:p>
          </table:table-cell>
          <table:table-cell table:style-name="ce2"/>
          <table:table-cell table:style-name="ce2" table:formula="of:=IF([.H92]&lt;0.7; [.G92]; [.O94])" office:value-type="float" office:value="0.0102398087747622">
            <text:p>1.02E-002</text:p>
          </table:table-cell>
          <table:table-cell table:style-name="ce2" table:formula="of:=IF([.K92]&lt;0.7;[.J92];[.C92])" office:value-type="float" office:value="0.00449737433206019">
            <text:p>4.50E-003</text:p>
          </table:table-cell>
          <table:table-cell table:style-name="ce2" office:value-type="float" office:value="0.0102398">
            <text:p>1.02E-002</text:p>
          </table:table-cell>
          <table:table-cell table:style-name="ce2" office:value-type="float" office:value="0.00449737">
            <text:p>4.50E-003</text:p>
          </table:table-cell>
          <table:table-cell table:style-name="ce2" table:formula="of:=[.M92]/[.O92]" office:value-type="float" office:value="1.00000085692711">
            <text:p>1.00E+000</text:p>
          </table:table-cell>
          <table:table-cell table:formula="of:=[.N92]/[.P92]" office:value-type="float" office:value="1.000000963243">
            <text:p>1.0000009632</text:p>
          </table:table-cell>
        </table:table-row>
        <table:table-row table:style-name="ro1">
          <table:table-cell table:style-name="ce2" office:value-type="float" office:value="0.0116347">
            <text:p>1.16E-002</text:p>
          </table:table-cell>
          <table:table-cell table:style-name="ce2" office:value-type="float" office:value="0.0648146">
            <text:p>6.48E-002</text:p>
          </table:table-cell>
          <table:table-cell table:style-name="ce2" office:value-type="float" office:value="0.0222146">
            <text:p>2.22E-002</text:p>
          </table:table-cell>
          <table:table-cell table:style-name="ce2" office:value-type="float" office:value="0.0493679">
            <text:p>4.94E-002</text:p>
          </table:table-cell>
          <table:table-cell table:style-name="ce2"/>
          <table:table-cell table:style-name="ce2" office:value-type="float" office:value="0.000102514">
            <text:p>1.03E-004</text:p>
          </table:table-cell>
          <table:table-cell table:style-name="ce2" table:formula="of:=[.F93]/2/[.F$99]" office:value-type="float" office:value="0.0139783685312855">
            <text:p>1.40E-002</text:p>
          </table:table-cell>
          <table:table-cell table:style-name="ce2" office:value-type="float" office:value="0.163616">
            <text:p>1.64E-001</text:p>
          </table:table-cell>
          <table:table-cell table:style-name="ce2" office:value-type="float" office:value="0.0000770141">
            <text:p>7.70E-005</text:p>
          </table:table-cell>
          <table:table-cell table:style-name="ce2" table:formula="of:=[.I93]/2/[.I$99]" office:value-type="float" office:value="0.0118322675999644">
            <text:p>1.18E-002</text:p>
          </table:table-cell>
          <table:table-cell table:style-name="ce2" office:value-type="float" office:value="0.242419">
            <text:p>2.42E-001</text:p>
          </table:table-cell>
          <table:table-cell table:style-name="ce2"/>
          <table:table-cell table:style-name="ce2" table:formula="of:=IF([.H93]&lt;0.7; [.G93]; [.O95])" office:value-type="float" office:value="0.0139783685312855">
            <text:p>1.40E-002</text:p>
          </table:table-cell>
          <table:table-cell table:style-name="ce2" table:formula="of:=IF([.K93]&lt;0.7;[.J93];[.C93])" office:value-type="float" office:value="0.0118322675999644">
            <text:p>1.18E-002</text:p>
          </table:table-cell>
          <table:table-cell table:style-name="ce2" office:value-type="float" office:value="0.0139784">
            <text:p>1.40E-002</text:p>
          </table:table-cell>
          <table:table-cell table:style-name="ce2" office:value-type="float" office:value="0.0118323">
            <text:p>1.18E-002</text:p>
          </table:table-cell>
          <table:table-cell table:style-name="ce2" table:formula="of:=[.M93]/[.O93]" office:value-type="float" office:value="0.999997748761336">
            <text:p>1.00E+000</text:p>
          </table:table-cell>
          <table:table-cell table:formula="of:=[.N93]/[.P93]" office:value-type="float" office:value="0.999997261729702">
            <text:p>0.9999972617</text:p>
          </table:table-cell>
        </table:table-row>
        <table:table-row table:style-name="ro1">
          <table:table-cell table:style-name="ce2" office:value-type="float" office:value="0.0228853">
            <text:p>2.29E-002</text:p>
          </table:table-cell>
          <table:table-cell table:style-name="ce2" office:value-type="float" office:value="0.0442059">
            <text:p>4.42E-002</text:p>
          </table:table-cell>
          <table:table-cell table:style-name="ce2" office:value-type="float" office:value="0.0383055">
            <text:p>3.83E-002</text:p>
          </table:table-cell>
          <table:table-cell table:style-name="ce2" office:value-type="float" office:value="0.0352964">
            <text:p>3.53E-002</text:p>
          </table:table-cell>
          <table:table-cell table:style-name="ce2"/>
          <table:table-cell table:style-name="ce2" office:value-type="float" office:value="0.000133845">
            <text:p>1.34E-004</text:p>
          </table:table-cell>
          <table:table-cell table:style-name="ce2" table:formula="of:=[.F94]/2/[.F$99]" office:value-type="float" office:value="0.0182505290601274">
            <text:p>1.83E-002</text:p>
          </table:table-cell>
          <table:table-cell table:style-name="ce2" office:value-type="float" office:value="0.119301">
            <text:p>1.19E-001</text:p>
          </table:table-cell>
          <table:table-cell table:style-name="ce2" office:value-type="float" office:value="0.000246766">
            <text:p>2.47E-004</text:p>
          </table:table-cell>
          <table:table-cell table:style-name="ce2" table:formula="of:=[.I94]/2/[.I$99]" office:value-type="float" office:value="0.0379125555784305">
            <text:p>3.79E-002</text:p>
          </table:table-cell>
          <table:table-cell table:style-name="ce2" office:value-type="float" office:value="0.165822">
            <text:p>1.66E-001</text:p>
          </table:table-cell>
          <table:table-cell table:style-name="ce2"/>
          <table:table-cell table:style-name="ce2" table:formula="of:=IF([.H94]&lt;0.7; [.G94]; [.O96])" office:value-type="float" office:value="0.0182505290601274">
            <text:p>1.83E-002</text:p>
          </table:table-cell>
          <table:table-cell table:style-name="ce2" table:formula="of:=IF([.K94]&lt;0.7;[.J94];[.C94])" office:value-type="float" office:value="0.0379125555784305">
            <text:p>3.79E-002</text:p>
          </table:table-cell>
          <table:table-cell table:style-name="ce2" office:value-type="float" office:value="0.0182505">
            <text:p>1.83E-002</text:p>
          </table:table-cell>
          <table:table-cell table:style-name="ce2" office:value-type="float" office:value="0.0379126">
            <text:p>3.79E-002</text:p>
          </table:table-cell>
          <table:table-cell table:style-name="ce2" table:formula="of:=[.M94]/[.O94]" office:value-type="float" office:value="1.00000159229212">
            <text:p>1.00E+000</text:p>
          </table:table-cell>
          <table:table-cell table:formula="of:=[.N94]/[.P94]" office:value-type="float" office:value="0.999998828316457">
            <text:p>0.9999988283</text:p>
          </table:table-cell>
        </table:table-row>
        <table:table-row table:style-name="ro1">
          <table:table-cell table:style-name="ce2" office:value-type="float" office:value="0.0237849">
            <text:p>2.38E-002</text:p>
          </table:table-cell>
          <table:table-cell table:style-name="ce2" office:value-type="float" office:value="0.0416195">
            <text:p>4.16E-002</text:p>
          </table:table-cell>
          <table:table-cell table:style-name="ce2" office:value-type="float" office:value="0.02342">
            <text:p>2.34E-002</text:p>
          </table:table-cell>
          <table:table-cell table:style-name="ce2" office:value-type="float" office:value="0.0443041">
            <text:p>4.43E-002</text:p>
          </table:table-cell>
          <table:table-cell table:style-name="ce2"/>
          <table:table-cell table:style-name="ce2" office:value-type="float" office:value="0.000183206">
            <text:p>1.83E-004</text:p>
          </table:table-cell>
          <table:table-cell table:style-name="ce2" table:formula="of:=[.F95]/2/[.F$99]" office:value-type="float" office:value="0.0249811829129942">
            <text:p>2.50E-002</text:p>
          </table:table-cell>
          <table:table-cell table:style-name="ce2" office:value-type="float" office:value="0.104703">
            <text:p>1.05E-001</text:p>
          </table:table-cell>
          <table:table-cell table:style-name="ce2" office:value-type="float" office:value="0.000144377">
            <text:p>1.44E-004</text:p>
          </table:table-cell>
          <table:table-cell table:style-name="ce2" table:formula="of:=[.I95]/2/[.I$99]" office:value-type="float" office:value="0.0221817472291444">
            <text:p>2.22E-002</text:p>
          </table:table-cell>
          <table:table-cell table:style-name="ce2" office:value-type="float" office:value="0.113763">
            <text:p>1.14E-001</text:p>
          </table:table-cell>
          <table:table-cell table:style-name="ce2"/>
          <table:table-cell table:style-name="ce2" table:formula="of:=IF([.H95]&lt;0.7; [.G95]; [.O97])" office:value-type="float" office:value="0.0249811829129942">
            <text:p>2.50E-002</text:p>
          </table:table-cell>
          <table:table-cell table:style-name="ce2" table:formula="of:=IF([.K95]&lt;0.7;[.J95];[.C95])" office:value-type="float" office:value="0.0221817472291444">
            <text:p>2.22E-002</text:p>
          </table:table-cell>
          <table:table-cell table:style-name="ce2" office:value-type="float" office:value="0.0249812">
            <text:p>2.50E-002</text:p>
          </table:table-cell>
          <table:table-cell table:style-name="ce2" office:value-type="float" office:value="0.0221817">
            <text:p>2.22E-002</text:p>
          </table:table-cell>
          <table:table-cell table:style-name="ce2" table:formula="of:=[.M95]/[.O95]" office:value-type="float" office:value="0.999999316005402">
            <text:p>1.00E+000</text:p>
          </table:table-cell>
          <table:table-cell table:formula="of:=[.N95]/[.P95]" office:value-type="float" office:value="1.00000212919409">
            <text:p>1.0000021292</text:p>
          </table:table-cell>
        </table:table-row>
        <table:table-row table:style-name="ro1">
          <table:table-cell table:style-name="ce2" office:value-type="float" office:value="0.015266">
            <text:p>1.53E-002</text:p>
          </table:table-cell>
          <table:table-cell table:style-name="ce2" office:value-type="float" office:value="0.074782">
            <text:p>7.48E-002</text:p>
          </table:table-cell>
          <table:table-cell table:style-name="ce2" office:value-type="float" office:value="0.0141638">
            <text:p>1.42E-002</text:p>
          </table:table-cell>
          <table:table-cell table:style-name="ce2" office:value-type="float" office:value="0.0774466">
            <text:p>7.74E-002</text:p>
          </table:table-cell>
          <table:table-cell table:style-name="ce2"/>
          <table:table-cell table:style-name="ce2" office:value-type="float" office:value="0.000119555">
            <text:p>1.20E-004</text:p>
          </table:table-cell>
          <table:table-cell table:style-name="ce2" table:formula="of:=[.F96]/2/[.F$99]" office:value-type="float" office:value="0.0163020060651017">
            <text:p>1.63E-002</text:p>
          </table:table-cell>
          <table:table-cell table:style-name="ce2" office:value-type="float" office:value="0.173413">
            <text:p>1.73E-001</text:p>
          </table:table-cell>
          <table:table-cell table:style-name="ce2" office:value-type="float" office:value="0.000128781">
            <text:p>1.29E-004</text:p>
          </table:table-cell>
          <table:table-cell table:style-name="ce2" table:formula="of:=[.I96]/2/[.I$99]" office:value-type="float" office:value="0.0197856139822579">
            <text:p>1.98E-002</text:p>
          </table:table-cell>
          <table:table-cell table:style-name="ce2" office:value-type="float" office:value="0.170768">
            <text:p>1.71E-001</text:p>
          </table:table-cell>
          <table:table-cell table:style-name="ce2"/>
          <table:table-cell table:style-name="ce2" table:formula="of:=IF([.H96]&lt;0.7; [.G96]; [.O98])" office:value-type="float" office:value="0.0163020060651017">
            <text:p>1.63E-002</text:p>
          </table:table-cell>
          <table:table-cell table:style-name="ce2" table:formula="of:=IF([.K96]&lt;0.7;[.J96];[.C96])" office:value-type="float" office:value="0.0197856139822579">
            <text:p>1.98E-002</text:p>
          </table:table-cell>
          <table:table-cell table:style-name="ce2" office:value-type="float" office:value="0.016302">
            <text:p>1.63E-002</text:p>
          </table:table-cell>
          <table:table-cell table:style-name="ce2" office:value-type="float" office:value="0.0197856">
            <text:p>1.98E-002</text:p>
          </table:table-cell>
          <table:table-cell table:style-name="ce2" table:formula="of:=[.M96]/[.O96]" office:value-type="float" office:value="1.00000037204648">
            <text:p>1.00E+000</text:p>
          </table:table-cell>
          <table:table-cell table:formula="of:=[.N96]/[.P96]" office:value-type="float" office:value="1.0000007066886">
            <text:p>1.0000007067</text:p>
          </table:table-cell>
        </table:table-row>
        <table:table-row table:style-name="ro1">
          <table:table-cell table:style-name="ce2" office:value-type="float" office:value="0.0119427">
            <text:p>1.19E-002</text:p>
          </table:table-cell>
          <table:table-cell table:style-name="ce2" office:value-type="float" office:value="0.0831265">
            <text:p>8.31E-002</text:p>
          </table:table-cell>
          <table:table-cell table:style-name="ce2" office:value-type="float" office:value="0.00873078">
            <text:p>8.73E-003</text:p>
          </table:table-cell>
          <table:table-cell table:style-name="ce2" office:value-type="float" office:value="0.0992488">
            <text:p>9.92E-002</text:p>
          </table:table-cell>
          <table:table-cell table:style-name="ce2"/>
          <table:table-cell table:style-name="ce2" office:value-type="float" office:value="0.000107769">
            <text:p>1.08E-004</text:p>
          </table:table-cell>
          <table:table-cell table:style-name="ce2" table:formula="of:=[.F97]/2/[.F$99]" office:value-type="float" office:value="0.01469491775024">
            <text:p>1.47E-002</text:p>
          </table:table-cell>
          <table:table-cell table:style-name="ce2" office:value-type="float" office:value="0.184974">
            <text:p>1.85E-001</text:p>
          </table:table-cell>
          <table:table-cell table:style-name="ce2" office:value-type="float" office:value="0.0000585577">
            <text:p>5.86E-005</text:p>
          </table:table-cell>
          <table:table-cell table:style-name="ce2" table:formula="of:=[.I97]/2/[.I$99]" office:value-type="float" office:value="0.00899666913511205">
            <text:p>9.00E-003</text:p>
          </table:table-cell>
          <table:table-cell table:style-name="ce2" office:value-type="float" office:value="0.231241">
            <text:p>2.31E-001</text:p>
          </table:table-cell>
          <table:table-cell table:style-name="ce2"/>
          <table:table-cell table:style-name="ce2" table:formula="of:=IF([.H97]&lt;0.7; [.G97]; [.P3])" office:value-type="float" office:value="0.01469491775024">
            <text:p>1.47E-002</text:p>
          </table:table-cell>
          <table:table-cell table:style-name="ce2" table:formula="of:=IF([.K97]&lt;0.7;[.J97];[.C97])" office:value-type="float" office:value="0.00899666913511205">
            <text:p>9.00E-003</text:p>
          </table:table-cell>
          <table:table-cell table:style-name="ce2" office:value-type="float" office:value="0.0146949">
            <text:p>1.47E-002</text:p>
          </table:table-cell>
          <table:table-cell table:style-name="ce2" office:value-type="float" office:value="0.00899667">
            <text:p>9.00E-003</text:p>
          </table:table-cell>
          <table:table-cell table:style-name="ce2" table:formula="of:=[.M97]/[.O97]" office:value-type="float" office:value="1.00000120791839">
            <text:p>1.00E+000</text:p>
          </table:table-cell>
          <table:table-cell table:formula="of:=[.N97]/[.P97]" office:value-type="float" office:value="0.999999903865769">
            <text:p>0.9999999039</text:p>
          </table:table-cell>
        </table:table-row>
        <table:table-row table:style-name="ro1">
          <table:table-cell table:style-name="ce2" office:value-type="float" office:value="0.00644986">
            <text:p>6.45E-003</text:p>
          </table:table-cell>
          <table:table-cell table:style-name="ce2" office:value-type="float" office:value="0.0999693">
            <text:p>1.00E-001</text:p>
          </table:table-cell>
          <table:table-cell table:style-name="ce2" office:value-type="float" office:value="0.00453975">
            <text:p>4.54E-003</text:p>
          </table:table-cell>
          <table:table-cell table:style-name="ce2" office:value-type="float" office:value="0.12238">
            <text:p>1.22E-001</text:p>
          </table:table-cell>
          <table:table-cell table:style-name="ce2"/>
          <table:table-cell table:style-name="ce2" office:value-type="float" office:value="0.0000525299">
            <text:p>5.25E-005</text:p>
          </table:table-cell>
          <table:table-cell table:style-name="ce2" table:formula="of:=[.F98]/2/[.F$99]" office:value-type="float" office:value="0.00716275143991622">
            <text:p>7.16E-003</text:p>
          </table:table-cell>
          <table:table-cell table:style-name="ce2" office:value-type="float" office:value="0.221914">
            <text:p>2.22E-001</text:p>
          </table:table-cell>
          <table:table-cell table:style-name="ce2" office:value-type="float" office:value="0.0000335145">
            <text:p>3.35E-005</text:p>
          </table:table-cell>
          <table:table-cell table:style-name="ce2" table:formula="of:=[.I98]/2/[.I$99]" office:value-type="float" office:value="0.00514909000402531">
            <text:p>5.15E-003</text:p>
          </table:table-cell>
          <table:table-cell table:style-name="ce2" office:value-type="float" office:value="0.262321">
            <text:p>2.62E-001</text:p>
          </table:table-cell>
          <table:table-cell table:style-name="ce2"/>
          <table:table-cell table:style-name="ce2" table:formula="of:=IF([.H98]&lt;0.7; [.G98]; [.P4])" office:value-type="float" office:value="0.00716275143991622">
            <text:p>7.16E-003</text:p>
          </table:table-cell>
          <table:table-cell table:style-name="ce2" table:formula="of:=IF([.K98]&lt;0.7;[.J98];[.C98])" office:value-type="float" office:value="0.00514909000402531">
            <text:p>5.15E-003</text:p>
          </table:table-cell>
          <table:table-cell table:style-name="ce2" office:value-type="float" office:value="0.00716275">
            <text:p>7.16E-003</text:p>
          </table:table-cell>
          <table:table-cell table:style-name="ce2" office:value-type="float" office:value="0.00514909">
            <text:p>5.15E-003</text:p>
          </table:table-cell>
          <table:table-cell table:style-name="ce2" table:formula="of:=[.M98]/[.O98]" office:value-type="float" office:value="1.00000020102841">
            <text:p>1.00E+000</text:p>
          </table:table-cell>
          <table:table-cell table:formula="of:=[.N98]/[.P98]" office:value-type="float" office:value="1.00000000078175">
            <text:p>1.0000000008</text:p>
          </table:table-cell>
        </table:table-row>
        <table:table-row table:style-name="ro1">
          <table:table-cell table:style-name="ce2" table:number-columns-repeated="4"/>
          <table:table-cell office:value-type="string">
            <text:p>max</text:p>
          </table:table-cell>
          <table:table-cell table:style-name="ce2" table:formula="of:=MAX([.F3:.F98])" office:value-type="float" office:value="0.00366688">
            <text:p>3.67E-003</text:p>
          </table:table-cell>
          <table:table-cell table:style-name="ce2" table:number-columns-repeated="2"/>
          <table:table-cell table:style-name="ce2" table:formula="of:=MAX([.I3:.I98])" office:value-type="float" office:value="0.00325441">
            <text:p>3.25E-003</text:p>
          </table:table-cell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1" table:number-rows-repeated="104847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1-28T19:25:43</meta:creation-date>
    <dc:date>2013-02-15T11:10:11</dc:date>
    <dc:creator>Elliott Biondo</dc:creator>
    <meta:editing-duration>PT38M9S</meta:editing-duration>
    <meta:editing-cycles>9</meta:editing-cycles>
    <meta:generator>LibreOffice/3.5$Linux_X86_64 LibreOffice_project/350m1$Build-2</meta:generator>
    <meta:document-statistic meta:table-count="4" meta:cell-count="4276" meta:object-count="0"/>
  </office:meta>
</office:document-meta>
</file>